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1.69333333333333cm" style:use-optimal-column-width="true"/>
    </style:style>
    <style:style style:name="co8" style:family="table-column">
      <style:table-column-properties fo:break-before="auto" style:column-width="2.460625cm" style:use-optimal-column-width="true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eane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Global</text:p>
          </table:table-cell>
          <table:table-cell office:value-type="string" table:style-name="ce2">
            <text:p>Semarang</text:p>
          </table:table-cell>
          <table:table-cell table:number-columns-repeated="16381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5.65" table:style-name="ce1">
            <text:p>25.65</text:p>
          </table:table-cell>
          <table:table-cell table:number-columns-repeated="16381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8.44" table:style-name="ce1">
            <text:p>8.44</text:p>
          </table:table-cell>
          <table:table-cell office:value-type="float" office:value="25.65" table:style-name="ce1">
            <text:p>25.65</text:p>
          </table:table-cell>
          <table:table-cell table:number-columns-repeated="16381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8.25" table:style-name="ce1">
            <text:p>8.25</text:p>
          </table:table-cell>
          <table:table-cell office:value-type="float" office:value="25.87" table:style-name="ce1">
            <text:p>25.87</text:p>
          </table:table-cell>
          <table:table-cell table:number-columns-repeated="16381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.43" table:style-name="ce1">
            <text:p>8.43</text:p>
          </table:table-cell>
          <table:table-cell office:value-type="float" office:value="25.82" table:style-name="ce1">
            <text:p>25.82</text:p>
          </table:table-cell>
          <table:table-cell table:number-columns-repeated="16381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5.51" table:style-name="ce1">
            <text:p>25.51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5" table:style-name="ce1">
            <text:p>25.45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8.19" table:style-name="ce1">
            <text:p>8.19</text:p>
          </table:table-cell>
          <table:table-cell office:value-type="float" office:value="25.53" table:style-name="ce1">
            <text:p>25.53</text:p>
          </table:table-cell>
          <table:table-cell table:number-columns-repeated="16381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8.35" table:style-name="ce1">
            <text:p>8.35</text:p>
          </table:table-cell>
          <table:table-cell office:value-type="float" office:value="25.63" table:style-name="ce1">
            <text:p>25.63</text:p>
          </table:table-cell>
          <table:table-cell table:number-columns-repeated="16381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8.43" table:style-name="ce1">
            <text:p>8.43</text:p>
          </table:table-cell>
          <table:table-cell office:value-type="float" office:value="25.56" table:style-name="ce1">
            <text:p>25.56</text:p>
          </table:table-cell>
          <table:table-cell table:number-columns-repeated="16381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7.86" table:style-name="ce1">
            <text:p>7.86</text:p>
          </table:table-cell>
          <table:table-cell office:value-type="float" office:value="25.47" table:style-name="ce1">
            <text:p>25.47</text:p>
          </table:table-cell>
          <table:table-cell table:number-columns-repeated="16381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8.08" table:style-name="ce1">
            <text:p>8.08</text:p>
          </table:table-cell>
          <table:table-cell office:value-type="float" office:value="25.61" table:style-name="ce1">
            <text:p>25.61</text:p>
          </table:table-cell>
          <table:table-cell table:number-columns-repeated="16381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8" table:style-name="ce1">
            <text:p>25.88</text:p>
          </table:table-cell>
          <table:table-cell table:number-columns-repeated="16381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8.83" table:style-name="ce1">
            <text:p>8.83</text:p>
          </table:table-cell>
          <table:table-cell office:value-type="float" office:value="26.37" table:style-name="ce1">
            <text:p>26.37</text:p>
          </table:table-cell>
          <table:table-cell table:number-columns-repeated="16381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8.17" table:style-name="ce1">
            <text:p>8.17</text:p>
          </table:table-cell>
          <table:table-cell office:value-type="float" office:value="25.57" table:style-name="ce1">
            <text:p>25.57</text:p>
          </table:table-cell>
          <table:table-cell table:number-columns-repeated="16381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1" table:style-name="ce1">
            <text:p>25.41</text:p>
          </table:table-cell>
          <table:table-cell table:number-columns-repeated="16381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8.27" table:style-name="ce1">
            <text:p>8.27</text:p>
          </table:table-cell>
          <table:table-cell office:value-type="float" office:value="25.81" table:style-name="ce1">
            <text:p>25.81</text:p>
          </table:table-cell>
          <table:table-cell table:number-columns-repeated="16381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67" table:style-name="ce1">
            <text:p>25.67</text:p>
          </table:table-cell>
          <table:table-cell table:number-columns-repeated="16381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7.98" table:style-name="ce1">
            <text:p>7.98</text:p>
          </table:table-cell>
          <table:table-cell office:value-type="float" office:value="25.84" table:style-name="ce1">
            <text:p>25.84</text:p>
          </table:table-cell>
          <table:table-cell table:number-columns-repeated="16381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.77" table:style-name="ce1">
            <text:p>7.77</text:p>
          </table:table-cell>
          <table:table-cell office:value-type="float" office:value="25.35" table:style-name="ce1">
            <text:p>25.35</text:p>
          </table:table-cell>
          <table:table-cell table:number-columns-repeated="16381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7.92" table:style-name="ce1">
            <text:p>7.92</text:p>
          </table:table-cell>
          <table:table-cell office:value-type="float" office:value="25.68" table:style-name="ce1">
            <text:p>25.68</text:p>
          </table:table-cell>
          <table:table-cell table:number-columns-repeated="1638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7.95" table:style-name="ce1">
            <text:p>7.95</text:p>
          </table:table-cell>
          <table:table-cell office:value-type="float" office:value="25.73" table:style-name="ce1">
            <text:p>25.73</text:p>
          </table:table-cell>
          <table:table-cell table:number-columns-repeated="16381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7.91" table:style-name="ce1">
            <text:p>7.91</text:p>
          </table:table-cell>
          <table:table-cell office:value-type="float" office:value="25.36" table:style-name="ce1">
            <text:p>25.36</text:p>
          </table:table-cell>
          <table:table-cell table:number-columns-repeated="16381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8.09" table:style-name="ce1">
            <text:p>8.09</text:p>
          </table:table-cell>
          <table:table-cell office:value-type="float" office:value="25.77" table:style-name="ce1">
            <text:p>25.77</text:p>
          </table:table-cell>
          <table:table-cell table:number-columns-repeated="16381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8.32" table:style-name="ce1">
            <text:p>8.32</text:p>
          </table:table-cell>
          <table:table-cell office:value-type="float" office:value="26.11" table:style-name="ce1">
            <text:p>26.11</text:p>
          </table:table-cell>
          <table:table-cell table:number-columns-repeated="16381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7.97" table:style-name="ce1">
            <text:p>7.97</text:p>
          </table:table-cell>
          <table:table-cell office:value-type="float" office:value="25.51" table:style-name="ce1">
            <text:p>25.51</text:p>
          </table:table-cell>
          <table:table-cell table:number-columns-repeated="16381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8.02" table:style-name="ce1">
            <text:p>8.02</text:p>
          </table:table-cell>
          <table:table-cell office:value-type="float" office:value="25.64" table:style-name="ce1">
            <text:p>25.64</text:p>
          </table:table-cell>
          <table:table-cell table:number-columns-repeated="16381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8.07" table:style-name="ce1">
            <text:p>8.07</text:p>
          </table:table-cell>
          <table:table-cell office:value-type="float" office:value="25.48" table:style-name="ce1">
            <text:p>25.48</text:p>
          </table:table-cell>
          <table:table-cell table:number-columns-repeated="16381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8.06" table:style-name="ce1">
            <text:p>8.06</text:p>
          </table:table-cell>
          <table:table-cell office:value-type="float" office:value="25.3" table:style-name="ce1">
            <text:p>25.3</text:p>
          </table:table-cell>
          <table:table-cell table:number-columns-repeated="16381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8.16" table:style-name="ce1">
            <text:p>8.16</text:p>
          </table:table-cell>
          <table:table-cell office:value-type="float" office:value="25.46" table:style-name="ce1">
            <text:p>25.46</text:p>
          </table:table-cell>
          <table:table-cell table:number-columns-repeated="16381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8.15" table:style-name="ce1">
            <text:p>8.15</text:p>
          </table:table-cell>
          <table:table-cell office:value-type="float" office:value="25.69" table:style-name="ce1">
            <text:p>25.69</text:p>
          </table:table-cell>
          <table:table-cell table:number-columns-repeated="16381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25.69" table:style-name="ce1">
            <text:p>25.69</text:p>
          </table:table-cell>
          <table:table-cell table:number-columns-repeated="16381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6.21" table:style-name="ce1">
            <text:p>26.21</text:p>
          </table:table-cell>
          <table:table-cell table:number-columns-repeated="16381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.18" table:style-name="ce1">
            <text:p>8.18</text:p>
          </table:table-cell>
          <table:table-cell office:value-type="float" office:value="25.8" table:style-name="ce1">
            <text:p>25.8</text:p>
          </table:table-cell>
          <table:table-cell table:number-columns-repeated="16381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8.4" table:style-name="ce1">
            <text:p>8.4</text:p>
          </table:table-cell>
          <table:table-cell office:value-type="float" office:value="25.59" table:style-name="ce1">
            <text:p>25.59</text:p>
          </table:table-cell>
          <table:table-cell table:number-columns-repeated="1638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8.5" table:style-name="ce1">
            <text:p>8.5</text:p>
          </table:table-cell>
          <table:table-cell office:value-type="float" office:value="26.05" table:style-name="ce1">
            <text:p>26.05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2" table:style-name="ce1">
            <text:p>25.82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9" table:style-name="ce1">
            <text:p>25.69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6" table:style-name="ce1">
            <text:p>25.86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8.09" table:style-name="ce1">
            <text:p>8.09</text:p>
          </table:table-cell>
          <table:table-cell office:value-type="float" office:value="25.52" table:style-name="ce1">
            <text:p>25.52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.23" table:style-name="ce1">
            <text:p>8.23</text:p>
          </table:table-cell>
          <table:table-cell office:value-type="float" office:value="26.13" table:style-name="ce1">
            <text:p>26.13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21" table:style-name="ce1">
            <text:p>26.21</text:p>
          </table:table-cell>
          <table:table-cell table:number-columns-repeated="16381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7.95" table:style-name="ce1">
            <text:p>7.95</text:p>
          </table:table-cell>
          <table:table-cell office:value-type="float" office:value="25.83" table:style-name="ce1">
            <text:p>25.83</text:p>
          </table:table-cell>
          <table:table-cell table:number-columns-repeated="16381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8.19" table:style-name="ce1">
            <text:p>8.19</text:p>
          </table:table-cell>
          <table:table-cell office:value-type="float" office:value="25.82" table:style-name="ce1">
            <text:p>25.82</text:p>
          </table:table-cell>
          <table:table-cell table:number-columns-repeated="16381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8.18" table:style-name="ce1">
            <text:p>8.18</text:p>
          </table:table-cell>
          <table:table-cell office:value-type="float" office:value="25.72" table:style-name="ce1">
            <text:p>25.72</text:p>
          </table:table-cell>
          <table:table-cell table:number-columns-repeated="16381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7" table:style-name="ce1">
            <text:p>25.87</text:p>
          </table:table-cell>
          <table:table-cell table:number-columns-repeated="16381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8.18" table:style-name="ce1">
            <text:p>8.18</text:p>
          </table:table-cell>
          <table:table-cell office:value-type="float" office:value="25.87" table:style-name="ce1">
            <text:p>25.87</text:p>
          </table:table-cell>
          <table:table-cell table:number-columns-repeated="16381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8.17" table:style-name="ce1">
            <text:p>8.17</text:p>
          </table:table-cell>
          <table:table-cell office:value-type="float" office:value="25.95" table:style-name="ce1">
            <text:p>25.95</text:p>
          </table:table-cell>
          <table:table-cell table:number-columns-repeated="16381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7" table:style-name="ce1">
            <text:p>25.67</text:p>
          </table:table-cell>
          <table:table-cell table:number-columns-repeated="16381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8.59" table:style-name="ce1">
            <text:p>8.59</text:p>
          </table:table-cell>
          <table:table-cell office:value-type="float" office:value="25.87" table:style-name="ce1">
            <text:p>25.87</text:p>
          </table:table-cell>
          <table:table-cell table:number-columns-repeated="16381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8.59" table:style-name="ce1">
            <text:p>8.59</text:p>
          </table:table-cell>
          <table:table-cell office:value-type="float" office:value="26.13" table:style-name="ce1">
            <text:p>26.13</text:p>
          </table:table-cell>
          <table:table-cell table:number-columns-repeated="16381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8.23" table:style-name="ce1">
            <text:p>8.23</text:p>
          </table:table-cell>
          <table:table-cell office:value-type="float" office:value="25.82" table:style-name="ce1">
            <text:p>25.82</text:p>
          </table:table-cell>
          <table:table-cell table:number-columns-repeated="16381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8.02" table:style-name="ce1">
            <text:p>8.02</text:p>
          </table:table-cell>
          <table:table-cell office:value-type="float" office:value="25.75" table:style-name="ce1">
            <text:p>25.75</text:p>
          </table:table-cell>
          <table:table-cell table:number-columns-repeated="16381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58" table:style-name="ce1">
            <text:p>25.58</text:p>
          </table:table-cell>
          <table:table-cell table:number-columns-repeated="16381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01" table:style-name="ce1">
            <text:p>26.01</text:p>
          </table:table-cell>
          <table:table-cell table:number-columns-repeated="16381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8.36" table:style-name="ce1">
            <text:p>8.36</text:p>
          </table:table-cell>
          <table:table-cell office:value-type="float" office:value="25.88" table:style-name="ce1">
            <text:p>25.88</text:p>
          </table:table-cell>
          <table:table-cell table:number-columns-repeated="16381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8.57" table:style-name="ce1">
            <text:p>8.57</text:p>
          </table:table-cell>
          <table:table-cell office:value-type="float" office:value="25.93" table:style-name="ce1">
            <text:p>25.93</text:p>
          </table:table-cell>
          <table:table-cell table:number-columns-repeated="16381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8.41" table:style-name="ce1">
            <text:p>8.41</text:p>
          </table:table-cell>
          <table:table-cell office:value-type="float" office:value="25.78" table:style-name="ce1">
            <text:p>25.78</text:p>
          </table:table-cell>
          <table:table-cell table:number-columns-repeated="16381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.42" table:style-name="ce1">
            <text:p>8.42</text:p>
          </table:table-cell>
          <table:table-cell office:value-type="float" office:value="25.75" table:style-name="ce1">
            <text:p>25.75</text:p>
          </table:table-cell>
          <table:table-cell table:number-columns-repeated="16381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8.51" table:style-name="ce1">
            <text:p>8.51</text:p>
          </table:table-cell>
          <table:table-cell office:value-type="float" office:value="25.96" table:style-name="ce1">
            <text:p>25.96</text:p>
          </table:table-cell>
          <table:table-cell table:number-columns-repeated="16381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5.74" table:style-name="ce1">
            <text:p>25.74</text:p>
          </table:table-cell>
          <table:table-cell table:number-columns-repeated="16381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8.73" table:style-name="ce1">
            <text:p>8.73</text:p>
          </table:table-cell>
          <table:table-cell office:value-type="float" office:value="26.18" table:style-name="ce1">
            <text:p>26.18</text:p>
          </table:table-cell>
          <table:table-cell table:number-columns-repeated="16381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8.52" table:style-name="ce1">
            <text:p>8.52</text:p>
          </table:table-cell>
          <table:table-cell office:value-type="float" office:value="26.06" table:style-name="ce1">
            <text:p>26.06</text:p>
          </table:table-cell>
          <table:table-cell table:number-columns-repeated="16381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table:number-columns-repeated="16381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8.24" table:style-name="ce1">
            <text:p>8.24</text:p>
          </table:table-cell>
          <table:table-cell office:value-type="float" office:value="25.91" table:style-name="ce1">
            <text:p>25.91</text:p>
          </table:table-cell>
          <table:table-cell table:number-columns-repeated="16381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table:number-columns-repeated="16381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26.54" table:style-name="ce1">
            <text:p>26.54</text:p>
          </table:table-cell>
          <table:table-cell table:number-columns-repeated="16381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26.16" table:style-name="ce1">
            <text:p>26.16</text:p>
          </table:table-cell>
          <table:table-cell table:number-columns-repeated="16381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8.34" table:style-name="ce1">
            <text:p>8.34</text:p>
          </table:table-cell>
          <table:table-cell office:value-type="float" office:value="26.14" table:style-name="ce1">
            <text:p>26.14</text:p>
          </table:table-cell>
          <table:table-cell table:number-columns-repeated="16381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5.9" table:style-name="ce1">
            <text:p>25.9</text:p>
          </table:table-cell>
          <table:table-cell table:number-columns-repeated="16381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8.52" table:style-name="ce1">
            <text:p>8.52</text:p>
          </table:table-cell>
          <table:table-cell office:value-type="float" office:value="26.02" table:style-name="ce1">
            <text:p>26.02</text:p>
          </table:table-cell>
          <table:table-cell table:number-columns-repeated="16381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26.19" table:style-name="ce1">
            <text:p>26.19</text:p>
          </table:table-cell>
          <table:table-cell table:number-columns-repeated="16381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12" table:style-name="ce1">
            <text:p>26.12</text:p>
          </table:table-cell>
          <table:table-cell table:number-columns-repeated="16381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8.86" table:style-name="ce1">
            <text:p>8.86</text:p>
          </table:table-cell>
          <table:table-cell office:value-type="float" office:value="26.24" table:style-name="ce1">
            <text:p>26.24</text:p>
          </table:table-cell>
          <table:table-cell table:number-columns-repeated="16381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table:number-columns-repeated="16381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table:number-columns-repeated="16381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.77" table:style-name="ce1">
            <text:p>8.77</text:p>
          </table:table-cell>
          <table:table-cell office:value-type="float" office:value="26.49" table:style-name="ce1">
            <text:p>26.49</text:p>
          </table:table-cell>
          <table:table-cell table:number-columns-repeated="16381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8.73" table:style-name="ce1">
            <text:p>8.73</text:p>
          </table:table-cell>
          <table:table-cell office:value-type="float" office:value="26.45" table:style-name="ce1">
            <text:p>26.45</text:p>
          </table:table-cell>
          <table:table-cell table:number-columns-repeated="16381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8.76" table:style-name="ce1">
            <text:p>8.76</text:p>
          </table:table-cell>
          <table:table-cell office:value-type="float" office:value="26.02" table:style-name="ce1">
            <text:p>26.02</text:p>
          </table:table-cell>
          <table:table-cell table:number-columns-repeated="16381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8.85" table:style-name="ce1">
            <text:p>8.85</text:p>
          </table:table-cell>
          <table:table-cell office:value-type="float" office:value="26.13" table:style-name="ce1">
            <text:p>26.13</text:p>
          </table:table-cell>
          <table:table-cell table:number-columns-repeated="16381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.58" table:style-name="ce1">
            <text:p>8.58</text:p>
          </table:table-cell>
          <table:table-cell office:value-type="float" office:value="26.22" table:style-name="ce1">
            <text:p>26.22</text:p>
          </table:table-cell>
          <table:table-cell table:number-columns-repeated="16381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.68" table:style-name="ce1">
            <text:p>8.68</text:p>
          </table:table-cell>
          <table:table-cell office:value-type="float" office:value="26.63" table:style-name="ce1">
            <text:p>26.63</text:p>
          </table:table-cell>
          <table:table-cell table:number-columns-repeated="16381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5" table:style-name="ce1">
            <text:p>26.5</text:p>
          </table:table-cell>
          <table:table-cell table:number-columns-repeated="16381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8.75" table:style-name="ce1">
            <text:p>8.75</text:p>
          </table:table-cell>
          <table:table-cell office:value-type="float" office:value="26.36" table:style-name="ce1">
            <text:p>26.36</text:p>
          </table:table-cell>
          <table:table-cell table:number-columns-repeated="16381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8.59" table:style-name="ce1">
            <text:p>8.59</text:p>
          </table:table-cell>
          <table:table-cell office:value-type="float" office:value="26.26" table:style-name="ce1">
            <text:p>26.26</text:p>
          </table:table-cell>
          <table:table-cell table:number-columns-repeated="16381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6.15" table:style-name="ce1">
            <text:p>26.15</text:p>
          </table:table-cell>
          <table:table-cell table:number-columns-repeated="16381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41" table:style-name="ce1">
            <text:p>26.41</text:p>
          </table:table-cell>
          <table:table-cell table:number-columns-repeated="16381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.64" table:style-name="ce1">
            <text:p>8.64</text:p>
          </table:table-cell>
          <table:table-cell office:value-type="float" office:value="26.33" table:style-name="ce1">
            <text:p>26.33</text:p>
          </table:table-cell>
          <table:table-cell table:number-columns-repeated="16381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56" table:style-name="ce1">
            <text:p>26.56</text:p>
          </table:table-cell>
          <table:table-cell table:number-columns-repeated="16381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8.56" table:style-name="ce1">
            <text:p>8.56</text:p>
          </table:table-cell>
          <table:table-cell office:value-type="float" office:value="26.43" table:style-name="ce1">
            <text:p>26.43</text:p>
          </table:table-cell>
          <table:table-cell table:number-columns-repeated="16381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7" table:style-name="ce1">
            <text:p>26.17</text:p>
          </table:table-cell>
          <table:table-cell table:number-columns-repeated="1638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6.41" table:style-name="ce1">
            <text:p>26.41</text:p>
          </table:table-cell>
          <table:table-cell table:number-columns-repeated="16381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.73" table:style-name="ce1">
            <text:p>8.73</text:p>
          </table:table-cell>
          <table:table-cell office:value-type="float" office:value="26.6" table:style-name="ce1">
            <text:p>26.6</text:p>
          </table:table-cell>
          <table:table-cell table:number-columns-repeated="16381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8.77" table:style-name="ce1">
            <text:p>8.77</text:p>
          </table:table-cell>
          <table:table-cell office:value-type="float" office:value="26.65" table:style-name="ce1">
            <text:p>26.65</text:p>
          </table:table-cell>
          <table:table-cell table:number-columns-repeated="16381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8.73" table:style-name="ce1">
            <text:p>8.73</text:p>
          </table:table-cell>
          <table:table-cell office:value-type="float" office:value="26.94" table:style-name="ce1">
            <text:p>26.94</text:p>
          </table:table-cell>
          <table:table-cell table:number-columns-repeated="16381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8.58" table:style-name="ce1">
            <text:p>8.58</text:p>
          </table:table-cell>
          <table:table-cell office:value-type="float" office:value="26.45" table:style-name="ce1">
            <text:p>26.45</text:p>
          </table:table-cell>
          <table:table-cell table:number-columns-repeated="16381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23" table:style-name="ce1">
            <text:p>26.23</text:p>
          </table:table-cell>
          <table:table-cell table:number-columns-repeated="16381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8.75" table:style-name="ce1">
            <text:p>8.75</text:p>
          </table:table-cell>
          <table:table-cell office:value-type="float" office:value="26.24" table:style-name="ce1">
            <text:p>26.24</text:p>
          </table:table-cell>
          <table:table-cell table:number-columns-repeated="16381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8.86" table:style-name="ce1">
            <text:p>8.86</text:p>
          </table:table-cell>
          <table:table-cell office:value-type="float" office:value="26.23" table:style-name="ce1">
            <text:p>26.23</text:p>
          </table:table-cell>
          <table:table-cell table:number-columns-repeated="16381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.41" table:style-name="ce1">
            <text:p>8.41</text:p>
          </table:table-cell>
          <table:table-cell office:value-type="float" office:value="26.32" table:style-name="ce1">
            <text:p>26.32</text:p>
          </table:table-cell>
          <table:table-cell table:number-columns-repeated="16381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6.23" table:style-name="ce1">
            <text:p>26.23</text:p>
          </table:table-cell>
          <table:table-cell table:number-columns-repeated="16381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8.6" table:style-name="ce1">
            <text:p>8.6</text:p>
          </table:table-cell>
          <table:table-cell office:value-type="float" office:value="26.37" table:style-name="ce1">
            <text:p>26.37</text:p>
          </table:table-cell>
          <table:table-cell table:number-columns-repeated="16381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6" table:style-name="ce1">
            <text:p>26.36</text:p>
          </table:table-cell>
          <table:table-cell table:number-columns-repeated="16381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8.52" table:style-name="ce1">
            <text:p>8.52</text:p>
          </table:table-cell>
          <table:table-cell office:value-type="float" office:value="26.32" table:style-name="ce1">
            <text:p>26.32</text:p>
          </table:table-cell>
          <table:table-cell table:number-columns-repeated="16381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8.6" table:style-name="ce1">
            <text:p>8.6</text:p>
          </table:table-cell>
          <table:table-cell office:value-type="float" office:value="26.58" table:style-name="ce1">
            <text:p>26.58</text:p>
          </table:table-cell>
          <table:table-cell table:number-columns-repeated="16381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2" table:style-name="ce1">
            <text:p>26.32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8.6" table:style-name="ce1">
            <text:p>8.6</text:p>
          </table:table-cell>
          <table:table-cell office:value-type="float" office:value="26.14" table:style-name="ce1">
            <text:p>26.14</text:p>
          </table:table-cell>
          <table:table-cell table:number-columns-repeated="16381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8.5" table:style-name="ce1">
            <text:p>8.5</text:p>
          </table:table-cell>
          <table:table-cell office:value-type="float" office:value="26.63" table:style-name="ce1">
            <text:p>26.63</text:p>
          </table:table-cell>
          <table:table-cell table:number-columns-repeated="16381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26.71" table:style-name="ce1">
            <text:p>26.71</text:p>
          </table:table-cell>
          <table:table-cell table:number-columns-repeated="16381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26.07" table:style-name="ce1">
            <text:p>26.07</text:p>
          </table:table-cell>
          <table:table-cell table:number-columns-repeated="16381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8.74" table:style-name="ce1">
            <text:p>8.74</text:p>
          </table:table-cell>
          <table:table-cell office:value-type="float" office:value="26.22" table:style-name="ce1">
            <text:p>26.22</text:p>
          </table:table-cell>
          <table:table-cell table:number-columns-repeated="16381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8.35" table:style-name="ce1">
            <text:p>8.35</text:p>
          </table:table-cell>
          <table:table-cell office:value-type="float" office:value="26.36" table:style-name="ce1">
            <text:p>26.36</text:p>
          </table:table-cell>
          <table:table-cell table:number-columns-repeated="16381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8.85" table:style-name="ce1">
            <text:p>8.85</text:p>
          </table:table-cell>
          <table:table-cell office:value-type="float" office:value="26.4" table:style-name="ce1">
            <text:p>26.4</text:p>
          </table:table-cell>
          <table:table-cell table:number-columns-repeated="16381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8.69" table:style-name="ce1">
            <text:p>8.69</text:p>
          </table:table-cell>
          <table:table-cell office:value-type="float" office:value="26.42" table:style-name="ce1">
            <text:p>26.42</text:p>
          </table:table-cell>
          <table:table-cell table:number-columns-repeated="16381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8.73" table:style-name="ce1">
            <text:p>8.73</text:p>
          </table:table-cell>
          <table:table-cell office:value-type="float" office:value="26.57" table:style-name="ce1">
            <text:p>26.57</text:p>
          </table:table-cell>
          <table:table-cell table:number-columns-repeated="16381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8.98" table:style-name="ce1">
            <text:p>8.98</text:p>
          </table:table-cell>
          <table:table-cell office:value-type="float" office:value="26.59" table:style-name="ce1">
            <text:p>26.59</text:p>
          </table:table-cell>
          <table:table-cell table:number-columns-repeated="16381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9.17" table:style-name="ce1">
            <text:p>9.17</text:p>
          </table:table-cell>
          <table:table-cell office:value-type="float" office:value="26.6" table:style-name="ce1">
            <text:p>26.6</text:p>
          </table:table-cell>
          <table:table-cell table:number-columns-repeated="16381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8.64" table:style-name="ce1">
            <text:p>8.64</text:p>
          </table:table-cell>
          <table:table-cell office:value-type="float" office:value="26.46" table:style-name="ce1">
            <text:p>26.46</text:p>
          </table:table-cell>
          <table:table-cell table:number-columns-repeated="16381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6.54" table:style-name="ce1">
            <text:p>26.54</text:p>
          </table:table-cell>
          <table:table-cell table:number-columns-repeated="16381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.69" table:style-name="ce1">
            <text:p>8.69</text:p>
          </table:table-cell>
          <table:table-cell office:value-type="float" office:value="26.15" table:style-name="ce1">
            <text:p>26.15</text:p>
          </table:table-cell>
          <table:table-cell table:number-columns-repeated="16381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8.66" table:style-name="ce1">
            <text:p>8.66</text:p>
          </table:table-cell>
          <table:table-cell office:value-type="float" office:value="26.58" table:style-name="ce1">
            <text:p>26.58</text:p>
          </table:table-cell>
          <table:table-cell table:number-columns-repeated="16381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8.83" table:style-name="ce1">
            <text:p>8.83</text:p>
          </table:table-cell>
          <table:table-cell office:value-type="float" office:value="26.52" table:style-name="ce1">
            <text:p>26.52</text:p>
          </table:table-cell>
          <table:table-cell table:number-columns-repeated="16381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8.99" table:style-name="ce1">
            <text:p>8.99</text:p>
          </table:table-cell>
          <table:table-cell office:value-type="float" office:value="26.92" table:style-name="ce1">
            <text:p>26.92</text:p>
          </table:table-cell>
          <table:table-cell table:number-columns-repeated="16381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9" table:style-name="ce1">
            <text:p>26.79</text:p>
          </table:table-cell>
          <table:table-cell table:number-columns-repeated="16381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8.92" table:style-name="ce1">
            <text:p>8.92</text:p>
          </table:table-cell>
          <table:table-cell office:value-type="float" office:value="26.65" table:style-name="ce1">
            <text:p>26.65</text:p>
          </table:table-cell>
          <table:table-cell table:number-columns-repeated="16381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9.23" table:style-name="ce1">
            <text:p>9.23</text:p>
          </table:table-cell>
          <table:table-cell office:value-type="float" office:value="26.79" table:style-name="ce1">
            <text:p>26.79</text:p>
          </table:table-cell>
          <table:table-cell table:number-columns-repeated="1638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9.18" table:style-name="ce1">
            <text:p>9.18</text:p>
          </table:table-cell>
          <table:table-cell office:value-type="float" office:value="26.61" table:style-name="ce1">
            <text:p>26.61</text:p>
          </table:table-cell>
          <table:table-cell table:number-columns-repeated="16381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8.84" table:style-name="ce1">
            <text:p>8.84</text:p>
          </table:table-cell>
          <table:table-cell office:value-type="float" office:value="26.72" table:style-name="ce1">
            <text:p>26.72</text:p>
          </table:table-cell>
          <table:table-cell table:number-columns-repeated="16381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88" table:style-name="ce1">
            <text:p>26.88</text:p>
          </table:table-cell>
          <table:table-cell table:number-columns-repeated="16381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56" table:style-name="ce1">
            <text:p>26.56</text:p>
          </table:table-cell>
          <table:table-cell table:number-columns-repeated="16381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.35" table:style-name="ce1">
            <text:p>9.35</text:p>
          </table:table-cell>
          <table:table-cell office:value-type="float" office:value="26.74" table:style-name="ce1">
            <text:p>26.74</text:p>
          </table:table-cell>
          <table:table-cell table:number-columns-repeated="16381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83" table:style-name="ce1">
            <text:p>26.83</text:p>
          </table:table-cell>
          <table:table-cell table:number-columns-repeated="16381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83" table:style-name="ce1">
            <text:p>26.83</text:p>
          </table:table-cell>
          <table:table-cell table:number-columns-repeated="16381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9.52" table:style-name="ce1">
            <text:p>9.52</text:p>
          </table:table-cell>
          <table:table-cell office:value-type="float" office:value="27.28" table:style-name="ce1">
            <text:p>27.28</text:p>
          </table:table-cell>
          <table:table-cell table:number-columns-repeated="16381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26.62" table:style-name="ce1">
            <text:p>26.62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7" table:style-name="ce1">
            <text:p>26.77</text:p>
          </table:table-cell>
          <table:table-cell table:number-columns-repeated="1638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.41" table:style-name="ce1">
            <text:p>9.41</text:p>
          </table:table-cell>
          <table:table-cell office:value-type="float" office:value="26.81" table:style-name="ce1">
            <text:p>26.81</text:p>
          </table:table-cell>
          <table:table-cell table:number-columns-repeated="1638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.57" table:style-name="ce1">
            <text:p>9.57</text:p>
          </table:table-cell>
          <table:table-cell office:value-type="float" office:value="27.01" table:style-name="ce1">
            <text:p>27.01</text:p>
          </table:table-cell>
          <table:table-cell table:number-columns-repeated="1638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.32" table:style-name="ce1">
            <text:p>9.32</text:p>
          </table:table-cell>
          <table:table-cell office:value-type="float" office:value="26.97" table:style-name="ce1">
            <text:p>26.97</text:p>
          </table:table-cell>
          <table:table-cell table:number-columns-repeated="1638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7.11" table:style-name="ce1">
            <text:p>27.11</text:p>
          </table:table-cell>
          <table:table-cell table:number-columns-repeated="1638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6.98" table:style-name="ce1">
            <text:p>26.98</text:p>
          </table:table-cell>
          <table:table-cell table:number-columns-repeated="16381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9.73" table:style-name="ce1">
            <text:p>9.73</text:p>
          </table:table-cell>
          <table:table-cell office:value-type="float" office:value="26.88" table:style-name="ce1">
            <text:p>26.88</text:p>
          </table:table-cell>
          <table:table-cell table:number-columns-repeated="1638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9.43" table:style-name="ce1">
            <text:p>9.43</text:p>
          </table:table-cell>
          <table:table-cell office:value-type="float" office:value="26.65" table:style-name="ce1">
            <text:p>26.65</text:p>
          </table:table-cell>
          <table:table-cell table:number-columns-repeated="16381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.51" table:style-name="ce1">
            <text:p>9.51</text:p>
          </table:table-cell>
          <table:table-cell office:value-type="float" office:value="26.98" table:style-name="ce1">
            <text:p>26.98</text:p>
          </table:table-cell>
          <table:table-cell table:number-columns-repeated="16381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6.94" table:style-name="ce1">
            <text:p>26.94</text:p>
          </table:table-cell>
          <table:table-cell table:number-columns-repeated="1638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.52" table:style-name="ce1">
            <text:p>9.52</text:p>
          </table:table-cell>
          <table:table-cell office:value-type="float" office:value="26.63" table:style-name="ce1">
            <text:p>26.63</text:p>
          </table:table-cell>
          <table:table-cell table:number-columns-repeated="1638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.51" table:style-name="ce1">
            <text:p>9.51</text:p>
          </table:table-cell>
          <table:table-cell office:value-type="float" office:value="26.87" table:style-name="ce1">
            <text:p>26.87</text:p>
          </table:table-cell>
          <table:table-cell table:number-columns-repeated="1638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.61" table:style-name="ce1">
            <text:p>9.61</text:p>
          </table:table-cell>
          <table:table-cell office:value-type="float" office:value="26.72" table:style-name="ce1">
            <text:p>26.72</text:p>
          </table:table-cell>
          <table:table-cell table:number-columns-repeated="16381"/>
        </table:table-row>
        <table:table-row table:number-rows-repeated="1048427" table:style-name="ro1">
          <table:table-cell table:number-columns-repeated="16384"/>
        </table:table-row>
      </table:table>
      <table:table table:name="mv_avg_interval_compariso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Global</text:p>
          </table:table-cell>
          <table:table-cell office:value-type="string" table:style-name="ce2">
            <text:p>Semarang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8.44" table:style-name="ce1">
            <text:p>8.44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8.25" table:style-name="ce1">
            <text:p>8.25</text:p>
          </table:table-cell>
          <table:table-cell office:value-type="float" office:value="25.87" table:style-name="ce1">
            <text:p>25.8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.43" table:style-name="ce1">
            <text:p>8.43</text:p>
          </table:table-cell>
          <table:table-cell office:value-type="float" office:value="25.82" table:style-name="ce1">
            <text:p>25.8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style-name="ce1">
            <draw:frame draw:z-index="2" draw:id="id1" draw:style-name="a1" draw:name="Chart 3" svg:x="0.58333in" svg:y="0.03646in" svg:width="5.01258in" svg:height="2.9724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5.51" table:style-name="ce1">
            <text:p>25.51</text:p>
          </table:table-cell>
          <table:table-cell office:value-type="float" office:value="8.3219999999999992" table:formula="of:=AVERAGE([.B2:.B6])" table:style-name="ce1">
            <text:p>8.32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7" table:formula="of:=AVERAGE([.C2:.C6])" table:style-name="ce1">
            <text:p>25.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5" table:style-name="ce1">
            <text:p>25.45</text:p>
          </table:table-cell>
          <table:table-cell office:value-type="float" office:value="8.2879999999999985" table:formula="of:=AVERAGE([.B3:.B7])" table:style-name="ce1">
            <text:p>8.28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660000000000004" table:formula="of:=AVERAGE([.C3:.C7])" table:style-name="ce1">
            <text:p>25.6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8.19" table:style-name="ce1">
            <text:p>8.19</text:p>
          </table:table-cell>
          <table:table-cell office:value-type="float" office:value="25.53" table:style-name="ce1">
            <text:p>25.53</text:p>
          </table:table-cell>
          <table:table-cell office:value-type="float" office:value="8.2379999999999995" table:formula="of:=AVERAGE([.B4:.B8])" table:style-name="ce1">
            <text:p>8.23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636000000000003" table:formula="of:=AVERAGE([.C4:.C8])" table:style-name="ce1">
            <text:p>25.63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8.35" table:style-name="ce1">
            <text:p>8.35</text:p>
          </table:table-cell>
          <table:table-cell office:value-type="float" office:value="25.63" table:style-name="ce1">
            <text:p>25.63</text:p>
          </table:table-cell>
          <table:table-cell office:value-type="float" office:value="8.2579999999999991" table:formula="of:=AVERAGE([.B5:.B9])" table:style-name="ce1">
            <text:p>8.25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588000000000001" table:formula="of:=AVERAGE([.C5:.C9])" table:style-name="ce1">
            <text:p>25.58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8.43" table:style-name="ce1">
            <text:p>8.43</text:p>
          </table:table-cell>
          <table:table-cell office:value-type="float" office:value="25.56" table:style-name="ce1">
            <text:p>25.56</text:p>
          </table:table-cell>
          <table:table-cell office:value-type="float" office:value="8.2579999999999991" table:formula="of:=AVERAGE([.B6:.B10])" table:style-name="ce1">
            <text:p>8.25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536000000000001" table:formula="of:=AVERAGE([.C6:.C10])" table:style-name="ce1">
            <text:p>25.53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7.86" table:style-name="ce1">
            <text:p>7.86</text:p>
          </table:table-cell>
          <table:table-cell office:value-type="float" office:value="25.47" table:style-name="ce1">
            <text:p>25.47</text:p>
          </table:table-cell>
          <table:table-cell office:value-type="float" office:value="8.19" table:formula="of:=AVERAGE([.B7:.B11])" table:style-name="ce1">
            <text:p>8.19</text:p>
          </table:table-cell>
          <table:table-cell office:value-type="float" office:value="8.2559999999999985" table:formula="of:=AVERAGE([.B2:.B11])" table:style-name="ce1">
            <text:p>8.25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527999999999999" table:formula="of:=AVERAGE([.C7:.C11])" table:style-name="ce1">
            <text:p>25.528</text:p>
          </table:table-cell>
          <table:table-cell office:value-type="float" office:value="25.613999999999997" table:formula="of:=AVERAGE([.C2:.C11])" table:style-name="ce1">
            <text:p>25.614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8.08" table:style-name="ce1">
            <text:p>8.08</text:p>
          </table:table-cell>
          <table:table-cell office:value-type="float" office:value="25.61" table:style-name="ce1">
            <text:p>25.61</text:p>
          </table:table-cell>
          <table:table-cell office:value-type="float" office:value="8.1819999999999986" table:formula="of:=AVERAGE([.B8:.B12])" table:style-name="ce1">
            <text:p>8.182</text:p>
          </table:table-cell>
          <table:table-cell office:value-type="float" office:value="8.2349999999999994" table:formula="of:=AVERAGE([.B3:.B12])" table:style-name="ce1">
            <text:p>8.23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56" table:formula="of:=AVERAGE([.C8:.C12])" table:style-name="ce1">
            <text:p>25.56</text:p>
          </table:table-cell>
          <table:table-cell office:value-type="float" office:value="25.610000000000003" table:formula="of:=AVERAGE([.C3:.C12])" table:style-name="ce1">
            <text:p>25.61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8" table:style-name="ce1">
            <text:p>25.88</text:p>
          </table:table-cell>
          <table:table-cell office:value-type="float" office:value="8.2519999999999989" table:formula="of:=AVERAGE([.B9:.B13])" table:style-name="ce1">
            <text:p>8.252</text:p>
          </table:table-cell>
          <table:table-cell office:value-type="float" office:value="8.2449999999999992" table:formula="of:=AVERAGE([.B4:.B13])" table:style-name="ce1">
            <text:p>8.24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630000000000003" table:formula="of:=AVERAGE([.C9:.C13])" table:style-name="ce1">
            <text:p>25.63</text:p>
          </table:table-cell>
          <table:table-cell office:value-type="float" office:value="25.632999999999999" table:formula="of:=AVERAGE([.C4:.C13])" table:style-name="ce1">
            <text:p>25.633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8.83" table:style-name="ce1">
            <text:p>8.83</text:p>
          </table:table-cell>
          <table:table-cell office:value-type="float" office:value="26.37" table:style-name="ce1">
            <text:p>26.37</text:p>
          </table:table-cell>
          <table:table-cell office:value-type="float" office:value="8.347999999999999" table:formula="of:=AVERAGE([.B10:.B14])" table:style-name="ce1">
            <text:p>8.348</text:p>
          </table:table-cell>
          <table:table-cell office:value-type="float" office:value="8.302999999999999" table:formula="of:=AVERAGE([.B5:.B14])" table:style-name="ce1">
            <text:p>8.30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777999999999999" table:formula="of:=AVERAGE([.C10:.C14])" table:style-name="ce1">
            <text:p>25.778</text:p>
          </table:table-cell>
          <table:table-cell office:value-type="float" office:value="25.683" table:formula="of:=AVERAGE([.C5:.C14])" table:style-name="ce1">
            <text:p>25.683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8.17" table:style-name="ce1">
            <text:p>8.17</text:p>
          </table:table-cell>
          <table:table-cell office:value-type="float" office:value="25.57" table:style-name="ce1">
            <text:p>25.57</text:p>
          </table:table-cell>
          <table:table-cell office:value-type="float" office:value="8.2960000000000012" table:formula="of:=AVERAGE([.B11:.B15])" table:style-name="ce1">
            <text:p>8.296</text:p>
          </table:table-cell>
          <table:table-cell office:value-type="float" office:value="8.2769999999999992" table:formula="of:=AVERAGE([.B6:.B15])" table:style-name="ce1">
            <text:p>8.27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25.78" table:formula="of:=AVERAGE([.C11:.C15])" table:style-name="ce1">
            <text:p>25.78</text:p>
          </table:table-cell>
          <table:table-cell office:value-type="float" office:value="25.657999999999998" table:formula="of:=AVERAGE([.C6:.C15])" table:style-name="ce1">
            <text:p>25.658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5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1" table:style-name="ce1">
            <text:p>25.41</text:p>
          </table:table-cell>
          <table:table-cell office:value-type="float" office:value="8.347999999999999" table:formula="of:=AVERAGE([.B12:.B16])" table:style-name="ce1">
            <text:p>8.348</text:p>
          </table:table-cell>
          <table:table-cell office:value-type="float" office:value="8.2690000000000001" table:formula="of:=AVERAGE([.B7:.B16])" table:style-name="ce1">
            <text:p>8.269</text:p>
          </table:table-cell>
          <table:table-cell office:value-type="float" office:value="8.2866666666666653" table:formula="of:=AVERAGE([.B2:.B16])" table:style-name="ce1">
            <text:p>8.286666667</text:p>
          </table:table-cell>
          <table:table-cell office:value-type="float" office:value="25.768000000000001" table:formula="of:=AVERAGE([.C12:.C16])" table:style-name="ce1">
            <text:p>25.768</text:p>
          </table:table-cell>
          <table:table-cell office:value-type="float" office:value="25.648000000000003" table:formula="of:=AVERAGE([.C7:.C16])" table:style-name="ce1">
            <text:p>25.648</text:p>
          </table:table-cell>
          <table:table-cell office:value-type="float" office:value="25.665333333333333" table:formula="of:=AVERAGE([.C2:.C16])" table:style-name="ce1">
            <text:p>25.66533333</text:p>
          </table:table-cell>
          <table:table-cell table:number-columns-repeated="16375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8.27" table:style-name="ce1">
            <text:p>8.27</text:p>
          </table:table-cell>
          <table:table-cell office:value-type="float" office:value="25.81" table:style-name="ce1">
            <text:p>25.81</text:p>
          </table:table-cell>
          <table:table-cell office:value-type="float" office:value="8.3859999999999992" table:formula="of:=AVERAGE([.B13:.B17])" table:style-name="ce1">
            <text:p>8.386</text:p>
          </table:table-cell>
          <table:table-cell office:value-type="float" office:value="8.2839999999999989" table:formula="of:=AVERAGE([.B8:.B17])" table:style-name="ce1">
            <text:p>8.284</text:p>
          </table:table-cell>
          <table:table-cell office:value-type="float" office:value="8.2853333333333321" table:formula="of:=AVERAGE([.B3:.B17])" table:style-name="ce1">
            <text:p>8.285333333</text:p>
          </table:table-cell>
          <table:table-cell office:value-type="float" office:value="25.808" table:formula="of:=AVERAGE([.C13:.C17])" table:style-name="ce1">
            <text:p>25.808</text:p>
          </table:table-cell>
          <table:table-cell office:value-type="float" office:value="25.683999999999997" table:formula="of:=AVERAGE([.C8:.C17])" table:style-name="ce1">
            <text:p>25.684</text:p>
          </table:table-cell>
          <table:table-cell office:value-type="float" office:value="25.676000000000002" table:formula="of:=AVERAGE([.C3:.C17])" table:style-name="ce1">
            <text:p>25.676</text:p>
          </table:table-cell>
          <table:table-cell table:number-columns-repeated="16375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67" table:style-name="ce1">
            <text:p>25.67</text:p>
          </table:table-cell>
          <table:table-cell office:value-type="float" office:value="8.3040000000000003" table:formula="of:=AVERAGE([.B14:.B18])" table:style-name="ce1">
            <text:p>8.304</text:p>
          </table:table-cell>
          <table:table-cell office:value-type="float" office:value="8.2779999999999987" table:formula="of:=AVERAGE([.B9:.B18])" table:style-name="ce1">
            <text:p>8.278</text:p>
          </table:table-cell>
          <table:table-cell office:value-type="float" office:value="8.2646666666666651" table:formula="of:=AVERAGE([.B4:.B18])" table:style-name="ce1">
            <text:p>8.264666667</text:p>
          </table:table-cell>
          <table:table-cell office:value-type="float" office:value="25.765999999999998" table:formula="of:=AVERAGE([.C14:.C18])" table:style-name="ce1">
            <text:p>25.766</text:p>
          </table:table-cell>
          <table:table-cell office:value-type="float" office:value="25.698" table:formula="of:=AVERAGE([.C9:.C18])" table:style-name="ce1">
            <text:p>25.698</text:p>
          </table:table-cell>
          <table:table-cell office:value-type="float" office:value="25.677333333333333" table:formula="of:=AVERAGE([.C4:.C18])" table:style-name="ce1">
            <text:p>25.67733333</text:p>
          </table:table-cell>
          <table:table-cell table:number-columns-repeated="16375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7.98" table:style-name="ce1">
            <text:p>7.98</text:p>
          </table:table-cell>
          <table:table-cell office:value-type="float" office:value="25.84" table:style-name="ce1">
            <text:p>25.84</text:p>
          </table:table-cell>
          <table:table-cell office:value-type="float" office:value="8.1340000000000003" table:formula="of:=AVERAGE([.B15:.B19])" table:style-name="ce1">
            <text:p>8.134</text:p>
          </table:table-cell>
          <table:table-cell office:value-type="float" office:value="8.2409999999999997" table:formula="of:=AVERAGE([.B10:.B19])" table:style-name="ce1">
            <text:p>8.241</text:p>
          </table:table-cell>
          <table:table-cell office:value-type="float" office:value="8.2466666666666661" table:formula="of:=AVERAGE([.B5:.B19])" table:style-name="ce1">
            <text:p>8.246666667</text:p>
          </table:table-cell>
          <table:table-cell office:value-type="float" office:value="25.660000000000004" table:formula="of:=AVERAGE([.C15:.C19])" table:style-name="ce1">
            <text:p>25.66</text:p>
          </table:table-cell>
          <table:table-cell office:value-type="float" office:value="25.718999999999994" table:formula="of:=AVERAGE([.C10:.C19])" table:style-name="ce1">
            <text:p>25.719</text:p>
          </table:table-cell>
          <table:table-cell office:value-type="float" office:value="25.675333333333334" table:formula="of:=AVERAGE([.C5:.C19])" table:style-name="ce1">
            <text:p>25.67533333</text:p>
          </table:table-cell>
          <table:table-cell table:number-columns-repeated="16375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.77" table:style-name="ce1">
            <text:p>7.77</text:p>
          </table:table-cell>
          <table:table-cell office:value-type="float" office:value="25.35" table:style-name="ce1">
            <text:p>25.35</text:p>
          </table:table-cell>
          <table:table-cell office:value-type="float" office:value="8.0539999999999985" table:formula="of:=AVERAGE([.B16:.B20])" table:style-name="ce1">
            <text:p>8.054</text:p>
          </table:table-cell>
          <table:table-cell office:value-type="float" office:value="8.1750000000000007" table:formula="of:=AVERAGE([.B11:.B20])" table:style-name="ce1">
            <text:p>8.175</text:p>
          </table:table-cell>
          <table:table-cell office:value-type="float" office:value="8.2026666666666657" table:formula="of:=AVERAGE([.B6:.B20])" table:style-name="ce1">
            <text:p>8.202666667</text:p>
          </table:table-cell>
          <table:table-cell office:value-type="float" office:value="25.616000000000003" table:formula="of:=AVERAGE([.C16:.C20])" table:style-name="ce1">
            <text:p>25.616</text:p>
          </table:table-cell>
          <table:table-cell office:value-type="float" office:value="25.698" table:formula="of:=AVERAGE([.C11:.C20])" table:style-name="ce1">
            <text:p>25.698</text:p>
          </table:table-cell>
          <table:table-cell office:value-type="float" office:value="25.644000000000002" table:formula="of:=AVERAGE([.C6:.C20])" table:style-name="ce1">
            <text:p>25.644</text:p>
          </table:table-cell>
          <table:table-cell table:number-columns-repeated="16375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7.92" table:style-name="ce1">
            <text:p>7.92</text:p>
          </table:table-cell>
          <table:table-cell office:value-type="float" office:value="25.68" table:style-name="ce1">
            <text:p>25.68</text:p>
          </table:table-cell>
          <table:table-cell office:value-type="float" office:value="8.0139999999999993" table:formula="of:=AVERAGE([.B17:.B21])" table:style-name="ce1">
            <text:p>8.014</text:p>
          </table:table-cell>
          <table:table-cell office:value-type="float" office:value="8.1809999999999992" table:formula="of:=AVERAGE([.B12:.B21])" table:style-name="ce1">
            <text:p>8.181</text:p>
          </table:table-cell>
          <table:table-cell office:value-type="float" office:value="8.1839999999999993" table:formula="of:=AVERAGE([.B7:.B21])" table:style-name="ce1">
            <text:p>8.184</text:p>
          </table:table-cell>
          <table:table-cell office:value-type="float" office:value="25.670000000000005" table:formula="of:=AVERAGE([.C17:.C21])" table:style-name="ce1">
            <text:p>25.67</text:p>
          </table:table-cell>
          <table:table-cell office:value-type="float" office:value="25.719000000000001" table:formula="of:=AVERAGE([.C12:.C21])" table:style-name="ce1">
            <text:p>25.719</text:p>
          </table:table-cell>
          <table:table-cell office:value-type="float" office:value="25.655333333333335" table:formula="of:=AVERAGE([.C7:.C21])" table:style-name="ce1">
            <text:p>25.65533333</text:p>
          </table:table-cell>
          <table:table-cell table:number-columns-repeated="16375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7.95" table:style-name="ce1">
            <text:p>7.95</text:p>
          </table:table-cell>
          <table:table-cell office:value-type="float" office:value="25.73" table:style-name="ce1">
            <text:p>25.73</text:p>
          </table:table-cell>
          <table:table-cell office:value-type="float" office:value="7.95" table:formula="of:=AVERAGE([.B18:.B22])" table:style-name="ce1">
            <text:p>7.95</text:p>
          </table:table-cell>
          <table:table-cell office:value-type="float" office:value="8.1679999999999993" table:formula="of:=AVERAGE([.B13:.B22])" table:style-name="ce1">
            <text:p>8.168</text:p>
          </table:table-cell>
          <table:table-cell office:value-type="float" office:value="8.1726666666666663" table:formula="of:=AVERAGE([.B8:.B22])" table:style-name="ce1">
            <text:p>8.172666667</text:p>
          </table:table-cell>
          <table:table-cell office:value-type="float" office:value="25.654000000000003" table:formula="of:=AVERAGE([.C18:.C22])" table:style-name="ce1">
            <text:p>25.654</text:p>
          </table:table-cell>
          <table:table-cell office:value-type="float" office:value="25.731000000000002" table:formula="of:=AVERAGE([.C13:.C22])" table:style-name="ce1">
            <text:p>25.731</text:p>
          </table:table-cell>
          <table:table-cell office:value-type="float" office:value="25.673999999999999" table:formula="of:=AVERAGE([.C8:.C22])" table:style-name="ce1">
            <text:p>25.674</text:p>
          </table:table-cell>
          <table:table-cell table:number-columns-repeated="16375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7.91" table:style-name="ce1">
            <text:p>7.91</text:p>
          </table:table-cell>
          <table:table-cell office:value-type="float" office:value="25.36" table:style-name="ce1">
            <text:p>25.36</text:p>
          </table:table-cell>
          <table:table-cell office:value-type="float" office:value="7.9060000000000006" table:formula="of:=AVERAGE([.B19:.B23])" table:style-name="ce1">
            <text:p>7.906</text:p>
          </table:table-cell>
          <table:table-cell office:value-type="float" office:value="8.1050000000000004" table:formula="of:=AVERAGE([.B14:.B23])" table:style-name="ce1">
            <text:p>8.105</text:p>
          </table:table-cell>
          <table:table-cell office:value-type="float" office:value="8.1539999999999999" table:formula="of:=AVERAGE([.B9:.B23])" table:style-name="ce1">
            <text:p>8.154</text:p>
          </table:table-cell>
          <table:table-cell office:value-type="float" office:value="25.592000000000002" table:formula="of:=AVERAGE([.C19:.C23])" table:style-name="ce1">
            <text:p>25.592</text:p>
          </table:table-cell>
          <table:table-cell office:value-type="float" office:value="25.678999999999995" table:formula="of:=AVERAGE([.C14:.C23])" table:style-name="ce1">
            <text:p>25.679</text:p>
          </table:table-cell>
          <table:table-cell office:value-type="float" office:value="25.66266666666667" table:formula="of:=AVERAGE([.C9:.C23])" table:style-name="ce1">
            <text:p>25.66266667</text:p>
          </table:table-cell>
          <table:table-cell/>
          <table:table-cell table:style-name="ce1">
            <draw:frame draw:z-index="1" draw:id="id0" draw:style-name="a0" draw:name="Chart 2" svg:x="0.21875in" svg:y="0.15625in" svg:width="4.65367in" svg:height="2.4641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8.09" table:style-name="ce1">
            <text:p>8.09</text:p>
          </table:table-cell>
          <table:table-cell office:value-type="float" office:value="25.77" table:style-name="ce1">
            <text:p>25.77</text:p>
          </table:table-cell>
          <table:table-cell office:value-type="float" office:value="7.9279999999999999" table:formula="of:=AVERAGE([.B20:.B24])" table:style-name="ce1">
            <text:p>7.928</text:p>
          </table:table-cell>
          <table:table-cell office:value-type="float" office:value="8.0310000000000006" table:formula="of:=AVERAGE([.B15:.B24])" table:style-name="ce1">
            <text:p>8.031</text:p>
          </table:table-cell>
          <table:table-cell office:value-type="float" office:value="8.1366666666666667" table:formula="of:=AVERAGE([.B10:.B24])" table:style-name="ce1">
            <text:p>8.136666667</text:p>
          </table:table-cell>
          <table:table-cell office:value-type="float" office:value="25.577999999999999" table:formula="of:=AVERAGE([.C20:.C24])" table:style-name="ce1">
            <text:p>25.578</text:p>
          </table:table-cell>
          <table:table-cell office:value-type="float" office:value="25.619" table:formula="of:=AVERAGE([.C15:.C24])" table:style-name="ce1">
            <text:p>25.619</text:p>
          </table:table-cell>
          <table:table-cell office:value-type="float" office:value="25.672000000000001" table:formula="of:=AVERAGE([.C10:.C24])" table:style-name="ce1">
            <text:p>25.672</text:p>
          </table:table-cell>
          <table:table-cell table:number-columns-repeated="16375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8.32" table:style-name="ce1">
            <text:p>8.32</text:p>
          </table:table-cell>
          <table:table-cell office:value-type="float" office:value="26.11" table:style-name="ce1">
            <text:p>26.11</text:p>
          </table:table-cell>
          <table:table-cell office:value-type="float" office:value="8.0380000000000003" table:formula="of:=AVERAGE([.B21:.B25])" table:style-name="ce1">
            <text:p>8.038</text:p>
          </table:table-cell>
          <table:table-cell office:value-type="float" office:value="8.0460000000000012" table:formula="of:=AVERAGE([.B16:.B25])" table:style-name="ce1">
            <text:p>8.046</text:p>
          </table:table-cell>
          <table:table-cell office:value-type="float" office:value="8.1293333333333333" table:formula="of:=AVERAGE([.B11:.B25])" table:style-name="ce1">
            <text:p>8.129333333</text:p>
          </table:table-cell>
          <table:table-cell office:value-type="float" office:value="25.729999999999997" table:formula="of:=AVERAGE([.C21:.C25])" table:style-name="ce1">
            <text:p>25.73</text:p>
          </table:table-cell>
          <table:table-cell office:value-type="float" office:value="25.673000000000002" table:formula="of:=AVERAGE([.C16:.C25])" table:style-name="ce1">
            <text:p>25.673</text:p>
          </table:table-cell>
          <table:table-cell office:value-type="float" office:value="25.708666666666669" table:formula="of:=AVERAGE([.C11:.C25])" table:style-name="ce1">
            <text:p>25.70866667</text:p>
          </table:table-cell>
          <table:table-cell table:number-columns-repeated="16375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7.97" table:style-name="ce1">
            <text:p>7.97</text:p>
          </table:table-cell>
          <table:table-cell office:value-type="float" office:value="25.51" table:style-name="ce1">
            <text:p>25.51</text:p>
          </table:table-cell>
          <table:table-cell office:value-type="float" office:value="8.0479999999999983" table:formula="of:=AVERAGE([.B22:.B26])" table:style-name="ce1">
            <text:p>8.048</text:p>
          </table:table-cell>
          <table:table-cell office:value-type="float" office:value="8.0310000000000006" table:formula="of:=AVERAGE([.B17:.B26])" table:style-name="ce1">
            <text:p>8.031</text:p>
          </table:table-cell>
          <table:table-cell office:value-type="float" office:value="8.1366666666666649" table:formula="of:=AVERAGE([.B12:.B26])" table:style-name="ce1">
            <text:p>8.136666667</text:p>
          </table:table-cell>
          <table:table-cell office:value-type="float" office:value="25.695999999999998" table:formula="of:=AVERAGE([.C22:.C26])" table:style-name="ce1">
            <text:p>25.696</text:p>
          </table:table-cell>
          <table:table-cell office:value-type="float" office:value="25.683" table:formula="of:=AVERAGE([.C17:.C26])" table:style-name="ce1">
            <text:p>25.683</text:p>
          </table:table-cell>
          <table:table-cell office:value-type="float" office:value="25.711333333333336" table:formula="of:=AVERAGE([.C12:.C26])" table:style-name="ce1">
            <text:p>25.71133333</text:p>
          </table:table-cell>
          <table:table-cell table:number-columns-repeated="16375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8.02" table:style-name="ce1">
            <text:p>8.02</text:p>
          </table:table-cell>
          <table:table-cell office:value-type="float" office:value="25.64" table:style-name="ce1">
            <text:p>25.64</text:p>
          </table:table-cell>
          <table:table-cell office:value-type="float" office:value="8.0620000000000012" table:formula="of:=AVERAGE([.B23:.B27])" table:style-name="ce1">
            <text:p>8.062</text:p>
          </table:table-cell>
          <table:table-cell office:value-type="float" office:value="8.0059999999999985" table:formula="of:=AVERAGE([.B18:.B27])" table:style-name="ce1">
            <text:p>8.006</text:p>
          </table:table-cell>
          <table:table-cell office:value-type="float" office:value="8.1326666666666672" table:formula="of:=AVERAGE([.B13:.B27])" table:style-name="ce1">
            <text:p>8.132666667</text:p>
          </table:table-cell>
          <table:table-cell office:value-type="float" office:value="25.677999999999997" table:formula="of:=AVERAGE([.C23:.C27])" table:style-name="ce1">
            <text:p>25.678</text:p>
          </table:table-cell>
          <table:table-cell office:value-type="float" office:value="25.665999999999997" table:formula="of:=AVERAGE([.C18:.C27])" table:style-name="ce1">
            <text:p>25.666</text:p>
          </table:table-cell>
          <table:table-cell office:value-type="float" office:value="25.713333333333331" table:formula="of:=AVERAGE([.C13:.C27])" table:style-name="ce1">
            <text:p>25.71333333</text:p>
          </table:table-cell>
          <table:table-cell table:number-columns-repeated="16375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8.07" table:style-name="ce1">
            <text:p>8.07</text:p>
          </table:table-cell>
          <table:table-cell office:value-type="float" office:value="25.48" table:style-name="ce1">
            <text:p>25.48</text:p>
          </table:table-cell>
          <table:table-cell office:value-type="float" office:value="8.0939999999999994" table:formula="of:=AVERAGE([.B24:.B28])" table:style-name="ce1">
            <text:p>8.094</text:p>
          </table:table-cell>
          <table:table-cell office:value-type="float" office:value="8" table:formula="of:=AVERAGE([.B19:.B28])" table:style-name="ce1">
            <text:p>8</text:p>
          </table:table-cell>
          <table:table-cell office:value-type="float" office:value="8.1013333333333346" table:formula="of:=AVERAGE([.B14:.B28])" table:style-name="ce1">
            <text:p>8.101333333</text:p>
          </table:table-cell>
          <table:table-cell office:value-type="float" office:value="25.701999999999998" table:formula="of:=AVERAGE([.C24:.C28])" table:style-name="ce1">
            <text:p>25.702</text:p>
          </table:table-cell>
          <table:table-cell office:value-type="float" office:value="25.647000000000002" table:formula="of:=AVERAGE([.C19:.C28])" table:style-name="ce1">
            <text:p>25.647</text:p>
          </table:table-cell>
          <table:table-cell office:value-type="float" office:value="25.686666666666664" table:formula="of:=AVERAGE([.C14:.C28])" table:style-name="ce1">
            <text:p>25.68666667</text:p>
          </table:table-cell>
          <table:table-cell table:number-columns-repeated="16375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8.06" table:style-name="ce1">
            <text:p>8.06</text:p>
          </table:table-cell>
          <table:table-cell office:value-type="float" office:value="25.3" table:style-name="ce1">
            <text:p>25.3</text:p>
          </table:table-cell>
          <table:table-cell office:value-type="float" office:value="8.0879999999999992" table:formula="of:=AVERAGE([.B25:.B29])" table:style-name="ce1">
            <text:p>8.088</text:p>
          </table:table-cell>
          <table:table-cell office:value-type="float" office:value="8.0080000000000009" table:formula="of:=AVERAGE([.B20:.B29])" table:style-name="ce1">
            <text:p>8.008</text:p>
          </table:table-cell>
          <table:table-cell office:value-type="float" office:value="8.0500000000000007" table:formula="of:=AVERAGE([.B15:.B29])" table:style-name="ce1">
            <text:p>8.05</text:p>
          </table:table-cell>
          <table:table-cell office:value-type="float" office:value="25.608000000000004" table:formula="of:=AVERAGE([.C25:.C29])" table:style-name="ce1">
            <text:p>25.608</text:p>
          </table:table-cell>
          <table:table-cell office:value-type="float" office:value="25.592999999999996" table:formula="of:=AVERAGE([.C20:.C29])" table:style-name="ce1">
            <text:p>25.593</text:p>
          </table:table-cell>
          <table:table-cell office:value-type="float" office:value="25.615333333333336" table:formula="of:=AVERAGE([.C15:.C29])" table:style-name="ce1">
            <text:p>25.61533333</text:p>
          </table:table-cell>
          <table:table-cell table:number-columns-repeated="16375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8.16" table:style-name="ce1">
            <text:p>8.16</text:p>
          </table:table-cell>
          <table:table-cell office:value-type="float" office:value="25.46" table:style-name="ce1">
            <text:p>25.46</text:p>
          </table:table-cell>
          <table:table-cell office:value-type="float" office:value="8.0560000000000009" table:formula="of:=AVERAGE([.B26:.B30])" table:style-name="ce1">
            <text:p>8.056</text:p>
          </table:table-cell>
          <table:table-cell office:value-type="float" office:value="8.0470000000000006" table:formula="of:=AVERAGE([.B21:.B30])" table:style-name="ce1">
            <text:p>8.047</text:p>
          </table:table-cell>
          <table:table-cell office:value-type="float" office:value="8.0493333333333332" table:formula="of:=AVERAGE([.B16:.B30])" table:style-name="ce1">
            <text:p>8.049333333</text:p>
          </table:table-cell>
          <table:table-cell office:value-type="float" office:value="25.478000000000002" table:formula="of:=AVERAGE([.C26:.C30])" table:style-name="ce1">
            <text:p>25.478</text:p>
          </table:table-cell>
          <table:table-cell office:value-type="float" office:value="25.603999999999996" table:formula="of:=AVERAGE([.C21:.C30])" table:style-name="ce1">
            <text:p>25.604</text:p>
          </table:table-cell>
          <table:table-cell office:value-type="float" office:value="25.608000000000001" table:formula="of:=AVERAGE([.C16:.C30])" table:style-name="ce1">
            <text:p>25.608</text:p>
          </table:table-cell>
          <table:table-cell table:number-columns-repeated="16375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8.15" table:style-name="ce1">
            <text:p>8.15</text:p>
          </table:table-cell>
          <table:table-cell office:value-type="float" office:value="25.69" table:style-name="ce1">
            <text:p>25.69</text:p>
          </table:table-cell>
          <table:table-cell office:value-type="float" office:value="8.0920000000000005" table:formula="of:=AVERAGE([.B27:.B31])" table:style-name="ce1">
            <text:p>8.092</text:p>
          </table:table-cell>
          <table:table-cell office:value-type="float" office:value="8.0699999999999985" table:formula="of:=AVERAGE([.B22:.B31])" table:style-name="ce1">
            <text:p>8.07</text:p>
          </table:table-cell>
          <table:table-cell office:value-type="float" office:value="8.0513333333333339" table:formula="of:=AVERAGE([.B17:.B31])" table:style-name="ce1">
            <text:p>8.051333333</text:p>
          </table:table-cell>
          <table:table-cell office:value-type="float" office:value="25.513999999999999" table:formula="of:=AVERAGE([.C27:.C31])" table:style-name="ce1">
            <text:p>25.514</text:p>
          </table:table-cell>
          <table:table-cell office:value-type="float" office:value="25.605" table:formula="of:=AVERAGE([.C22:.C31])" table:style-name="ce1">
            <text:p>25.605</text:p>
          </table:table-cell>
          <table:table-cell office:value-type="float" office:value="25.626666666666665" table:formula="of:=AVERAGE([.C17:.C31])" table:style-name="ce1">
            <text:p>25.62666667</text:p>
          </table:table-cell>
          <table:table-cell table:number-columns-repeated="16375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25.69" table:style-name="ce1">
            <text:p>25.69</text:p>
          </table:table-cell>
          <table:table-cell office:value-type="float" office:value="8.1300000000000008" table:formula="of:=AVERAGE([.B28:.B32])" table:style-name="ce1">
            <text:p>8.13</text:p>
          </table:table-cell>
          <table:table-cell office:value-type="float" office:value="8.0960000000000001" table:formula="of:=AVERAGE([.B23:.B32])" table:style-name="ce1">
            <text:p>8.096</text:p>
          </table:table-cell>
          <table:table-cell office:value-type="float" office:value="8.0473333333333343" table:formula="of:=AVERAGE([.B18:.B32])" table:style-name="ce1">
            <text:p>8.047333333</text:p>
          </table:table-cell>
          <table:table-cell office:value-type="float" office:value="25.524000000000001" table:formula="of:=AVERAGE([.C28:.C32])" table:style-name="ce1">
            <text:p>25.524</text:p>
          </table:table-cell>
          <table:table-cell office:value-type="float" office:value="25.600999999999999" table:formula="of:=AVERAGE([.C23:.C32])" table:style-name="ce1">
            <text:p>25.601</text:p>
          </table:table-cell>
          <table:table-cell office:value-type="float" office:value="25.618666666666666" table:formula="of:=AVERAGE([.C18:.C32])" table:style-name="ce1">
            <text:p>25.61866667</text:p>
          </table:table-cell>
          <table:table-cell table:number-columns-repeated="16375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6.21" table:style-name="ce1">
            <text:p>26.21</text:p>
          </table:table-cell>
          <table:table-cell office:value-type="float" office:value="8.1739999999999995" table:formula="of:=AVERAGE([.B29:.B33])" table:style-name="ce1">
            <text:p>8.174</text:p>
          </table:table-cell>
          <table:table-cell office:value-type="float" office:value="8.1340000000000003" table:formula="of:=AVERAGE([.B24:.B33])" table:style-name="ce1">
            <text:p>8.134</text:p>
          </table:table-cell>
          <table:table-cell office:value-type="float" office:value="8.0579999999999998" table:formula="of:=AVERAGE([.B19:.B33])" table:style-name="ce1">
            <text:p>8.058</text:p>
          </table:table-cell>
          <table:table-cell office:value-type="float" office:value="25.669999999999998" table:formula="of:=AVERAGE([.C29:.C33])" table:style-name="ce1">
            <text:p>25.67</text:p>
          </table:table-cell>
          <table:table-cell office:value-type="float" office:value="25.686" table:formula="of:=AVERAGE([.C24:.C33])" table:style-name="ce1">
            <text:p>25.686</text:p>
          </table:table-cell>
          <table:table-cell office:value-type="float" office:value="25.654666666666667" table:formula="of:=AVERAGE([.C19:.C33])" table:style-name="ce1">
            <text:p>25.65466667</text:p>
          </table:table-cell>
          <table:table-cell table:number-columns-repeated="16375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.18" table:style-name="ce1">
            <text:p>8.18</text:p>
          </table:table-cell>
          <table:table-cell office:value-type="float" office:value="25.8" table:style-name="ce1">
            <text:p>25.8</text:p>
          </table:table-cell>
          <table:table-cell office:value-type="float" office:value="8.1980000000000004" table:formula="of:=AVERAGE([.B30:.B34])" table:style-name="ce1">
            <text:p>8.198</text:p>
          </table:table-cell>
          <table:table-cell office:value-type="float" office:value="8.1430000000000007" table:formula="of:=AVERAGE([.B25:.B34])" table:style-name="ce1">
            <text:p>8.143</text:p>
          </table:table-cell>
          <table:table-cell office:value-type="float" office:value="8.0713333333333352" table:formula="of:=AVERAGE([.B20:.B34])" table:style-name="ce1">
            <text:p>8.071333333</text:p>
          </table:table-cell>
          <table:table-cell office:value-type="float" office:value="25.770000000000003" table:formula="of:=AVERAGE([.C30:.C34])" table:style-name="ce1">
            <text:p>25.77</text:p>
          </table:table-cell>
          <table:table-cell office:value-type="float" office:value="25.689000000000004" table:formula="of:=AVERAGE([.C25:.C34])" table:style-name="ce1">
            <text:p>25.689</text:p>
          </table:table-cell>
          <table:table-cell office:value-type="float" office:value="25.651999999999997" table:formula="of:=AVERAGE([.C20:.C34])" table:style-name="ce1">
            <text:p>25.652</text:p>
          </table:table-cell>
          <table:table-cell table:number-columns-repeated="16375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8.4" table:style-name="ce1">
            <text:p>8.4</text:p>
          </table:table-cell>
          <table:table-cell office:value-type="float" office:value="25.59" table:style-name="ce1">
            <text:p>25.59</text:p>
          </table:table-cell>
          <table:table-cell office:value-type="float" office:value="8.2459999999999987" table:formula="of:=AVERAGE([.B31:.B35])" table:style-name="ce1">
            <text:p>8.246</text:p>
          </table:table-cell>
          <table:table-cell office:value-type="float" office:value="8.1510000000000016" table:formula="of:=AVERAGE([.B26:.B35])" table:style-name="ce1">
            <text:p>8.151</text:p>
          </table:table-cell>
          <table:table-cell office:value-type="float" office:value="8.1133333333333351" table:formula="of:=AVERAGE([.B21:.B35])" table:style-name="ce1">
            <text:p>8.113333333</text:p>
          </table:table-cell>
          <table:table-cell office:value-type="float" office:value="25.795999999999999" table:formula="of:=AVERAGE([.C31:.C35])" table:style-name="ce1">
            <text:p>25.796</text:p>
          </table:table-cell>
          <table:table-cell office:value-type="float" office:value="25.637" table:formula="of:=AVERAGE([.C26:.C35])" table:style-name="ce1">
            <text:p>25.637</text:p>
          </table:table-cell>
          <table:table-cell office:value-type="float" office:value="25.667999999999996" table:formula="of:=AVERAGE([.C21:.C35])" table:style-name="ce1">
            <text:p>25.668</text:p>
          </table:table-cell>
          <table:table-cell table:number-columns-repeated="16375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8.5" table:style-name="ce1">
            <text:p>8.5</text:p>
          </table:table-cell>
          <table:table-cell office:value-type="float" office:value="26.05" table:style-name="ce1">
            <text:p>26.05</text:p>
          </table:table-cell>
          <table:table-cell office:value-type="float" office:value="8.3159999999999989" table:formula="of:=AVERAGE([.B32:.B36])" table:style-name="ce1">
            <text:p>8.316</text:p>
          </table:table-cell>
          <table:table-cell office:value-type="float" office:value="8.2040000000000006" table:formula="of:=AVERAGE([.B27:.B36])" table:style-name="ce1">
            <text:p>8.204</text:p>
          </table:table-cell>
          <table:table-cell office:value-type="float" office:value="8.1519999999999992" table:formula="of:=AVERAGE([.B22:.B36])" table:style-name="ce1">
            <text:p>8.152</text:p>
          </table:table-cell>
          <table:table-cell office:value-type="float" office:value="25.868000000000002" table:formula="of:=AVERAGE([.C32:.C36])" table:style-name="ce1">
            <text:p>25.868</text:p>
          </table:table-cell>
          <table:table-cell office:value-type="float" office:value="25.691000000000003" table:formula="of:=AVERAGE([.C27:.C36])" table:style-name="ce1">
            <text:p>25.691</text:p>
          </table:table-cell>
          <table:table-cell office:value-type="float" office:value="25.692666666666664" table:formula="of:=AVERAGE([.C22:.C36])" table:style-name="ce1">
            <text:p>25.69266667</text:p>
          </table:table-cell>
          <table:table-cell table:number-columns-repeated="16375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2" table:style-name="ce1">
            <text:p>25.82</text:p>
          </table:table-cell>
          <table:table-cell office:value-type="float" office:value="8.3819999999999997" table:formula="of:=AVERAGE([.B33:.B37])" table:style-name="ce1">
            <text:p>8.382</text:p>
          </table:table-cell>
          <table:table-cell office:value-type="float" office:value="8.2560000000000002" table:formula="of:=AVERAGE([.B28:.B37])" table:style-name="ce1">
            <text:p>8.256</text:p>
          </table:table-cell>
          <table:table-cell office:value-type="float" office:value="8.1913333333333345" table:formula="of:=AVERAGE([.B23:.B37])" table:style-name="ce1">
            <text:p>8.191333333</text:p>
          </table:table-cell>
          <table:table-cell office:value-type="float" office:value="25.893999999999998" table:formula="of:=AVERAGE([.C33:.C37])" table:style-name="ce1">
            <text:p>25.894</text:p>
          </table:table-cell>
          <table:table-cell office:value-type="float" office:value="25.709000000000003" table:formula="of:=AVERAGE([.C28:.C37])" table:style-name="ce1">
            <text:p>25.709</text:p>
          </table:table-cell>
          <table:table-cell office:value-type="float" office:value="25.698666666666664" table:formula="of:=AVERAGE([.C23:.C37])" table:style-name="ce1">
            <text:p>25.69866667</text:p>
          </table:table-cell>
          <table:table-cell table:number-columns-repeated="16375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9" table:style-name="ce1">
            <text:p>25.69</text:p>
          </table:table-cell>
          <table:table-cell office:value-type="float" office:value="8.3840000000000003" table:formula="of:=AVERAGE([.B34:.B38])" table:style-name="ce1">
            <text:p>8.384</text:p>
          </table:table-cell>
          <table:table-cell office:value-type="float" office:value="8.2789999999999981" table:formula="of:=AVERAGE([.B29:.B38])" table:style-name="ce1">
            <text:p>8.279</text:p>
          </table:table-cell>
          <table:table-cell office:value-type="float" office:value="8.2173333333333343" table:formula="of:=AVERAGE([.B24:.B38])" table:style-name="ce1">
            <text:p>8.217333333</text:p>
          </table:table-cell>
          <table:table-cell office:value-type="float" office:value="25.79" table:formula="of:=AVERAGE([.C34:.C38])" table:style-name="ce1">
            <text:p>25.79</text:p>
          </table:table-cell>
          <table:table-cell office:value-type="float" office:value="25.73" table:formula="of:=AVERAGE([.C29:.C38])" table:style-name="ce1">
            <text:p>25.73</text:p>
          </table:table-cell>
          <table:table-cell office:value-type="float" office:value="25.720666666666666" table:formula="of:=AVERAGE([.C24:.C38])" table:style-name="ce1">
            <text:p>25.72066667</text:p>
          </table:table-cell>
          <table:table-cell table:number-columns-repeated="16375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6" table:style-name="ce1">
            <text:p>25.86</text:p>
          </table:table-cell>
          <table:table-cell office:value-type="float" office:value="8.3919999999999995" table:formula="of:=AVERAGE([.B35:.B39])" table:style-name="ce1">
            <text:p>8.392</text:p>
          </table:table-cell>
          <table:table-cell office:value-type="float" office:value="8.2949999999999999" table:formula="of:=AVERAGE([.B30:.B39])" table:style-name="ce1">
            <text:p>8.295</text:p>
          </table:table-cell>
          <table:table-cell office:value-type="float" office:value="8.2260000000000009" table:formula="of:=AVERAGE([.B25:.B39])" table:style-name="ce1">
            <text:p>8.226</text:p>
          </table:table-cell>
          <table:table-cell office:value-type="float" office:value="25.802" table:formula="of:=AVERAGE([.C35:.C39])" table:style-name="ce1">
            <text:p>25.802</text:p>
          </table:table-cell>
          <table:table-cell office:value-type="float" office:value="25.786000000000001" table:formula="of:=AVERAGE([.C30:.C39])" table:style-name="ce1">
            <text:p>25.786</text:p>
          </table:table-cell>
          <table:table-cell office:value-type="float" office:value="25.72666666666667" table:formula="of:=AVERAGE([.C25:.C39])" table:style-name="ce1">
            <text:p>25.72666667</text:p>
          </table:table-cell>
          <table:table-cell table:number-columns-repeated="16375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8.09" table:style-name="ce1">
            <text:p>8.09</text:p>
          </table:table-cell>
          <table:table-cell office:value-type="float" office:value="25.52" table:style-name="ce1">
            <text:p>25.52</text:p>
          </table:table-cell>
          <table:table-cell office:value-type="float" office:value="8.3300000000000018" table:formula="of:=AVERAGE([.B36:.B40])" table:style-name="ce1">
            <text:p>8.33</text:p>
          </table:table-cell>
          <table:table-cell office:value-type="float" office:value="8.2880000000000003" table:formula="of:=AVERAGE([.B31:.B40])" table:style-name="ce1">
            <text:p>8.288</text:p>
          </table:table-cell>
          <table:table-cell office:value-type="float" office:value="8.2106666666666666" table:formula="of:=AVERAGE([.B26:.B40])" table:style-name="ce1">
            <text:p>8.210666667</text:p>
          </table:table-cell>
          <table:table-cell office:value-type="float" office:value="25.788" table:formula="of:=AVERAGE([.C36:.C40])" table:style-name="ce1">
            <text:p>25.788</text:p>
          </table:table-cell>
          <table:table-cell office:value-type="float" office:value="25.791999999999994" table:formula="of:=AVERAGE([.C31:.C40])" table:style-name="ce1">
            <text:p>25.792</text:p>
          </table:table-cell>
          <table:table-cell office:value-type="float" office:value="25.687333333333335" table:formula="of:=AVERAGE([.C26:.C40])" table:style-name="ce1">
            <text:p>25.68733333</text:p>
          </table:table-cell>
          <table:table-cell table:number-columns-repeated="16375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.23" table:style-name="ce1">
            <text:p>8.23</text:p>
          </table:table-cell>
          <table:table-cell office:value-type="float" office:value="26.13" table:style-name="ce1">
            <text:p>26.13</text:p>
          </table:table-cell>
          <table:table-cell office:value-type="float" office:value="8.2760000000000016" table:formula="of:=AVERAGE([.B37:.B41])" table:style-name="ce1">
            <text:p>8.276</text:p>
          </table:table-cell>
          <table:table-cell office:value-type="float" office:value="8.2960000000000012" table:formula="of:=AVERAGE([.B32:.B41])" table:style-name="ce1">
            <text:p>8.296</text:p>
          </table:table-cell>
          <table:table-cell office:value-type="float" office:value="8.2280000000000015" table:formula="of:=AVERAGE([.B27:.B41])" table:style-name="ce1">
            <text:p>8.228</text:p>
          </table:table-cell>
          <table:table-cell office:value-type="float" office:value="25.804000000000002" table:formula="of:=AVERAGE([.C37:.C41])" table:style-name="ce1">
            <text:p>25.804</text:p>
          </table:table-cell>
          <table:table-cell office:value-type="float" office:value="25.836000000000002" table:formula="of:=AVERAGE([.C32:.C41])" table:style-name="ce1">
            <text:p>25.836</text:p>
          </table:table-cell>
          <table:table-cell office:value-type="float" office:value="25.728666666666665" table:formula="of:=AVERAGE([.C27:.C41])" table:style-name="ce1">
            <text:p>25.72866667</text:p>
          </table:table-cell>
          <table:table-cell table:number-columns-repeated="16375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21" table:style-name="ce1">
            <text:p>26.21</text:p>
          </table:table-cell>
          <table:table-cell office:value-type="float" office:value="8.2440000000000015" table:formula="of:=AVERAGE([.B38:.B42])" table:style-name="ce1">
            <text:p>8.244</text:p>
          </table:table-cell>
          <table:table-cell office:value-type="float" office:value="8.3129999999999988" table:formula="of:=AVERAGE([.B33:.B42])" table:style-name="ce1">
            <text:p>8.313</text:p>
          </table:table-cell>
          <table:table-cell office:value-type="float" office:value="8.2520000000000007" table:formula="of:=AVERAGE([.B28:.B42])" table:style-name="ce1">
            <text:p>8.252</text:p>
          </table:table-cell>
          <table:table-cell office:value-type="float" office:value="25.881999999999998" table:formula="of:=AVERAGE([.C38:.C42])" table:style-name="ce1">
            <text:p>25.882</text:p>
          </table:table-cell>
          <table:table-cell office:value-type="float" office:value="25.887999999999998" table:formula="of:=AVERAGE([.C33:.C42])" table:style-name="ce1">
            <text:p>25.888</text:p>
          </table:table-cell>
          <table:table-cell office:value-type="float" office:value="25.766666666666666" table:formula="of:=AVERAGE([.C28:.C42])" table:style-name="ce1">
            <text:p>25.76666667</text:p>
          </table:table-cell>
          <table:table-cell table:number-columns-repeated="16375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7.95" table:style-name="ce1">
            <text:p>7.95</text:p>
          </table:table-cell>
          <table:table-cell office:value-type="float" office:value="25.83" table:style-name="ce1">
            <text:p>25.83</text:p>
          </table:table-cell>
          <table:table-cell office:value-type="float" office:value="8.1740000000000013" table:formula="of:=AVERAGE([.B39:.B43])" table:style-name="ce1">
            <text:p>8.174</text:p>
          </table:table-cell>
          <table:table-cell office:value-type="float" office:value="8.2789999999999999" table:formula="of:=AVERAGE([.B34:.B43])" table:style-name="ce1">
            <text:p>8.279</text:p>
          </table:table-cell>
          <table:table-cell office:value-type="float" office:value="8.243999999999998" table:formula="of:=AVERAGE([.B29:.B43])" table:style-name="ce1">
            <text:p>8.244</text:p>
          </table:table-cell>
          <table:table-cell office:value-type="float" office:value="25.910000000000004" table:formula="of:=AVERAGE([.C39:.C43])" table:style-name="ce1">
            <text:p>25.91</text:p>
          </table:table-cell>
          <table:table-cell office:value-type="float" office:value="25.85" table:formula="of:=AVERAGE([.C34:.C43])" table:style-name="ce1">
            <text:p>25.85</text:p>
          </table:table-cell>
          <table:table-cell office:value-type="float" office:value="25.79" table:formula="of:=AVERAGE([.C29:.C43])" table:style-name="ce1">
            <text:p>25.79</text:p>
          </table:table-cell>
          <table:table-cell table:number-columns-repeated="16375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8.19" table:style-name="ce1">
            <text:p>8.19</text:p>
          </table:table-cell>
          <table:table-cell office:value-type="float" office:value="25.82" table:style-name="ce1">
            <text:p>25.82</text:p>
          </table:table-cell>
          <table:table-cell office:value-type="float" office:value="8.168000000000001" table:formula="of:=AVERAGE([.B40:.B44])" table:style-name="ce1">
            <text:p>8.168</text:p>
          </table:table-cell>
          <table:table-cell office:value-type="float" office:value="8.2799999999999994" table:formula="of:=AVERAGE([.B35:.B44])" table:style-name="ce1">
            <text:p>8.28</text:p>
          </table:table-cell>
          <table:table-cell office:value-type="float" office:value="8.2526666666666664" table:formula="of:=AVERAGE([.B30:.B44])" table:style-name="ce1">
            <text:p>8.252666667</text:p>
          </table:table-cell>
          <table:table-cell office:value-type="float" office:value="25.901999999999997" table:formula="of:=AVERAGE([.C40:.C44])" table:style-name="ce1">
            <text:p>25.902</text:p>
          </table:table-cell>
          <table:table-cell office:value-type="float" office:value="25.851999999999997" table:formula="of:=AVERAGE([.C35:.C44])" table:style-name="ce1">
            <text:p>25.852</text:p>
          </table:table-cell>
          <table:table-cell office:value-type="float" office:value="25.824666666666662" table:formula="of:=AVERAGE([.C30:.C44])" table:style-name="ce1">
            <text:p>25.82466667</text:p>
          </table:table-cell>
          <table:table-cell table:number-columns-repeated="16375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8.18" table:style-name="ce1">
            <text:p>8.18</text:p>
          </table:table-cell>
          <table:table-cell office:value-type="float" office:value="25.72" table:style-name="ce1">
            <text:p>25.72</text:p>
          </table:table-cell>
          <table:table-cell office:value-type="float" office:value="8.1859999999999999" table:formula="of:=AVERAGE([.B41:.B45])" table:style-name="ce1">
            <text:p>8.186</text:p>
          </table:table-cell>
          <table:table-cell office:value-type="float" office:value="8.2580000000000009" table:formula="of:=AVERAGE([.B36:.B45])" table:style-name="ce1">
            <text:p>8.258</text:p>
          </table:table-cell>
          <table:table-cell office:value-type="float" office:value="8.2539999999999996" table:formula="of:=AVERAGE([.B31:.B45])" table:style-name="ce1">
            <text:p>8.254</text:p>
          </table:table-cell>
          <table:table-cell office:value-type="float" office:value="25.942" table:formula="of:=AVERAGE([.C41:.C45])" table:style-name="ce1">
            <text:p>25.942</text:p>
          </table:table-cell>
          <table:table-cell office:value-type="float" office:value="25.864999999999998" table:formula="of:=AVERAGE([.C36:.C45])" table:style-name="ce1">
            <text:p>25.865</text:p>
          </table:table-cell>
          <table:table-cell office:value-type="float" office:value="25.841999999999992" table:formula="of:=AVERAGE([.C31:.C45])" table:style-name="ce1">
            <text:p>25.842</text:p>
          </table:table-cell>
          <table:table-cell table:number-columns-repeated="16375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7" table:style-name="ce1">
            <text:p>25.87</text:p>
          </table:table-cell>
          <table:table-cell office:value-type="float" office:value="8.1840000000000011" table:formula="of:=AVERAGE([.B42:.B46])" table:style-name="ce1">
            <text:p>8.184</text:p>
          </table:table-cell>
          <table:table-cell office:value-type="float" office:value="8.23" table:formula="of:=AVERAGE([.B37:.B46])" table:style-name="ce1">
            <text:p>8.23</text:p>
          </table:table-cell>
          <table:table-cell office:value-type="float" office:value="8.2586666666666666" table:formula="of:=AVERAGE([.B32:.B46])" table:style-name="ce1">
            <text:p>8.258666667</text:p>
          </table:table-cell>
          <table:table-cell office:value-type="float" office:value="25.889999999999997" table:formula="of:=AVERAGE([.C42:.C46])" table:style-name="ce1">
            <text:p>25.89</text:p>
          </table:table-cell>
          <table:table-cell office:value-type="float" office:value="25.846999999999998" table:formula="of:=AVERAGE([.C37:.C46])" table:style-name="ce1">
            <text:p>25.847</text:p>
          </table:table-cell>
          <table:table-cell office:value-type="float" office:value="25.853999999999996" table:formula="of:=AVERAGE([.C32:.C46])" table:style-name="ce1">
            <text:p>25.854</text:p>
          </table:table-cell>
          <table:table-cell table:number-columns-repeated="16375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8.18" table:style-name="ce1">
            <text:p>8.18</text:p>
          </table:table-cell>
          <table:table-cell office:value-type="float" office:value="25.87" table:style-name="ce1">
            <text:p>25.87</text:p>
          </table:table-cell>
          <table:table-cell office:value-type="float" office:value="8.1440000000000001" table:formula="of:=AVERAGE([.B43:.B47])" table:style-name="ce1">
            <text:p>8.144</text:p>
          </table:table-cell>
          <table:table-cell office:value-type="float" office:value="8.1939999999999991" table:formula="of:=AVERAGE([.B38:.B47])" table:style-name="ce1">
            <text:p>8.194</text:p>
          </table:table-cell>
          <table:table-cell office:value-type="float" office:value="8.2566666666666659" table:formula="of:=AVERAGE([.B33:.B47])" table:style-name="ce1">
            <text:p>8.256666667</text:p>
          </table:table-cell>
          <table:table-cell office:value-type="float" office:value="25.822000000000003" table:formula="of:=AVERAGE([.C43:.C47])" table:style-name="ce1">
            <text:p>25.822</text:p>
          </table:table-cell>
          <table:table-cell office:value-type="float" office:value="25.851999999999997" table:formula="of:=AVERAGE([.C38:.C47])" table:style-name="ce1">
            <text:p>25.852</text:p>
          </table:table-cell>
          <table:table-cell office:value-type="float" office:value="25.866" table:formula="of:=AVERAGE([.C33:.C47])" table:style-name="ce1">
            <text:p>25.866</text:p>
          </table:table-cell>
          <table:table-cell table:number-columns-repeated="16375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8.17" table:style-name="ce1">
            <text:p>8.17</text:p>
          </table:table-cell>
          <table:table-cell office:value-type="float" office:value="25.95" table:style-name="ce1">
            <text:p>25.95</text:p>
          </table:table-cell>
          <table:table-cell office:value-type="float" office:value="8.1879999999999988" table:formula="of:=AVERAGE([.B44:.B48])" table:style-name="ce1">
            <text:p>8.188</text:p>
          </table:table-cell>
          <table:table-cell office:value-type="float" office:value="8.1810000000000009" table:formula="of:=AVERAGE([.B39:.B48])" table:style-name="ce1">
            <text:p>8.181</text:p>
          </table:table-cell>
          <table:table-cell office:value-type="float" office:value="8.2486666666666668" table:formula="of:=AVERAGE([.B34:.B48])" table:style-name="ce1">
            <text:p>8.248666667</text:p>
          </table:table-cell>
          <table:table-cell office:value-type="float" office:value="25.845999999999997" table:formula="of:=AVERAGE([.C44:.C48])" table:style-name="ce1">
            <text:p>25.846</text:p>
          </table:table-cell>
          <table:table-cell office:value-type="float" office:value="25.878000000000004" table:formula="of:=AVERAGE([.C39:.C48])" table:style-name="ce1">
            <text:p>25.878</text:p>
          </table:table-cell>
          <table:table-cell office:value-type="float" office:value="25.848666666666663" table:formula="of:=AVERAGE([.C34:.C48])" table:style-name="ce1">
            <text:p>25.84866667</text:p>
          </table:table-cell>
          <table:table-cell table:number-columns-repeated="16375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7" table:style-name="ce1">
            <text:p>25.67</text:p>
          </table:table-cell>
          <table:table-cell office:value-type="float" office:value="8.2099999999999991" table:formula="of:=AVERAGE([.B45:.B49])" table:style-name="ce1">
            <text:p>8.21</text:p>
          </table:table-cell>
          <table:table-cell office:value-type="float" office:value="8.1890000000000001" table:formula="of:=AVERAGE([.B40:.B49])" table:style-name="ce1">
            <text:p>8.189</text:p>
          </table:table-cell>
          <table:table-cell office:value-type="float" office:value="8.2566666666666659" table:formula="of:=AVERAGE([.B35:.B49])" table:style-name="ce1">
            <text:p>8.256666667</text:p>
          </table:table-cell>
          <table:table-cell office:value-type="float" office:value="25.816000000000003" table:formula="of:=AVERAGE([.C45:.C49])" table:style-name="ce1">
            <text:p>25.816</text:p>
          </table:table-cell>
          <table:table-cell office:value-type="float" office:value="25.858999999999998" table:formula="of:=AVERAGE([.C40:.C49])" table:style-name="ce1">
            <text:p>25.859</text:p>
          </table:table-cell>
          <table:table-cell office:value-type="float" office:value="25.84" table:formula="of:=AVERAGE([.C35:.C49])" table:style-name="ce1">
            <text:p>25.84</text:p>
          </table:table-cell>
          <table:table-cell table:number-columns-repeated="16375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8.59" table:style-name="ce1">
            <text:p>8.59</text:p>
          </table:table-cell>
          <table:table-cell office:value-type="float" office:value="25.87" table:style-name="ce1">
            <text:p>25.87</text:p>
          </table:table-cell>
          <table:table-cell office:value-type="float" office:value="8.2920000000000016" table:formula="of:=AVERAGE([.B46:.B50])" table:style-name="ce1">
            <text:p>8.292</text:p>
          </table:table-cell>
          <table:table-cell office:value-type="float" office:value="8.2390000000000008" table:formula="of:=AVERAGE([.B41:.B50])" table:style-name="ce1">
            <text:p>8.239</text:p>
          </table:table-cell>
          <table:table-cell office:value-type="float" office:value="8.2693333333333339" table:formula="of:=AVERAGE([.B36:.B50])" table:style-name="ce1">
            <text:p>8.269333333</text:p>
          </table:table-cell>
          <table:table-cell office:value-type="float" office:value="25.845999999999997" table:formula="of:=AVERAGE([.C46:.C50])" table:style-name="ce1">
            <text:p>25.846</text:p>
          </table:table-cell>
          <table:table-cell office:value-type="float" office:value="25.893999999999998" table:formula="of:=AVERAGE([.C41:.C50])" table:style-name="ce1">
            <text:p>25.894</text:p>
          </table:table-cell>
          <table:table-cell office:value-type="float" office:value="25.858666666666668" table:formula="of:=AVERAGE([.C36:.C50])" table:style-name="ce1">
            <text:p>25.85866667</text:p>
          </table:table-cell>
          <table:table-cell table:number-columns-repeated="16375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8.59" table:style-name="ce1">
            <text:p>8.59</text:p>
          </table:table-cell>
          <table:table-cell office:value-type="float" office:value="26.13" table:style-name="ce1">
            <text:p>26.13</text:p>
          </table:table-cell>
          <table:table-cell office:value-type="float" office:value="8.3659999999999997" table:formula="of:=AVERAGE([.B47:.B51])" table:style-name="ce1">
            <text:p>8.366</text:p>
          </table:table-cell>
          <table:table-cell office:value-type="float" office:value="8.2750000000000021" table:formula="of:=AVERAGE([.B42:.B51])" table:style-name="ce1">
            <text:p>8.275</text:p>
          </table:table-cell>
          <table:table-cell office:value-type="float" office:value="8.2753333333333341" table:formula="of:=AVERAGE([.B37:.B51])" table:style-name="ce1">
            <text:p>8.275333333</text:p>
          </table:table-cell>
          <table:table-cell office:value-type="float" office:value="25.898000000000003" table:formula="of:=AVERAGE([.C47:.C51])" table:style-name="ce1">
            <text:p>25.898</text:p>
          </table:table-cell>
          <table:table-cell office:value-type="float" office:value="25.893999999999998" table:formula="of:=AVERAGE([.C42:.C51])" table:style-name="ce1">
            <text:p>25.894</text:p>
          </table:table-cell>
          <table:table-cell office:value-type="float" office:value="25.863999999999997" table:formula="of:=AVERAGE([.C37:.C51])" table:style-name="ce1">
            <text:p>25.864</text:p>
          </table:table-cell>
          <table:table-cell table:number-columns-repeated="16375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8.23" table:style-name="ce1">
            <text:p>8.23</text:p>
          </table:table-cell>
          <table:table-cell office:value-type="float" office:value="25.82" table:style-name="ce1">
            <text:p>25.82</text:p>
          </table:table-cell>
          <table:table-cell office:value-type="float" office:value="8.3759999999999994" table:formula="of:=AVERAGE([.B48:.B52])" table:style-name="ce1">
            <text:p>8.376</text:p>
          </table:table-cell>
          <table:table-cell office:value-type="float" office:value="8.2600000000000016" table:formula="of:=AVERAGE([.B43:.B52])" table:style-name="ce1">
            <text:p>8.26</text:p>
          </table:table-cell>
          <table:table-cell office:value-type="float" office:value="8.254666666666667" table:formula="of:=AVERAGE([.B38:.B52])" table:style-name="ce1">
            <text:p>8.254666667</text:p>
          </table:table-cell>
          <table:table-cell office:value-type="float" office:value="25.887999999999998" table:formula="of:=AVERAGE([.C48:.C52])" table:style-name="ce1">
            <text:p>25.888</text:p>
          </table:table-cell>
          <table:table-cell office:value-type="float" office:value="25.855" table:formula="of:=AVERAGE([.C43:.C52])" table:style-name="ce1">
            <text:p>25.855</text:p>
          </table:table-cell>
          <table:table-cell office:value-type="float" office:value="25.863999999999997" table:formula="of:=AVERAGE([.C38:.C52])" table:style-name="ce1">
            <text:p>25.864</text:p>
          </table:table-cell>
          <table:table-cell table:number-columns-repeated="16375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8.02" table:style-name="ce1">
            <text:p>8.02</text:p>
          </table:table-cell>
          <table:table-cell office:value-type="float" office:value="25.75" table:style-name="ce1">
            <text:p>25.75</text:p>
          </table:table-cell>
          <table:table-cell office:value-type="float" office:value="8.3460000000000001" table:formula="of:=AVERAGE([.B49:.B53])" table:style-name="ce1">
            <text:p>8.346</text:p>
          </table:table-cell>
          <table:table-cell office:value-type="float" office:value="8.2669999999999995" table:formula="of:=AVERAGE([.B44:.B53])" table:style-name="ce1">
            <text:p>8.267</text:p>
          </table:table-cell>
          <table:table-cell office:value-type="float" office:value="8.2360000000000007" table:formula="of:=AVERAGE([.B39:.B53])" table:style-name="ce1">
            <text:p>8.236</text:p>
          </table:table-cell>
          <table:table-cell office:value-type="float" office:value="25.848000000000003" table:formula="of:=AVERAGE([.C49:.C53])" table:style-name="ce1">
            <text:p>25.848</text:p>
          </table:table-cell>
          <table:table-cell office:value-type="float" office:value="25.846999999999998" table:formula="of:=AVERAGE([.C44:.C53])" table:style-name="ce1">
            <text:p>25.847</text:p>
          </table:table-cell>
          <table:table-cell office:value-type="float" office:value="25.868000000000002" table:formula="of:=AVERAGE([.C39:.C53])" table:style-name="ce1">
            <text:p>25.868</text:p>
          </table:table-cell>
          <table:table-cell table:number-columns-repeated="16375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58" table:style-name="ce1">
            <text:p>25.58</text:p>
          </table:table-cell>
          <table:table-cell office:value-type="float" office:value="8.3120000000000012" table:formula="of:=AVERAGE([.B50:.B54])" table:style-name="ce1">
            <text:p>8.312</text:p>
          </table:table-cell>
          <table:table-cell office:value-type="float" office:value="8.2609999999999992" table:formula="of:=AVERAGE([.B45:.B54])" table:style-name="ce1">
            <text:p>8.261</text:p>
          </table:table-cell>
          <table:table-cell office:value-type="float" office:value="8.23" table:formula="of:=AVERAGE([.B40:.B54])" table:style-name="ce1">
            <text:p>8.23</text:p>
          </table:table-cell>
          <table:table-cell office:value-type="float" office:value="25.829999999999995" table:formula="of:=AVERAGE([.C50:.C54])" table:style-name="ce1">
            <text:p>25.83</text:p>
          </table:table-cell>
          <table:table-cell office:value-type="float" office:value="25.823" table:formula="of:=AVERAGE([.C45:.C54])" table:style-name="ce1">
            <text:p>25.823</text:p>
          </table:table-cell>
          <table:table-cell office:value-type="float" office:value="25.84933333333333" table:formula="of:=AVERAGE([.C40:.C54])" table:style-name="ce1">
            <text:p>25.84933333</text:p>
          </table:table-cell>
          <table:table-cell table:number-columns-repeated="16375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01" table:style-name="ce1">
            <text:p>26.01</text:p>
          </table:table-cell>
          <table:table-cell office:value-type="float" office:value="8.27" table:formula="of:=AVERAGE([.B51:.B55])" table:style-name="ce1">
            <text:p>8.27</text:p>
          </table:table-cell>
          <table:table-cell office:value-type="float" office:value="8.2810000000000006" table:formula="of:=AVERAGE([.B46:.B55])" table:style-name="ce1">
            <text:p>8.281</text:p>
          </table:table-cell>
          <table:table-cell office:value-type="float" office:value="8.2493333333333325" table:formula="of:=AVERAGE([.B41:.B55])" table:style-name="ce1">
            <text:p>8.249333333</text:p>
          </table:table-cell>
          <table:table-cell office:value-type="float" office:value="25.857999999999997" table:formula="of:=AVERAGE([.C51:.C55])" table:style-name="ce1">
            <text:p>25.858</text:p>
          </table:table-cell>
          <table:table-cell office:value-type="float" office:value="25.851999999999997" table:formula="of:=AVERAGE([.C46:.C55])" table:style-name="ce1">
            <text:p>25.852</text:p>
          </table:table-cell>
          <table:table-cell office:value-type="float" office:value="25.881999999999998" table:formula="of:=AVERAGE([.C41:.C55])" table:style-name="ce1">
            <text:p>25.882</text:p>
          </table:table-cell>
          <table:table-cell table:number-columns-repeated="16375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8.36" table:style-name="ce1">
            <text:p>8.36</text:p>
          </table:table-cell>
          <table:table-cell office:value-type="float" office:value="25.88" table:style-name="ce1">
            <text:p>25.88</text:p>
          </table:table-cell>
          <table:table-cell office:value-type="float" office:value="8.2240000000000002" table:formula="of:=AVERAGE([.B52:.B56])" table:style-name="ce1">
            <text:p>8.224</text:p>
          </table:table-cell>
          <table:table-cell office:value-type="float" office:value="8.2949999999999982" table:formula="of:=AVERAGE([.B47:.B56])" table:style-name="ce1">
            <text:p>8.295</text:p>
          </table:table-cell>
          <table:table-cell office:value-type="float" office:value="8.2580000000000009" table:formula="of:=AVERAGE([.B42:.B56])" table:style-name="ce1">
            <text:p>8.258</text:p>
          </table:table-cell>
          <table:table-cell office:value-type="float" office:value="25.808000000000003" table:formula="of:=AVERAGE([.C52:.C56])" table:style-name="ce1">
            <text:p>25.808</text:p>
          </table:table-cell>
          <table:table-cell office:value-type="float" office:value="25.852999999999998" table:formula="of:=AVERAGE([.C47:.C56])" table:style-name="ce1">
            <text:p>25.853</text:p>
          </table:table-cell>
          <table:table-cell office:value-type="float" office:value="25.865333333333332" table:formula="of:=AVERAGE([.C42:.C56])" table:style-name="ce1">
            <text:p>25.86533333</text:p>
          </table:table-cell>
          <table:table-cell table:number-columns-repeated="16375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8.57" table:style-name="ce1">
            <text:p>8.57</text:p>
          </table:table-cell>
          <table:table-cell office:value-type="float" office:value="25.93" table:style-name="ce1">
            <text:p>25.93</text:p>
          </table:table-cell>
          <table:table-cell office:value-type="float" office:value="8.2919999999999998" table:formula="of:=AVERAGE([.B53:.B57])" table:style-name="ce1">
            <text:p>8.292</text:p>
          </table:table-cell>
          <table:table-cell office:value-type="float" office:value="8.3339999999999996" table:formula="of:=AVERAGE([.B48:.B57])" table:style-name="ce1">
            <text:p>8.334</text:p>
          </table:table-cell>
          <table:table-cell office:value-type="float" office:value="8.2706666666666671" table:formula="of:=AVERAGE([.B43:.B57])" table:style-name="ce1">
            <text:p>8.270666667</text:p>
          </table:table-cell>
          <table:table-cell office:value-type="float" office:value="25.830000000000002" table:formula="of:=AVERAGE([.C53:.C57])" table:style-name="ce1">
            <text:p>25.83</text:p>
          </table:table-cell>
          <table:table-cell office:value-type="float" office:value="25.858999999999998" table:formula="of:=AVERAGE([.C48:.C57])" table:style-name="ce1">
            <text:p>25.859</text:p>
          </table:table-cell>
          <table:table-cell office:value-type="float" office:value="25.846666666666668" table:formula="of:=AVERAGE([.C43:.C57])" table:style-name="ce1">
            <text:p>25.84666667</text:p>
          </table:table-cell>
          <table:table-cell table:number-columns-repeated="16375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8.41" table:style-name="ce1">
            <text:p>8.41</text:p>
          </table:table-cell>
          <table:table-cell office:value-type="float" office:value="25.78" table:style-name="ce1">
            <text:p>25.78</text:p>
          </table:table-cell>
          <table:table-cell office:value-type="float" office:value="8.3699999999999992" table:formula="of:=AVERAGE([.B54:.B58])" table:style-name="ce1">
            <text:p>8.37</text:p>
          </table:table-cell>
          <table:table-cell office:value-type="float" office:value="8.3580000000000005" table:formula="of:=AVERAGE([.B49:.B58])" table:style-name="ce1">
            <text:p>8.358</text:p>
          </table:table-cell>
          <table:table-cell office:value-type="float" office:value="8.3013333333333321" table:formula="of:=AVERAGE([.B44:.B58])" table:style-name="ce1">
            <text:p>8.301333333</text:p>
          </table:table-cell>
          <table:table-cell office:value-type="float" office:value="25.836000000000002" table:formula="of:=AVERAGE([.C54:.C58])" table:style-name="ce1">
            <text:p>25.836</text:p>
          </table:table-cell>
          <table:table-cell office:value-type="float" office:value="25.841999999999995" table:formula="of:=AVERAGE([.C49:.C58])" table:style-name="ce1">
            <text:p>25.842</text:p>
          </table:table-cell>
          <table:table-cell office:value-type="float" office:value="25.84333333333333" table:formula="of:=AVERAGE([.C44:.C58])" table:style-name="ce1">
            <text:p>25.84333333</text:p>
          </table:table-cell>
          <table:table-cell table:number-columns-repeated="16375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.42" table:style-name="ce1">
            <text:p>8.42</text:p>
          </table:table-cell>
          <table:table-cell office:value-type="float" office:value="25.75" table:style-name="ce1">
            <text:p>25.75</text:p>
          </table:table-cell>
          <table:table-cell office:value-type="float" office:value="8.4280000000000008" table:formula="of:=AVERAGE([.B55:.B59])" table:style-name="ce1">
            <text:p>8.428</text:p>
          </table:table-cell>
          <table:table-cell office:value-type="float" office:value="8.370000000000001" table:formula="of:=AVERAGE([.B50:.B59])" table:style-name="ce1">
            <text:p>8.37</text:p>
          </table:table-cell>
          <table:table-cell office:value-type="float" office:value="8.3166666666666664" table:formula="of:=AVERAGE([.B45:.B59])" table:style-name="ce1">
            <text:p>8.316666667</text:p>
          </table:table-cell>
          <table:table-cell office:value-type="float" office:value="25.869999999999997" table:formula="of:=AVERAGE([.C55:.C59])" table:style-name="ce1">
            <text:p>25.87</text:p>
          </table:table-cell>
          <table:table-cell office:value-type="float" office:value="25.85" table:formula="of:=AVERAGE([.C50:.C59])" table:style-name="ce1">
            <text:p>25.85</text:p>
          </table:table-cell>
          <table:table-cell office:value-type="float" office:value="25.838666666666668" table:formula="of:=AVERAGE([.C45:.C59])" table:style-name="ce1">
            <text:p>25.83866667</text:p>
          </table:table-cell>
          <table:table-cell table:number-columns-repeated="16375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8.51" table:style-name="ce1">
            <text:p>8.51</text:p>
          </table:table-cell>
          <table:table-cell office:value-type="float" office:value="25.96" table:style-name="ce1">
            <text:p>25.96</text:p>
          </table:table-cell>
          <table:table-cell office:value-type="float" office:value="8.4539999999999988" table:formula="of:=AVERAGE([.B56:.B60])" table:style-name="ce1">
            <text:p>8.454</text:p>
          </table:table-cell>
          <table:table-cell office:value-type="float" office:value="8.3620000000000001" table:formula="of:=AVERAGE([.B51:.B60])" table:style-name="ce1">
            <text:p>8.362</text:p>
          </table:table-cell>
          <table:table-cell office:value-type="float" office:value="8.3386666666666667" table:formula="of:=AVERAGE([.B46:.B60])" table:style-name="ce1">
            <text:p>8.338666667</text:p>
          </table:table-cell>
          <table:table-cell office:value-type="float" office:value="25.860000000000003" table:formula="of:=AVERAGE([.C56:.C60])" table:style-name="ce1">
            <text:p>25.86</text:p>
          </table:table-cell>
          <table:table-cell office:value-type="float" office:value="25.858999999999998" table:formula="of:=AVERAGE([.C51:.C60])" table:style-name="ce1">
            <text:p>25.859</text:p>
          </table:table-cell>
          <table:table-cell office:value-type="float" office:value="25.854666666666667" table:formula="of:=AVERAGE([.C46:.C60])" table:style-name="ce1">
            <text:p>25.85466667</text:p>
          </table:table-cell>
          <table:table-cell table:number-columns-repeated="16375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5.74" table:style-name="ce1">
            <text:p>25.74</text:p>
          </table:table-cell>
          <table:table-cell office:value-type="float" office:value="8.4879999999999995" table:formula="of:=AVERAGE([.B57:.B61])" table:style-name="ce1">
            <text:p>8.488</text:p>
          </table:table-cell>
          <table:table-cell office:value-type="float" office:value="8.3560000000000016" table:formula="of:=AVERAGE([.B52:.B61])" table:style-name="ce1">
            <text:p>8.356</text:p>
          </table:table-cell>
          <table:table-cell office:value-type="float" office:value="8.359333333333332" table:formula="of:=AVERAGE([.B47:.B61])" table:style-name="ce1">
            <text:p>8.359333333</text:p>
          </table:table-cell>
          <table:table-cell office:value-type="float" office:value="25.832000000000004" table:formula="of:=AVERAGE([.C57:.C61])" table:style-name="ce1">
            <text:p>25.832</text:p>
          </table:table-cell>
          <table:table-cell office:value-type="float" office:value="25.820000000000004" table:formula="of:=AVERAGE([.C52:.C61])" table:style-name="ce1">
            <text:p>25.82</text:p>
          </table:table-cell>
          <table:table-cell office:value-type="float" office:value="25.846" table:formula="of:=AVERAGE([.C47:.C61])" table:style-name="ce1">
            <text:p>25.846</text:p>
          </table:table-cell>
          <table:table-cell table:number-columns-repeated="16375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8.73" table:style-name="ce1">
            <text:p>8.73</text:p>
          </table:table-cell>
          <table:table-cell office:value-type="float" office:value="26.18" table:style-name="ce1">
            <text:p>26.18</text:p>
          </table:table-cell>
          <table:table-cell office:value-type="float" office:value="8.52" table:formula="of:=AVERAGE([.B58:.B62])" table:style-name="ce1">
            <text:p>8.52</text:p>
          </table:table-cell>
          <table:table-cell office:value-type="float" office:value="8.4060000000000024" table:formula="of:=AVERAGE([.B53:.B62])" table:style-name="ce1">
            <text:p>8.406</text:p>
          </table:table-cell>
          <table:table-cell office:value-type="float" office:value="8.3960000000000008" table:formula="of:=AVERAGE([.B48:.B62])" table:style-name="ce1">
            <text:p>8.396</text:p>
          </table:table-cell>
          <table:table-cell office:value-type="float" office:value="25.881999999999998" table:formula="of:=AVERAGE([.C58:.C62])" table:style-name="ce1">
            <text:p>25.882</text:p>
          </table:table-cell>
          <table:table-cell office:value-type="float" office:value="25.856000000000002" table:formula="of:=AVERAGE([.C53:.C62])" table:style-name="ce1">
            <text:p>25.856</text:p>
          </table:table-cell>
          <table:table-cell office:value-type="float" office:value="25.866666666666667" table:formula="of:=AVERAGE([.C48:.C62])" table:style-name="ce1">
            <text:p>25.86666667</text:p>
          </table:table-cell>
          <table:table-cell table:number-columns-repeated="16375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8.52" table:style-name="ce1">
            <text:p>8.52</text:p>
          </table:table-cell>
          <table:table-cell office:value-type="float" office:value="26.06" table:style-name="ce1">
            <text:p>26.06</text:p>
          </table:table-cell>
          <table:table-cell office:value-type="float" office:value="8.541999999999998" table:formula="of:=AVERAGE([.B59:.B63])" table:style-name="ce1">
            <text:p>8.542</text:p>
          </table:table-cell>
          <table:table-cell office:value-type="float" office:value="8.4559999999999995" table:formula="of:=AVERAGE([.B54:.B63])" table:style-name="ce1">
            <text:p>8.456</text:p>
          </table:table-cell>
          <table:table-cell office:value-type="float" office:value="8.4193333333333342" table:formula="of:=AVERAGE([.B49:.B63])" table:style-name="ce1">
            <text:p>8.419333333</text:p>
          </table:table-cell>
          <table:table-cell office:value-type="float" office:value="25.937999999999999" table:formula="of:=AVERAGE([.C59:.C63])" table:style-name="ce1">
            <text:p>25.938</text:p>
          </table:table-cell>
          <table:table-cell office:value-type="float" office:value="25.887" table:formula="of:=AVERAGE([.C54:.C63])" table:style-name="ce1">
            <text:p>25.887</text:p>
          </table:table-cell>
          <table:table-cell office:value-type="float" office:value="25.873999999999999" table:formula="of:=AVERAGE([.C49:.C63])" table:style-name="ce1">
            <text:p>25.874</text:p>
          </table:table-cell>
          <table:table-cell table:number-columns-repeated="16375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8.5839999999999996" table:formula="of:=AVERAGE([.B60:.B64])" table:style-name="ce1">
            <text:p>8.584</text:p>
          </table:table-cell>
          <table:table-cell office:value-type="float" office:value="8.5059999999999985" table:formula="of:=AVERAGE([.B55:.B64])" table:style-name="ce1">
            <text:p>8.506</text:p>
          </table:table-cell>
          <table:table-cell office:value-type="float" office:value="8.4413333333333345" table:formula="of:=AVERAGE([.B50:.B64])" table:style-name="ce1">
            <text:p>8.441333333</text:p>
          </table:table-cell>
          <table:table-cell office:value-type="float" office:value="26.02" table:formula="of:=AVERAGE([.C60:.C64])" table:style-name="ce1">
            <text:p>26.02</text:p>
          </table:table-cell>
          <table:table-cell office:value-type="float" office:value="25.945000000000004" table:formula="of:=AVERAGE([.C55:.C64])" table:style-name="ce1">
            <text:p>25.945</text:p>
          </table:table-cell>
          <table:table-cell office:value-type="float" office:value="25.90666666666667" table:formula="of:=AVERAGE([.C50:.C64])" table:style-name="ce1">
            <text:p>25.90666667</text:p>
          </table:table-cell>
          <table:table-cell table:number-columns-repeated="16375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8.24" table:style-name="ce1">
            <text:p>8.24</text:p>
          </table:table-cell>
          <table:table-cell office:value-type="float" office:value="25.91" table:style-name="ce1">
            <text:p>25.91</text:p>
          </table:table-cell>
          <table:table-cell office:value-type="float" office:value="8.5299999999999994" table:formula="of:=AVERAGE([.B61:.B65])" table:style-name="ce1">
            <text:p>8.53</text:p>
          </table:table-cell>
          <table:table-cell office:value-type="float" office:value="8.4919999999999991" table:formula="of:=AVERAGE([.B56:.B65])" table:style-name="ce1">
            <text:p>8.492</text:p>
          </table:table-cell>
          <table:table-cell office:value-type="float" office:value="8.4179999999999993" table:formula="of:=AVERAGE([.B51:.B65])" table:style-name="ce1">
            <text:p>8.418</text:p>
          </table:table-cell>
          <table:table-cell office:value-type="float" office:value="26.01" table:formula="of:=AVERAGE([.C61:.C65])" table:style-name="ce1">
            <text:p>26.01</text:p>
          </table:table-cell>
          <table:table-cell office:value-type="float" office:value="25.935000000000002" table:formula="of:=AVERAGE([.C56:.C65])" table:style-name="ce1">
            <text:p>25.935</text:p>
          </table:table-cell>
          <table:table-cell office:value-type="float" office:value="25.909333333333336" table:formula="of:=AVERAGE([.C51:.C65])" table:style-name="ce1">
            <text:p>25.90933333</text:p>
          </table:table-cell>
          <table:table-cell table:number-columns-repeated="16375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8.5500000000000007" table:formula="of:=AVERAGE([.B62:.B66])" table:style-name="ce1">
            <text:p>8.55</text:p>
          </table:table-cell>
          <table:table-cell office:value-type="float" office:value="8.5189999999999984" table:formula="of:=AVERAGE([.B57:.B66])" table:style-name="ce1">
            <text:p>8.519</text:p>
          </table:table-cell>
          <table:table-cell office:value-type="float" office:value="8.4206666666666674" table:formula="of:=AVERAGE([.B52:.B66])" table:style-name="ce1">
            <text:p>8.420666667</text:p>
          </table:table-cell>
          <table:table-cell office:value-type="float" office:value="26.094000000000001" table:formula="of:=AVERAGE([.C62:.C66])" table:style-name="ce1">
            <text:p>26.094</text:p>
          </table:table-cell>
          <table:table-cell office:value-type="float" office:value="25.963000000000005" table:formula="of:=AVERAGE([.C57:.C66])" table:style-name="ce1">
            <text:p>25.963</text:p>
          </table:table-cell>
          <table:table-cell office:value-type="float" office:value="25.911333333333342" table:formula="of:=AVERAGE([.C52:.C66])" table:style-name="ce1">
            <text:p>25.91133333</text:p>
          </table:table-cell>
          <table:table-cell table:number-columns-repeated="16375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26.54" table:style-name="ce1">
            <text:p>26.54</text:p>
          </table:table-cell>
          <table:table-cell office:value-type="float" office:value="8.548" table:formula="of:=AVERAGE([.B63:.B67])" table:style-name="ce1">
            <text:p>8.548</text:p>
          </table:table-cell>
          <table:table-cell office:value-type="float" office:value="8.5339999999999989" table:formula="of:=AVERAGE([.B58:.B67])" table:style-name="ce1">
            <text:p>8.534</text:p>
          </table:table-cell>
          <table:table-cell office:value-type="float" office:value="8.4533333333333331" table:formula="of:=AVERAGE([.B53:.B67])" table:style-name="ce1">
            <text:p>8.453333333</text:p>
          </table:table-cell>
          <table:table-cell office:value-type="float" office:value="26.165999999999997" table:formula="of:=AVERAGE([.C63:.C67])" table:style-name="ce1">
            <text:p>26.166</text:p>
          </table:table-cell>
          <table:table-cell office:value-type="float" office:value="26.024000000000001" table:formula="of:=AVERAGE([.C58:.C67])" table:style-name="ce1">
            <text:p>26.024</text:p>
          </table:table-cell>
          <table:table-cell office:value-type="float" office:value="25.95933333333334" table:formula="of:=AVERAGE([.C53:.C67])" table:style-name="ce1">
            <text:p>25.95933333</text:p>
          </table:table-cell>
          <table:table-cell table:number-columns-repeated="16375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26.16" table:style-name="ce1">
            <text:p>26.16</text:p>
          </table:table-cell>
          <table:table-cell office:value-type="float" office:value="8.5860000000000003" table:formula="of:=AVERAGE([.B64:.B68])" table:style-name="ce1">
            <text:p>8.586</text:p>
          </table:table-cell>
          <table:table-cell office:value-type="float" office:value="8.5639999999999983" table:formula="of:=AVERAGE([.B59:.B68])" table:style-name="ce1">
            <text:p>8.564</text:p>
          </table:table-cell>
          <table:table-cell office:value-type="float" office:value="8.4993333333333325" table:formula="of:=AVERAGE([.B54:.B68])" table:style-name="ce1">
            <text:p>8.499333333</text:p>
          </table:table-cell>
          <table:table-cell office:value-type="float" office:value="26.186" table:formula="of:=AVERAGE([.C64:.C68])" table:style-name="ce1">
            <text:p>26.186</text:p>
          </table:table-cell>
          <table:table-cell office:value-type="float" office:value="26.062000000000001" table:formula="of:=AVERAGE([.C59:.C68])" table:style-name="ce1">
            <text:p>26.062</text:p>
          </table:table-cell>
          <table:table-cell office:value-type="float" office:value="25.986666666666675" table:formula="of:=AVERAGE([.C54:.C68])" table:style-name="ce1">
            <text:p>25.98666667</text:p>
          </table:table-cell>
          <table:table-cell table:number-columns-repeated="16375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8.34" table:style-name="ce1">
            <text:p>8.34</text:p>
          </table:table-cell>
          <table:table-cell office:value-type="float" office:value="26.14" table:style-name="ce1">
            <text:p>26.14</text:p>
          </table:table-cell>
          <table:table-cell office:value-type="float" office:value="8.5280000000000005" table:formula="of:=AVERAGE([.B65:.B69])" table:style-name="ce1">
            <text:p>8.528</text:p>
          </table:table-cell>
          <table:table-cell office:value-type="float" office:value="8.5560000000000009" table:formula="of:=AVERAGE([.B60:.B69])" table:style-name="ce1">
            <text:p>8.556</text:p>
          </table:table-cell>
          <table:table-cell office:value-type="float" office:value="8.5133333333333319" table:formula="of:=AVERAGE([.B55:.B69])" table:style-name="ce1">
            <text:p>8.513333333</text:p>
          </table:table-cell>
          <table:table-cell office:value-type="float" office:value="26.181999999999999" table:formula="of:=AVERAGE([.C65:.C69])" table:style-name="ce1">
            <text:p>26.182</text:p>
          </table:table-cell>
          <table:table-cell office:value-type="float" office:value="26.100999999999999" table:formula="of:=AVERAGE([.C60:.C69])" table:style-name="ce1">
            <text:p>26.101</text:p>
          </table:table-cell>
          <table:table-cell office:value-type="float" office:value="26.024000000000008" table:formula="of:=AVERAGE([.C55:.C69])" table:style-name="ce1">
            <text:p>26.024</text:p>
          </table:table-cell>
          <table:table-cell table:number-columns-repeated="16375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5.9" table:style-name="ce1">
            <text:p>25.9</text:p>
          </table:table-cell>
          <table:table-cell office:value-type="float" office:value="8.6060000000000016" table:formula="of:=AVERAGE([.B66:.B70])" table:style-name="ce1">
            <text:p>8.606</text:p>
          </table:table-cell>
          <table:table-cell office:value-type="float" office:value="8.5680000000000014" table:formula="of:=AVERAGE([.B61:.B70])" table:style-name="ce1">
            <text:p>8.568</text:p>
          </table:table-cell>
          <table:table-cell office:value-type="float" office:value="8.5299999999999994" table:formula="of:=AVERAGE([.B56:.B70])" table:style-name="ce1">
            <text:p>8.53</text:p>
          </table:table-cell>
          <table:table-cell office:value-type="float" office:value="26.18" table:formula="of:=AVERAGE([.C66:.C70])" table:style-name="ce1">
            <text:p>26.18</text:p>
          </table:table-cell>
          <table:table-cell office:value-type="float" office:value="26.094999999999999" table:formula="of:=AVERAGE([.C61:.C70])" table:style-name="ce1">
            <text:p>26.095</text:p>
          </table:table-cell>
          <table:table-cell office:value-type="float" office:value="26.016666666666669" table:formula="of:=AVERAGE([.C56:.C70])" table:style-name="ce1">
            <text:p>26.01666667</text:p>
          </table:table-cell>
          <table:table-cell table:number-columns-repeated="16375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8.52" table:style-name="ce1">
            <text:p>8.52</text:p>
          </table:table-cell>
          <table:table-cell office:value-type="float" office:value="26.02" table:style-name="ce1">
            <text:p>26.02</text:p>
          </table:table-cell>
          <table:table-cell office:value-type="float" office:value="8.5839999999999996" table:formula="of:=AVERAGE([.B67:.B71])" table:style-name="ce1">
            <text:p>8.584</text:p>
          </table:table-cell>
          <table:table-cell office:value-type="float" office:value="8.5670000000000002" table:formula="of:=AVERAGE([.B62:.B71])" table:style-name="ce1">
            <text:p>8.567</text:p>
          </table:table-cell>
          <table:table-cell office:value-type="float" office:value="8.5406666666666649" table:formula="of:=AVERAGE([.B57:.B71])" table:style-name="ce1">
            <text:p>8.540666667</text:p>
          </table:table-cell>
          <table:table-cell office:value-type="float" office:value="26.152000000000005" table:formula="of:=AVERAGE([.C67:.C71])" table:style-name="ce1">
            <text:p>26.152</text:p>
          </table:table-cell>
          <table:table-cell office:value-type="float" office:value="26.123000000000001" table:formula="of:=AVERAGE([.C62:.C71])" table:style-name="ce1">
            <text:p>26.123</text:p>
          </table:table-cell>
          <table:table-cell office:value-type="float" office:value="26.026000000000003" table:formula="of:=AVERAGE([.C57:.C71])" table:style-name="ce1">
            <text:p>26.026</text:p>
          </table:table-cell>
          <table:table-cell table:number-columns-repeated="16375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26.19" table:style-name="ce1">
            <text:p>26.19</text:p>
          </table:table-cell>
          <table:table-cell office:value-type="float" office:value="8.5500000000000007" table:formula="of:=AVERAGE([.B68:.B72])" table:style-name="ce1">
            <text:p>8.55</text:p>
          </table:table-cell>
          <table:table-cell office:value-type="float" office:value="8.5489999999999995" table:formula="of:=AVERAGE([.B63:.B72])" table:style-name="ce1">
            <text:p>8.549</text:p>
          </table:table-cell>
          <table:table-cell office:value-type="float" office:value="8.5393333333333317" table:formula="of:=AVERAGE([.B58:.B72])" table:style-name="ce1">
            <text:p>8.539333333</text:p>
          </table:table-cell>
          <table:table-cell office:value-type="float" office:value="26.082000000000001" table:formula="of:=AVERAGE([.C68:.C72])" table:style-name="ce1">
            <text:p>26.082</text:p>
          </table:table-cell>
          <table:table-cell office:value-type="float" office:value="26.124000000000002" table:formula="of:=AVERAGE([.C63:.C72])" table:style-name="ce1">
            <text:p>26.124</text:p>
          </table:table-cell>
          <table:table-cell office:value-type="float" office:value="26.043333333333333" table:formula="of:=AVERAGE([.C58:.C72])" table:style-name="ce1">
            <text:p>26.04333333</text:p>
          </table:table-cell>
          <table:table-cell table:number-columns-repeated="16375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12" table:style-name="ce1">
            <text:p>26.12</text:p>
          </table:table-cell>
          <table:table-cell office:value-type="float" office:value="8.5479999999999983" table:formula="of:=AVERAGE([.B69:.B73])" table:style-name="ce1">
            <text:p>8.548</text:p>
          </table:table-cell>
          <table:table-cell office:value-type="float" office:value="8.5670000000000002" table:formula="of:=AVERAGE([.B64:.B73])" table:style-name="ce1">
            <text:p>8.567</text:p>
          </table:table-cell>
          <table:table-cell office:value-type="float" office:value="8.5586666666666638" table:formula="of:=AVERAGE([.B59:.B73])" table:style-name="ce1">
            <text:p>8.558666667</text:p>
          </table:table-cell>
          <table:table-cell office:value-type="float" office:value="26.074000000000002" table:formula="of:=AVERAGE([.C69:.C73])" table:style-name="ce1">
            <text:p>26.074</text:p>
          </table:table-cell>
          <table:table-cell office:value-type="float" office:value="26.130000000000003" table:formula="of:=AVERAGE([.C64:.C73])" table:style-name="ce1">
            <text:p>26.13</text:p>
          </table:table-cell>
          <table:table-cell office:value-type="float" office:value="26.065999999999995" table:formula="of:=AVERAGE([.C59:.C73])" table:style-name="ce1">
            <text:p>26.066</text:p>
          </table:table-cell>
          <table:table-cell table:number-columns-repeated="16375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8.86" table:style-name="ce1">
            <text:p>8.86</text:p>
          </table:table-cell>
          <table:table-cell office:value-type="float" office:value="26.24" table:style-name="ce1">
            <text:p>26.24</text:p>
          </table:table-cell>
          <table:table-cell office:value-type="float" office:value="8.6519999999999992" table:formula="of:=AVERAGE([.B70:.B74])" table:style-name="ce1">
            <text:p>8.652</text:p>
          </table:table-cell>
          <table:table-cell office:value-type="float" office:value="8.59" table:formula="of:=AVERAGE([.B65:.B74])" table:style-name="ce1">
            <text:p>8.59</text:p>
          </table:table-cell>
          <table:table-cell office:value-type="float" office:value="8.5879999999999992" table:formula="of:=AVERAGE([.B60:.B74])" table:style-name="ce1">
            <text:p>8.588</text:p>
          </table:table-cell>
          <table:table-cell office:value-type="float" office:value="26.094000000000001" table:formula="of:=AVERAGE([.C70:.C74])" table:style-name="ce1">
            <text:p>26.094</text:p>
          </table:table-cell>
          <table:table-cell office:value-type="float" office:value="26.137999999999998" table:formula="of:=AVERAGE([.C65:.C74])" table:style-name="ce1">
            <text:p>26.138</text:p>
          </table:table-cell>
          <table:table-cell office:value-type="float" office:value="26.098666666666663" table:formula="of:=AVERAGE([.C60:.C74])" table:style-name="ce1">
            <text:p>26.09866667</text:p>
          </table:table-cell>
          <table:table-cell table:number-columns-repeated="16375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8.677999999999999" table:formula="of:=AVERAGE([.B71:.B75])" table:style-name="ce1">
            <text:p>8.678</text:p>
          </table:table-cell>
          <table:table-cell office:value-type="float" office:value="8.6420000000000012" table:formula="of:=AVERAGE([.B66:.B75])" table:style-name="ce1">
            <text:p>8.642</text:p>
          </table:table-cell>
          <table:table-cell office:value-type="float" office:value="8.6046666666666667" table:formula="of:=AVERAGE([.B61:.B75])" table:style-name="ce1">
            <text:p>8.604666667</text:p>
          </table:table-cell>
          <table:table-cell office:value-type="float" office:value="26.136000000000003" table:formula="of:=AVERAGE([.C71:.C75])" table:style-name="ce1">
            <text:p>26.136</text:p>
          </table:table-cell>
          <table:table-cell office:value-type="float" office:value="26.158000000000005" table:formula="of:=AVERAGE([.C66:.C75])" table:style-name="ce1">
            <text:p>26.158</text:p>
          </table:table-cell>
          <table:table-cell office:value-type="float" office:value="26.108666666666668" table:formula="of:=AVERAGE([.C61:.C75])" table:style-name="ce1">
            <text:p>26.10866667</text:p>
          </table:table-cell>
          <table:table-cell table:number-columns-repeated="16375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8.7259999999999991" table:formula="of:=AVERAGE([.B72:.B76])" table:style-name="ce1">
            <text:p>8.726</text:p>
          </table:table-cell>
          <table:table-cell office:value-type="float" office:value="8.6550000000000011" table:formula="of:=AVERAGE([.B67:.B76])" table:style-name="ce1">
            <text:p>8.655</text:p>
          </table:table-cell>
          <table:table-cell office:value-type="float" office:value="8.620000000000001" table:formula="of:=AVERAGE([.B62:.B76])" table:style-name="ce1">
            <text:p>8.62</text:p>
          </table:table-cell>
          <table:table-cell office:value-type="float" office:value="26.153999999999996" table:formula="of:=AVERAGE([.C72:.C76])" table:style-name="ce1">
            <text:p>26.154</text:p>
          </table:table-cell>
          <table:table-cell office:value-type="float" office:value="26.153000000000002" table:formula="of:=AVERAGE([.C67:.C76])" table:style-name="ce1">
            <text:p>26.153</text:p>
          </table:table-cell>
          <table:table-cell office:value-type="float" office:value="26.133333333333336" table:formula="of:=AVERAGE([.C62:.C76])" table:style-name="ce1">
            <text:p>26.13333333</text:p>
          </table:table-cell>
          <table:table-cell table:number-columns-repeated="16375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.77" table:style-name="ce1">
            <text:p>8.77</text:p>
          </table:table-cell>
          <table:table-cell office:value-type="float" office:value="26.49" table:style-name="ce1">
            <text:p>26.49</text:p>
          </table:table-cell>
          <table:table-cell office:value-type="float" office:value="8.77" table:formula="of:=AVERAGE([.B73:.B77])" table:style-name="ce1">
            <text:p>8.77</text:p>
          </table:table-cell>
          <table:table-cell office:value-type="float" office:value="8.66" table:formula="of:=AVERAGE([.B68:.B77])" table:style-name="ce1">
            <text:p>8.66</text:p>
          </table:table-cell>
          <table:table-cell office:value-type="float" office:value="8.6226666666666674" table:formula="of:=AVERAGE([.B63:.B77])" table:style-name="ce1">
            <text:p>8.622666667</text:p>
          </table:table-cell>
          <table:table-cell office:value-type="float" office:value="26.213999999999999" table:formula="of:=AVERAGE([.C73:.C77])" table:style-name="ce1">
            <text:p>26.214</text:p>
          </table:table-cell>
          <table:table-cell office:value-type="float" office:value="26.148000000000003" table:formula="of:=AVERAGE([.C68:.C77])" table:style-name="ce1">
            <text:p>26.148</text:p>
          </table:table-cell>
          <table:table-cell office:value-type="float" office:value="26.154000000000003" table:formula="of:=AVERAGE([.C63:.C77])" table:style-name="ce1">
            <text:p>26.154</text:p>
          </table:table-cell>
          <table:table-cell table:number-columns-repeated="16375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8.73" table:style-name="ce1">
            <text:p>8.73</text:p>
          </table:table-cell>
          <table:table-cell office:value-type="float" office:value="26.45" table:style-name="ce1">
            <text:p>26.45</text:p>
          </table:table-cell>
          <table:table-cell office:value-type="float" office:value="8.7759999999999998" table:formula="of:=AVERAGE([.B74:.B78])" table:style-name="ce1">
            <text:p>8.776</text:p>
          </table:table-cell>
          <table:table-cell office:value-type="float" office:value="8.661999999999999" table:formula="of:=AVERAGE([.B69:.B78])" table:style-name="ce1">
            <text:p>8.662</text:p>
          </table:table-cell>
          <table:table-cell office:value-type="float" office:value="8.6366666666666667" table:formula="of:=AVERAGE([.B64:.B78])" table:style-name="ce1">
            <text:p>8.636666667</text:p>
          </table:table-cell>
          <table:table-cell office:value-type="float" office:value="26.279999999999994" table:formula="of:=AVERAGE([.C74:.C78])" table:style-name="ce1">
            <text:p>26.28</text:p>
          </table:table-cell>
          <table:table-cell office:value-type="float" office:value="26.177000000000003" table:formula="of:=AVERAGE([.C69:.C78])" table:style-name="ce1">
            <text:p>26.177</text:p>
          </table:table-cell>
          <table:table-cell office:value-type="float" office:value="26.180000000000003" table:formula="of:=AVERAGE([.C64:.C78])" table:style-name="ce1">
            <text:p>26.18</text:p>
          </table:table-cell>
          <table:table-cell table:number-columns-repeated="16375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8.76" table:style-name="ce1">
            <text:p>8.76</text:p>
          </table:table-cell>
          <table:table-cell office:value-type="float" office:value="26.02" table:style-name="ce1">
            <text:p>26.02</text:p>
          </table:table-cell>
          <table:table-cell office:value-type="float" office:value="8.7559999999999985" table:formula="of:=AVERAGE([.B75:.B79])" table:style-name="ce1">
            <text:p>8.756</text:p>
          </table:table-cell>
          <table:table-cell office:value-type="float" office:value="8.7040000000000006" table:formula="of:=AVERAGE([.B70:.B79])" table:style-name="ce1">
            <text:p>8.704</text:p>
          </table:table-cell>
          <table:table-cell office:value-type="float" office:value="8.6453333333333333" table:formula="of:=AVERAGE([.B65:.B79])" table:style-name="ce1">
            <text:p>8.645333333</text:p>
          </table:table-cell>
          <table:table-cell office:value-type="float" office:value="26.236000000000001" table:formula="of:=AVERAGE([.C75:.C79])" table:style-name="ce1">
            <text:p>26.236</text:p>
          </table:table-cell>
          <table:table-cell office:value-type="float" office:value="26.164999999999999" table:formula="of:=AVERAGE([.C70:.C79])" table:style-name="ce1">
            <text:p>26.165</text:p>
          </table:table-cell>
          <table:table-cell office:value-type="float" office:value="26.170666666666666" table:formula="of:=AVERAGE([.C65:.C79])" table:style-name="ce1">
            <text:p>26.17066667</text:p>
          </table:table-cell>
          <table:table-cell table:number-columns-repeated="16375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8.85" table:style-name="ce1">
            <text:p>8.85</text:p>
          </table:table-cell>
          <table:table-cell office:value-type="float" office:value="26.13" table:style-name="ce1">
            <text:p>26.13</text:p>
          </table:table-cell>
          <table:table-cell office:value-type="float" office:value="8.7740000000000009" table:formula="of:=AVERAGE([.B76:.B80])" table:style-name="ce1">
            <text:p>8.774</text:p>
          </table:table-cell>
          <table:table-cell office:value-type="float" office:value="8.7259999999999991" table:formula="of:=AVERAGE([.B71:.B80])" table:style-name="ce1">
            <text:p>8.726</text:p>
          </table:table-cell>
          <table:table-cell office:value-type="float" office:value="8.6860000000000017" table:formula="of:=AVERAGE([.B66:.B80])" table:style-name="ce1">
            <text:p>8.686</text:p>
          </table:table-cell>
          <table:table-cell office:value-type="float" office:value="26.24" table:formula="of:=AVERAGE([.C76:.C80])" table:style-name="ce1">
            <text:p>26.24</text:p>
          </table:table-cell>
          <table:table-cell office:value-type="float" office:value="26.188000000000006" table:formula="of:=AVERAGE([.C71:.C80])" table:style-name="ce1">
            <text:p>26.188</text:p>
          </table:table-cell>
          <table:table-cell office:value-type="float" office:value="26.185333333333336" table:formula="of:=AVERAGE([.C66:.C80])" table:style-name="ce1">
            <text:p>26.18533333</text:p>
          </table:table-cell>
          <table:table-cell table:number-columns-repeated="16375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.58" table:style-name="ce1">
            <text:p>8.58</text:p>
          </table:table-cell>
          <table:table-cell office:value-type="float" office:value="26.22" table:style-name="ce1">
            <text:p>26.22</text:p>
          </table:table-cell>
          <table:table-cell office:value-type="float" office:value="8.7379999999999995" table:formula="of:=AVERAGE([.B77:.B81])" table:style-name="ce1">
            <text:p>8.738</text:p>
          </table:table-cell>
          <table:table-cell office:value-type="float" office:value="8.7319999999999993" table:formula="of:=AVERAGE([.B72:.B81])" table:style-name="ce1">
            <text:p>8.732</text:p>
          </table:table-cell>
          <table:table-cell office:value-type="float" office:value="8.6826666666666679" table:formula="of:=AVERAGE([.B67:.B81])" table:style-name="ce1">
            <text:p>8.682666667</text:p>
          </table:table-cell>
          <table:table-cell office:value-type="float" office:value="26.262" table:formula="of:=AVERAGE([.C77:.C81])" table:style-name="ce1">
            <text:p>26.262</text:p>
          </table:table-cell>
          <table:table-cell office:value-type="float" office:value="26.207999999999998" table:formula="of:=AVERAGE([.C72:.C81])" table:style-name="ce1">
            <text:p>26.208</text:p>
          </table:table-cell>
          <table:table-cell office:value-type="float" office:value="26.189333333333334" table:formula="of:=AVERAGE([.C67:.C81])" table:style-name="ce1">
            <text:p>26.18933333</text:p>
          </table:table-cell>
          <table:table-cell table:number-columns-repeated="16375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.68" table:style-name="ce1">
            <text:p>8.68</text:p>
          </table:table-cell>
          <table:table-cell office:value-type="float" office:value="26.63" table:style-name="ce1">
            <text:p>26.63</text:p>
          </table:table-cell>
          <table:table-cell office:value-type="float" office:value="8.7200000000000006" table:formula="of:=AVERAGE([.B78:.B82])" table:style-name="ce1">
            <text:p>8.72</text:p>
          </table:table-cell>
          <table:table-cell office:value-type="float" office:value="8.7449999999999992" table:formula="of:=AVERAGE([.B73:.B82])" table:style-name="ce1">
            <text:p>8.745</text:p>
          </table:table-cell>
          <table:table-cell office:value-type="float" office:value="8.6800000000000015" table:formula="of:=AVERAGE([.B68:.B82])" table:style-name="ce1">
            <text:p>8.68</text:p>
          </table:table-cell>
          <table:table-cell office:value-type="float" office:value="26.29" table:formula="of:=AVERAGE([.C78:.C82])" table:style-name="ce1">
            <text:p>26.29</text:p>
          </table:table-cell>
          <table:table-cell office:value-type="float" office:value="26.251999999999999" table:formula="of:=AVERAGE([.C73:.C82])" table:style-name="ce1">
            <text:p>26.252</text:p>
          </table:table-cell>
          <table:table-cell office:value-type="float" office:value="26.19533333333333" table:formula="of:=AVERAGE([.C68:.C82])" table:style-name="ce1">
            <text:p>26.19533333</text:p>
          </table:table-cell>
          <table:table-cell table:number-columns-repeated="16375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5" table:style-name="ce1">
            <text:p>26.5</text:p>
          </table:table-cell>
          <table:table-cell office:value-type="float" office:value="8.734" table:formula="of:=AVERAGE([.B79:.B83])" table:style-name="ce1">
            <text:p>8.734</text:p>
          </table:table-cell>
          <table:table-cell office:value-type="float" office:value="8.754999999999999" table:formula="of:=AVERAGE([.B74:.B83])" table:style-name="ce1">
            <text:p>8.755</text:p>
          </table:table-cell>
          <table:table-cell office:value-type="float" office:value="8.6859999999999999" table:formula="of:=AVERAGE([.B69:.B83])" table:style-name="ce1">
            <text:p>8.686</text:p>
          </table:table-cell>
          <table:table-cell office:value-type="float" office:value="26.3" table:formula="of:=AVERAGE([.C79:.C83])" table:style-name="ce1">
            <text:p>26.3</text:p>
          </table:table-cell>
          <table:table-cell office:value-type="float" office:value="26.29" table:formula="of:=AVERAGE([.C74:.C83])" table:style-name="ce1">
            <text:p>26.29</text:p>
          </table:table-cell>
          <table:table-cell office:value-type="float" office:value="26.218" table:formula="of:=AVERAGE([.C69:.C83])" table:style-name="ce1">
            <text:p>26.218</text:p>
          </table:table-cell>
          <table:table-cell table:number-columns-repeated="16375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8.75" table:style-name="ce1">
            <text:p>8.75</text:p>
          </table:table-cell>
          <table:table-cell office:value-type="float" office:value="26.36" table:style-name="ce1">
            <text:p>26.36</text:p>
          </table:table-cell>
          <table:table-cell office:value-type="float" office:value="8.7319999999999993" table:formula="of:=AVERAGE([.B80:.B84])" table:style-name="ce1">
            <text:p>8.732</text:p>
          </table:table-cell>
          <table:table-cell office:value-type="float" office:value="8.743999999999998" table:formula="of:=AVERAGE([.B75:.B84])" table:style-name="ce1">
            <text:p>8.744</text:p>
          </table:table-cell>
          <table:table-cell office:value-type="float" office:value="8.7133333333333329" table:formula="of:=AVERAGE([.B70:.B84])" table:style-name="ce1">
            <text:p>8.713333333</text:p>
          </table:table-cell>
          <table:table-cell office:value-type="float" office:value="26.367999999999995" table:formula="of:=AVERAGE([.C80:.C84])" table:style-name="ce1">
            <text:p>26.368</text:p>
          </table:table-cell>
          <table:table-cell office:value-type="float" office:value="26.302" table:formula="of:=AVERAGE([.C75:.C84])" table:style-name="ce1">
            <text:p>26.302</text:p>
          </table:table-cell>
          <table:table-cell office:value-type="float" office:value="26.232666666666667" table:formula="of:=AVERAGE([.C70:.C84])" table:style-name="ce1">
            <text:p>26.23266667</text:p>
          </table:table-cell>
          <table:table-cell table:number-columns-repeated="16375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8.59" table:style-name="ce1">
            <text:p>8.59</text:p>
          </table:table-cell>
          <table:table-cell office:value-type="float" office:value="26.26" table:style-name="ce1">
            <text:p>26.26</text:p>
          </table:table-cell>
          <table:table-cell office:value-type="float" office:value="8.6800000000000015" table:formula="of:=AVERAGE([.B81:.B85])" table:style-name="ce1">
            <text:p>8.68</text:p>
          </table:table-cell>
          <table:table-cell office:value-type="float" office:value="8.7270000000000003" table:formula="of:=AVERAGE([.B76:.B85])" table:style-name="ce1">
            <text:p>8.727</text:p>
          </table:table-cell>
          <table:table-cell office:value-type="float" office:value="8.7106666666666648" table:formula="of:=AVERAGE([.B71:.B85])" table:style-name="ce1">
            <text:p>8.710666667</text:p>
          </table:table-cell>
          <table:table-cell office:value-type="float" office:value="26.393999999999998" table:formula="of:=AVERAGE([.C81:.C85])" table:style-name="ce1">
            <text:p>26.394</text:p>
          </table:table-cell>
          <table:table-cell office:value-type="float" office:value="26.316999999999997" table:formula="of:=AVERAGE([.C76:.C85])" table:style-name="ce1">
            <text:p>26.317</text:p>
          </table:table-cell>
          <table:table-cell office:value-type="float" office:value="26.256666666666668" table:formula="of:=AVERAGE([.C71:.C85])" table:style-name="ce1">
            <text:p>26.25666667</text:p>
          </table:table-cell>
          <table:table-cell table:number-columns-repeated="16375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6.15" table:style-name="ce1">
            <text:p>26.15</text:p>
          </table:table-cell>
          <table:table-cell office:value-type="float" office:value="8.6379999999999999" table:formula="of:=AVERAGE([.B82:.B86])" table:style-name="ce1">
            <text:p>8.638</text:p>
          </table:table-cell>
          <table:table-cell office:value-type="float" office:value="8.6880000000000006" table:formula="of:=AVERAGE([.B77:.B86])" table:style-name="ce1">
            <text:p>8.688</text:p>
          </table:table-cell>
          <table:table-cell office:value-type="float" office:value="8.7006666666666668" table:formula="of:=AVERAGE([.B72:.B86])" table:style-name="ce1">
            <text:p>8.700666667</text:p>
          </table:table-cell>
          <table:table-cell office:value-type="float" office:value="26.380000000000003" table:formula="of:=AVERAGE([.C82:.C86])" table:style-name="ce1">
            <text:p>26.38</text:p>
          </table:table-cell>
          <table:table-cell office:value-type="float" office:value="26.320999999999998" table:formula="of:=AVERAGE([.C77:.C86])" table:style-name="ce1">
            <text:p>26.321</text:p>
          </table:table-cell>
          <table:table-cell office:value-type="float" office:value="26.265333333333331" table:formula="of:=AVERAGE([.C72:.C86])" table:style-name="ce1">
            <text:p>26.26533333</text:p>
          </table:table-cell>
          <table:table-cell table:number-columns-repeated="16375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41" table:style-name="ce1">
            <text:p>26.41</text:p>
          </table:table-cell>
          <table:table-cell office:value-type="float" office:value="8.6280000000000001" table:formula="of:=AVERAGE([.B83:.B87])" table:style-name="ce1">
            <text:p>8.628</text:p>
          </table:table-cell>
          <table:table-cell office:value-type="float" office:value="8.6740000000000013" table:formula="of:=AVERAGE([.B78:.B87])" table:style-name="ce1">
            <text:p>8.674</text:p>
          </table:table-cell>
          <table:table-cell office:value-type="float" office:value="8.7059999999999995" table:formula="of:=AVERAGE([.B73:.B87])" table:style-name="ce1">
            <text:p>8.706</text:p>
          </table:table-cell>
          <table:table-cell office:value-type="float" office:value="26.336000000000002" table:formula="of:=AVERAGE([.C83:.C87])" table:style-name="ce1">
            <text:p>26.336</text:p>
          </table:table-cell>
          <table:table-cell office:value-type="float" office:value="26.312999999999999" table:formula="of:=AVERAGE([.C78:.C87])" table:style-name="ce1">
            <text:p>26.313</text:p>
          </table:table-cell>
          <table:table-cell office:value-type="float" office:value="26.279999999999998" table:formula="of:=AVERAGE([.C73:.C87])" table:style-name="ce1">
            <text:p>26.28</text:p>
          </table:table-cell>
          <table:table-cell table:number-columns-repeated="16375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.64" table:style-name="ce1">
            <text:p>8.64</text:p>
          </table:table-cell>
          <table:table-cell office:value-type="float" office:value="26.33" table:style-name="ce1">
            <text:p>26.33</text:p>
          </table:table-cell>
          <table:table-cell office:value-type="float" office:value="8.5960000000000001" table:formula="of:=AVERAGE([.B84:.B88])" table:style-name="ce1">
            <text:p>8.596</text:p>
          </table:table-cell>
          <table:table-cell office:value-type="float" office:value="8.6650000000000009" table:formula="of:=AVERAGE([.B79:.B88])" table:style-name="ce1">
            <text:p>8.665</text:p>
          </table:table-cell>
          <table:table-cell office:value-type="float" office:value="8.702" table:formula="of:=AVERAGE([.B74:.B88])" table:style-name="ce1">
            <text:p>8.702</text:p>
          </table:table-cell>
          <table:table-cell office:value-type="float" office:value="26.302" table:formula="of:=AVERAGE([.C84:.C88])" table:style-name="ce1">
            <text:p>26.302</text:p>
          </table:table-cell>
          <table:table-cell office:value-type="float" office:value="26.300999999999998" table:formula="of:=AVERAGE([.C79:.C88])" table:style-name="ce1">
            <text:p>26.301</text:p>
          </table:table-cell>
          <table:table-cell office:value-type="float" office:value="26.293999999999997" table:formula="of:=AVERAGE([.C74:.C88])" table:style-name="ce1">
            <text:p>26.294</text:p>
          </table:table-cell>
          <table:table-cell table:number-columns-repeated="16375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56" table:style-name="ce1">
            <text:p>26.56</text:p>
          </table:table-cell>
          <table:table-cell office:value-type="float" office:value="8.620000000000001" table:formula="of:=AVERAGE([.B85:.B89])" table:style-name="ce1">
            <text:p>8.62</text:p>
          </table:table-cell>
          <table:table-cell office:value-type="float" office:value="8.6760000000000002" table:formula="of:=AVERAGE([.B80:.B89])" table:style-name="ce1">
            <text:p>8.676</text:p>
          </table:table-cell>
          <table:table-cell office:value-type="float" office:value="8.7026666666666657" table:formula="of:=AVERAGE([.B75:.B89])" table:style-name="ce1">
            <text:p>8.702666667</text:p>
          </table:table-cell>
          <table:table-cell office:value-type="float" office:value="26.341999999999995" table:formula="of:=AVERAGE([.C85:.C89])" table:style-name="ce1">
            <text:p>26.342</text:p>
          </table:table-cell>
          <table:table-cell office:value-type="float" office:value="26.354999999999997" table:formula="of:=AVERAGE([.C80:.C89])" table:style-name="ce1">
            <text:p>26.355</text:p>
          </table:table-cell>
          <table:table-cell office:value-type="float" office:value="26.315333333333331" table:formula="of:=AVERAGE([.C75:.C89])" table:style-name="ce1">
            <text:p>26.31533333</text:p>
          </table:table-cell>
          <table:table-cell table:number-columns-repeated="16375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8.56" table:style-name="ce1">
            <text:p>8.56</text:p>
          </table:table-cell>
          <table:table-cell office:value-type="float" office:value="26.43" table:style-name="ce1">
            <text:p>26.43</text:p>
          </table:table-cell>
          <table:table-cell office:value-type="float" office:value="8.6140000000000008" table:formula="of:=AVERAGE([.B86:.B90])" table:style-name="ce1">
            <text:p>8.614</text:p>
          </table:table-cell>
          <table:table-cell office:value-type="float" office:value="8.647000000000002" table:formula="of:=AVERAGE([.B81:.B90])" table:style-name="ce1">
            <text:p>8.647</text:p>
          </table:table-cell>
          <table:table-cell office:value-type="float" office:value="8.6893333333333338" table:formula="of:=AVERAGE([.B76:.B90])" table:style-name="ce1">
            <text:p>8.689333333</text:p>
          </table:table-cell>
          <table:table-cell office:value-type="float" office:value="26.375999999999998" table:formula="of:=AVERAGE([.C86:.C90])" table:style-name="ce1">
            <text:p>26.376</text:p>
          </table:table-cell>
          <table:table-cell office:value-type="float" office:value="26.385000000000002" table:formula="of:=AVERAGE([.C81:.C90])" table:style-name="ce1">
            <text:p>26.385</text:p>
          </table:table-cell>
          <table:table-cell office:value-type="float" office:value="26.336666666666662" table:formula="of:=AVERAGE([.C76:.C90])" table:style-name="ce1">
            <text:p>26.33666667</text:p>
          </table:table-cell>
          <table:table-cell table:number-columns-repeated="16375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7" table:style-name="ce1">
            <text:p>26.17</text:p>
          </table:table-cell>
          <table:table-cell office:value-type="float" office:value="8.6660000000000004" table:formula="of:=AVERAGE([.B87:.B91])" table:style-name="ce1">
            <text:p>8.666</text:p>
          </table:table-cell>
          <table:table-cell office:value-type="float" office:value="8.6519999999999992" table:formula="of:=AVERAGE([.B82:.B91])" table:style-name="ce1">
            <text:p>8.652</text:p>
          </table:table-cell>
          <table:table-cell office:value-type="float" office:value="8.6806666666666672" table:formula="of:=AVERAGE([.B77:.B91])" table:style-name="ce1">
            <text:p>8.680666667</text:p>
          </table:table-cell>
          <table:table-cell office:value-type="float" office:value="26.379999999999995" table:formula="of:=AVERAGE([.C87:.C91])" table:style-name="ce1">
            <text:p>26.38</text:p>
          </table:table-cell>
          <table:table-cell office:value-type="float" office:value="26.380000000000003" table:formula="of:=AVERAGE([.C82:.C91])" table:style-name="ce1">
            <text:p>26.38</text:p>
          </table:table-cell>
          <table:table-cell office:value-type="float" office:value="26.340666666666667" table:formula="of:=AVERAGE([.C77:.C91])" table:style-name="ce1">
            <text:p>26.34066667</text:p>
          </table:table-cell>
          <table:table-cell table:number-columns-repeated="16375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6.41" table:style-name="ce1">
            <text:p>26.41</text:p>
          </table:table-cell>
          <table:table-cell office:value-type="float" office:value="8.5960000000000001" table:formula="of:=AVERAGE([.B88:.B92])" table:style-name="ce1">
            <text:p>8.596</text:p>
          </table:table-cell>
          <table:table-cell office:value-type="float" office:value="8.6119999999999983" table:formula="of:=AVERAGE([.B83:.B92])" table:style-name="ce1">
            <text:p>8.612</text:p>
          </table:table-cell>
          <table:table-cell office:value-type="float" office:value="8.6479999999999997" table:formula="of:=AVERAGE([.B78:.B92])" table:style-name="ce1">
            <text:p>8.648</text:p>
          </table:table-cell>
          <table:table-cell office:value-type="float" office:value="26.380000000000003" table:formula="of:=AVERAGE([.C88:.C92])" table:style-name="ce1">
            <text:p>26.38</text:p>
          </table:table-cell>
          <table:table-cell office:value-type="float" office:value="26.358000000000004" table:formula="of:=AVERAGE([.C83:.C92])" table:style-name="ce1">
            <text:p>26.358</text:p>
          </table:table-cell>
          <table:table-cell office:value-type="float" office:value="26.335333333333335" table:formula="of:=AVERAGE([.C78:.C92])" table:style-name="ce1">
            <text:p>26.33533333</text:p>
          </table:table-cell>
          <table:table-cell table:number-columns-repeated="16375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.73" table:style-name="ce1">
            <text:p>8.73</text:p>
          </table:table-cell>
          <table:table-cell office:value-type="float" office:value="26.6" table:style-name="ce1">
            <text:p>26.6</text:p>
          </table:table-cell>
          <table:table-cell office:value-type="float" office:value="8.6140000000000008" table:formula="of:=AVERAGE([.B89:.B93])" table:style-name="ce1">
            <text:p>8.614</text:p>
          </table:table-cell>
          <table:table-cell office:value-type="float" office:value="8.6050000000000004" table:formula="of:=AVERAGE([.B84:.B93])" table:style-name="ce1">
            <text:p>8.605</text:p>
          </table:table-cell>
          <table:table-cell office:value-type="float" office:value="8.6479999999999997" table:formula="of:=AVERAGE([.B79:.B93])" table:style-name="ce1">
            <text:p>8.648</text:p>
          </table:table-cell>
          <table:table-cell office:value-type="float" office:value="26.433999999999997" table:formula="of:=AVERAGE([.C89:.C93])" table:style-name="ce1">
            <text:p>26.434</text:p>
          </table:table-cell>
          <table:table-cell office:value-type="float" office:value="26.368000000000002" table:formula="of:=AVERAGE([.C84:.C93])" table:style-name="ce1">
            <text:p>26.368</text:p>
          </table:table-cell>
          <table:table-cell office:value-type="float" office:value="26.345333333333336" table:formula="of:=AVERAGE([.C79:.C93])" table:style-name="ce1">
            <text:p>26.34533333</text:p>
          </table:table-cell>
          <table:table-cell table:number-columns-repeated="16375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8.77" table:style-name="ce1">
            <text:p>8.77</text:p>
          </table:table-cell>
          <table:table-cell office:value-type="float" office:value="26.65" table:style-name="ce1">
            <text:p>26.65</text:p>
          </table:table-cell>
          <table:table-cell office:value-type="float" office:value="8.5939999999999994" table:formula="of:=AVERAGE([.B90:.B94])" table:style-name="ce1">
            <text:p>8.594</text:p>
          </table:table-cell>
          <table:table-cell office:value-type="float" office:value="8.6070000000000011" table:formula="of:=AVERAGE([.B85:.B94])" table:style-name="ce1">
            <text:p>8.607</text:p>
          </table:table-cell>
          <table:table-cell office:value-type="float" office:value="8.6486666666666672" table:formula="of:=AVERAGE([.B80:.B94])" table:style-name="ce1">
            <text:p>8.648666667</text:p>
          </table:table-cell>
          <table:table-cell office:value-type="float" office:value="26.452000000000005" table:formula="of:=AVERAGE([.C90:.C94])" table:style-name="ce1">
            <text:p>26.452</text:p>
          </table:table-cell>
          <table:table-cell office:value-type="float" office:value="26.396999999999998" table:formula="of:=AVERAGE([.C85:.C94])" table:style-name="ce1">
            <text:p>26.397</text:p>
          </table:table-cell>
          <table:table-cell office:value-type="float" office:value="26.387333333333334" table:formula="of:=AVERAGE([.C80:.C94])" table:style-name="ce1">
            <text:p>26.38733333</text:p>
          </table:table-cell>
          <table:table-cell table:number-columns-repeated="16375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8.73" table:style-name="ce1">
            <text:p>8.73</text:p>
          </table:table-cell>
          <table:table-cell office:value-type="float" office:value="26.94" table:style-name="ce1">
            <text:p>26.94</text:p>
          </table:table-cell>
          <table:table-cell office:value-type="float" office:value="8.6280000000000001" table:formula="of:=AVERAGE([.B91:.B95])" table:style-name="ce1">
            <text:p>8.628</text:p>
          </table:table-cell>
          <table:table-cell office:value-type="float" office:value="8.6210000000000004" table:formula="of:=AVERAGE([.B86:.B95])" table:style-name="ce1">
            <text:p>8.621</text:p>
          </table:table-cell>
          <table:table-cell office:value-type="float" office:value="8.640666666666668" table:formula="of:=AVERAGE([.B81:.B95])" table:style-name="ce1">
            <text:p>8.640666667</text:p>
          </table:table-cell>
          <table:table-cell office:value-type="float" office:value="26.554000000000002" table:formula="of:=AVERAGE([.C91:.C95])" table:style-name="ce1">
            <text:p>26.554</text:p>
          </table:table-cell>
          <table:table-cell office:value-type="float" office:value="26.465000000000003" table:formula="of:=AVERAGE([.C86:.C95])" table:style-name="ce1">
            <text:p>26.465</text:p>
          </table:table-cell>
          <table:table-cell office:value-type="float" office:value="26.441333333333336" table:formula="of:=AVERAGE([.C81:.C95])" table:style-name="ce1">
            <text:p>26.44133333</text:p>
          </table:table-cell>
          <table:table-cell table:number-columns-repeated="16375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8.58" table:style-name="ce1">
            <text:p>8.58</text:p>
          </table:table-cell>
          <table:table-cell office:value-type="float" office:value="26.45" table:style-name="ce1">
            <text:p>26.45</text:p>
          </table:table-cell>
          <table:table-cell office:value-type="float" office:value="8.6179999999999986" table:formula="of:=AVERAGE([.B92:.B96])" table:style-name="ce1">
            <text:p>8.618</text:p>
          </table:table-cell>
          <table:table-cell office:value-type="float" office:value="8.6419999999999995" table:formula="of:=AVERAGE([.B87:.B96])" table:style-name="ce1">
            <text:p>8.642</text:p>
          </table:table-cell>
          <table:table-cell office:value-type="float" office:value="8.640666666666668" table:formula="of:=AVERAGE([.B82:.B96])" table:style-name="ce1">
            <text:p>8.640666667</text:p>
          </table:table-cell>
          <table:table-cell office:value-type="float" office:value="26.609999999999996" table:formula="of:=AVERAGE([.C92:.C96])" table:style-name="ce1">
            <text:p>26.61</text:p>
          </table:table-cell>
          <table:table-cell office:value-type="float" office:value="26.494999999999997" table:formula="of:=AVERAGE([.C87:.C96])" table:style-name="ce1">
            <text:p>26.495</text:p>
          </table:table-cell>
          <table:table-cell office:value-type="float" office:value="26.456666666666667" table:formula="of:=AVERAGE([.C82:.C96])" table:style-name="ce1">
            <text:p>26.45666667</text:p>
          </table:table-cell>
          <table:table-cell table:number-columns-repeated="16375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23" table:style-name="ce1">
            <text:p>26.23</text:p>
          </table:table-cell>
          <table:table-cell office:value-type="float" office:value="8.7219999999999995" table:formula="of:=AVERAGE([.B93:.B97])" table:style-name="ce1">
            <text:p>8.722</text:p>
          </table:table-cell>
          <table:table-cell office:value-type="float" office:value="8.6590000000000007" table:formula="of:=AVERAGE([.B88:.B97])" table:style-name="ce1">
            <text:p>8.659</text:p>
          </table:table-cell>
          <table:table-cell office:value-type="float" office:value="8.6486666666666654" table:formula="of:=AVERAGE([.B83:.B97])" table:style-name="ce1">
            <text:p>8.648666667</text:p>
          </table:table-cell>
          <table:table-cell office:value-type="float" office:value="26.574000000000002" table:formula="of:=AVERAGE([.C93:.C97])" table:style-name="ce1">
            <text:p>26.574</text:p>
          </table:table-cell>
          <table:table-cell office:value-type="float" office:value="26.476999999999997" table:formula="of:=AVERAGE([.C88:.C97])" table:style-name="ce1">
            <text:p>26.477</text:p>
          </table:table-cell>
          <table:table-cell office:value-type="float" office:value="26.430000000000003" table:formula="of:=AVERAGE([.C83:.C97])" table:style-name="ce1">
            <text:p>26.43</text:p>
          </table:table-cell>
          <table:table-cell table:number-columns-repeated="16375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8.75" table:style-name="ce1">
            <text:p>8.75</text:p>
          </table:table-cell>
          <table:table-cell office:value-type="float" office:value="26.24" table:style-name="ce1">
            <text:p>26.24</text:p>
          </table:table-cell>
          <table:table-cell office:value-type="float" office:value="8.7259999999999991" table:formula="of:=AVERAGE([.B94:.B98])" table:style-name="ce1">
            <text:p>8.726</text:p>
          </table:table-cell>
          <table:table-cell office:value-type="float" office:value="8.67" table:formula="of:=AVERAGE([.B89:.B98])" table:style-name="ce1">
            <text:p>8.67</text:p>
          </table:table-cell>
          <table:table-cell office:value-type="float" office:value="8.6453333333333333" table:formula="of:=AVERAGE([.B84:.B98])" table:style-name="ce1">
            <text:p>8.645333333</text:p>
          </table:table-cell>
          <table:table-cell office:value-type="float" office:value="26.502000000000002" table:formula="of:=AVERAGE([.C94:.C98])" table:style-name="ce1">
            <text:p>26.502</text:p>
          </table:table-cell>
          <table:table-cell office:value-type="float" office:value="26.467999999999996" table:formula="of:=AVERAGE([.C89:.C98])" table:style-name="ce1">
            <text:p>26.468</text:p>
          </table:table-cell>
          <table:table-cell office:value-type="float" office:value="26.412666666666667" table:formula="of:=AVERAGE([.C84:.C98])" table:style-name="ce1">
            <text:p>26.41266667</text:p>
          </table:table-cell>
          <table:table-cell table:number-columns-repeated="16375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8.86" table:style-name="ce1">
            <text:p>8.86</text:p>
          </table:table-cell>
          <table:table-cell office:value-type="float" office:value="26.23" table:style-name="ce1">
            <text:p>26.23</text:p>
          </table:table-cell>
          <table:table-cell office:value-type="float" office:value="8.7439999999999998" table:formula="of:=AVERAGE([.B95:.B99])" table:style-name="ce1">
            <text:p>8.744</text:p>
          </table:table-cell>
          <table:table-cell office:value-type="float" office:value="8.6690000000000005" table:formula="of:=AVERAGE([.B90:.B99])" table:style-name="ce1">
            <text:p>8.669</text:p>
          </table:table-cell>
          <table:table-cell office:value-type="float" office:value="8.6526666666666685" table:formula="of:=AVERAGE([.B85:.B99])" table:style-name="ce1">
            <text:p>8.652666667</text:p>
          </table:table-cell>
          <table:table-cell office:value-type="float" office:value="26.417999999999999" table:formula="of:=AVERAGE([.C95:.C99])" table:style-name="ce1">
            <text:p>26.418</text:p>
          </table:table-cell>
          <table:table-cell office:value-type="float" office:value="26.435000000000002" table:formula="of:=AVERAGE([.C90:.C99])" table:style-name="ce1">
            <text:p>26.435</text:p>
          </table:table-cell>
          <table:table-cell office:value-type="float" office:value="26.404" table:formula="of:=AVERAGE([.C85:.C99])" table:style-name="ce1">
            <text:p>26.404</text:p>
          </table:table-cell>
          <table:table-cell table:number-columns-repeated="16375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.41" table:style-name="ce1">
            <text:p>8.41</text:p>
          </table:table-cell>
          <table:table-cell office:value-type="float" office:value="26.32" table:style-name="ce1">
            <text:p>26.32</text:p>
          </table:table-cell>
          <table:table-cell office:value-type="float" office:value="8.6800000000000015" table:formula="of:=AVERAGE([.B96:.B100])" table:style-name="ce1">
            <text:p>8.68</text:p>
          </table:table-cell>
          <table:table-cell office:value-type="float" office:value="8.6539999999999999" table:formula="of:=AVERAGE([.B91:.B100])" table:style-name="ce1">
            <text:p>8.654</text:p>
          </table:table-cell>
          <table:table-cell office:value-type="float" office:value="8.640666666666668" table:formula="of:=AVERAGE([.B86:.B100])" table:style-name="ce1">
            <text:p>8.640666667</text:p>
          </table:table-cell>
          <table:table-cell office:value-type="float" office:value="26.294" table:formula="of:=AVERAGE([.C96:.C100])" table:style-name="ce1">
            <text:p>26.294</text:p>
          </table:table-cell>
          <table:table-cell office:value-type="float" office:value="26.423999999999999" table:formula="of:=AVERAGE([.C91:.C100])" table:style-name="ce1">
            <text:p>26.424</text:p>
          </table:table-cell>
          <table:table-cell office:value-type="float" office:value="26.408000000000005" table:formula="of:=AVERAGE([.C86:.C100])" table:style-name="ce1">
            <text:p>26.408</text:p>
          </table:table-cell>
          <table:table-cell table:number-columns-repeated="16375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6.23" table:style-name="ce1">
            <text:p>26.23</text:p>
          </table:table-cell>
          <table:table-cell office:value-type="float" office:value="8.67" table:formula="of:=AVERAGE([.B97:.B101])" table:style-name="ce1">
            <text:p>8.67</text:p>
          </table:table-cell>
          <table:table-cell office:value-type="float" office:value="8.6440000000000001" table:formula="of:=AVERAGE([.B92:.B101])" table:style-name="ce1">
            <text:p>8.644</text:p>
          </table:table-cell>
          <table:table-cell office:value-type="float" office:value="8.6513333333333318" table:formula="of:=AVERAGE([.B87:.B101])" table:style-name="ce1">
            <text:p>8.651333333</text:p>
          </table:table-cell>
          <table:table-cell office:value-type="float" office:value="26.25" table:formula="of:=AVERAGE([.C97:.C101])" table:style-name="ce1">
            <text:p>26.25</text:p>
          </table:table-cell>
          <table:table-cell office:value-type="float" office:value="26.429999999999996" table:formula="of:=AVERAGE([.C92:.C101])" table:style-name="ce1">
            <text:p>26.43</text:p>
          </table:table-cell>
          <table:table-cell office:value-type="float" office:value="26.413333333333338" table:formula="of:=AVERAGE([.C87:.C101])" table:style-name="ce1">
            <text:p>26.41333333</text:p>
          </table:table-cell>
          <table:table-cell table:number-columns-repeated="16375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8.6" table:style-name="ce1">
            <text:p>8.6</text:p>
          </table:table-cell>
          <table:table-cell office:value-type="float" office:value="26.37" table:style-name="ce1">
            <text:p>26.37</text:p>
          </table:table-cell>
          <table:table-cell office:value-type="float" office:value="8.629999999999999" table:formula="of:=AVERAGE([.B98:.B102])" table:style-name="ce1">
            <text:p>8.63</text:p>
          </table:table-cell>
          <table:table-cell office:value-type="float" office:value="8.6759999999999984" table:formula="of:=AVERAGE([.B93:.B102])" table:style-name="ce1">
            <text:p>8.676</text:p>
          </table:table-cell>
          <table:table-cell office:value-type="float" office:value="8.6493333333333347" table:formula="of:=AVERAGE([.B88:.B102])" table:style-name="ce1">
            <text:p>8.649333333</text:p>
          </table:table-cell>
          <table:table-cell office:value-type="float" office:value="26.277999999999999" table:formula="of:=AVERAGE([.C98:.C102])" table:style-name="ce1">
            <text:p>26.278</text:p>
          </table:table-cell>
          <table:table-cell office:value-type="float" office:value="26.425999999999998" table:formula="of:=AVERAGE([.C93:.C102])" table:style-name="ce1">
            <text:p>26.426</text:p>
          </table:table-cell>
          <table:table-cell office:value-type="float" office:value="26.410666666666668" table:formula="of:=AVERAGE([.C88:.C102])" table:style-name="ce1">
            <text:p>26.41066667</text:p>
          </table:table-cell>
          <table:table-cell table:number-columns-repeated="16375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6" table:style-name="ce1">
            <text:p>26.36</text:p>
          </table:table-cell>
          <table:table-cell office:value-type="float" office:value="8.6199999999999992" table:formula="of:=AVERAGE([.B99:.B103])" table:style-name="ce1">
            <text:p>8.62</text:p>
          </table:table-cell>
          <table:table-cell office:value-type="float" office:value="8.6729999999999983" table:formula="of:=AVERAGE([.B94:.B103])" table:style-name="ce1">
            <text:p>8.673</text:p>
          </table:table-cell>
          <table:table-cell office:value-type="float" office:value="8.6533333333333324" table:formula="of:=AVERAGE([.B89:.B103])" table:style-name="ce1">
            <text:p>8.653333333</text:p>
          </table:table-cell>
          <table:table-cell office:value-type="float" office:value="26.302" table:formula="of:=AVERAGE([.C99:.C103])" table:style-name="ce1">
            <text:p>26.302</text:p>
          </table:table-cell>
          <table:table-cell office:value-type="float" office:value="26.401999999999997" table:formula="of:=AVERAGE([.C94:.C103])" table:style-name="ce1">
            <text:p>26.402</text:p>
          </table:table-cell>
          <table:table-cell office:value-type="float" office:value="26.412666666666667" table:formula="of:=AVERAGE([.C89:.C103])" table:style-name="ce1">
            <text:p>26.41266667</text:p>
          </table:table-cell>
          <table:table-cell table:number-columns-repeated="16375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8.52" table:style-name="ce1">
            <text:p>8.52</text:p>
          </table:table-cell>
          <table:table-cell office:value-type="float" office:value="26.32" table:style-name="ce1">
            <text:p>26.32</text:p>
          </table:table-cell>
          <table:table-cell office:value-type="float" office:value="8.5519999999999978" table:formula="of:=AVERAGE([.B100:.B104])" table:style-name="ce1">
            <text:p>8.552</text:p>
          </table:table-cell>
          <table:table-cell office:value-type="float" office:value="8.6479999999999997" table:formula="of:=AVERAGE([.B95:.B104])" table:style-name="ce1">
            <text:p>8.648</text:p>
          </table:table-cell>
          <table:table-cell office:value-type="float" office:value="8.629999999999999" table:formula="of:=AVERAGE([.B90:.B104])" table:style-name="ce1">
            <text:p>8.63</text:p>
          </table:table-cell>
          <table:table-cell office:value-type="float" office:value="26.32" table:formula="of:=AVERAGE([.C100:.C104])" table:style-name="ce1">
            <text:p>26.32</text:p>
          </table:table-cell>
          <table:table-cell office:value-type="float" office:value="26.369" table:formula="of:=AVERAGE([.C95:.C104])" table:style-name="ce1">
            <text:p>26.369</text:p>
          </table:table-cell>
          <table:table-cell office:value-type="float" office:value="26.396666666666668" table:formula="of:=AVERAGE([.C90:.C104])" table:style-name="ce1">
            <text:p>26.39666667</text:p>
          </table:table-cell>
          <table:table-cell table:number-columns-repeated="16375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8.6" table:style-name="ce1">
            <text:p>8.6</text:p>
          </table:table-cell>
          <table:table-cell office:value-type="float" office:value="26.58" table:style-name="ce1">
            <text:p>26.58</text:p>
          </table:table-cell>
          <table:table-cell office:value-type="float" office:value="8.59" table:formula="of:=AVERAGE([.B101:.B105])" table:style-name="ce1">
            <text:p>8.59</text:p>
          </table:table-cell>
          <table:table-cell office:value-type="float" office:value="8.6349999999999998" table:formula="of:=AVERAGE([.B96:.B105])" table:style-name="ce1">
            <text:p>8.635</text:p>
          </table:table-cell>
          <table:table-cell office:value-type="float" office:value="8.6326666666666654" table:formula="of:=AVERAGE([.B91:.B105])" table:style-name="ce1">
            <text:p>8.632666667</text:p>
          </table:table-cell>
          <table:table-cell office:value-type="float" office:value="26.372000000000003" table:formula="of:=AVERAGE([.C101:.C105])" table:style-name="ce1">
            <text:p>26.372</text:p>
          </table:table-cell>
          <table:table-cell office:value-type="float" office:value="26.332999999999998" table:formula="of:=AVERAGE([.C96:.C105])" table:style-name="ce1">
            <text:p>26.333</text:p>
          </table:table-cell>
          <table:table-cell office:value-type="float" office:value="26.40666666666667" table:formula="of:=AVERAGE([.C91:.C105])" table:style-name="ce1">
            <text:p>26.40666667</text:p>
          </table:table-cell>
          <table:table-cell table:number-columns-repeated="16375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2" table:style-name="ce1">
            <text:p>26.32</text:p>
          </table:table-cell>
          <table:table-cell office:value-type="float" office:value="8.6239999999999988" table:formula="of:=AVERAGE([.B102:.B106])" table:style-name="ce1">
            <text:p>8.624</text:p>
          </table:table-cell>
          <table:table-cell office:value-type="float" office:value="8.6470000000000002" table:formula="of:=AVERAGE([.B97:.B106])" table:style-name="ce1">
            <text:p>8.647</text:p>
          </table:table-cell>
          <table:table-cell office:value-type="float" office:value="8.6373333333333324" table:formula="of:=AVERAGE([.B92:.B106])" table:style-name="ce1">
            <text:p>8.637333333</text:p>
          </table:table-cell>
          <table:table-cell office:value-type="float" office:value="26.390000000000004" table:formula="of:=AVERAGE([.C102:.C106])" table:style-name="ce1">
            <text:p>26.39</text:p>
          </table:table-cell>
          <table:table-cell office:value-type="float" office:value="26.32" table:formula="of:=AVERAGE([.C97:.C106])" table:style-name="ce1">
            <text:p>26.32</text:p>
          </table:table-cell>
          <table:table-cell office:value-type="float" office:value="26.416666666666664" table:formula="of:=AVERAGE([.C92:.C106])" table:style-name="ce1">
            <text:p>26.41666667</text:p>
          </table:table-cell>
          <table:table-cell table:number-columns-repeated="16375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8.6" table:style-name="ce1">
            <text:p>8.6</text:p>
          </table:table-cell>
          <table:table-cell office:value-type="float" office:value="26.14" table:style-name="ce1">
            <text:p>26.14</text:p>
          </table:table-cell>
          <table:table-cell office:value-type="float" office:value="8.6239999999999988" table:formula="of:=AVERAGE([.B103:.B107])" table:style-name="ce1">
            <text:p>8.624</text:p>
          </table:table-cell>
          <table:table-cell office:value-type="float" office:value="8.6269999999999989" table:formula="of:=AVERAGE([.B98:.B107])" table:style-name="ce1">
            <text:p>8.627</text:p>
          </table:table-cell>
          <table:table-cell office:value-type="float" office:value="8.658666666666667" table:formula="of:=AVERAGE([.B93:.B107])" table:style-name="ce1">
            <text:p>8.658666667</text:p>
          </table:table-cell>
          <table:table-cell office:value-type="float" office:value="26.343999999999994" table:formula="of:=AVERAGE([.C103:.C107])" table:style-name="ce1">
            <text:p>26.344</text:p>
          </table:table-cell>
          <table:table-cell office:value-type="float" office:value="26.310999999999996" table:formula="of:=AVERAGE([.C98:.C107])" table:style-name="ce1">
            <text:p>26.311</text:p>
          </table:table-cell>
          <table:table-cell office:value-type="float" office:value="26.398666666666664" table:formula="of:=AVERAGE([.C93:.C107])" table:style-name="ce1">
            <text:p>26.39866667</text:p>
          </table:table-cell>
          <table:table-cell table:number-columns-repeated="16375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8.5" table:style-name="ce1">
            <text:p>8.5</text:p>
          </table:table-cell>
          <table:table-cell office:value-type="float" office:value="26.63" table:style-name="ce1">
            <text:p>26.63</text:p>
          </table:table-cell>
          <table:table-cell office:value-type="float" office:value="8.5839999999999996" table:formula="of:=AVERAGE([.B104:.B108])" table:style-name="ce1">
            <text:p>8.584</text:p>
          </table:table-cell>
          <table:table-cell office:value-type="float" office:value="8.6019999999999985" table:formula="of:=AVERAGE([.B99:.B108])" table:style-name="ce1">
            <text:p>8.602</text:p>
          </table:table-cell>
          <table:table-cell office:value-type="float" office:value="8.6433333333333326" table:formula="of:=AVERAGE([.B94:.B108])" table:style-name="ce1">
            <text:p>8.643333333</text:p>
          </table:table-cell>
          <table:table-cell office:value-type="float" office:value="26.398000000000003" table:formula="of:=AVERAGE([.C104:.C108])" table:style-name="ce1">
            <text:p>26.398</text:p>
          </table:table-cell>
          <table:table-cell office:value-type="float" office:value="26.349999999999994" table:formula="of:=AVERAGE([.C99:.C108])" table:style-name="ce1">
            <text:p>26.35</text:p>
          </table:table-cell>
          <table:table-cell office:value-type="float" office:value="26.400666666666663" table:formula="of:=AVERAGE([.C94:.C108])" table:style-name="ce1">
            <text:p>26.40066667</text:p>
          </table:table-cell>
          <table:table-cell table:number-columns-repeated="16375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26.71" table:style-name="ce1">
            <text:p>26.71</text:p>
          </table:table-cell>
          <table:table-cell office:value-type="float" office:value="8.6699999999999982" table:formula="of:=AVERAGE([.B105:.B109])" table:style-name="ce1">
            <text:p>8.67</text:p>
          </table:table-cell>
          <table:table-cell office:value-type="float" office:value="8.6109999999999989" table:formula="of:=AVERAGE([.B100:.B109])" table:style-name="ce1">
            <text:p>8.611</text:p>
          </table:table-cell>
          <table:table-cell office:value-type="float" office:value="8.6553333333333331" table:formula="of:=AVERAGE([.B95:.B109])" table:style-name="ce1">
            <text:p>8.655333333</text:p>
          </table:table-cell>
          <table:table-cell office:value-type="float" office:value="26.475999999999999" table:formula="of:=AVERAGE([.C105:.C109])" table:style-name="ce1">
            <text:p>26.476</text:p>
          </table:table-cell>
          <table:table-cell office:value-type="float" office:value="26.397999999999996" table:formula="of:=AVERAGE([.C100:.C109])" table:style-name="ce1">
            <text:p>26.398</text:p>
          </table:table-cell>
          <table:table-cell office:value-type="float" office:value="26.404666666666664" table:formula="of:=AVERAGE([.C95:.C109])" table:style-name="ce1">
            <text:p>26.40466667</text:p>
          </table:table-cell>
          <table:table-cell table:number-columns-repeated="16375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26.07" table:style-name="ce1">
            <text:p>26.07</text:p>
          </table:table-cell>
          <table:table-cell office:value-type="float" office:value="8.6440000000000001" table:formula="of:=AVERAGE([.B106:.B110])" table:style-name="ce1">
            <text:p>8.644</text:p>
          </table:table-cell>
          <table:table-cell office:value-type="float" office:value="8.6170000000000009" table:formula="of:=AVERAGE([.B101:.B110])" table:style-name="ce1">
            <text:p>8.617</text:p>
          </table:table-cell>
          <table:table-cell office:value-type="float" office:value="8.6379999999999999" table:formula="of:=AVERAGE([.B96:.B110])" table:style-name="ce1">
            <text:p>8.638</text:p>
          </table:table-cell>
          <table:table-cell office:value-type="float" office:value="26.374000000000002" table:formula="of:=AVERAGE([.C106:.C110])" table:style-name="ce1">
            <text:p>26.374</text:p>
          </table:table-cell>
          <table:table-cell office:value-type="float" office:value="26.373000000000001" table:formula="of:=AVERAGE([.C101:.C110])" table:style-name="ce1">
            <text:p>26.373</text:p>
          </table:table-cell>
          <table:table-cell office:value-type="float" office:value="26.34666666666666" table:formula="of:=AVERAGE([.C96:.C110])" table:style-name="ce1">
            <text:p>26.34666667</text:p>
          </table:table-cell>
          <table:table-cell table:number-columns-repeated="16375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8.74" table:style-name="ce1">
            <text:p>8.74</text:p>
          </table:table-cell>
          <table:table-cell office:value-type="float" office:value="26.22" table:style-name="ce1">
            <text:p>26.22</text:p>
          </table:table-cell>
          <table:table-cell office:value-type="float" office:value="8.652000000000001" table:formula="of:=AVERAGE([.B107:.B111])" table:style-name="ce1">
            <text:p>8.652</text:p>
          </table:table-cell>
          <table:table-cell office:value-type="float" office:value="8.6379999999999981" table:formula="of:=AVERAGE([.B102:.B111])" table:style-name="ce1">
            <text:p>8.638</text:p>
          </table:table-cell>
          <table:table-cell office:value-type="float" office:value="8.6486666666666654" table:formula="of:=AVERAGE([.B97:.B111])" table:style-name="ce1">
            <text:p>8.648666667</text:p>
          </table:table-cell>
          <table:table-cell office:value-type="float" office:value="26.353999999999996" table:formula="of:=AVERAGE([.C107:.C111])" table:style-name="ce1">
            <text:p>26.354</text:p>
          </table:table-cell>
          <table:table-cell office:value-type="float" office:value="26.372000000000003" table:formula="of:=AVERAGE([.C102:.C111])" table:style-name="ce1">
            <text:p>26.372</text:p>
          </table:table-cell>
          <table:table-cell office:value-type="float" office:value="26.331333333333326" table:formula="of:=AVERAGE([.C97:.C111])" table:style-name="ce1">
            <text:p>26.33133333</text:p>
          </table:table-cell>
          <table:table-cell table:number-columns-repeated="16375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8.35" table:style-name="ce1">
            <text:p>8.35</text:p>
          </table:table-cell>
          <table:table-cell office:value-type="float" office:value="26.36" table:style-name="ce1">
            <text:p>26.36</text:p>
          </table:table-cell>
          <table:table-cell office:value-type="float" office:value="8.6020000000000003" table:formula="of:=AVERAGE([.B108:.B112])" table:style-name="ce1">
            <text:p>8.602</text:p>
          </table:table-cell>
          <table:table-cell office:value-type="float" office:value="8.6129999999999978" table:formula="of:=AVERAGE([.B103:.B112])" table:style-name="ce1">
            <text:p>8.613</text:p>
          </table:table-cell>
          <table:table-cell office:value-type="float" office:value="8.6186666666666643" table:formula="of:=AVERAGE([.B98:.B112])" table:style-name="ce1">
            <text:p>8.618666667</text:p>
          </table:table-cell>
          <table:table-cell office:value-type="float" office:value="26.398000000000003" table:formula="of:=AVERAGE([.C108:.C112])" table:style-name="ce1">
            <text:p>26.398</text:p>
          </table:table-cell>
          <table:table-cell office:value-type="float" office:value="26.370999999999999" table:formula="of:=AVERAGE([.C103:.C112])" table:style-name="ce1">
            <text:p>26.371</text:p>
          </table:table-cell>
          <table:table-cell office:value-type="float" office:value="26.339999999999993" table:formula="of:=AVERAGE([.C98:.C112])" table:style-name="ce1">
            <text:p>26.34</text:p>
          </table:table-cell>
          <table:table-cell table:number-columns-repeated="16375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8.85" table:style-name="ce1">
            <text:p>8.85</text:p>
          </table:table-cell>
          <table:table-cell office:value-type="float" office:value="26.4" table:style-name="ce1">
            <text:p>26.4</text:p>
          </table:table-cell>
          <table:table-cell office:value-type="float" office:value="8.6720000000000006" table:formula="of:=AVERAGE([.B109:.B113])" table:style-name="ce1">
            <text:p>8.672</text:p>
          </table:table-cell>
          <table:table-cell office:value-type="float" office:value="8.6279999999999966" table:formula="of:=AVERAGE([.B104:.B113])" table:style-name="ce1">
            <text:p>8.628</text:p>
          </table:table-cell>
          <table:table-cell office:value-type="float" office:value="8.625333333333332" table:formula="of:=AVERAGE([.B99:.B113])" table:style-name="ce1">
            <text:p>8.625333333</text:p>
          </table:table-cell>
          <table:table-cell office:value-type="float" office:value="26.351999999999997" table:formula="of:=AVERAGE([.C109:.C113])" table:style-name="ce1">
            <text:p>26.352</text:p>
          </table:table-cell>
          <table:table-cell office:value-type="float" office:value="26.375" table:formula="of:=AVERAGE([.C104:.C113])" table:style-name="ce1">
            <text:p>26.375</text:p>
          </table:table-cell>
          <table:table-cell office:value-type="float" office:value="26.350666666666658" table:formula="of:=AVERAGE([.C99:.C113])" table:style-name="ce1">
            <text:p>26.35066667</text:p>
          </table:table-cell>
          <table:table-cell table:number-columns-repeated="16375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8.69" table:style-name="ce1">
            <text:p>8.69</text:p>
          </table:table-cell>
          <table:table-cell office:value-type="float" office:value="26.42" table:style-name="ce1">
            <text:p>26.42</text:p>
          </table:table-cell>
          <table:table-cell office:value-type="float" office:value="8.620000000000001" table:formula="of:=AVERAGE([.B110:.B114])" table:style-name="ce1">
            <text:p>8.62</text:p>
          </table:table-cell>
          <table:table-cell office:value-type="float" office:value="8.6449999999999996" table:formula="of:=AVERAGE([.B105:.B114])" table:style-name="ce1">
            <text:p>8.645</text:p>
          </table:table-cell>
          <table:table-cell office:value-type="float" office:value="8.613999999999999" table:formula="of:=AVERAGE([.B100:.B114])" table:style-name="ce1">
            <text:p>8.614</text:p>
          </table:table-cell>
          <table:table-cell office:value-type="float" office:value="26.294000000000004" table:formula="of:=AVERAGE([.C110:.C114])" table:style-name="ce1">
            <text:p>26.294</text:p>
          </table:table-cell>
          <table:table-cell office:value-type="float" office:value="26.384999999999998" table:formula="of:=AVERAGE([.C105:.C114])" table:style-name="ce1">
            <text:p>26.385</text:p>
          </table:table-cell>
          <table:table-cell office:value-type="float" office:value="26.363333333333333" table:formula="of:=AVERAGE([.C100:.C114])" table:style-name="ce1">
            <text:p>26.36333333</text:p>
          </table:table-cell>
          <table:table-cell table:number-columns-repeated="16375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8.73" table:style-name="ce1">
            <text:p>8.73</text:p>
          </table:table-cell>
          <table:table-cell office:value-type="float" office:value="26.57" table:style-name="ce1">
            <text:p>26.57</text:p>
          </table:table-cell>
          <table:table-cell office:value-type="float" office:value="8.6720000000000006" table:formula="of:=AVERAGE([.B111:.B115])" table:style-name="ce1">
            <text:p>8.672</text:p>
          </table:table-cell>
          <table:table-cell office:value-type="float" office:value="8.6579999999999995" table:formula="of:=AVERAGE([.B106:.B115])" table:style-name="ce1">
            <text:p>8.658</text:p>
          </table:table-cell>
          <table:table-cell office:value-type="float" office:value="8.6353333333333318" table:formula="of:=AVERAGE([.B101:.B115])" table:style-name="ce1">
            <text:p>8.635333333</text:p>
          </table:table-cell>
          <table:table-cell office:value-type="float" office:value="26.393999999999998" table:formula="of:=AVERAGE([.C111:.C115])" table:style-name="ce1">
            <text:p>26.394</text:p>
          </table:table-cell>
          <table:table-cell office:value-type="float" office:value="26.383999999999997" table:formula="of:=AVERAGE([.C106:.C115])" table:style-name="ce1">
            <text:p>26.384</text:p>
          </table:table-cell>
          <table:table-cell office:value-type="float" office:value="26.380000000000003" table:formula="of:=AVERAGE([.C101:.C115])" table:style-name="ce1">
            <text:p>26.38</text:p>
          </table:table-cell>
          <table:table-cell table:number-columns-repeated="16375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8.98" table:style-name="ce1">
            <text:p>8.98</text:p>
          </table:table-cell>
          <table:table-cell office:value-type="float" office:value="26.59" table:style-name="ce1">
            <text:p>26.59</text:p>
          </table:table-cell>
          <table:table-cell office:value-type="float" office:value="8.7200000000000024" table:formula="of:=AVERAGE([.B112:.B116])" table:style-name="ce1">
            <text:p>8.72</text:p>
          </table:table-cell>
          <table:table-cell office:value-type="float" office:value="8.6860000000000017" table:formula="of:=AVERAGE([.B107:.B116])" table:style-name="ce1">
            <text:p>8.686</text:p>
          </table:table-cell>
          <table:table-cell office:value-type="float" office:value="8.6653333333333311" table:formula="of:=AVERAGE([.B102:.B116])" table:style-name="ce1">
            <text:p>8.665333333</text:p>
          </table:table-cell>
          <table:table-cell office:value-type="float" office:value="26.468" table:formula="of:=AVERAGE([.C112:.C116])" table:style-name="ce1">
            <text:p>26.468</text:p>
          </table:table-cell>
          <table:table-cell office:value-type="float" office:value="26.410999999999994" table:formula="of:=AVERAGE([.C107:.C116])" table:style-name="ce1">
            <text:p>26.411</text:p>
          </table:table-cell>
          <table:table-cell office:value-type="float" office:value="26.404" table:formula="of:=AVERAGE([.C102:.C116])" table:style-name="ce1">
            <text:p>26.404</text:p>
          </table:table-cell>
          <table:table-cell table:number-columns-repeated="16375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9.17" table:style-name="ce1">
            <text:p>9.17</text:p>
          </table:table-cell>
          <table:table-cell office:value-type="float" office:value="26.6" table:style-name="ce1">
            <text:p>26.6</text:p>
          </table:table-cell>
          <table:table-cell office:value-type="float" office:value="8.8840000000000003" table:formula="of:=AVERAGE([.B113:.B117])" table:style-name="ce1">
            <text:p>8.884</text:p>
          </table:table-cell>
          <table:table-cell office:value-type="float" office:value="8.7430000000000003" table:formula="of:=AVERAGE([.B108:.B117])" table:style-name="ce1">
            <text:p>8.743</text:p>
          </table:table-cell>
          <table:table-cell office:value-type="float" office:value="8.7033333333333314" table:formula="of:=AVERAGE([.B103:.B117])" table:style-name="ce1">
            <text:p>8.703333333</text:p>
          </table:table-cell>
          <table:table-cell office:value-type="float" office:value="26.516000000000002" table:formula="of:=AVERAGE([.C113:.C117])" table:style-name="ce1">
            <text:p>26.516</text:p>
          </table:table-cell>
          <table:table-cell office:value-type="float" office:value="26.457000000000001" table:formula="of:=AVERAGE([.C108:.C117])" table:style-name="ce1">
            <text:p>26.457</text:p>
          </table:table-cell>
          <table:table-cell office:value-type="float" office:value="26.419333333333331" table:formula="of:=AVERAGE([.C103:.C117])" table:style-name="ce1">
            <text:p>26.41933333</text:p>
          </table:table-cell>
          <table:table-cell table:number-columns-repeated="16375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8.64" table:style-name="ce1">
            <text:p>8.64</text:p>
          </table:table-cell>
          <table:table-cell office:value-type="float" office:value="26.46" table:style-name="ce1">
            <text:p>26.46</text:p>
          </table:table-cell>
          <table:table-cell office:value-type="float" office:value="8.8420000000000005" table:formula="of:=AVERAGE([.B114:.B118])" table:style-name="ce1">
            <text:p>8.842</text:p>
          </table:table-cell>
          <table:table-cell office:value-type="float" office:value="8.7570000000000014" table:formula="of:=AVERAGE([.B109:.B118])" table:style-name="ce1">
            <text:p>8.757</text:p>
          </table:table-cell>
          <table:table-cell office:value-type="float" office:value="8.6993333333333318" table:formula="of:=AVERAGE([.B104:.B118])" table:style-name="ce1">
            <text:p>8.699333333</text:p>
          </table:table-cell>
          <table:table-cell office:value-type="float" office:value="26.528000000000002" table:formula="of:=AVERAGE([.C114:.C118])" table:style-name="ce1">
            <text:p>26.528</text:p>
          </table:table-cell>
          <table:table-cell office:value-type="float" office:value="26.439999999999998" table:formula="of:=AVERAGE([.C109:.C118])" table:style-name="ce1">
            <text:p>26.44</text:p>
          </table:table-cell>
          <table:table-cell office:value-type="float" office:value="26.425999999999998" table:formula="of:=AVERAGE([.C104:.C118])" table:style-name="ce1">
            <text:p>26.426</text:p>
          </table:table-cell>
          <table:table-cell table:number-columns-repeated="16375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6.54" table:style-name="ce1">
            <text:p>26.54</text:p>
          </table:table-cell>
          <table:table-cell office:value-type="float" office:value="8.91" table:formula="of:=AVERAGE([.B115:.B119])" table:style-name="ce1">
            <text:p>8.91</text:p>
          </table:table-cell>
          <table:table-cell office:value-type="float" office:value="8.7650000000000006" table:formula="of:=AVERAGE([.B110:.B119])" table:style-name="ce1">
            <text:p>8.765</text:p>
          </table:table-cell>
          <table:table-cell office:value-type="float" office:value="8.7333333333333325" table:formula="of:=AVERAGE([.B105:.B119])" table:style-name="ce1">
            <text:p>8.733333333</text:p>
          </table:table-cell>
          <table:table-cell office:value-type="float" office:value="26.552" table:formula="of:=AVERAGE([.C115:.C119])" table:style-name="ce1">
            <text:p>26.552</text:p>
          </table:table-cell>
          <table:table-cell office:value-type="float" office:value="26.423000000000002" table:formula="of:=AVERAGE([.C110:.C119])" table:style-name="ce1">
            <text:p>26.423</text:p>
          </table:table-cell>
          <table:table-cell office:value-type="float" office:value="26.440666666666665" table:formula="of:=AVERAGE([.C105:.C119])" table:style-name="ce1">
            <text:p>26.44066667</text:p>
          </table:table-cell>
          <table:table-cell table:number-columns-repeated="16375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.69" table:style-name="ce1">
            <text:p>8.69</text:p>
          </table:table-cell>
          <table:table-cell office:value-type="float" office:value="26.15" table:style-name="ce1">
            <text:p>26.15</text:p>
          </table:table-cell>
          <table:table-cell office:value-type="float" office:value="8.9019999999999992" table:formula="of:=AVERAGE([.B116:.B120])" table:style-name="ce1">
            <text:p>8.902</text:p>
          </table:table-cell>
          <table:table-cell office:value-type="float" office:value="8.7870000000000008" table:formula="of:=AVERAGE([.B111:.B120])" table:style-name="ce1">
            <text:p>8.787</text:p>
          </table:table-cell>
          <table:table-cell office:value-type="float" office:value="8.7393333333333327" table:formula="of:=AVERAGE([.B106:.B120])" table:style-name="ce1">
            <text:p>8.739333333</text:p>
          </table:table-cell>
          <table:table-cell office:value-type="float" office:value="26.468" table:formula="of:=AVERAGE([.C116:.C120])" table:style-name="ce1">
            <text:p>26.468</text:p>
          </table:table-cell>
          <table:table-cell office:value-type="float" office:value="26.431000000000001" table:formula="of:=AVERAGE([.C111:.C120])" table:style-name="ce1">
            <text:p>26.431</text:p>
          </table:table-cell>
          <table:table-cell office:value-type="float" office:value="26.411999999999995" table:formula="of:=AVERAGE([.C106:.C120])" table:style-name="ce1">
            <text:p>26.412</text:p>
          </table:table-cell>
          <table:table-cell table:number-columns-repeated="16375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8.66" table:style-name="ce1">
            <text:p>8.66</text:p>
          </table:table-cell>
          <table:table-cell office:value-type="float" office:value="26.58" table:style-name="ce1">
            <text:p>26.58</text:p>
          </table:table-cell>
          <table:table-cell office:value-type="float" office:value="8.8379999999999992" table:formula="of:=AVERAGE([.B117:.B121])" table:style-name="ce1">
            <text:p>8.838</text:p>
          </table:table-cell>
          <table:table-cell office:value-type="float" office:value="8.7789999999999999" table:formula="of:=AVERAGE([.B112:.B121])" table:style-name="ce1">
            <text:p>8.779</text:p>
          </table:table-cell>
          <table:table-cell office:value-type="float" office:value="8.7366666666666681" table:formula="of:=AVERAGE([.B107:.B121])" table:style-name="ce1">
            <text:p>8.736666667</text:p>
          </table:table-cell>
          <table:table-cell office:value-type="float" office:value="26.465999999999998" table:formula="of:=AVERAGE([.C117:.C121])" table:style-name="ce1">
            <text:p>26.466</text:p>
          </table:table-cell>
          <table:table-cell office:value-type="float" office:value="26.467000000000002" table:formula="of:=AVERAGE([.C112:.C121])" table:style-name="ce1">
            <text:p>26.467</text:p>
          </table:table-cell>
          <table:table-cell office:value-type="float" office:value="26.429333333333329" table:formula="of:=AVERAGE([.C107:.C121])" table:style-name="ce1">
            <text:p>26.42933333</text:p>
          </table:table-cell>
          <table:table-cell table:number-columns-repeated="16375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8.83" table:style-name="ce1">
            <text:p>8.83</text:p>
          </table:table-cell>
          <table:table-cell office:value-type="float" office:value="26.52" table:style-name="ce1">
            <text:p>26.52</text:p>
          </table:table-cell>
          <table:table-cell office:value-type="float" office:value="8.77" table:formula="of:=AVERAGE([.B118:.B122])" table:style-name="ce1">
            <text:p>8.77</text:p>
          </table:table-cell>
          <table:table-cell office:value-type="float" office:value="8.827" table:formula="of:=AVERAGE([.B113:.B122])" table:style-name="ce1">
            <text:p>8.827</text:p>
          </table:table-cell>
          <table:table-cell office:value-type="float" office:value="8.7520000000000007" table:formula="of:=AVERAGE([.B108:.B122])" table:style-name="ce1">
            <text:p>8.752</text:p>
          </table:table-cell>
          <table:table-cell office:value-type="float" office:value="26.45" table:formula="of:=AVERAGE([.C118:.C122])" table:style-name="ce1">
            <text:p>26.45</text:p>
          </table:table-cell>
          <table:table-cell office:value-type="float" office:value="26.482999999999997" table:formula="of:=AVERAGE([.C113:.C122])" table:style-name="ce1">
            <text:p>26.483</text:p>
          </table:table-cell>
          <table:table-cell office:value-type="float" office:value="26.454666666666661" table:formula="of:=AVERAGE([.C108:.C122])" table:style-name="ce1">
            <text:p>26.45466667</text:p>
          </table:table-cell>
          <table:table-cell table:number-columns-repeated="16375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8.99" table:style-name="ce1">
            <text:p>8.99</text:p>
          </table:table-cell>
          <table:table-cell office:value-type="float" office:value="26.92" table:style-name="ce1">
            <text:p>26.92</text:p>
          </table:table-cell>
          <table:table-cell office:value-type="float" office:value="8.84" table:formula="of:=AVERAGE([.B119:.B123])" table:style-name="ce1">
            <text:p>8.84</text:p>
          </table:table-cell>
          <table:table-cell office:value-type="float" office:value="8.8409999999999993" table:formula="of:=AVERAGE([.B114:.B123])" table:style-name="ce1">
            <text:p>8.841</text:p>
          </table:table-cell>
          <table:table-cell office:value-type="float" office:value="8.7846666666666682" table:formula="of:=AVERAGE([.B109:.B123])" table:style-name="ce1">
            <text:p>8.784666667</text:p>
          </table:table-cell>
          <table:table-cell office:value-type="float" office:value="26.541999999999994" table:formula="of:=AVERAGE([.C119:.C123])" table:style-name="ce1">
            <text:p>26.542</text:p>
          </table:table-cell>
          <table:table-cell office:value-type="float" office:value="26.535000000000004" table:formula="of:=AVERAGE([.C114:.C123])" table:style-name="ce1">
            <text:p>26.535</text:p>
          </table:table-cell>
          <table:table-cell office:value-type="float" office:value="26.473999999999997" table:formula="of:=AVERAGE([.C109:.C123])" table:style-name="ce1">
            <text:p>26.474</text:p>
          </table:table-cell>
          <table:table-cell table:number-columns-repeated="16375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9" table:style-name="ce1">
            <text:p>26.79</text:p>
          </table:table-cell>
          <table:table-cell office:value-type="float" office:value="8.8740000000000006" table:formula="of:=AVERAGE([.B120:.B124])" table:style-name="ce1">
            <text:p>8.874</text:p>
          </table:table-cell>
          <table:table-cell office:value-type="float" office:value="8.8919999999999995" table:formula="of:=AVERAGE([.B115:.B124])" table:style-name="ce1">
            <text:p>8.892</text:p>
          </table:table-cell>
          <table:table-cell office:value-type="float" office:value="8.8013333333333321" table:formula="of:=AVERAGE([.B110:.B124])" table:style-name="ce1">
            <text:p>8.801333333</text:p>
          </table:table-cell>
          <table:table-cell office:value-type="float" office:value="26.592000000000002" table:formula="of:=AVERAGE([.C120:.C124])" table:style-name="ce1">
            <text:p>26.592</text:p>
          </table:table-cell>
          <table:table-cell office:value-type="float" office:value="26.572000000000003" table:formula="of:=AVERAGE([.C115:.C124])" table:style-name="ce1">
            <text:p>26.572</text:p>
          </table:table-cell>
          <table:table-cell office:value-type="float" office:value="26.479333333333333" table:formula="of:=AVERAGE([.C110:.C124])" table:style-name="ce1">
            <text:p>26.47933333</text:p>
          </table:table-cell>
          <table:table-cell table:number-columns-repeated="16375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8.92" table:style-name="ce1">
            <text:p>8.92</text:p>
          </table:table-cell>
          <table:table-cell office:value-type="float" office:value="26.65" table:style-name="ce1">
            <text:p>26.65</text:p>
          </table:table-cell>
          <table:table-cell office:value-type="float" office:value="8.9200000000000017" table:formula="of:=AVERAGE([.B121:.B125])" table:style-name="ce1">
            <text:p>8.92</text:p>
          </table:table-cell>
          <table:table-cell office:value-type="float" office:value="8.9109999999999996" table:formula="of:=AVERAGE([.B116:.B125])" table:style-name="ce1">
            <text:p>8.911</text:p>
          </table:table-cell>
          <table:table-cell office:value-type="float" office:value="8.8313333333333333" table:formula="of:=AVERAGE([.B111:.B125])" table:style-name="ce1">
            <text:p>8.831333333</text:p>
          </table:table-cell>
          <table:table-cell office:value-type="float" office:value="26.692" table:formula="of:=AVERAGE([.C121:.C125])" table:style-name="ce1">
            <text:p>26.692</text:p>
          </table:table-cell>
          <table:table-cell office:value-type="float" office:value="26.580000000000002" table:formula="of:=AVERAGE([.C116:.C125])" table:style-name="ce1">
            <text:p>26.58</text:p>
          </table:table-cell>
          <table:table-cell office:value-type="float" office:value="26.517999999999997" table:formula="of:=AVERAGE([.C111:.C125])" table:style-name="ce1">
            <text:p>26.518</text:p>
          </table:table-cell>
          <table:table-cell table:number-columns-repeated="16375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9.23" table:style-name="ce1">
            <text:p>9.23</text:p>
          </table:table-cell>
          <table:table-cell office:value-type="float" office:value="26.79" table:style-name="ce1">
            <text:p>26.79</text:p>
          </table:table-cell>
          <table:table-cell office:value-type="float" office:value="9.0340000000000007" table:formula="of:=AVERAGE([.B122:.B126])" table:style-name="ce1">
            <text:p>9.034</text:p>
          </table:table-cell>
          <table:table-cell office:value-type="float" office:value="8.9359999999999999" table:formula="of:=AVERAGE([.B117:.B126])" table:style-name="ce1">
            <text:p>8.936</text:p>
          </table:table-cell>
          <table:table-cell office:value-type="float" office:value="8.8640000000000008" table:formula="of:=AVERAGE([.B112:.B126])" table:style-name="ce1">
            <text:p>8.864</text:p>
          </table:table-cell>
          <table:table-cell office:value-type="float" office:value="26.733999999999998" table:formula="of:=AVERAGE([.C122:.C126])" table:style-name="ce1">
            <text:p>26.734</text:p>
          </table:table-cell>
          <table:table-cell office:value-type="float" office:value="26.6" table:formula="of:=AVERAGE([.C117:.C126])" table:style-name="ce1">
            <text:p>26.6</text:p>
          </table:table-cell>
          <table:table-cell office:value-type="float" office:value="26.556000000000001" table:formula="of:=AVERAGE([.C112:.C126])" table:style-name="ce1">
            <text:p>26.556</text:p>
          </table:table-cell>
          <table:table-cell table:number-columns-repeated="16375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9.18" table:style-name="ce1">
            <text:p>9.18</text:p>
          </table:table-cell>
          <table:table-cell office:value-type="float" office:value="26.61" table:style-name="ce1">
            <text:p>26.61</text:p>
          </table:table-cell>
          <table:table-cell office:value-type="float" office:value="9.104000000000001" table:formula="of:=AVERAGE([.B123:.B127])" table:style-name="ce1">
            <text:p>9.104</text:p>
          </table:table-cell>
          <table:table-cell office:value-type="float" office:value="8.9370000000000012" table:formula="of:=AVERAGE([.B118:.B127])" table:style-name="ce1">
            <text:p>8.937</text:p>
          </table:table-cell>
          <table:table-cell office:value-type="float" office:value="8.9193333333333324" table:formula="of:=AVERAGE([.B113:.B127])" table:style-name="ce1">
            <text:p>8.919333333</text:p>
          </table:table-cell>
          <table:table-cell office:value-type="float" office:value="26.751999999999999" table:formula="of:=AVERAGE([.C123:.C127])" table:style-name="ce1">
            <text:p>26.752</text:p>
          </table:table-cell>
          <table:table-cell office:value-type="float" office:value="26.600999999999999" table:formula="of:=AVERAGE([.C118:.C127])" table:style-name="ce1">
            <text:p>26.601</text:p>
          </table:table-cell>
          <table:table-cell office:value-type="float" office:value="26.57266666666667" table:formula="of:=AVERAGE([.C113:.C127])" table:style-name="ce1">
            <text:p>26.57266667</text:p>
          </table:table-cell>
          <table:table-cell table:number-columns-repeated="16375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8.84" table:style-name="ce1">
            <text:p>8.84</text:p>
          </table:table-cell>
          <table:table-cell office:value-type="float" office:value="26.72" table:style-name="ce1">
            <text:p>26.72</text:p>
          </table:table-cell>
          <table:table-cell office:value-type="float" office:value="9.0740000000000016" table:formula="of:=AVERAGE([.B124:.B128])" table:style-name="ce1">
            <text:p>9.074</text:p>
          </table:table-cell>
          <table:table-cell office:value-type="float" office:value="8.9570000000000025" table:formula="of:=AVERAGE([.B119:.B128])" table:style-name="ce1">
            <text:p>8.957</text:p>
          </table:table-cell>
          <table:table-cell office:value-type="float" office:value="8.9186666666666667" table:formula="of:=AVERAGE([.B114:.B128])" table:style-name="ce1">
            <text:p>8.918666667</text:p>
          </table:table-cell>
          <table:table-cell office:value-type="float" office:value="26.712" table:formula="of:=AVERAGE([.C124:.C128])" table:style-name="ce1">
            <text:p>26.712</text:p>
          </table:table-cell>
          <table:table-cell office:value-type="float" office:value="26.626999999999999" table:formula="of:=AVERAGE([.C119:.C128])" table:style-name="ce1">
            <text:p>26.627</text:p>
          </table:table-cell>
          <table:table-cell office:value-type="float" office:value="26.594000000000005" table:formula="of:=AVERAGE([.C114:.C128])" table:style-name="ce1">
            <text:p>26.594</text:p>
          </table:table-cell>
          <table:table-cell table:number-columns-repeated="16375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88" table:style-name="ce1">
            <text:p>26.88</text:p>
          </table:table-cell>
          <table:table-cell office:value-type="float" office:value="9.0079999999999991" table:formula="of:=AVERAGE([.B125:.B129])" table:style-name="ce1">
            <text:p>9.008</text:p>
          </table:table-cell>
          <table:table-cell office:value-type="float" office:value="8.9410000000000025" table:formula="of:=AVERAGE([.B120:.B129])" table:style-name="ce1">
            <text:p>8.941</text:p>
          </table:table-cell>
          <table:table-cell office:value-type="float" office:value="8.9306666666666672" table:formula="of:=AVERAGE([.B115:.B129])" table:style-name="ce1">
            <text:p>8.930666667</text:p>
          </table:table-cell>
          <table:table-cell office:value-type="float" office:value="26.73" table:formula="of:=AVERAGE([.C125:.C129])" table:style-name="ce1">
            <text:p>26.73</text:p>
          </table:table-cell>
          <table:table-cell office:value-type="float" office:value="26.661000000000001" table:formula="of:=AVERAGE([.C120:.C129])" table:style-name="ce1">
            <text:p>26.661</text:p>
          </table:table-cell>
          <table:table-cell office:value-type="float" office:value="26.624666666666666" table:formula="of:=AVERAGE([.C115:.C129])" table:style-name="ce1">
            <text:p>26.62466667</text:p>
          </table:table-cell>
          <table:table-cell table:number-columns-repeated="16375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56" table:style-name="ce1">
            <text:p>26.56</text:p>
          </table:table-cell>
          <table:table-cell office:value-type="float" office:value="9.032" table:formula="of:=AVERAGE([.B126:.B130])" table:style-name="ce1">
            <text:p>9.032</text:p>
          </table:table-cell>
          <table:table-cell office:value-type="float" office:value="8.9760000000000026" table:formula="of:=AVERAGE([.B121:.B130])" table:style-name="ce1">
            <text:p>8.976</text:p>
          </table:table-cell>
          <table:table-cell office:value-type="float" office:value="8.9513333333333343" table:formula="of:=AVERAGE([.B116:.B130])" table:style-name="ce1">
            <text:p>8.951333333</text:p>
          </table:table-cell>
          <table:table-cell office:value-type="float" office:value="26.712" table:formula="of:=AVERAGE([.C126:.C130])" table:style-name="ce1">
            <text:p>26.712</text:p>
          </table:table-cell>
          <table:table-cell office:value-type="float" office:value="26.701999999999998" table:formula="of:=AVERAGE([.C121:.C130])" table:style-name="ce1">
            <text:p>26.702</text:p>
          </table:table-cell>
          <table:table-cell office:value-type="float" office:value="26.624000000000006" table:formula="of:=AVERAGE([.C116:.C130])" table:style-name="ce1">
            <text:p>26.624</text:p>
          </table:table-cell>
          <table:table-cell table:number-columns-repeated="16375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.35" table:style-name="ce1">
            <text:p>9.35</text:p>
          </table:table-cell>
          <table:table-cell office:value-type="float" office:value="26.74" table:style-name="ce1">
            <text:p>26.74</text:p>
          </table:table-cell>
          <table:table-cell office:value-type="float" office:value="9.0560000000000009" table:formula="of:=AVERAGE([.B127:.B131])" table:style-name="ce1">
            <text:p>9.056</text:p>
          </table:table-cell>
          <table:table-cell office:value-type="float" office:value="9.0449999999999982" table:formula="of:=AVERAGE([.B122:.B131])" table:style-name="ce1">
            <text:p>9.045</text:p>
          </table:table-cell>
          <table:table-cell office:value-type="float" office:value="8.9759999999999991" table:formula="of:=AVERAGE([.B117:.B131])" table:style-name="ce1">
            <text:p>8.976</text:p>
          </table:table-cell>
          <table:table-cell office:value-type="float" office:value="26.701999999999998" table:formula="of:=AVERAGE([.C127:.C131])" table:style-name="ce1">
            <text:p>26.702</text:p>
          </table:table-cell>
          <table:table-cell office:value-type="float" office:value="26.717999999999996" table:formula="of:=AVERAGE([.C122:.C131])" table:style-name="ce1">
            <text:p>26.718</text:p>
          </table:table-cell>
          <table:table-cell office:value-type="float" office:value="26.634000000000004" table:formula="of:=AVERAGE([.C117:.C131])" table:style-name="ce1">
            <text:p>26.634</text:p>
          </table:table-cell>
          <table:table-cell table:number-columns-repeated="16375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83" table:style-name="ce1">
            <text:p>26.83</text:p>
          </table:table-cell>
          <table:table-cell office:value-type="float" office:value="9.0280000000000005" table:formula="of:=AVERAGE([.B128:.B132])" table:style-name="ce1">
            <text:p>9.028</text:p>
          </table:table-cell>
          <table:table-cell office:value-type="float" office:value="9.0659999999999989" table:formula="of:=AVERAGE([.B123:.B132])" table:style-name="ce1">
            <text:p>9.066</text:p>
          </table:table-cell>
          <table:table-cell office:value-type="float" office:value="8.9673333333333325" table:formula="of:=AVERAGE([.B118:.B132])" table:style-name="ce1">
            <text:p>8.967333333</text:p>
          </table:table-cell>
          <table:table-cell office:value-type="float" office:value="26.745999999999999" table:formula="of:=AVERAGE([.C128:.C132])" table:style-name="ce1">
            <text:p>26.746</text:p>
          </table:table-cell>
          <table:table-cell office:value-type="float" office:value="26.749000000000002" table:formula="of:=AVERAGE([.C123:.C132])" table:style-name="ce1">
            <text:p>26.749</text:p>
          </table:table-cell>
          <table:table-cell office:value-type="float" office:value="26.649333333333335" table:formula="of:=AVERAGE([.C118:.C132])" table:style-name="ce1">
            <text:p>26.64933333</text:p>
          </table:table-cell>
          <table:table-cell table:number-columns-repeated="16375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83" table:style-name="ce1">
            <text:p>26.83</text:p>
          </table:table-cell>
          <table:table-cell office:value-type="float" office:value="9.1" table:formula="of:=AVERAGE([.B129:.B133])" table:style-name="ce1">
            <text:p>9.1</text:p>
          </table:table-cell>
          <table:table-cell office:value-type="float" office:value="9.0869999999999997" table:formula="of:=AVERAGE([.B124:.B133])" table:style-name="ce1">
            <text:p>9.087</text:p>
          </table:table-cell>
          <table:table-cell office:value-type="float" office:value="9.004666666666667" table:formula="of:=AVERAGE([.B119:.B133])" table:style-name="ce1">
            <text:p>9.004666667</text:p>
          </table:table-cell>
          <table:table-cell office:value-type="float" office:value="26.767999999999994" table:formula="of:=AVERAGE([.C129:.C133])" table:style-name="ce1">
            <text:p>26.768</text:p>
          </table:table-cell>
          <table:table-cell office:value-type="float" office:value="26.74" table:formula="of:=AVERAGE([.C124:.C133])" table:style-name="ce1">
            <text:p>26.74</text:p>
          </table:table-cell>
          <table:table-cell office:value-type="float" office:value="26.673999999999996" table:formula="of:=AVERAGE([.C119:.C133])" table:style-name="ce1">
            <text:p>26.674</text:p>
          </table:table-cell>
          <table:table-cell table:number-columns-repeated="16375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9.52" table:style-name="ce1">
            <text:p>9.52</text:p>
          </table:table-cell>
          <table:table-cell office:value-type="float" office:value="27.28" table:style-name="ce1">
            <text:p>27.28</text:p>
          </table:table-cell>
          <table:table-cell office:value-type="float" office:value="9.2299999999999986" table:formula="of:=AVERAGE([.B130:.B134])" table:style-name="ce1">
            <text:p>9.23</text:p>
          </table:table-cell>
          <table:table-cell office:value-type="float" office:value="9.1189999999999998" table:formula="of:=AVERAGE([.B125:.B134])" table:style-name="ce1">
            <text:p>9.119</text:p>
          </table:table-cell>
          <table:table-cell office:value-type="float" office:value="9.0373333333333328" table:formula="of:=AVERAGE([.B120:.B134])" table:style-name="ce1">
            <text:p>9.037333333</text:p>
          </table:table-cell>
          <table:table-cell office:value-type="float" office:value="26.848000000000003" table:formula="of:=AVERAGE([.C130:.C134])" table:style-name="ce1">
            <text:p>26.848</text:p>
          </table:table-cell>
          <table:table-cell office:value-type="float" office:value="26.788999999999998" table:formula="of:=AVERAGE([.C125:.C134])" table:style-name="ce1">
            <text:p>26.789</text:p>
          </table:table-cell>
          <table:table-cell office:value-type="float" office:value="26.723333333333336" table:formula="of:=AVERAGE([.C120:.C134])" table:style-name="ce1">
            <text:p>26.72333333</text:p>
          </table:table-cell>
          <table:table-cell table:number-columns-repeated="16375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26.62" table:style-name="ce1">
            <text:p>26.62</text:p>
          </table:table-cell>
          <table:table-cell office:value-type="float" office:value="9.2799999999999994" table:formula="of:=AVERAGE([.B131:.B135])" table:style-name="ce1">
            <text:p>9.28</text:p>
          </table:table-cell>
          <table:table-cell office:value-type="float" office:value="9.1560000000000006" table:formula="of:=AVERAGE([.B126:.B135])" table:style-name="ce1">
            <text:p>9.156</text:p>
          </table:table-cell>
          <table:table-cell office:value-type="float" office:value="9.0773333333333337" table:formula="of:=AVERAGE([.B121:.B135])" table:style-name="ce1">
            <text:p>9.077333333</text:p>
          </table:table-cell>
          <table:table-cell office:value-type="float" office:value="26.859999999999996" table:formula="of:=AVERAGE([.C131:.C135])" table:style-name="ce1">
            <text:p>26.86</text:p>
          </table:table-cell>
          <table:table-cell office:value-type="float" office:value="26.785999999999994" table:formula="of:=AVERAGE([.C126:.C135])" table:style-name="ce1">
            <text:p>26.786</text:p>
          </table:table-cell>
          <table:table-cell office:value-type="float" office:value="26.754666666666662" table:formula="of:=AVERAGE([.C121:.C135])" table:style-name="ce1">
            <text:p>26.75466667</text:p>
          </table:table-cell>
          <table:table-cell table:number-columns-repeated="16375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7" table:style-name="ce1">
            <text:p>26.77</text:p>
          </table:table-cell>
          <table:table-cell office:value-type="float" office:value="9.25" table:formula="of:=AVERAGE([.B132:.B136])" table:style-name="ce1">
            <text:p>9.25</text:p>
          </table:table-cell>
          <table:table-cell office:value-type="float" office:value="9.1529999999999987" table:formula="of:=AVERAGE([.B127:.B136])" table:style-name="ce1">
            <text:p>9.153</text:p>
          </table:table-cell>
          <table:table-cell office:value-type="float" office:value="9.1133333333333315" table:formula="of:=AVERAGE([.B122:.B136])" table:style-name="ce1">
            <text:p>9.113333333</text:p>
          </table:table-cell>
          <table:table-cell office:value-type="float" office:value="26.866000000000003" table:formula="of:=AVERAGE([.C132:.C136])" table:style-name="ce1">
            <text:p>26.866</text:p>
          </table:table-cell>
          <table:table-cell office:value-type="float" office:value="26.783999999999999" table:formula="of:=AVERAGE([.C127:.C136])" table:style-name="ce1">
            <text:p>26.784</text:p>
          </table:table-cell>
          <table:table-cell office:value-type="float" office:value="26.767333333333326" table:formula="of:=AVERAGE([.C122:.C136])" table:style-name="ce1">
            <text:p>26.76733333</text:p>
          </table:table-cell>
          <table:table-cell table:number-columns-repeated="16375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.41" table:style-name="ce1">
            <text:p>9.41</text:p>
          </table:table-cell>
          <table:table-cell office:value-type="float" office:value="26.81" table:style-name="ce1">
            <text:p>26.81</text:p>
          </table:table-cell>
          <table:table-cell office:value-type="float" office:value="9.3239999999999981" table:formula="of:=AVERAGE([.B133:.B137])" table:style-name="ce1">
            <text:p>9.324</text:p>
          </table:table-cell>
          <table:table-cell office:value-type="float" office:value="9.1760000000000002" table:formula="of:=AVERAGE([.B128:.B137])" table:style-name="ce1">
            <text:p>9.176</text:p>
          </table:table-cell>
          <table:table-cell office:value-type="float" office:value="9.1519999999999992" table:formula="of:=AVERAGE([.B123:.B137])" table:style-name="ce1">
            <text:p>9.152</text:p>
          </table:table-cell>
          <table:table-cell office:value-type="float" office:value="26.862000000000002" table:formula="of:=AVERAGE([.C133:.C137])" table:style-name="ce1">
            <text:p>26.862</text:p>
          </table:table-cell>
          <table:table-cell office:value-type="float" office:value="26.804000000000002" table:formula="of:=AVERAGE([.C128:.C137])" table:style-name="ce1">
            <text:p>26.804</text:p>
          </table:table-cell>
          <table:table-cell office:value-type="float" office:value="26.786666666666669" table:formula="of:=AVERAGE([.C123:.C137])" table:style-name="ce1">
            <text:p>26.78666667</text:p>
          </table:table-cell>
          <table:table-cell table:number-columns-repeated="16375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.57" table:style-name="ce1">
            <text:p>9.57</text:p>
          </table:table-cell>
          <table:table-cell office:value-type="float" office:value="27.01" table:style-name="ce1">
            <text:p>27.01</text:p>
          </table:table-cell>
          <table:table-cell office:value-type="float" office:value="9.3979999999999997" table:formula="of:=AVERAGE([.B134:.B138])" table:style-name="ce1">
            <text:p>9.398</text:p>
          </table:table-cell>
          <table:table-cell office:value-type="float" office:value="9.2490000000000006" table:formula="of:=AVERAGE([.B129:.B138])" table:style-name="ce1">
            <text:p>9.249</text:p>
          </table:table-cell>
          <table:table-cell office:value-type="float" office:value="9.1906666666666652" table:formula="of:=AVERAGE([.B124:.B138])" table:style-name="ce1">
            <text:p>9.190666667</text:p>
          </table:table-cell>
          <table:table-cell office:value-type="float" office:value="26.898000000000003" table:formula="of:=AVERAGE([.C134:.C138])" table:style-name="ce1">
            <text:p>26.898</text:p>
          </table:table-cell>
          <table:table-cell office:value-type="float" office:value="26.832999999999998" table:formula="of:=AVERAGE([.C129:.C138])" table:style-name="ce1">
            <text:p>26.833</text:p>
          </table:table-cell>
          <table:table-cell office:value-type="float" office:value="26.792666666666662" table:formula="of:=AVERAGE([.C124:.C138])" table:style-name="ce1">
            <text:p>26.79266667</text:p>
          </table:table-cell>
          <table:table-cell table:number-columns-repeated="16375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7" table:style-name="ce1">
            <text:p>27</text:p>
          </table:table-cell>
          <table:table-cell office:value-type="float" office:value="9.4" table:formula="of:=AVERAGE([.B135:.B139])" table:style-name="ce1">
            <text:p>9.4</text:p>
          </table:table-cell>
          <table:table-cell office:value-type="float" office:value="9.3149999999999977" table:formula="of:=AVERAGE([.B130:.B139])" table:style-name="ce1">
            <text:p>9.315</text:p>
          </table:table-cell>
          <table:table-cell office:value-type="float" office:value="9.2126666666666672" table:formula="of:=AVERAGE([.B125:.B139])" table:style-name="ce1">
            <text:p>9.212666667</text:p>
          </table:table-cell>
          <table:table-cell office:value-type="float" office:value="26.842000000000002" table:formula="of:=AVERAGE([.C135:.C139])" table:style-name="ce1">
            <text:p>26.842</text:p>
          </table:table-cell>
          <table:table-cell office:value-type="float" office:value="26.845000000000006" table:formula="of:=AVERAGE([.C130:.C139])" table:style-name="ce1">
            <text:p>26.845</text:p>
          </table:table-cell>
          <table:table-cell office:value-type="float" office:value="26.806666666666665" table:formula="of:=AVERAGE([.C125:.C139])" table:style-name="ce1">
            <text:p>26.80666667</text:p>
          </table:table-cell>
          <table:table-cell table:number-columns-repeated="16375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.32" table:style-name="ce1">
            <text:p>9.32</text:p>
          </table:table-cell>
          <table:table-cell office:value-type="float" office:value="26.97" table:style-name="ce1">
            <text:p>26.97</text:p>
          </table:table-cell>
          <table:table-cell office:value-type="float" office:value="9.4060000000000006" table:formula="of:=AVERAGE([.B136:.B140])" table:style-name="ce1">
            <text:p>9.406</text:p>
          </table:table-cell>
          <table:table-cell office:value-type="float" office:value="9.3429999999999982" table:formula="of:=AVERAGE([.B131:.B140])" table:style-name="ce1">
            <text:p>9.343</text:p>
          </table:table-cell>
          <table:table-cell office:value-type="float" office:value="9.2393333333333327" table:formula="of:=AVERAGE([.B126:.B140])" table:style-name="ce1">
            <text:p>9.239333333</text:p>
          </table:table-cell>
          <table:table-cell office:value-type="float" office:value="26.911999999999999" table:formula="of:=AVERAGE([.C136:.C140])" table:style-name="ce1">
            <text:p>26.912</text:p>
          </table:table-cell>
          <table:table-cell office:value-type="float" office:value="26.886000000000003" table:formula="of:=AVERAGE([.C131:.C140])" table:style-name="ce1">
            <text:p>26.886</text:p>
          </table:table-cell>
          <table:table-cell office:value-type="float" office:value="26.827999999999996" table:formula="of:=AVERAGE([.C126:.C140])" table:style-name="ce1">
            <text:p>26.828</text:p>
          </table:table-cell>
          <table:table-cell table:number-columns-repeated="16375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7.11" table:style-name="ce1">
            <text:p>27.11</text:p>
          </table:table-cell>
          <table:table-cell office:value-type="float" office:value="9.5060000000000002" table:formula="of:=AVERAGE([.B137:.B141])" table:style-name="ce1">
            <text:p>9.506</text:p>
          </table:table-cell>
          <table:table-cell office:value-type="float" office:value="9.3779999999999983" table:formula="of:=AVERAGE([.B132:.B141])" table:style-name="ce1">
            <text:p>9.378</text:p>
          </table:table-cell>
          <table:table-cell office:value-type="float" office:value="9.2706666666666653" table:formula="of:=AVERAGE([.B127:.B141])" table:style-name="ce1">
            <text:p>9.270666667</text:p>
          </table:table-cell>
          <table:table-cell office:value-type="float" office:value="26.979999999999997" table:formula="of:=AVERAGE([.C137:.C141])" table:style-name="ce1">
            <text:p>26.98</text:p>
          </table:table-cell>
          <table:table-cell office:value-type="float" office:value="26.923000000000002" table:formula="of:=AVERAGE([.C132:.C141])" table:style-name="ce1">
            <text:p>26.923</text:p>
          </table:table-cell>
          <table:table-cell office:value-type="float" office:value="26.849333333333334" table:formula="of:=AVERAGE([.C127:.C141])" table:style-name="ce1">
            <text:p>26.84933333</text:p>
          </table:table-cell>
          <table:table-cell table:number-columns-repeated="16375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6.98" table:style-name="ce1">
            <text:p>26.98</text:p>
          </table:table-cell>
          <table:table-cell office:value-type="float" office:value="9.5300000000000011" table:formula="of:=AVERAGE([.B138:.B142])" table:style-name="ce1">
            <text:p>9.53</text:p>
          </table:table-cell>
          <table:table-cell office:value-type="float" office:value="9.4269999999999996" table:formula="of:=AVERAGE([.B133:.B142])" table:style-name="ce1">
            <text:p>9.427</text:p>
          </table:table-cell>
          <table:table-cell office:value-type="float" office:value="9.2940000000000005" table:formula="of:=AVERAGE([.B128:.B142])" table:style-name="ce1">
            <text:p>9.294</text:p>
          </table:table-cell>
          <table:table-cell office:value-type="float" office:value="27.013999999999999" table:formula="of:=AVERAGE([.C138:.C142])" table:style-name="ce1">
            <text:p>27.014</text:p>
          </table:table-cell>
          <table:table-cell office:value-type="float" office:value="26.937999999999999" table:formula="of:=AVERAGE([.C133:.C142])" table:style-name="ce1">
            <text:p>26.938</text:p>
          </table:table-cell>
          <table:table-cell office:value-type="float" office:value="26.874000000000002" table:formula="of:=AVERAGE([.C128:.C142])" table:style-name="ce1">
            <text:p>26.874</text:p>
          </table:table-cell>
          <table:table-cell table:number-columns-repeated="16375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9.73" table:style-name="ce1">
            <text:p>9.73</text:p>
          </table:table-cell>
          <table:table-cell office:value-type="float" office:value="26.88" table:style-name="ce1">
            <text:p>26.88</text:p>
          </table:table-cell>
          <table:table-cell office:value-type="float" office:value="9.5620000000000012" table:formula="of:=AVERAGE([.B139:.B143])" table:style-name="ce1">
            <text:p>9.562</text:p>
          </table:table-cell>
          <table:table-cell office:value-type="float" office:value="9.48" table:formula="of:=AVERAGE([.B134:.B143])" table:style-name="ce1">
            <text:p>9.48</text:p>
          </table:table-cell>
          <table:table-cell office:value-type="float" office:value="9.3533333333333317" table:formula="of:=AVERAGE([.B129:.B143])" table:style-name="ce1">
            <text:p>9.353333333</text:p>
          </table:table-cell>
          <table:table-cell office:value-type="float" office:value="26.988" table:formula="of:=AVERAGE([.C139:.C143])" table:style-name="ce1">
            <text:p>26.988</text:p>
          </table:table-cell>
          <table:table-cell office:value-type="float" office:value="26.943000000000001" table:formula="of:=AVERAGE([.C134:.C143])" table:style-name="ce1">
            <text:p>26.943</text:p>
          </table:table-cell>
          <table:table-cell office:value-type="float" office:value="26.884666666666664" table:formula="of:=AVERAGE([.C129:.C143])" table:style-name="ce1">
            <text:p>26.88466667</text:p>
          </table:table-cell>
          <table:table-cell table:number-columns-repeated="16375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9.43" table:style-name="ce1">
            <text:p>9.43</text:p>
          </table:table-cell>
          <table:table-cell office:value-type="float" office:value="26.65" table:style-name="ce1">
            <text:p>26.65</text:p>
          </table:table-cell>
          <table:table-cell office:value-type="float" office:value="9.5419999999999998" table:formula="of:=AVERAGE([.B140:.B144])" table:style-name="ce1">
            <text:p>9.542</text:p>
          </table:table-cell>
          <table:table-cell office:value-type="float" office:value="9.4710000000000001" table:formula="of:=AVERAGE([.B135:.B144])" table:style-name="ce1">
            <text:p>9.471</text:p>
          </table:table-cell>
          <table:table-cell office:value-type="float" office:value="9.3906666666666663" table:formula="of:=AVERAGE([.B130:.B144])" table:style-name="ce1">
            <text:p>9.390666667</text:p>
          </table:table-cell>
          <table:table-cell office:value-type="float" office:value="26.917999999999999" table:formula="of:=AVERAGE([.C140:.C144])" table:style-name="ce1">
            <text:p>26.918</text:p>
          </table:table-cell>
          <table:table-cell office:value-type="float" office:value="26.880000000000003" table:formula="of:=AVERAGE([.C135:.C144])" table:style-name="ce1">
            <text:p>26.88</text:p>
          </table:table-cell>
          <table:table-cell office:value-type="float" office:value="26.869333333333337" table:formula="of:=AVERAGE([.C130:.C144])" table:style-name="ce1">
            <text:p>26.86933333</text:p>
          </table:table-cell>
          <table:table-cell table:number-columns-repeated="16375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.51" table:style-name="ce1">
            <text:p>9.51</text:p>
          </table:table-cell>
          <table:table-cell office:value-type="float" office:value="26.98" table:style-name="ce1">
            <text:p>26.98</text:p>
          </table:table-cell>
          <table:table-cell office:value-type="float" office:value="9.58" table:formula="of:=AVERAGE([.B141:.B145])" table:style-name="ce1">
            <text:p>9.58</text:p>
          </table:table-cell>
          <table:table-cell office:value-type="float" office:value="9.4930000000000021" table:formula="of:=AVERAGE([.B136:.B145])" table:style-name="ce1">
            <text:p>9.493</text:p>
          </table:table-cell>
          <table:table-cell office:value-type="float" office:value="9.4219999999999988" table:formula="of:=AVERAGE([.B131:.B145])" table:style-name="ce1">
            <text:p>9.422</text:p>
          </table:table-cell>
          <table:table-cell office:value-type="float" office:value="26.919999999999998" table:formula="of:=AVERAGE([.C141:.C145])" table:style-name="ce1">
            <text:p>26.92</text:p>
          </table:table-cell>
          <table:table-cell office:value-type="float" office:value="26.916000000000004" table:formula="of:=AVERAGE([.C136:.C145])" table:style-name="ce1">
            <text:p>26.916</text:p>
          </table:table-cell>
          <table:table-cell office:value-type="float" office:value="26.897333333333336" table:formula="of:=AVERAGE([.C131:.C145])" table:style-name="ce1">
            <text:p>26.89733333</text:p>
          </table:table-cell>
          <table:table-cell table:number-columns-repeated="16375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6.94" table:style-name="ce1">
            <text:p>26.94</text:p>
          </table:table-cell>
          <table:table-cell office:value-type="float" office:value="9.5799999999999983" table:formula="of:=AVERAGE([.B142:.B146])" table:style-name="ce1">
            <text:p>9.58</text:p>
          </table:table-cell>
          <table:table-cell office:value-type="float" office:value="9.543000000000001" table:formula="of:=AVERAGE([.B137:.B146])" table:style-name="ce1">
            <text:p>9.543</text:p>
          </table:table-cell>
          <table:table-cell office:value-type="float" office:value="9.4453333333333322" table:formula="of:=AVERAGE([.B132:.B146])" table:style-name="ce1">
            <text:p>9.445333333</text:p>
          </table:table-cell>
          <table:table-cell office:value-type="float" office:value="26.886000000000003" table:formula="of:=AVERAGE([.C142:.C146])" table:style-name="ce1">
            <text:p>26.886</text:p>
          </table:table-cell>
          <table:table-cell office:value-type="float" office:value="26.933" table:formula="of:=AVERAGE([.C137:.C146])" table:style-name="ce1">
            <text:p>26.933</text:p>
          </table:table-cell>
          <table:table-cell office:value-type="float" office:value="26.910666666666668" table:formula="of:=AVERAGE([.C132:.C146])" table:style-name="ce1">
            <text:p>26.91066667</text:p>
          </table:table-cell>
          <table:table-cell table:number-columns-repeated="16375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.52" table:style-name="ce1">
            <text:p>9.52</text:p>
          </table:table-cell>
          <table:table-cell office:value-type="float" office:value="26.63" table:style-name="ce1">
            <text:p>26.63</text:p>
          </table:table-cell>
          <table:table-cell office:value-type="float" office:value="9.5779999999999994" table:formula="of:=AVERAGE([.B143:.B147])" table:style-name="ce1">
            <text:p>9.578</text:p>
          </table:table-cell>
          <table:table-cell office:value-type="float" office:value="9.5540000000000003" table:formula="of:=AVERAGE([.B138:.B147])" table:style-name="ce1">
            <text:p>9.554</text:p>
          </table:table-cell>
          <table:table-cell office:value-type="float" office:value="9.4773333333333358" table:formula="of:=AVERAGE([.B133:.B147])" table:style-name="ce1">
            <text:p>9.477333333</text:p>
          </table:table-cell>
          <table:table-cell office:value-type="float" office:value="26.816000000000003" table:formula="of:=AVERAGE([.C143:.C147])" table:style-name="ce1">
            <text:p>26.816</text:p>
          </table:table-cell>
          <table:table-cell office:value-type="float" office:value="26.914999999999999" table:formula="of:=AVERAGE([.C138:.C147])" table:style-name="ce1">
            <text:p>26.915</text:p>
          </table:table-cell>
          <table:table-cell office:value-type="float" office:value="26.897333333333332" table:formula="of:=AVERAGE([.C133:.C147])" table:style-name="ce1">
            <text:p>26.89733333</text:p>
          </table:table-cell>
          <table:table-cell table:number-columns-repeated="16375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.51" table:style-name="ce1">
            <text:p>9.51</text:p>
          </table:table-cell>
          <table:table-cell office:value-type="float" office:value="26.87" table:style-name="ce1">
            <text:p>26.87</text:p>
          </table:table-cell>
          <table:table-cell office:value-type="float" office:value="9.5339999999999989" table:formula="of:=AVERAGE([.B144:.B148])" table:style-name="ce1">
            <text:p>9.534</text:p>
          </table:table-cell>
          <table:table-cell office:value-type="float" office:value="9.548" table:formula="of:=AVERAGE([.B139:.B148])" table:style-name="ce1">
            <text:p>9.548</text:p>
          </table:table-cell>
          <table:table-cell office:value-type="float" office:value="9.4980000000000011" table:formula="of:=AVERAGE([.B134:.B148])" table:style-name="ce1">
            <text:p>9.498</text:p>
          </table:table-cell>
          <table:table-cell office:value-type="float" office:value="26.814" table:formula="of:=AVERAGE([.C144:.C148])" table:style-name="ce1">
            <text:p>26.814</text:p>
          </table:table-cell>
          <table:table-cell office:value-type="float" office:value="26.901" table:formula="of:=AVERAGE([.C139:.C148])" table:style-name="ce1">
            <text:p>26.901</text:p>
          </table:table-cell>
          <table:table-cell office:value-type="float" office:value="26.9" table:formula="of:=AVERAGE([.C134:.C148])" table:style-name="ce1">
            <text:p>26.9</text:p>
          </table:table-cell>
          <table:table-cell table:number-columns-repeated="16375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.61" table:style-name="ce1">
            <text:p>9.61</text:p>
          </table:table-cell>
          <table:table-cell office:value-type="float" office:value="26.72" table:style-name="ce1">
            <text:p>26.72</text:p>
          </table:table-cell>
          <table:table-cell office:value-type="float" office:value="9.57" table:formula="of:=AVERAGE([.B145:.B149])" table:style-name="ce1">
            <text:p>9.57</text:p>
          </table:table-cell>
          <table:table-cell office:value-type="float" office:value="9.5560000000000009" table:formula="of:=AVERAGE([.B140:.B149])" table:style-name="ce1">
            <text:p>9.556</text:p>
          </table:table-cell>
          <table:table-cell office:value-type="float" office:value="9.5039999999999996" table:formula="of:=AVERAGE([.B135:.B149])" table:style-name="ce1">
            <text:p>9.504</text:p>
          </table:table-cell>
          <table:table-cell office:value-type="float" office:value="26.827999999999996" table:formula="of:=AVERAGE([.C145:.C149])" table:style-name="ce1">
            <text:p>26.828</text:p>
          </table:table-cell>
          <table:table-cell office:value-type="float" office:value="26.873000000000001" table:formula="of:=AVERAGE([.C140:.C149])" table:style-name="ce1">
            <text:p>26.873</text:p>
          </table:table-cell>
          <table:table-cell office:value-type="float" office:value="26.862666666666669" table:formula="of:=AVERAGE([.C135:.C149])" table:style-name="ce1">
            <text:p>26.86266667</text:p>
          </table:table-cell>
          <table:table-cell table:number-columns-repeated="16375"/>
        </table:table-row>
        <table:table-row table:number-rows-repeated="1048427" table:style-name="ro1">
          <table:table-cell table:number-columns-repeated="16384"/>
        </table:table-row>
      </table:table>
      <table:table table:name="interval_1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Global</text:p>
          </table:table-cell>
          <table:table-cell office:value-type="string" table:style-name="ce2">
            <text:p>Semarang</text:p>
          </table:table-cell>
          <table:table-cell office:value-type="string" table:style-name="ce1">
            <text:p>Global mv_avg</text:p>
          </table:table-cell>
          <table:table-cell office:value-type="string" table:style-name="ce1">
            <text:p>Semarang mv_avg</text:p>
          </table:table-cell>
          <table:table-cell table:number-columns-repeated="16379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8.44" table:style-name="ce1">
            <text:p>8.44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8.25" table:style-name="ce1">
            <text:p>8.25</text:p>
          </table:table-cell>
          <table:table-cell office:value-type="float" office:value="25.87" table:style-name="ce1">
            <text:p>25.8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.43" table:style-name="ce1">
            <text:p>8.43</text:p>
          </table:table-cell>
          <table:table-cell office:value-type="float" office:value="25.82" table:style-name="ce1">
            <text:p>25.8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5.51" table:style-name="ce1">
            <text:p>25.51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5" table:style-name="ce1">
            <text:p>25.4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8.19" table:style-name="ce1">
            <text:p>8.19</text:p>
          </table:table-cell>
          <table:table-cell office:value-type="float" office:value="25.53" table:style-name="ce1">
            <text:p>25.5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8.35" table:style-name="ce1">
            <text:p>8.35</text:p>
          </table:table-cell>
          <table:table-cell office:value-type="float" office:value="25.63" table:style-name="ce1">
            <text:p>25.6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8.43" table:style-name="ce1">
            <text:p>8.43</text:p>
          </table:table-cell>
          <table:table-cell office:value-type="float" office:value="25.56" table:style-name="ce1">
            <text:p>25.5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7.86" table:style-name="ce1">
            <text:p>7.86</text:p>
          </table:table-cell>
          <table:table-cell office:value-type="float" office:value="25.47" table:style-name="ce1">
            <text:p>25.4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8.08" table:style-name="ce1">
            <text:p>8.08</text:p>
          </table:table-cell>
          <table:table-cell office:value-type="float" office:value="25.61" table:style-name="ce1">
            <text:p>25.61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8" table:style-name="ce1">
            <text:p>25.8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8.83" table:style-name="ce1">
            <text:p>8.83</text:p>
          </table:table-cell>
          <table:table-cell office:value-type="float" office:value="26.37" table:style-name="ce1">
            <text:p>26.3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8.17" table:style-name="ce1">
            <text:p>8.17</text:p>
          </table:table-cell>
          <table:table-cell office:value-type="float" office:value="25.57" table:style-name="ce1">
            <text:p>25.5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9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1" table:style-name="ce1">
            <text:p>25.41</text:p>
          </table:table-cell>
          <table:table-cell office:value-type="float" office:value="8.2866666666666653" table:formula="of:=AVERAGE([.B2:.B16])" table:style-name="ce3">
            <text:p>8.29</text:p>
          </table:table-cell>
          <table:table-cell office:value-type="float" office:value="25.665333333333333" table:formula="of:=AVERAGE([.C2:.C16])" table:style-name="ce3">
            <text:p>25.67</text:p>
          </table:table-cell>
          <table:table-cell/>
          <table:table-cell table:style-name="ce1">
            <draw:frame draw:z-index="1" draw:id="id2" draw:style-name="a2" draw:name="Chart 2" svg:x="0.03125in" svg:y="0.01562in" svg:width="5.98713in" svg:height="3.682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8.27" table:style-name="ce1">
            <text:p>8.27</text:p>
          </table:table-cell>
          <table:table-cell office:value-type="float" office:value="25.81" table:style-name="ce1">
            <text:p>25.81</text:p>
          </table:table-cell>
          <table:table-cell office:value-type="float" office:value="8.2853333333333321" table:formula="of:=AVERAGE([.B3:.B17])" table:style-name="ce3">
            <text:p>8.29</text:p>
          </table:table-cell>
          <table:table-cell office:value-type="float" office:value="25.676000000000002" table:formula="of:=AVERAGE([.C3:.C17])" table:style-name="ce3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67" table:style-name="ce1">
            <text:p>25.67</text:p>
          </table:table-cell>
          <table:table-cell office:value-type="float" office:value="8.2646666666666651" table:formula="of:=AVERAGE([.B4:.B18])" table:style-name="ce3">
            <text:p>8.26</text:p>
          </table:table-cell>
          <table:table-cell office:value-type="float" office:value="25.677333333333333" table:formula="of:=AVERAGE([.C4:.C18])" table:style-name="ce3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7.98" table:style-name="ce1">
            <text:p>7.98</text:p>
          </table:table-cell>
          <table:table-cell office:value-type="float" office:value="25.84" table:style-name="ce1">
            <text:p>25.84</text:p>
          </table:table-cell>
          <table:table-cell office:value-type="float" office:value="8.2466666666666661" table:formula="of:=AVERAGE([.B5:.B19])" table:style-name="ce3">
            <text:p>8.25</text:p>
          </table:table-cell>
          <table:table-cell office:value-type="float" office:value="25.675333333333334" table:formula="of:=AVERAGE([.C5:.C19])" table:style-name="ce3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.77" table:style-name="ce1">
            <text:p>7.77</text:p>
          </table:table-cell>
          <table:table-cell office:value-type="float" office:value="25.35" table:style-name="ce1">
            <text:p>25.35</text:p>
          </table:table-cell>
          <table:table-cell office:value-type="float" office:value="8.2026666666666657" table:formula="of:=AVERAGE([.B6:.B20])" table:style-name="ce3">
            <text:p>8.20</text:p>
          </table:table-cell>
          <table:table-cell office:value-type="float" office:value="25.644000000000002" table:formula="of:=AVERAGE([.C6:.C20])" table:style-name="ce3">
            <text:p>25.64</text:p>
          </table:table-cell>
          <table:table-cell table:number-columns-repeated="16379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7.92" table:style-name="ce1">
            <text:p>7.92</text:p>
          </table:table-cell>
          <table:table-cell office:value-type="float" office:value="25.68" table:style-name="ce1">
            <text:p>25.68</text:p>
          </table:table-cell>
          <table:table-cell office:value-type="float" office:value="8.1839999999999993" table:formula="of:=AVERAGE([.B7:.B21])" table:style-name="ce3">
            <text:p>8.18</text:p>
          </table:table-cell>
          <table:table-cell office:value-type="float" office:value="25.655333333333335" table:formula="of:=AVERAGE([.C7:.C21])" table:style-name="ce3">
            <text:p>25.6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7.95" table:style-name="ce1">
            <text:p>7.95</text:p>
          </table:table-cell>
          <table:table-cell office:value-type="float" office:value="25.73" table:style-name="ce1">
            <text:p>25.73</text:p>
          </table:table-cell>
          <table:table-cell office:value-type="float" office:value="8.1726666666666663" table:formula="of:=AVERAGE([.B8:.B22])" table:style-name="ce3">
            <text:p>8.17</text:p>
          </table:table-cell>
          <table:table-cell office:value-type="float" office:value="25.673999999999999" table:formula="of:=AVERAGE([.C8:.C22])" table:style-name="ce3">
            <text:p>25.67</text:p>
          </table:table-cell>
          <table:table-cell table:number-columns-repeated="16379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7.91" table:style-name="ce1">
            <text:p>7.91</text:p>
          </table:table-cell>
          <table:table-cell office:value-type="float" office:value="25.36" table:style-name="ce1">
            <text:p>25.36</text:p>
          </table:table-cell>
          <table:table-cell office:value-type="float" office:value="8.1539999999999999" table:formula="of:=AVERAGE([.B9:.B23])" table:style-name="ce3">
            <text:p>8.15</text:p>
          </table:table-cell>
          <table:table-cell office:value-type="float" office:value="25.66266666666667" table:formula="of:=AVERAGE([.C9:.C23])" table:style-name="ce3">
            <text:p>25.66</text:p>
          </table:table-cell>
          <table:table-cell table:number-columns-repeated="16379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8.09" table:style-name="ce1">
            <text:p>8.09</text:p>
          </table:table-cell>
          <table:table-cell office:value-type="float" office:value="25.77" table:style-name="ce1">
            <text:p>25.77</text:p>
          </table:table-cell>
          <table:table-cell office:value-type="float" office:value="8.1366666666666667" table:formula="of:=AVERAGE([.B10:.B24])" table:style-name="ce3">
            <text:p>8.14</text:p>
          </table:table-cell>
          <table:table-cell office:value-type="float" office:value="25.672000000000001" table:formula="of:=AVERAGE([.C10:.C24])" table:style-name="ce3">
            <text:p>25.67</text:p>
          </table:table-cell>
          <table:table-cell table:number-columns-repeated="16379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8.32" table:style-name="ce1">
            <text:p>8.32</text:p>
          </table:table-cell>
          <table:table-cell office:value-type="float" office:value="26.11" table:style-name="ce1">
            <text:p>26.11</text:p>
          </table:table-cell>
          <table:table-cell office:value-type="float" office:value="8.1293333333333333" table:formula="of:=AVERAGE([.B11:.B25])" table:style-name="ce3">
            <text:p>8.13</text:p>
          </table:table-cell>
          <table:table-cell office:value-type="float" office:value="25.708666666666669" table:formula="of:=AVERAGE([.C11:.C25])" table:style-name="ce3">
            <text:p>25.71</text:p>
          </table:table-cell>
          <table:table-cell table:number-columns-repeated="16379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7.97" table:style-name="ce1">
            <text:p>7.97</text:p>
          </table:table-cell>
          <table:table-cell office:value-type="float" office:value="25.51" table:style-name="ce1">
            <text:p>25.51</text:p>
          </table:table-cell>
          <table:table-cell office:value-type="float" office:value="8.1366666666666649" table:formula="of:=AVERAGE([.B12:.B26])" table:style-name="ce3">
            <text:p>8.14</text:p>
          </table:table-cell>
          <table:table-cell office:value-type="float" office:value="25.711333333333336" table:formula="of:=AVERAGE([.C12:.C26])" table:style-name="ce3">
            <text:p>25.71</text:p>
          </table:table-cell>
          <table:table-cell table:number-columns-repeated="16379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8.02" table:style-name="ce1">
            <text:p>8.02</text:p>
          </table:table-cell>
          <table:table-cell office:value-type="float" office:value="25.64" table:style-name="ce1">
            <text:p>25.64</text:p>
          </table:table-cell>
          <table:table-cell office:value-type="float" office:value="8.1326666666666672" table:formula="of:=AVERAGE([.B13:.B27])" table:style-name="ce3">
            <text:p>8.13</text:p>
          </table:table-cell>
          <table:table-cell office:value-type="float" office:value="25.713333333333331" table:formula="of:=AVERAGE([.C13:.C27])" table:style-name="ce3">
            <text:p>25.71</text:p>
          </table:table-cell>
          <table:table-cell table:number-columns-repeated="16379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8.07" table:style-name="ce1">
            <text:p>8.07</text:p>
          </table:table-cell>
          <table:table-cell office:value-type="float" office:value="25.48" table:style-name="ce1">
            <text:p>25.48</text:p>
          </table:table-cell>
          <table:table-cell office:value-type="float" office:value="8.1013333333333346" table:formula="of:=AVERAGE([.B14:.B28])" table:style-name="ce3">
            <text:p>8.10</text:p>
          </table:table-cell>
          <table:table-cell office:value-type="float" office:value="25.686666666666664" table:formula="of:=AVERAGE([.C14:.C28])" table:style-name="ce3">
            <text:p>25.69</text:p>
          </table:table-cell>
          <table:table-cell table:number-columns-repeated="16379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8.06" table:style-name="ce1">
            <text:p>8.06</text:p>
          </table:table-cell>
          <table:table-cell office:value-type="float" office:value="25.3" table:style-name="ce1">
            <text:p>25.3</text:p>
          </table:table-cell>
          <table:table-cell office:value-type="float" office:value="8.0500000000000007" table:formula="of:=AVERAGE([.B15:.B29])" table:style-name="ce3">
            <text:p>8.05</text:p>
          </table:table-cell>
          <table:table-cell office:value-type="float" office:value="25.615333333333336" table:formula="of:=AVERAGE([.C15:.C29])" table:style-name="ce3">
            <text:p>25.62</text:p>
          </table:table-cell>
          <table:table-cell table:number-columns-repeated="16379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8.16" table:style-name="ce1">
            <text:p>8.16</text:p>
          </table:table-cell>
          <table:table-cell office:value-type="float" office:value="25.46" table:style-name="ce1">
            <text:p>25.46</text:p>
          </table:table-cell>
          <table:table-cell office:value-type="float" office:value="8.0493333333333332" table:formula="of:=AVERAGE([.B16:.B30])" table:style-name="ce3">
            <text:p>8.05</text:p>
          </table:table-cell>
          <table:table-cell office:value-type="float" office:value="25.608000000000001" table:formula="of:=AVERAGE([.C16:.C30])" table:style-name="ce3">
            <text:p>25.61</text:p>
          </table:table-cell>
          <table:table-cell table:number-columns-repeated="16379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8.15" table:style-name="ce1">
            <text:p>8.15</text:p>
          </table:table-cell>
          <table:table-cell office:value-type="float" office:value="25.69" table:style-name="ce1">
            <text:p>25.69</text:p>
          </table:table-cell>
          <table:table-cell office:value-type="float" office:value="8.0513333333333339" table:formula="of:=AVERAGE([.B17:.B31])" table:style-name="ce3">
            <text:p>8.05</text:p>
          </table:table-cell>
          <table:table-cell office:value-type="float" office:value="25.626666666666665" table:formula="of:=AVERAGE([.C17:.C31])" table:style-name="ce3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25.69" table:style-name="ce1">
            <text:p>25.69</text:p>
          </table:table-cell>
          <table:table-cell office:value-type="float" office:value="8.0473333333333343" table:formula="of:=AVERAGE([.B18:.B32])" table:style-name="ce3">
            <text:p>8.05</text:p>
          </table:table-cell>
          <table:table-cell office:value-type="float" office:value="25.618666666666666" table:formula="of:=AVERAGE([.C18:.C32])" table:style-name="ce3">
            <text:p>25.62</text:p>
          </table:table-cell>
          <table:table-cell table:number-columns-repeated="16379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6.21" table:style-name="ce1">
            <text:p>26.21</text:p>
          </table:table-cell>
          <table:table-cell office:value-type="float" office:value="8.0579999999999998" table:formula="of:=AVERAGE([.B19:.B33])" table:style-name="ce3">
            <text:p>8.06</text:p>
          </table:table-cell>
          <table:table-cell office:value-type="float" office:value="25.654666666666667" table:formula="of:=AVERAGE([.C19:.C33])" table:style-name="ce3">
            <text:p>25.65</text:p>
          </table:table-cell>
          <table:table-cell table:number-columns-repeated="16379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.18" table:style-name="ce1">
            <text:p>8.18</text:p>
          </table:table-cell>
          <table:table-cell office:value-type="float" office:value="25.8" table:style-name="ce1">
            <text:p>25.8</text:p>
          </table:table-cell>
          <table:table-cell office:value-type="float" office:value="8.0713333333333352" table:formula="of:=AVERAGE([.B20:.B34])" table:style-name="ce3">
            <text:p>8.07</text:p>
          </table:table-cell>
          <table:table-cell office:value-type="float" office:value="25.651999999999997" table:formula="of:=AVERAGE([.C20:.C34])" table:style-name="ce3">
            <text:p>25.65</text:p>
          </table:table-cell>
          <table:table-cell/>
          <table:table-cell table:style-name="ce1">
            <draw:frame draw:z-index="2" draw:id="id3" draw:style-name="a3" draw:name="Chart 1" svg:x="0.0625in" svg:y="0.15104in" svg:width="5.60021in" svg:height="3.4146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8.4" table:style-name="ce1">
            <text:p>8.4</text:p>
          </table:table-cell>
          <table:table-cell office:value-type="float" office:value="25.59" table:style-name="ce1">
            <text:p>25.59</text:p>
          </table:table-cell>
          <table:table-cell office:value-type="float" office:value="8.1133333333333351" table:formula="of:=AVERAGE([.B21:.B35])" table:style-name="ce3">
            <text:p>8.11</text:p>
          </table:table-cell>
          <table:table-cell office:value-type="float" office:value="25.667999999999996" table:formula="of:=AVERAGE([.C21:.C35])" table:style-name="ce3">
            <text:p>25.67</text:p>
          </table:table-cell>
          <table:table-cell table:number-columns-repeated="16379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8.5" table:style-name="ce1">
            <text:p>8.5</text:p>
          </table:table-cell>
          <table:table-cell office:value-type="float" office:value="26.05" table:style-name="ce1">
            <text:p>26.05</text:p>
          </table:table-cell>
          <table:table-cell office:value-type="float" office:value="8.1519999999999992" table:formula="of:=AVERAGE([.B22:.B36])" table:style-name="ce3">
            <text:p>8.15</text:p>
          </table:table-cell>
          <table:table-cell office:value-type="float" office:value="25.692666666666664" table:formula="of:=AVERAGE([.C22:.C36])" table:style-name="ce3">
            <text:p>25.69</text:p>
          </table:table-cell>
          <table:table-cell table:number-columns-repeated="16379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2" table:style-name="ce1">
            <text:p>25.82</text:p>
          </table:table-cell>
          <table:table-cell office:value-type="float" office:value="8.1913333333333345" table:formula="of:=AVERAGE([.B23:.B37])" table:style-name="ce3">
            <text:p>8.19</text:p>
          </table:table-cell>
          <table:table-cell office:value-type="float" office:value="25.698666666666664" table:formula="of:=AVERAGE([.C23:.C37])" table:style-name="ce3">
            <text:p>25.70</text:p>
          </table:table-cell>
          <table:table-cell table:number-columns-repeated="16379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9" table:style-name="ce1">
            <text:p>25.69</text:p>
          </table:table-cell>
          <table:table-cell office:value-type="float" office:value="8.2173333333333343" table:formula="of:=AVERAGE([.B24:.B38])" table:style-name="ce3">
            <text:p>8.22</text:p>
          </table:table-cell>
          <table:table-cell office:value-type="float" office:value="25.720666666666666" table:formula="of:=AVERAGE([.C24:.C38])" table:style-name="ce3">
            <text:p>25.72</text:p>
          </table:table-cell>
          <table:table-cell table:number-columns-repeated="16379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6" table:style-name="ce1">
            <text:p>25.86</text:p>
          </table:table-cell>
          <table:table-cell office:value-type="float" office:value="8.2260000000000009" table:formula="of:=AVERAGE([.B25:.B39])" table:style-name="ce3">
            <text:p>8.23</text:p>
          </table:table-cell>
          <table:table-cell office:value-type="float" office:value="25.72666666666667" table:formula="of:=AVERAGE([.C25:.C39])" table:style-name="ce3">
            <text:p>25.73</text:p>
          </table:table-cell>
          <table:table-cell table:number-columns-repeated="16379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8.09" table:style-name="ce1">
            <text:p>8.09</text:p>
          </table:table-cell>
          <table:table-cell office:value-type="float" office:value="25.52" table:style-name="ce1">
            <text:p>25.52</text:p>
          </table:table-cell>
          <table:table-cell office:value-type="float" office:value="8.2106666666666666" table:formula="of:=AVERAGE([.B26:.B40])" table:style-name="ce3">
            <text:p>8.21</text:p>
          </table:table-cell>
          <table:table-cell office:value-type="float" office:value="25.687333333333335" table:formula="of:=AVERAGE([.C26:.C40])" table:style-name="ce3">
            <text:p>25.69</text:p>
          </table:table-cell>
          <table:table-cell table:number-columns-repeated="16379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.23" table:style-name="ce1">
            <text:p>8.23</text:p>
          </table:table-cell>
          <table:table-cell office:value-type="float" office:value="26.13" table:style-name="ce1">
            <text:p>26.13</text:p>
          </table:table-cell>
          <table:table-cell office:value-type="float" office:value="8.2280000000000015" table:formula="of:=AVERAGE([.B27:.B41])" table:style-name="ce3">
            <text:p>8.23</text:p>
          </table:table-cell>
          <table:table-cell office:value-type="float" office:value="25.728666666666665" table:formula="of:=AVERAGE([.C27:.C41])" table:style-name="ce3">
            <text:p>25.73</text:p>
          </table:table-cell>
          <table:table-cell table:number-columns-repeated="16379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21" table:style-name="ce1">
            <text:p>26.21</text:p>
          </table:table-cell>
          <table:table-cell office:value-type="float" office:value="8.2520000000000007" table:formula="of:=AVERAGE([.B28:.B42])" table:style-name="ce3">
            <text:p>8.25</text:p>
          </table:table-cell>
          <table:table-cell office:value-type="float" office:value="25.766666666666666" table:formula="of:=AVERAGE([.C28:.C42])" table:style-name="ce3">
            <text:p>25.77</text:p>
          </table:table-cell>
          <table:table-cell table:number-columns-repeated="16379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7.95" table:style-name="ce1">
            <text:p>7.95</text:p>
          </table:table-cell>
          <table:table-cell office:value-type="float" office:value="25.83" table:style-name="ce1">
            <text:p>25.83</text:p>
          </table:table-cell>
          <table:table-cell office:value-type="float" office:value="8.243999999999998" table:formula="of:=AVERAGE([.B29:.B43])" table:style-name="ce3">
            <text:p>8.24</text:p>
          </table:table-cell>
          <table:table-cell office:value-type="float" office:value="25.79" table:formula="of:=AVERAGE([.C29:.C43])" table:style-name="ce3">
            <text:p>25.79</text:p>
          </table:table-cell>
          <table:table-cell table:number-columns-repeated="16379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8.19" table:style-name="ce1">
            <text:p>8.19</text:p>
          </table:table-cell>
          <table:table-cell office:value-type="float" office:value="25.82" table:style-name="ce1">
            <text:p>25.82</text:p>
          </table:table-cell>
          <table:table-cell office:value-type="float" office:value="8.2526666666666664" table:formula="of:=AVERAGE([.B30:.B44])" table:style-name="ce3">
            <text:p>8.25</text:p>
          </table:table-cell>
          <table:table-cell office:value-type="float" office:value="25.824666666666662" table:formula="of:=AVERAGE([.C30:.C44])" table:style-name="ce3">
            <text:p>25.82</text:p>
          </table:table-cell>
          <table:table-cell table:number-columns-repeated="16379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8.18" table:style-name="ce1">
            <text:p>8.18</text:p>
          </table:table-cell>
          <table:table-cell office:value-type="float" office:value="25.72" table:style-name="ce1">
            <text:p>25.72</text:p>
          </table:table-cell>
          <table:table-cell office:value-type="float" office:value="8.2539999999999996" table:formula="of:=AVERAGE([.B31:.B45])" table:style-name="ce3">
            <text:p>8.25</text:p>
          </table:table-cell>
          <table:table-cell office:value-type="float" office:value="25.841999999999992" table:formula="of:=AVERAGE([.C31:.C45])" table:style-name="ce3">
            <text:p>25.84</text:p>
          </table:table-cell>
          <table:table-cell table:number-columns-repeated="16379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7" table:style-name="ce1">
            <text:p>25.87</text:p>
          </table:table-cell>
          <table:table-cell office:value-type="float" office:value="8.2586666666666666" table:formula="of:=AVERAGE([.B32:.B46])" table:style-name="ce3">
            <text:p>8.26</text:p>
          </table:table-cell>
          <table:table-cell office:value-type="float" office:value="25.853999999999996" table:formula="of:=AVERAGE([.C32:.C46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8.18" table:style-name="ce1">
            <text:p>8.18</text:p>
          </table:table-cell>
          <table:table-cell office:value-type="float" office:value="25.87" table:style-name="ce1">
            <text:p>25.87</text:p>
          </table:table-cell>
          <table:table-cell office:value-type="float" office:value="8.2566666666666659" table:formula="of:=AVERAGE([.B33:.B47])" table:style-name="ce3">
            <text:p>8.26</text:p>
          </table:table-cell>
          <table:table-cell office:value-type="float" office:value="25.866" table:formula="of:=AVERAGE([.C33:.C47])" table:style-name="ce3">
            <text:p>25.87</text:p>
          </table:table-cell>
          <table:table-cell table:number-columns-repeated="16379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8.17" table:style-name="ce1">
            <text:p>8.17</text:p>
          </table:table-cell>
          <table:table-cell office:value-type="float" office:value="25.95" table:style-name="ce1">
            <text:p>25.95</text:p>
          </table:table-cell>
          <table:table-cell office:value-type="float" office:value="8.2486666666666668" table:formula="of:=AVERAGE([.B34:.B48])" table:style-name="ce3">
            <text:p>8.25</text:p>
          </table:table-cell>
          <table:table-cell office:value-type="float" office:value="25.848666666666663" table:formula="of:=AVERAGE([.C34:.C48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7" table:style-name="ce1">
            <text:p>25.67</text:p>
          </table:table-cell>
          <table:table-cell office:value-type="float" office:value="8.2566666666666659" table:formula="of:=AVERAGE([.B35:.B49])" table:style-name="ce3">
            <text:p>8.26</text:p>
          </table:table-cell>
          <table:table-cell office:value-type="float" office:value="25.84" table:formula="of:=AVERAGE([.C35:.C49])" table:style-name="ce3">
            <text:p>25.84</text:p>
          </table:table-cell>
          <table:table-cell table:number-columns-repeated="16379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8.59" table:style-name="ce1">
            <text:p>8.59</text:p>
          </table:table-cell>
          <table:table-cell office:value-type="float" office:value="25.87" table:style-name="ce1">
            <text:p>25.87</text:p>
          </table:table-cell>
          <table:table-cell office:value-type="float" office:value="8.2693333333333339" table:formula="of:=AVERAGE([.B36:.B50])" table:style-name="ce3">
            <text:p>8.27</text:p>
          </table:table-cell>
          <table:table-cell office:value-type="float" office:value="25.858666666666668" table:formula="of:=AVERAGE([.C36:.C50])" table:style-name="ce3">
            <text:p>25.86</text:p>
          </table:table-cell>
          <table:table-cell table:number-columns-repeated="16379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8.59" table:style-name="ce1">
            <text:p>8.59</text:p>
          </table:table-cell>
          <table:table-cell office:value-type="float" office:value="26.13" table:style-name="ce1">
            <text:p>26.13</text:p>
          </table:table-cell>
          <table:table-cell office:value-type="float" office:value="8.2753333333333341" table:formula="of:=AVERAGE([.B37:.B51])" table:style-name="ce3">
            <text:p>8.28</text:p>
          </table:table-cell>
          <table:table-cell office:value-type="float" office:value="25.863999999999997" table:formula="of:=AVERAGE([.C37:.C51])" table:style-name="ce3">
            <text:p>25.86</text:p>
          </table:table-cell>
          <table:table-cell table:number-columns-repeated="16379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8.23" table:style-name="ce1">
            <text:p>8.23</text:p>
          </table:table-cell>
          <table:table-cell office:value-type="float" office:value="25.82" table:style-name="ce1">
            <text:p>25.82</text:p>
          </table:table-cell>
          <table:table-cell office:value-type="float" office:value="8.254666666666667" table:formula="of:=AVERAGE([.B38:.B52])" table:style-name="ce3">
            <text:p>8.25</text:p>
          </table:table-cell>
          <table:table-cell office:value-type="float" office:value="25.863999999999997" table:formula="of:=AVERAGE([.C38:.C52])" table:style-name="ce3">
            <text:p>25.86</text:p>
          </table:table-cell>
          <table:table-cell table:number-columns-repeated="16379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8.02" table:style-name="ce1">
            <text:p>8.02</text:p>
          </table:table-cell>
          <table:table-cell office:value-type="float" office:value="25.75" table:style-name="ce1">
            <text:p>25.75</text:p>
          </table:table-cell>
          <table:table-cell office:value-type="float" office:value="8.2360000000000007" table:formula="of:=AVERAGE([.B39:.B53])" table:style-name="ce3">
            <text:p>8.24</text:p>
          </table:table-cell>
          <table:table-cell office:value-type="float" office:value="25.868000000000002" table:formula="of:=AVERAGE([.C39:.C53])" table:style-name="ce3">
            <text:p>25.87</text:p>
          </table:table-cell>
          <table:table-cell table:number-columns-repeated="16379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58" table:style-name="ce1">
            <text:p>25.58</text:p>
          </table:table-cell>
          <table:table-cell office:value-type="float" office:value="8.23" table:formula="of:=AVERAGE([.B40:.B54])" table:style-name="ce3">
            <text:p>8.23</text:p>
          </table:table-cell>
          <table:table-cell office:value-type="float" office:value="25.84933333333333" table:formula="of:=AVERAGE([.C40:.C54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01" table:style-name="ce1">
            <text:p>26.01</text:p>
          </table:table-cell>
          <table:table-cell office:value-type="float" office:value="8.2493333333333325" table:formula="of:=AVERAGE([.B41:.B55])" table:style-name="ce3">
            <text:p>8.25</text:p>
          </table:table-cell>
          <table:table-cell office:value-type="float" office:value="25.881999999999998" table:formula="of:=AVERAGE([.C41:.C55])" table:style-name="ce3">
            <text:p>25.88</text:p>
          </table:table-cell>
          <table:table-cell table:number-columns-repeated="16379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8.36" table:style-name="ce1">
            <text:p>8.36</text:p>
          </table:table-cell>
          <table:table-cell office:value-type="float" office:value="25.88" table:style-name="ce1">
            <text:p>25.88</text:p>
          </table:table-cell>
          <table:table-cell office:value-type="float" office:value="8.2580000000000009" table:formula="of:=AVERAGE([.B42:.B56])" table:style-name="ce3">
            <text:p>8.26</text:p>
          </table:table-cell>
          <table:table-cell office:value-type="float" office:value="25.865333333333332" table:formula="of:=AVERAGE([.C42:.C56])" table:style-name="ce3">
            <text:p>25.87</text:p>
          </table:table-cell>
          <table:table-cell table:number-columns-repeated="16379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8.57" table:style-name="ce1">
            <text:p>8.57</text:p>
          </table:table-cell>
          <table:table-cell office:value-type="float" office:value="25.93" table:style-name="ce1">
            <text:p>25.93</text:p>
          </table:table-cell>
          <table:table-cell office:value-type="float" office:value="8.2706666666666671" table:formula="of:=AVERAGE([.B43:.B57])" table:style-name="ce3">
            <text:p>8.27</text:p>
          </table:table-cell>
          <table:table-cell office:value-type="float" office:value="25.846666666666668" table:formula="of:=AVERAGE([.C43:.C57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8.41" table:style-name="ce1">
            <text:p>8.41</text:p>
          </table:table-cell>
          <table:table-cell office:value-type="float" office:value="25.78" table:style-name="ce1">
            <text:p>25.78</text:p>
          </table:table-cell>
          <table:table-cell office:value-type="float" office:value="8.3013333333333321" table:formula="of:=AVERAGE([.B44:.B58])" table:style-name="ce3">
            <text:p>8.30</text:p>
          </table:table-cell>
          <table:table-cell office:value-type="float" office:value="25.84333333333333" table:formula="of:=AVERAGE([.C44:.C58])" table:style-name="ce3">
            <text:p>25.84</text:p>
          </table:table-cell>
          <table:table-cell table:number-columns-repeated="16379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.42" table:style-name="ce1">
            <text:p>8.42</text:p>
          </table:table-cell>
          <table:table-cell office:value-type="float" office:value="25.75" table:style-name="ce1">
            <text:p>25.75</text:p>
          </table:table-cell>
          <table:table-cell office:value-type="float" office:value="8.3166666666666664" table:formula="of:=AVERAGE([.B45:.B59])" table:style-name="ce3">
            <text:p>8.32</text:p>
          </table:table-cell>
          <table:table-cell office:value-type="float" office:value="25.838666666666668" table:formula="of:=AVERAGE([.C45:.C59])" table:style-name="ce3">
            <text:p>25.84</text:p>
          </table:table-cell>
          <table:table-cell table:number-columns-repeated="16379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8.51" table:style-name="ce1">
            <text:p>8.51</text:p>
          </table:table-cell>
          <table:table-cell office:value-type="float" office:value="25.96" table:style-name="ce1">
            <text:p>25.96</text:p>
          </table:table-cell>
          <table:table-cell office:value-type="float" office:value="8.3386666666666667" table:formula="of:=AVERAGE([.B46:.B60])" table:style-name="ce3">
            <text:p>8.34</text:p>
          </table:table-cell>
          <table:table-cell office:value-type="float" office:value="25.854666666666667" table:formula="of:=AVERAGE([.C46:.C60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5.74" table:style-name="ce1">
            <text:p>25.74</text:p>
          </table:table-cell>
          <table:table-cell office:value-type="float" office:value="8.359333333333332" table:formula="of:=AVERAGE([.B47:.B61])" table:style-name="ce3">
            <text:p>8.36</text:p>
          </table:table-cell>
          <table:table-cell office:value-type="float" office:value="25.846" table:formula="of:=AVERAGE([.C47:.C61])" table:style-name="ce3">
            <text:p>25.85</text:p>
          </table:table-cell>
          <table:table-cell table:number-columns-repeated="16379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8.73" table:style-name="ce1">
            <text:p>8.73</text:p>
          </table:table-cell>
          <table:table-cell office:value-type="float" office:value="26.18" table:style-name="ce1">
            <text:p>26.18</text:p>
          </table:table-cell>
          <table:table-cell office:value-type="float" office:value="8.3960000000000008" table:formula="of:=AVERAGE([.B48:.B62])" table:style-name="ce3">
            <text:p>8.40</text:p>
          </table:table-cell>
          <table:table-cell office:value-type="float" office:value="25.866666666666667" table:formula="of:=AVERAGE([.C48:.C62])" table:style-name="ce3">
            <text:p>25.87</text:p>
          </table:table-cell>
          <table:table-cell table:number-columns-repeated="16379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8.52" table:style-name="ce1">
            <text:p>8.52</text:p>
          </table:table-cell>
          <table:table-cell office:value-type="float" office:value="26.06" table:style-name="ce1">
            <text:p>26.06</text:p>
          </table:table-cell>
          <table:table-cell office:value-type="float" office:value="8.4193333333333342" table:formula="of:=AVERAGE([.B49:.B63])" table:style-name="ce3">
            <text:p>8.42</text:p>
          </table:table-cell>
          <table:table-cell office:value-type="float" office:value="25.873999999999999" table:formula="of:=AVERAGE([.C49:.C63])" table:style-name="ce3">
            <text:p>25.87</text:p>
          </table:table-cell>
          <table:table-cell table:number-columns-repeated="16379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8.4413333333333345" table:formula="of:=AVERAGE([.B50:.B64])" table:style-name="ce3">
            <text:p>8.44</text:p>
          </table:table-cell>
          <table:table-cell office:value-type="float" office:value="25.90666666666667" table:formula="of:=AVERAGE([.C50:.C64])" table:style-name="ce3">
            <text:p>25.91</text:p>
          </table:table-cell>
          <table:table-cell table:number-columns-repeated="16379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8.24" table:style-name="ce1">
            <text:p>8.24</text:p>
          </table:table-cell>
          <table:table-cell office:value-type="float" office:value="25.91" table:style-name="ce1">
            <text:p>25.91</text:p>
          </table:table-cell>
          <table:table-cell office:value-type="float" office:value="8.4179999999999993" table:formula="of:=AVERAGE([.B51:.B65])" table:style-name="ce3">
            <text:p>8.42</text:p>
          </table:table-cell>
          <table:table-cell office:value-type="float" office:value="25.909333333333336" table:formula="of:=AVERAGE([.C51:.C65])" table:style-name="ce3">
            <text:p>25.91</text:p>
          </table:table-cell>
          <table:table-cell table:number-columns-repeated="16379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8.4206666666666674" table:formula="of:=AVERAGE([.B52:.B66])" table:style-name="ce3">
            <text:p>8.42</text:p>
          </table:table-cell>
          <table:table-cell office:value-type="float" office:value="25.911333333333342" table:formula="of:=AVERAGE([.C52:.C66])" table:style-name="ce3">
            <text:p>25.91</text:p>
          </table:table-cell>
          <table:table-cell table:number-columns-repeated="16379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26.54" table:style-name="ce1">
            <text:p>26.54</text:p>
          </table:table-cell>
          <table:table-cell office:value-type="float" office:value="8.4533333333333331" table:formula="of:=AVERAGE([.B53:.B67])" table:style-name="ce3">
            <text:p>8.45</text:p>
          </table:table-cell>
          <table:table-cell office:value-type="float" office:value="25.95933333333334" table:formula="of:=AVERAGE([.C53:.C67])" table:style-name="ce3">
            <text:p>25.96</text:p>
          </table:table-cell>
          <table:table-cell table:number-columns-repeated="16379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26.16" table:style-name="ce1">
            <text:p>26.16</text:p>
          </table:table-cell>
          <table:table-cell office:value-type="float" office:value="8.4993333333333325" table:formula="of:=AVERAGE([.B54:.B68])" table:style-name="ce3">
            <text:p>8.50</text:p>
          </table:table-cell>
          <table:table-cell office:value-type="float" office:value="25.986666666666675" table:formula="of:=AVERAGE([.C54:.C68])" table:style-name="ce3">
            <text:p>25.99</text:p>
          </table:table-cell>
          <table:table-cell table:number-columns-repeated="16379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8.34" table:style-name="ce1">
            <text:p>8.34</text:p>
          </table:table-cell>
          <table:table-cell office:value-type="float" office:value="26.14" table:style-name="ce1">
            <text:p>26.14</text:p>
          </table:table-cell>
          <table:table-cell office:value-type="float" office:value="8.5133333333333319" table:formula="of:=AVERAGE([.B55:.B69])" table:style-name="ce3">
            <text:p>8.51</text:p>
          </table:table-cell>
          <table:table-cell office:value-type="float" office:value="26.024000000000008" table:formula="of:=AVERAGE([.C55:.C69])" table:style-name="ce3">
            <text:p>26.02</text:p>
          </table:table-cell>
          <table:table-cell table:number-columns-repeated="16379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5.9" table:style-name="ce1">
            <text:p>25.9</text:p>
          </table:table-cell>
          <table:table-cell office:value-type="float" office:value="8.5299999999999994" table:formula="of:=AVERAGE([.B56:.B70])" table:style-name="ce3">
            <text:p>8.53</text:p>
          </table:table-cell>
          <table:table-cell office:value-type="float" office:value="26.016666666666669" table:formula="of:=AVERAGE([.C56:.C70])" table:style-name="ce3">
            <text:p>26.02</text:p>
          </table:table-cell>
          <table:table-cell table:number-columns-repeated="16379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8.52" table:style-name="ce1">
            <text:p>8.52</text:p>
          </table:table-cell>
          <table:table-cell office:value-type="float" office:value="26.02" table:style-name="ce1">
            <text:p>26.02</text:p>
          </table:table-cell>
          <table:table-cell office:value-type="float" office:value="8.5406666666666649" table:formula="of:=AVERAGE([.B57:.B71])" table:style-name="ce3">
            <text:p>8.54</text:p>
          </table:table-cell>
          <table:table-cell office:value-type="float" office:value="26.026000000000003" table:formula="of:=AVERAGE([.C57:.C71])" table:style-name="ce3">
            <text:p>26.03</text:p>
          </table:table-cell>
          <table:table-cell table:number-columns-repeated="16379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26.19" table:style-name="ce1">
            <text:p>26.19</text:p>
          </table:table-cell>
          <table:table-cell office:value-type="float" office:value="8.5393333333333317" table:formula="of:=AVERAGE([.B58:.B72])" table:style-name="ce3">
            <text:p>8.54</text:p>
          </table:table-cell>
          <table:table-cell office:value-type="float" office:value="26.043333333333333" table:formula="of:=AVERAGE([.C58:.C72])" table:style-name="ce3">
            <text:p>26.04</text:p>
          </table:table-cell>
          <table:table-cell table:number-columns-repeated="16379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12" table:style-name="ce1">
            <text:p>26.12</text:p>
          </table:table-cell>
          <table:table-cell office:value-type="float" office:value="8.5586666666666638" table:formula="of:=AVERAGE([.B59:.B73])" table:style-name="ce3">
            <text:p>8.56</text:p>
          </table:table-cell>
          <table:table-cell office:value-type="float" office:value="26.065999999999995" table:formula="of:=AVERAGE([.C59:.C73])" table:style-name="ce3">
            <text:p>26.07</text:p>
          </table:table-cell>
          <table:table-cell table:number-columns-repeated="16379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8.86" table:style-name="ce1">
            <text:p>8.86</text:p>
          </table:table-cell>
          <table:table-cell office:value-type="float" office:value="26.24" table:style-name="ce1">
            <text:p>26.24</text:p>
          </table:table-cell>
          <table:table-cell office:value-type="float" office:value="8.5879999999999992" table:formula="of:=AVERAGE([.B60:.B74])" table:style-name="ce3">
            <text:p>8.59</text:p>
          </table:table-cell>
          <table:table-cell office:value-type="float" office:value="26.098666666666663" table:formula="of:=AVERAGE([.C60:.C74])" table:style-name="ce3">
            <text:p>26.10</text:p>
          </table:table-cell>
          <table:table-cell table:number-columns-repeated="16379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8.6046666666666667" table:formula="of:=AVERAGE([.B61:.B75])" table:style-name="ce3">
            <text:p>8.60</text:p>
          </table:table-cell>
          <table:table-cell office:value-type="float" office:value="26.108666666666668" table:formula="of:=AVERAGE([.C61:.C75])" table:style-name="ce3">
            <text:p>26.11</text:p>
          </table:table-cell>
          <table:table-cell table:number-columns-repeated="16379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8.620000000000001" table:formula="of:=AVERAGE([.B62:.B76])" table:style-name="ce3">
            <text:p>8.62</text:p>
          </table:table-cell>
          <table:table-cell office:value-type="float" office:value="26.133333333333336" table:formula="of:=AVERAGE([.C62:.C76])" table:style-name="ce3">
            <text:p>26.13</text:p>
          </table:table-cell>
          <table:table-cell table:number-columns-repeated="16379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.77" table:style-name="ce1">
            <text:p>8.77</text:p>
          </table:table-cell>
          <table:table-cell office:value-type="float" office:value="26.49" table:style-name="ce1">
            <text:p>26.49</text:p>
          </table:table-cell>
          <table:table-cell office:value-type="float" office:value="8.6226666666666674" table:formula="of:=AVERAGE([.B63:.B77])" table:style-name="ce3">
            <text:p>8.62</text:p>
          </table:table-cell>
          <table:table-cell office:value-type="float" office:value="26.154000000000003" table:formula="of:=AVERAGE([.C63:.C77])" table:style-name="ce3">
            <text:p>26.15</text:p>
          </table:table-cell>
          <table:table-cell table:number-columns-repeated="16379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8.73" table:style-name="ce1">
            <text:p>8.73</text:p>
          </table:table-cell>
          <table:table-cell office:value-type="float" office:value="26.45" table:style-name="ce1">
            <text:p>26.45</text:p>
          </table:table-cell>
          <table:table-cell office:value-type="float" office:value="8.6366666666666667" table:formula="of:=AVERAGE([.B64:.B78])" table:style-name="ce3">
            <text:p>8.64</text:p>
          </table:table-cell>
          <table:table-cell office:value-type="float" office:value="26.180000000000003" table:formula="of:=AVERAGE([.C64:.C78])" table:style-name="ce3">
            <text:p>26.18</text:p>
          </table:table-cell>
          <table:table-cell table:number-columns-repeated="16379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8.76" table:style-name="ce1">
            <text:p>8.76</text:p>
          </table:table-cell>
          <table:table-cell office:value-type="float" office:value="26.02" table:style-name="ce1">
            <text:p>26.02</text:p>
          </table:table-cell>
          <table:table-cell office:value-type="float" office:value="8.6453333333333333" table:formula="of:=AVERAGE([.B65:.B79])" table:style-name="ce3">
            <text:p>8.65</text:p>
          </table:table-cell>
          <table:table-cell office:value-type="float" office:value="26.170666666666666" table:formula="of:=AVERAGE([.C65:.C79])" table:style-name="ce3">
            <text:p>26.17</text:p>
          </table:table-cell>
          <table:table-cell table:number-columns-repeated="16379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8.85" table:style-name="ce1">
            <text:p>8.85</text:p>
          </table:table-cell>
          <table:table-cell office:value-type="float" office:value="26.13" table:style-name="ce1">
            <text:p>26.13</text:p>
          </table:table-cell>
          <table:table-cell office:value-type="float" office:value="8.6860000000000017" table:formula="of:=AVERAGE([.B66:.B80])" table:style-name="ce3">
            <text:p>8.69</text:p>
          </table:table-cell>
          <table:table-cell office:value-type="float" office:value="26.185333333333336" table:formula="of:=AVERAGE([.C66:.C80])" table:style-name="ce3">
            <text:p>26.19</text:p>
          </table:table-cell>
          <table:table-cell table:number-columns-repeated="16379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.58" table:style-name="ce1">
            <text:p>8.58</text:p>
          </table:table-cell>
          <table:table-cell office:value-type="float" office:value="26.22" table:style-name="ce1">
            <text:p>26.22</text:p>
          </table:table-cell>
          <table:table-cell office:value-type="float" office:value="8.6826666666666679" table:formula="of:=AVERAGE([.B67:.B81])" table:style-name="ce3">
            <text:p>8.68</text:p>
          </table:table-cell>
          <table:table-cell office:value-type="float" office:value="26.189333333333334" table:formula="of:=AVERAGE([.C67:.C81])" table:style-name="ce3">
            <text:p>26.19</text:p>
          </table:table-cell>
          <table:table-cell table:number-columns-repeated="16379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.68" table:style-name="ce1">
            <text:p>8.68</text:p>
          </table:table-cell>
          <table:table-cell office:value-type="float" office:value="26.63" table:style-name="ce1">
            <text:p>26.63</text:p>
          </table:table-cell>
          <table:table-cell office:value-type="float" office:value="8.6800000000000015" table:formula="of:=AVERAGE([.B68:.B82])" table:style-name="ce3">
            <text:p>8.68</text:p>
          </table:table-cell>
          <table:table-cell office:value-type="float" office:value="26.19533333333333" table:formula="of:=AVERAGE([.C68:.C82])" table:style-name="ce3">
            <text:p>26.20</text:p>
          </table:table-cell>
          <table:table-cell table:number-columns-repeated="16379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5" table:style-name="ce1">
            <text:p>26.5</text:p>
          </table:table-cell>
          <table:table-cell office:value-type="float" office:value="8.6859999999999999" table:formula="of:=AVERAGE([.B69:.B83])" table:style-name="ce3">
            <text:p>8.69</text:p>
          </table:table-cell>
          <table:table-cell office:value-type="float" office:value="26.218" table:formula="of:=AVERAGE([.C69:.C83])" table:style-name="ce3">
            <text:p>26.22</text:p>
          </table:table-cell>
          <table:table-cell table:number-columns-repeated="16379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8.75" table:style-name="ce1">
            <text:p>8.75</text:p>
          </table:table-cell>
          <table:table-cell office:value-type="float" office:value="26.36" table:style-name="ce1">
            <text:p>26.36</text:p>
          </table:table-cell>
          <table:table-cell office:value-type="float" office:value="8.7133333333333329" table:formula="of:=AVERAGE([.B70:.B84])" table:style-name="ce3">
            <text:p>8.71</text:p>
          </table:table-cell>
          <table:table-cell office:value-type="float" office:value="26.232666666666667" table:formula="of:=AVERAGE([.C70:.C84])" table:style-name="ce3">
            <text:p>26.23</text:p>
          </table:table-cell>
          <table:table-cell table:number-columns-repeated="16379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8.59" table:style-name="ce1">
            <text:p>8.59</text:p>
          </table:table-cell>
          <table:table-cell office:value-type="float" office:value="26.26" table:style-name="ce1">
            <text:p>26.26</text:p>
          </table:table-cell>
          <table:table-cell office:value-type="float" office:value="8.7106666666666648" table:formula="of:=AVERAGE([.B71:.B85])" table:style-name="ce3">
            <text:p>8.71</text:p>
          </table:table-cell>
          <table:table-cell office:value-type="float" office:value="26.256666666666668" table:formula="of:=AVERAGE([.C71:.C85])" table:style-name="ce3">
            <text:p>26.26</text:p>
          </table:table-cell>
          <table:table-cell table:number-columns-repeated="16379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6.15" table:style-name="ce1">
            <text:p>26.15</text:p>
          </table:table-cell>
          <table:table-cell office:value-type="float" office:value="8.7006666666666668" table:formula="of:=AVERAGE([.B72:.B86])" table:style-name="ce3">
            <text:p>8.70</text:p>
          </table:table-cell>
          <table:table-cell office:value-type="float" office:value="26.265333333333331" table:formula="of:=AVERAGE([.C72:.C86])" table:style-name="ce3">
            <text:p>26.27</text:p>
          </table:table-cell>
          <table:table-cell table:number-columns-repeated="16379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41" table:style-name="ce1">
            <text:p>26.41</text:p>
          </table:table-cell>
          <table:table-cell office:value-type="float" office:value="8.7059999999999995" table:formula="of:=AVERAGE([.B73:.B87])" table:style-name="ce3">
            <text:p>8.71</text:p>
          </table:table-cell>
          <table:table-cell office:value-type="float" office:value="26.279999999999998" table:formula="of:=AVERAGE([.C73:.C87])" table:style-name="ce3">
            <text:p>26.28</text:p>
          </table:table-cell>
          <table:table-cell table:number-columns-repeated="16379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.64" table:style-name="ce1">
            <text:p>8.64</text:p>
          </table:table-cell>
          <table:table-cell office:value-type="float" office:value="26.33" table:style-name="ce1">
            <text:p>26.33</text:p>
          </table:table-cell>
          <table:table-cell office:value-type="float" office:value="8.702" table:formula="of:=AVERAGE([.B74:.B88])" table:style-name="ce3">
            <text:p>8.70</text:p>
          </table:table-cell>
          <table:table-cell office:value-type="float" office:value="26.293999999999997" table:formula="of:=AVERAGE([.C74:.C88])" table:style-name="ce3">
            <text:p>26.29</text:p>
          </table:table-cell>
          <table:table-cell table:number-columns-repeated="16379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56" table:style-name="ce1">
            <text:p>26.56</text:p>
          </table:table-cell>
          <table:table-cell office:value-type="float" office:value="8.7026666666666657" table:formula="of:=AVERAGE([.B75:.B89])" table:style-name="ce3">
            <text:p>8.70</text:p>
          </table:table-cell>
          <table:table-cell office:value-type="float" office:value="26.315333333333331" table:formula="of:=AVERAGE([.C75:.C89])" table:style-name="ce3">
            <text:p>26.32</text:p>
          </table:table-cell>
          <table:table-cell table:number-columns-repeated="16379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8.56" table:style-name="ce1">
            <text:p>8.56</text:p>
          </table:table-cell>
          <table:table-cell office:value-type="float" office:value="26.43" table:style-name="ce1">
            <text:p>26.43</text:p>
          </table:table-cell>
          <table:table-cell office:value-type="float" office:value="8.6893333333333338" table:formula="of:=AVERAGE([.B76:.B90])" table:style-name="ce3">
            <text:p>8.69</text:p>
          </table:table-cell>
          <table:table-cell office:value-type="float" office:value="26.336666666666662" table:formula="of:=AVERAGE([.C76:.C90])" table:style-name="ce3">
            <text:p>26.34</text:p>
          </table:table-cell>
          <table:table-cell table:number-columns-repeated="16379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7" table:style-name="ce1">
            <text:p>26.17</text:p>
          </table:table-cell>
          <table:table-cell office:value-type="float" office:value="8.6806666666666672" table:formula="of:=AVERAGE([.B77:.B91])" table:style-name="ce3">
            <text:p>8.68</text:p>
          </table:table-cell>
          <table:table-cell office:value-type="float" office:value="26.340666666666667" table:formula="of:=AVERAGE([.C77:.C91])" table:style-name="ce3">
            <text:p>26.34</text:p>
          </table:table-cell>
          <table:table-cell table:number-columns-repeated="16379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6.41" table:style-name="ce1">
            <text:p>26.41</text:p>
          </table:table-cell>
          <table:table-cell office:value-type="float" office:value="8.6479999999999997" table:formula="of:=AVERAGE([.B78:.B92])" table:style-name="ce3">
            <text:p>8.65</text:p>
          </table:table-cell>
          <table:table-cell office:value-type="float" office:value="26.335333333333335" table:formula="of:=AVERAGE([.C78:.C92])" table:style-name="ce3">
            <text:p>26.34</text:p>
          </table:table-cell>
          <table:table-cell table:number-columns-repeated="16379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.73" table:style-name="ce1">
            <text:p>8.73</text:p>
          </table:table-cell>
          <table:table-cell office:value-type="float" office:value="26.6" table:style-name="ce1">
            <text:p>26.6</text:p>
          </table:table-cell>
          <table:table-cell office:value-type="float" office:value="8.6479999999999997" table:formula="of:=AVERAGE([.B79:.B93])" table:style-name="ce3">
            <text:p>8.65</text:p>
          </table:table-cell>
          <table:table-cell office:value-type="float" office:value="26.345333333333336" table:formula="of:=AVERAGE([.C79:.C93])" table:style-name="ce3">
            <text:p>26.35</text:p>
          </table:table-cell>
          <table:table-cell table:number-columns-repeated="16379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8.77" table:style-name="ce1">
            <text:p>8.77</text:p>
          </table:table-cell>
          <table:table-cell office:value-type="float" office:value="26.65" table:style-name="ce1">
            <text:p>26.65</text:p>
          </table:table-cell>
          <table:table-cell office:value-type="float" office:value="8.6486666666666672" table:formula="of:=AVERAGE([.B80:.B94])" table:style-name="ce3">
            <text:p>8.65</text:p>
          </table:table-cell>
          <table:table-cell office:value-type="float" office:value="26.387333333333334" table:formula="of:=AVERAGE([.C80:.C94])" table:style-name="ce3">
            <text:p>26.39</text:p>
          </table:table-cell>
          <table:table-cell table:number-columns-repeated="16379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8.73" table:style-name="ce1">
            <text:p>8.73</text:p>
          </table:table-cell>
          <table:table-cell office:value-type="float" office:value="26.94" table:style-name="ce1">
            <text:p>26.94</text:p>
          </table:table-cell>
          <table:table-cell office:value-type="float" office:value="8.640666666666668" table:formula="of:=AVERAGE([.B81:.B95])" table:style-name="ce3">
            <text:p>8.64</text:p>
          </table:table-cell>
          <table:table-cell office:value-type="float" office:value="26.441333333333336" table:formula="of:=AVERAGE([.C81:.C95])" table:style-name="ce3">
            <text:p>26.44</text:p>
          </table:table-cell>
          <table:table-cell table:number-columns-repeated="16379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8.58" table:style-name="ce1">
            <text:p>8.58</text:p>
          </table:table-cell>
          <table:table-cell office:value-type="float" office:value="26.45" table:style-name="ce1">
            <text:p>26.45</text:p>
          </table:table-cell>
          <table:table-cell office:value-type="float" office:value="8.640666666666668" table:formula="of:=AVERAGE([.B82:.B96])" table:style-name="ce3">
            <text:p>8.64</text:p>
          </table:table-cell>
          <table:table-cell office:value-type="float" office:value="26.456666666666667" table:formula="of:=AVERAGE([.C82:.C96])" table:style-name="ce3">
            <text:p>26.46</text:p>
          </table:table-cell>
          <table:table-cell table:number-columns-repeated="16379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23" table:style-name="ce1">
            <text:p>26.23</text:p>
          </table:table-cell>
          <table:table-cell office:value-type="float" office:value="8.6486666666666654" table:formula="of:=AVERAGE([.B83:.B97])" table:style-name="ce3">
            <text:p>8.65</text:p>
          </table:table-cell>
          <table:table-cell office:value-type="float" office:value="26.430000000000003" table:formula="of:=AVERAGE([.C83:.C97])" table:style-name="ce3">
            <text:p>26.43</text:p>
          </table:table-cell>
          <table:table-cell table:number-columns-repeated="16379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8.75" table:style-name="ce1">
            <text:p>8.75</text:p>
          </table:table-cell>
          <table:table-cell office:value-type="float" office:value="26.24" table:style-name="ce1">
            <text:p>26.24</text:p>
          </table:table-cell>
          <table:table-cell office:value-type="float" office:value="8.6453333333333333" table:formula="of:=AVERAGE([.B84:.B98])" table:style-name="ce3">
            <text:p>8.65</text:p>
          </table:table-cell>
          <table:table-cell office:value-type="float" office:value="26.412666666666667" table:formula="of:=AVERAGE([.C84:.C98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8.86" table:style-name="ce1">
            <text:p>8.86</text:p>
          </table:table-cell>
          <table:table-cell office:value-type="float" office:value="26.23" table:style-name="ce1">
            <text:p>26.23</text:p>
          </table:table-cell>
          <table:table-cell office:value-type="float" office:value="8.6526666666666685" table:formula="of:=AVERAGE([.B85:.B99])" table:style-name="ce3">
            <text:p>8.65</text:p>
          </table:table-cell>
          <table:table-cell office:value-type="float" office:value="26.404" table:formula="of:=AVERAGE([.C85:.C99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.41" table:style-name="ce1">
            <text:p>8.41</text:p>
          </table:table-cell>
          <table:table-cell office:value-type="float" office:value="26.32" table:style-name="ce1">
            <text:p>26.32</text:p>
          </table:table-cell>
          <table:table-cell office:value-type="float" office:value="8.640666666666668" table:formula="of:=AVERAGE([.B86:.B100])" table:style-name="ce3">
            <text:p>8.64</text:p>
          </table:table-cell>
          <table:table-cell office:value-type="float" office:value="26.408000000000005" table:formula="of:=AVERAGE([.C86:.C100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6.23" table:style-name="ce1">
            <text:p>26.23</text:p>
          </table:table-cell>
          <table:table-cell office:value-type="float" office:value="8.6513333333333318" table:formula="of:=AVERAGE([.B87:.B101])" table:style-name="ce3">
            <text:p>8.65</text:p>
          </table:table-cell>
          <table:table-cell office:value-type="float" office:value="26.413333333333338" table:formula="of:=AVERAGE([.C87:.C101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8.6" table:style-name="ce1">
            <text:p>8.6</text:p>
          </table:table-cell>
          <table:table-cell office:value-type="float" office:value="26.37" table:style-name="ce1">
            <text:p>26.37</text:p>
          </table:table-cell>
          <table:table-cell office:value-type="float" office:value="8.6493333333333347" table:formula="of:=AVERAGE([.B88:.B102])" table:style-name="ce3">
            <text:p>8.65</text:p>
          </table:table-cell>
          <table:table-cell office:value-type="float" office:value="26.410666666666668" table:formula="of:=AVERAGE([.C88:.C102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6" table:style-name="ce1">
            <text:p>26.36</text:p>
          </table:table-cell>
          <table:table-cell office:value-type="float" office:value="8.6533333333333324" table:formula="of:=AVERAGE([.B89:.B103])" table:style-name="ce3">
            <text:p>8.65</text:p>
          </table:table-cell>
          <table:table-cell office:value-type="float" office:value="26.412666666666667" table:formula="of:=AVERAGE([.C89:.C103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8.52" table:style-name="ce1">
            <text:p>8.52</text:p>
          </table:table-cell>
          <table:table-cell office:value-type="float" office:value="26.32" table:style-name="ce1">
            <text:p>26.32</text:p>
          </table:table-cell>
          <table:table-cell office:value-type="float" office:value="8.629999999999999" table:formula="of:=AVERAGE([.B90:.B104])" table:style-name="ce3">
            <text:p>8.63</text:p>
          </table:table-cell>
          <table:table-cell office:value-type="float" office:value="26.396666666666668" table:formula="of:=AVERAGE([.C90:.C104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8.6" table:style-name="ce1">
            <text:p>8.6</text:p>
          </table:table-cell>
          <table:table-cell office:value-type="float" office:value="26.58" table:style-name="ce1">
            <text:p>26.58</text:p>
          </table:table-cell>
          <table:table-cell office:value-type="float" office:value="8.6326666666666654" table:formula="of:=AVERAGE([.B91:.B105])" table:style-name="ce3">
            <text:p>8.63</text:p>
          </table:table-cell>
          <table:table-cell office:value-type="float" office:value="26.40666666666667" table:formula="of:=AVERAGE([.C91:.C105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2" table:style-name="ce1">
            <text:p>26.32</text:p>
          </table:table-cell>
          <table:table-cell office:value-type="float" office:value="8.6373333333333324" table:formula="of:=AVERAGE([.B92:.B106])" table:style-name="ce3">
            <text:p>8.64</text:p>
          </table:table-cell>
          <table:table-cell office:value-type="float" office:value="26.416666666666664" table:formula="of:=AVERAGE([.C92:.C106])" table:style-name="ce3">
            <text:p>26.42</text:p>
          </table:table-cell>
          <table:table-cell table:number-columns-repeated="16379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8.6" table:style-name="ce1">
            <text:p>8.6</text:p>
          </table:table-cell>
          <table:table-cell office:value-type="float" office:value="26.14" table:style-name="ce1">
            <text:p>26.14</text:p>
          </table:table-cell>
          <table:table-cell office:value-type="float" office:value="8.658666666666667" table:formula="of:=AVERAGE([.B93:.B107])" table:style-name="ce3">
            <text:p>8.66</text:p>
          </table:table-cell>
          <table:table-cell office:value-type="float" office:value="26.398666666666664" table:formula="of:=AVERAGE([.C93:.C107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8.5" table:style-name="ce1">
            <text:p>8.5</text:p>
          </table:table-cell>
          <table:table-cell office:value-type="float" office:value="26.63" table:style-name="ce1">
            <text:p>26.63</text:p>
          </table:table-cell>
          <table:table-cell office:value-type="float" office:value="8.6433333333333326" table:formula="of:=AVERAGE([.B94:.B108])" table:style-name="ce3">
            <text:p>8.64</text:p>
          </table:table-cell>
          <table:table-cell office:value-type="float" office:value="26.400666666666663" table:formula="of:=AVERAGE([.C94:.C108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26.71" table:style-name="ce1">
            <text:p>26.71</text:p>
          </table:table-cell>
          <table:table-cell office:value-type="float" office:value="8.6553333333333331" table:formula="of:=AVERAGE([.B95:.B109])" table:style-name="ce3">
            <text:p>8.66</text:p>
          </table:table-cell>
          <table:table-cell office:value-type="float" office:value="26.404666666666664" table:formula="of:=AVERAGE([.C95:.C109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26.07" table:style-name="ce1">
            <text:p>26.07</text:p>
          </table:table-cell>
          <table:table-cell office:value-type="float" office:value="8.6379999999999999" table:formula="of:=AVERAGE([.B96:.B110])" table:style-name="ce3">
            <text:p>8.64</text:p>
          </table:table-cell>
          <table:table-cell office:value-type="float" office:value="26.34666666666666" table:formula="of:=AVERAGE([.C96:.C110])" table:style-name="ce3">
            <text:p>26.35</text:p>
          </table:table-cell>
          <table:table-cell table:number-columns-repeated="16379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8.74" table:style-name="ce1">
            <text:p>8.74</text:p>
          </table:table-cell>
          <table:table-cell office:value-type="float" office:value="26.22" table:style-name="ce1">
            <text:p>26.22</text:p>
          </table:table-cell>
          <table:table-cell office:value-type="float" office:value="8.6486666666666654" table:formula="of:=AVERAGE([.B97:.B111])" table:style-name="ce3">
            <text:p>8.65</text:p>
          </table:table-cell>
          <table:table-cell office:value-type="float" office:value="26.331333333333326" table:formula="of:=AVERAGE([.C97:.C111])" table:style-name="ce3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8.35" table:style-name="ce1">
            <text:p>8.35</text:p>
          </table:table-cell>
          <table:table-cell office:value-type="float" office:value="26.36" table:style-name="ce1">
            <text:p>26.36</text:p>
          </table:table-cell>
          <table:table-cell office:value-type="float" office:value="8.6186666666666643" table:formula="of:=AVERAGE([.B98:.B112])" table:style-name="ce3">
            <text:p>8.62</text:p>
          </table:table-cell>
          <table:table-cell office:value-type="float" office:value="26.339999999999993" table:formula="of:=AVERAGE([.C98:.C112])" table:style-name="ce3">
            <text:p>26.34</text:p>
          </table:table-cell>
          <table:table-cell table:number-columns-repeated="16379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8.85" table:style-name="ce1">
            <text:p>8.85</text:p>
          </table:table-cell>
          <table:table-cell office:value-type="float" office:value="26.4" table:style-name="ce1">
            <text:p>26.4</text:p>
          </table:table-cell>
          <table:table-cell office:value-type="float" office:value="8.625333333333332" table:formula="of:=AVERAGE([.B99:.B113])" table:style-name="ce3">
            <text:p>8.63</text:p>
          </table:table-cell>
          <table:table-cell office:value-type="float" office:value="26.350666666666658" table:formula="of:=AVERAGE([.C99:.C113])" table:style-name="ce3">
            <text:p>26.35</text:p>
          </table:table-cell>
          <table:table-cell table:number-columns-repeated="16379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8.69" table:style-name="ce1">
            <text:p>8.69</text:p>
          </table:table-cell>
          <table:table-cell office:value-type="float" office:value="26.42" table:style-name="ce1">
            <text:p>26.42</text:p>
          </table:table-cell>
          <table:table-cell office:value-type="float" office:value="8.613999999999999" table:formula="of:=AVERAGE([.B100:.B114])" table:style-name="ce3">
            <text:p>8.61</text:p>
          </table:table-cell>
          <table:table-cell office:value-type="float" office:value="26.363333333333333" table:formula="of:=AVERAGE([.C100:.C114])" table:style-name="ce3">
            <text:p>26.36</text:p>
          </table:table-cell>
          <table:table-cell table:number-columns-repeated="16379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8.73" table:style-name="ce1">
            <text:p>8.73</text:p>
          </table:table-cell>
          <table:table-cell office:value-type="float" office:value="26.57" table:style-name="ce1">
            <text:p>26.57</text:p>
          </table:table-cell>
          <table:table-cell office:value-type="float" office:value="8.6353333333333318" table:formula="of:=AVERAGE([.B101:.B115])" table:style-name="ce3">
            <text:p>8.64</text:p>
          </table:table-cell>
          <table:table-cell office:value-type="float" office:value="26.380000000000003" table:formula="of:=AVERAGE([.C101:.C115])" table:style-name="ce3">
            <text:p>26.38</text:p>
          </table:table-cell>
          <table:table-cell table:number-columns-repeated="16379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8.98" table:style-name="ce1">
            <text:p>8.98</text:p>
          </table:table-cell>
          <table:table-cell office:value-type="float" office:value="26.59" table:style-name="ce1">
            <text:p>26.59</text:p>
          </table:table-cell>
          <table:table-cell office:value-type="float" office:value="8.6653333333333311" table:formula="of:=AVERAGE([.B102:.B116])" table:style-name="ce3">
            <text:p>8.67</text:p>
          </table:table-cell>
          <table:table-cell office:value-type="float" office:value="26.404" table:formula="of:=AVERAGE([.C102:.C116])" table:style-name="ce3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9.17" table:style-name="ce1">
            <text:p>9.17</text:p>
          </table:table-cell>
          <table:table-cell office:value-type="float" office:value="26.6" table:style-name="ce1">
            <text:p>26.6</text:p>
          </table:table-cell>
          <table:table-cell office:value-type="float" office:value="8.7033333333333314" table:formula="of:=AVERAGE([.B103:.B117])" table:style-name="ce3">
            <text:p>8.70</text:p>
          </table:table-cell>
          <table:table-cell office:value-type="float" office:value="26.419333333333331" table:formula="of:=AVERAGE([.C103:.C117])" table:style-name="ce3">
            <text:p>26.42</text:p>
          </table:table-cell>
          <table:table-cell table:number-columns-repeated="16379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8.64" table:style-name="ce1">
            <text:p>8.64</text:p>
          </table:table-cell>
          <table:table-cell office:value-type="float" office:value="26.46" table:style-name="ce1">
            <text:p>26.46</text:p>
          </table:table-cell>
          <table:table-cell office:value-type="float" office:value="8.6993333333333318" table:formula="of:=AVERAGE([.B104:.B118])" table:style-name="ce3">
            <text:p>8.70</text:p>
          </table:table-cell>
          <table:table-cell office:value-type="float" office:value="26.425999999999998" table:formula="of:=AVERAGE([.C104:.C118])" table:style-name="ce3">
            <text:p>26.43</text:p>
          </table:table-cell>
          <table:table-cell table:number-columns-repeated="16379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6.54" table:style-name="ce1">
            <text:p>26.54</text:p>
          </table:table-cell>
          <table:table-cell office:value-type="float" office:value="8.7333333333333325" table:formula="of:=AVERAGE([.B105:.B119])" table:style-name="ce3">
            <text:p>8.73</text:p>
          </table:table-cell>
          <table:table-cell office:value-type="float" office:value="26.440666666666665" table:formula="of:=AVERAGE([.C105:.C119])" table:style-name="ce3">
            <text:p>26.44</text:p>
          </table:table-cell>
          <table:table-cell table:number-columns-repeated="16379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.69" table:style-name="ce1">
            <text:p>8.69</text:p>
          </table:table-cell>
          <table:table-cell office:value-type="float" office:value="26.15" table:style-name="ce1">
            <text:p>26.15</text:p>
          </table:table-cell>
          <table:table-cell office:value-type="float" office:value="8.7393333333333327" table:formula="of:=AVERAGE([.B106:.B120])" table:style-name="ce3">
            <text:p>8.74</text:p>
          </table:table-cell>
          <table:table-cell office:value-type="float" office:value="26.411999999999995" table:formula="of:=AVERAGE([.C106:.C120])" table:style-name="ce3">
            <text:p>26.41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8.66" table:style-name="ce1">
            <text:p>8.66</text:p>
          </table:table-cell>
          <table:table-cell office:value-type="float" office:value="26.58" table:style-name="ce1">
            <text:p>26.58</text:p>
          </table:table-cell>
          <table:table-cell office:value-type="float" office:value="8.7366666666666681" table:formula="of:=AVERAGE([.B107:.B121])" table:style-name="ce3">
            <text:p>8.74</text:p>
          </table:table-cell>
          <table:table-cell office:value-type="float" office:value="26.429333333333329" table:formula="of:=AVERAGE([.C107:.C121])" table:style-name="ce3">
            <text:p>26.43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8.83" table:style-name="ce1">
            <text:p>8.83</text:p>
          </table:table-cell>
          <table:table-cell office:value-type="float" office:value="26.52" table:style-name="ce1">
            <text:p>26.52</text:p>
          </table:table-cell>
          <table:table-cell office:value-type="float" office:value="8.7520000000000007" table:formula="of:=AVERAGE([.B108:.B122])" table:style-name="ce3">
            <text:p>8.75</text:p>
          </table:table-cell>
          <table:table-cell office:value-type="float" office:value="26.454666666666661" table:formula="of:=AVERAGE([.C108:.C122])" table:style-name="ce3">
            <text:p>26.45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8.99" table:style-name="ce1">
            <text:p>8.99</text:p>
          </table:table-cell>
          <table:table-cell office:value-type="float" office:value="26.92" table:style-name="ce1">
            <text:p>26.92</text:p>
          </table:table-cell>
          <table:table-cell office:value-type="float" office:value="8.7846666666666682" table:formula="of:=AVERAGE([.B109:.B123])" table:style-name="ce3">
            <text:p>8.78</text:p>
          </table:table-cell>
          <table:table-cell office:value-type="float" office:value="26.473999999999997" table:formula="of:=AVERAGE([.C109:.C123])" table:style-name="ce3">
            <text:p>26.47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9" table:style-name="ce1">
            <text:p>26.79</text:p>
          </table:table-cell>
          <table:table-cell office:value-type="float" office:value="8.8013333333333321" table:formula="of:=AVERAGE([.B110:.B124])" table:style-name="ce3">
            <text:p>8.80</text:p>
          </table:table-cell>
          <table:table-cell office:value-type="float" office:value="26.479333333333333" table:formula="of:=AVERAGE([.C110:.C124])" table:style-name="ce3">
            <text:p>26.48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8.92" table:style-name="ce1">
            <text:p>8.92</text:p>
          </table:table-cell>
          <table:table-cell office:value-type="float" office:value="26.65" table:style-name="ce1">
            <text:p>26.65</text:p>
          </table:table-cell>
          <table:table-cell office:value-type="float" office:value="8.8313333333333333" table:formula="of:=AVERAGE([.B111:.B125])" table:style-name="ce3">
            <text:p>8.83</text:p>
          </table:table-cell>
          <table:table-cell office:value-type="float" office:value="26.517999999999997" table:formula="of:=AVERAGE([.C111:.C125])" table:style-name="ce3">
            <text:p>26.52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9.23" table:style-name="ce1">
            <text:p>9.23</text:p>
          </table:table-cell>
          <table:table-cell office:value-type="float" office:value="26.79" table:style-name="ce1">
            <text:p>26.79</text:p>
          </table:table-cell>
          <table:table-cell office:value-type="float" office:value="8.8640000000000008" table:formula="of:=AVERAGE([.B112:.B126])" table:style-name="ce3">
            <text:p>8.86</text:p>
          </table:table-cell>
          <table:table-cell office:value-type="float" office:value="26.556000000000001" table:formula="of:=AVERAGE([.C112:.C126])" table:style-name="ce3">
            <text:p>26.56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9.18" table:style-name="ce1">
            <text:p>9.18</text:p>
          </table:table-cell>
          <table:table-cell office:value-type="float" office:value="26.61" table:style-name="ce1">
            <text:p>26.61</text:p>
          </table:table-cell>
          <table:table-cell office:value-type="float" office:value="8.9193333333333324" table:formula="of:=AVERAGE([.B113:.B127])" table:style-name="ce3">
            <text:p>8.92</text:p>
          </table:table-cell>
          <table:table-cell office:value-type="float" office:value="26.57266666666667" table:formula="of:=AVERAGE([.C113:.C127])" table:style-name="ce3">
            <text:p>26.57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8.84" table:style-name="ce1">
            <text:p>8.84</text:p>
          </table:table-cell>
          <table:table-cell office:value-type="float" office:value="26.72" table:style-name="ce1">
            <text:p>26.72</text:p>
          </table:table-cell>
          <table:table-cell office:value-type="float" office:value="8.9186666666666667" table:formula="of:=AVERAGE([.B114:.B128])" table:style-name="ce3">
            <text:p>8.92</text:p>
          </table:table-cell>
          <table:table-cell office:value-type="float" office:value="26.594000000000005" table:formula="of:=AVERAGE([.C114:.C128])" table:style-name="ce3">
            <text:p>26.59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88" table:style-name="ce1">
            <text:p>26.88</text:p>
          </table:table-cell>
          <table:table-cell office:value-type="float" office:value="8.9306666666666672" table:formula="of:=AVERAGE([.B115:.B129])" table:style-name="ce3">
            <text:p>8.93</text:p>
          </table:table-cell>
          <table:table-cell office:value-type="float" office:value="26.624666666666666" table:formula="of:=AVERAGE([.C115:.C129])" table:style-name="ce3">
            <text:p>26.62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56" table:style-name="ce1">
            <text:p>26.56</text:p>
          </table:table-cell>
          <table:table-cell office:value-type="float" office:value="8.9513333333333343" table:formula="of:=AVERAGE([.B116:.B130])" table:style-name="ce3">
            <text:p>8.95</text:p>
          </table:table-cell>
          <table:table-cell office:value-type="float" office:value="26.624000000000006" table:formula="of:=AVERAGE([.C116:.C130])" table:style-name="ce3">
            <text:p>26.62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.35" table:style-name="ce1">
            <text:p>9.35</text:p>
          </table:table-cell>
          <table:table-cell office:value-type="float" office:value="26.74" table:style-name="ce1">
            <text:p>26.74</text:p>
          </table:table-cell>
          <table:table-cell office:value-type="float" office:value="8.9759999999999991" table:formula="of:=AVERAGE([.B117:.B131])" table:style-name="ce3">
            <text:p>8.98</text:p>
          </table:table-cell>
          <table:table-cell office:value-type="float" office:value="26.634000000000004" table:formula="of:=AVERAGE([.C117:.C131])" table:style-name="ce3">
            <text:p>26.63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83" table:style-name="ce1">
            <text:p>26.83</text:p>
          </table:table-cell>
          <table:table-cell office:value-type="float" office:value="8.9673333333333325" table:formula="of:=AVERAGE([.B118:.B132])" table:style-name="ce3">
            <text:p>8.97</text:p>
          </table:table-cell>
          <table:table-cell office:value-type="float" office:value="26.649333333333335" table:formula="of:=AVERAGE([.C118:.C132])" table:style-name="ce3">
            <text:p>26.65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83" table:style-name="ce1">
            <text:p>26.83</text:p>
          </table:table-cell>
          <table:table-cell office:value-type="float" office:value="9.004666666666667" table:formula="of:=AVERAGE([.B119:.B133])" table:style-name="ce3">
            <text:p>9.00</text:p>
          </table:table-cell>
          <table:table-cell office:value-type="float" office:value="26.673999999999996" table:formula="of:=AVERAGE([.C119:.C133])" table:style-name="ce3">
            <text:p>26.67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9.52" table:style-name="ce1">
            <text:p>9.52</text:p>
          </table:table-cell>
          <table:table-cell office:value-type="float" office:value="27.28" table:style-name="ce1">
            <text:p>27.28</text:p>
          </table:table-cell>
          <table:table-cell office:value-type="float" office:value="9.0373333333333328" table:formula="of:=AVERAGE([.B120:.B134])" table:style-name="ce3">
            <text:p>9.04</text:p>
          </table:table-cell>
          <table:table-cell office:value-type="float" office:value="26.723333333333336" table:formula="of:=AVERAGE([.C120:.C134])" table:style-name="ce3">
            <text:p>26.72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26.62" table:style-name="ce1">
            <text:p>26.62</text:p>
          </table:table-cell>
          <table:table-cell office:value-type="float" office:value="9.0773333333333337" table:formula="of:=AVERAGE([.B121:.B135])" table:style-name="ce3">
            <text:p>9.08</text:p>
          </table:table-cell>
          <table:table-cell office:value-type="float" office:value="26.754666666666662" table:formula="of:=AVERAGE([.C121:.C135])" table:style-name="ce3">
            <text:p>26.75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7" table:style-name="ce1">
            <text:p>26.77</text:p>
          </table:table-cell>
          <table:table-cell office:value-type="float" office:value="9.1133333333333315" table:formula="of:=AVERAGE([.B122:.B136])" table:style-name="ce3">
            <text:p>9.11</text:p>
          </table:table-cell>
          <table:table-cell office:value-type="float" office:value="26.767333333333326" table:formula="of:=AVERAGE([.C122:.C136])" table:style-name="ce3">
            <text:p>26.77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.41" table:style-name="ce1">
            <text:p>9.41</text:p>
          </table:table-cell>
          <table:table-cell office:value-type="float" office:value="26.81" table:style-name="ce1">
            <text:p>26.81</text:p>
          </table:table-cell>
          <table:table-cell office:value-type="float" office:value="9.1519999999999992" table:formula="of:=AVERAGE([.B123:.B137])" table:style-name="ce3">
            <text:p>9.15</text:p>
          </table:table-cell>
          <table:table-cell office:value-type="float" office:value="26.786666666666669" table:formula="of:=AVERAGE([.C123:.C137])" table:style-name="ce3">
            <text:p>26.79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.57" table:style-name="ce1">
            <text:p>9.57</text:p>
          </table:table-cell>
          <table:table-cell office:value-type="float" office:value="27.01" table:style-name="ce1">
            <text:p>27.01</text:p>
          </table:table-cell>
          <table:table-cell office:value-type="float" office:value="9.1906666666666652" table:formula="of:=AVERAGE([.B124:.B138])" table:style-name="ce3">
            <text:p>9.19</text:p>
          </table:table-cell>
          <table:table-cell office:value-type="float" office:value="26.792666666666662" table:formula="of:=AVERAGE([.C124:.C138])" table:style-name="ce3">
            <text:p>26.79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7" table:style-name="ce1">
            <text:p>27</text:p>
          </table:table-cell>
          <table:table-cell office:value-type="float" office:value="9.2126666666666672" table:formula="of:=AVERAGE([.B125:.B139])" table:style-name="ce3">
            <text:p>9.21</text:p>
          </table:table-cell>
          <table:table-cell office:value-type="float" office:value="26.806666666666665" table:formula="of:=AVERAGE([.C125:.C139])" table:style-name="ce3">
            <text:p>26.8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.32" table:style-name="ce1">
            <text:p>9.32</text:p>
          </table:table-cell>
          <table:table-cell office:value-type="float" office:value="26.97" table:style-name="ce1">
            <text:p>26.97</text:p>
          </table:table-cell>
          <table:table-cell office:value-type="float" office:value="9.2393333333333327" table:formula="of:=AVERAGE([.B126:.B140])" table:style-name="ce3">
            <text:p>9.24</text:p>
          </table:table-cell>
          <table:table-cell office:value-type="float" office:value="26.827999999999996" table:formula="of:=AVERAGE([.C126:.C140])" table:style-name="ce3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7.11" table:style-name="ce1">
            <text:p>27.11</text:p>
          </table:table-cell>
          <table:table-cell office:value-type="float" office:value="9.2706666666666653" table:formula="of:=AVERAGE([.B127:.B141])" table:style-name="ce3">
            <text:p>9.27</text:p>
          </table:table-cell>
          <table:table-cell office:value-type="float" office:value="26.849333333333334" table:formula="of:=AVERAGE([.C127:.C141])" table:style-name="ce3">
            <text:p>26.85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6.98" table:style-name="ce1">
            <text:p>26.98</text:p>
          </table:table-cell>
          <table:table-cell office:value-type="float" office:value="9.2940000000000005" table:formula="of:=AVERAGE([.B128:.B142])" table:style-name="ce3">
            <text:p>9.29</text:p>
          </table:table-cell>
          <table:table-cell office:value-type="float" office:value="26.874000000000002" table:formula="of:=AVERAGE([.C128:.C142])" table:style-name="ce3">
            <text:p>26.87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9.73" table:style-name="ce1">
            <text:p>9.73</text:p>
          </table:table-cell>
          <table:table-cell office:value-type="float" office:value="26.88" table:style-name="ce1">
            <text:p>26.88</text:p>
          </table:table-cell>
          <table:table-cell office:value-type="float" office:value="9.3533333333333317" table:formula="of:=AVERAGE([.B129:.B143])" table:style-name="ce3">
            <text:p>9.35</text:p>
          </table:table-cell>
          <table:table-cell office:value-type="float" office:value="26.884666666666664" table:formula="of:=AVERAGE([.C129:.C143])" table:style-name="ce3">
            <text:p>26.88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9.43" table:style-name="ce1">
            <text:p>9.43</text:p>
          </table:table-cell>
          <table:table-cell office:value-type="float" office:value="26.65" table:style-name="ce1">
            <text:p>26.65</text:p>
          </table:table-cell>
          <table:table-cell office:value-type="float" office:value="9.3906666666666663" table:formula="of:=AVERAGE([.B130:.B144])" table:style-name="ce3">
            <text:p>9.39</text:p>
          </table:table-cell>
          <table:table-cell office:value-type="float" office:value="26.869333333333337" table:formula="of:=AVERAGE([.C130:.C144])" table:style-name="ce3">
            <text:p>26.87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.51" table:style-name="ce1">
            <text:p>9.51</text:p>
          </table:table-cell>
          <table:table-cell office:value-type="float" office:value="26.98" table:style-name="ce1">
            <text:p>26.98</text:p>
          </table:table-cell>
          <table:table-cell office:value-type="float" office:value="9.4219999999999988" table:formula="of:=AVERAGE([.B131:.B145])" table:style-name="ce3">
            <text:p>9.42</text:p>
          </table:table-cell>
          <table:table-cell office:value-type="float" office:value="26.897333333333336" table:formula="of:=AVERAGE([.C131:.C145])" table:style-name="ce3">
            <text:p>26.9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6.94" table:style-name="ce1">
            <text:p>26.94</text:p>
          </table:table-cell>
          <table:table-cell office:value-type="float" office:value="9.4453333333333322" table:formula="of:=AVERAGE([.B132:.B146])" table:style-name="ce3">
            <text:p>9.45</text:p>
          </table:table-cell>
          <table:table-cell office:value-type="float" office:value="26.910666666666668" table:formula="of:=AVERAGE([.C132:.C146])" table:style-name="ce3">
            <text:p>26.91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.52" table:style-name="ce1">
            <text:p>9.52</text:p>
          </table:table-cell>
          <table:table-cell office:value-type="float" office:value="26.63" table:style-name="ce1">
            <text:p>26.63</text:p>
          </table:table-cell>
          <table:table-cell office:value-type="float" office:value="9.4773333333333358" table:formula="of:=AVERAGE([.B133:.B147])" table:style-name="ce3">
            <text:p>9.48</text:p>
          </table:table-cell>
          <table:table-cell office:value-type="float" office:value="26.897333333333332" table:formula="of:=AVERAGE([.C133:.C147])" table:style-name="ce3">
            <text:p>26.90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.51" table:style-name="ce1">
            <text:p>9.51</text:p>
          </table:table-cell>
          <table:table-cell office:value-type="float" office:value="26.87" table:style-name="ce1">
            <text:p>26.87</text:p>
          </table:table-cell>
          <table:table-cell office:value-type="float" office:value="9.4980000000000011" table:formula="of:=AVERAGE([.B134:.B148])" table:style-name="ce3">
            <text:p>9.50</text:p>
          </table:table-cell>
          <table:table-cell office:value-type="float" office:value="26.9" table:formula="of:=AVERAGE([.C134:.C148])" table:style-name="ce3">
            <text:p>26.90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.61" table:style-name="ce1">
            <text:p>9.61</text:p>
          </table:table-cell>
          <table:table-cell office:value-type="float" office:value="26.72" table:style-name="ce1">
            <text:p>26.72</text:p>
          </table:table-cell>
          <table:table-cell office:value-type="float" office:value="9.5039999999999996" table:formula="of:=AVERAGE([.B135:.B149])" table:style-name="ce3">
            <text:p>9.50</text:p>
          </table:table-cell>
          <table:table-cell office:value-type="float" office:value="26.862666666666669" table:formula="of:=AVERAGE([.C135:.C149])" table:style-name="ce3">
            <text:p>26.86</text:p>
          </table:table-cell>
          <table:table-cell table:number-columns-repeated="16379"/>
        </table:table-row>
        <table:table-row table:number-rows-repeated="1048427" table:style-name="ro1">
          <table:table-cell table:number-columns-repeated="16384"/>
        </table:table-row>
      </table:table>
      <table:table table:name="city_compariso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1" table:number-rows-spanned="2" table:style-name="ce4">
            <text:p>Year</text:p>
          </table:table-cell>
          <table:table-cell office:value-type="string" table:number-columns-spanned="1" table:number-rows-spanned="2" table:style-name="ce4">
            <text:p>Global</text:p>
          </table:table-cell>
          <table:table-cell office:value-type="string" table:style-name="ce2">
            <text:p>Tropic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Subtropic</text:p>
          </table:table-cell>
          <table:table-cell office:value-type="string" table:style-name="ce2">
            <text:p>Cold</text:p>
          </table:table-cell>
          <table:table-cell table:number-columns-repeated="4" table:style-name="ce1"/>
          <table:table-cell table:style-name="ce1">
            <draw:frame draw:z-index="1" draw:id="id4" draw:style-name="a4" draw:name="Chart 3" svg:x="0.42892in" svg:y="0.07353in" svg:width="6.12745in" svg:height="3.8235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">
            <text:p>Semarang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Cairo</text:p>
          </table:table-cell>
          <table:table-cell office:value-type="string" table:style-name="ce2">
            <text:p>Montreal</text:p>
          </table:table-cell>
          <table:table-cell office:value-type="string" table:style-name="ce1">
            <text:p>Global mv_avg</text:p>
          </table:table-cell>
          <table:table-cell office:value-type="string" table:style-name="ce1">
            <text:p>Semarang mv_avg</text:p>
          </table:table-cell>
          <table:table-cell office:value-type="string" table:style-name="ce2">
            <text:p>Milan mv_avg</text:p>
          </table:table-cell>
          <table:table-cell office:value-type="string" table:style-name="ce2">
            <text:p>Montreal mv_avg</text:p>
          </table:table-cell>
          <table:table-cell office:value-type="string" table:style-name="ce2">
            <text:p>Cairo mv_avg</text:p>
          </table:table-cell>
          <table:table-cell table:number-columns-repeated="16373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5.65" table:style-name="ce1">
            <text:p>25.65</text:p>
          </table:table-cell>
          <table:table-cell office:value-type="float" office:value="7.05" table:style-name="ce1">
            <text:p>7.05</text:p>
          </table:table-cell>
          <table:table-cell office:value-type="float" office:value="21.35" table:style-name="ce1">
            <text:p>21.35</text:p>
          </table:table-cell>
          <table:table-cell office:value-type="float" office:value="3.85" table:style-name="ce1">
            <text:p>3.8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8.44" table:style-name="ce1">
            <text:p>8.44</text:p>
          </table:table-cell>
          <table:table-cell office:value-type="float" office:value="25.65" table:style-name="ce1">
            <text:p>25.65</text:p>
          </table:table-cell>
          <table:table-cell office:value-type="float" office:value="6.8" table:style-name="ce1">
            <text:p>6.8</text:p>
          </table:table-cell>
          <table:table-cell office:value-type="float" office:value="21.45" table:style-name="ce1">
            <text:p>21.45</text:p>
          </table:table-cell>
          <table:table-cell office:value-type="float" office:value="3.57" table:style-name="ce1">
            <text:p>3.5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8.25" table:style-name="ce1">
            <text:p>8.25</text:p>
          </table:table-cell>
          <table:table-cell office:value-type="float" office:value="25.87" table:style-name="ce1">
            <text:p>25.87</text:p>
          </table:table-cell>
          <table:table-cell office:value-type="float" office:value="7.21" table:style-name="ce1">
            <text:p>7.21</text:p>
          </table:table-cell>
          <table:table-cell office:value-type="float" office:value="20.94" table:style-name="ce1">
            <text:p>20.94</text:p>
          </table:table-cell>
          <table:table-cell office:value-type="float" office:value="3.33" table:style-name="ce1">
            <text:p>3.3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.43" table:style-name="ce1">
            <text:p>8.43</text:p>
          </table:table-cell>
          <table:table-cell office:value-type="float" office:value="25.82" table:style-name="ce1">
            <text:p>25.82</text:p>
          </table:table-cell>
          <table:table-cell office:value-type="float" office:value="6.61" table:style-name="ce1">
            <text:p>6.61</text:p>
          </table:table-cell>
          <table:table-cell office:value-type="float" office:value="21.41" table:style-name="ce1">
            <text:p>21.41</text:p>
          </table:table-cell>
          <table:table-cell office:value-type="float" office:value="3.76" table:style-name="ce1">
            <text:p>3.7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5.51" table:style-name="ce1">
            <text:p>25.51</text:p>
          </table:table-cell>
          <table:table-cell office:value-type="float" office:value="6.19" table:style-name="ce1">
            <text:p>6.19</text:p>
          </table:table-cell>
          <table:table-cell office:value-type="float" office:value="21.3" table:style-name="ce1">
            <text:p>21.3</text:p>
          </table:table-cell>
          <table:table-cell office:value-type="float" office:value="5.27" table:style-name="ce1">
            <text:p>5.2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5" table:style-name="ce1">
            <text:p>25.45</text:p>
          </table:table-cell>
          <table:table-cell office:value-type="float" office:value="5.98" table:style-name="ce1">
            <text:p>5.98</text:p>
          </table:table-cell>
          <table:table-cell office:value-type="float" office:value="20.87" table:style-name="ce1">
            <text:p>20.87</text:p>
          </table:table-cell>
          <table:table-cell office:value-type="float" office:value="3.82" table:style-name="ce1">
            <text:p>3.8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8.19" table:style-name="ce1">
            <text:p>8.19</text:p>
          </table:table-cell>
          <table:table-cell office:value-type="float" office:value="25.53" table:style-name="ce1">
            <text:p>25.53</text:p>
          </table:table-cell>
          <table:table-cell office:value-type="float" office:value="7.14" table:style-name="ce1">
            <text:p>7.14</text:p>
          </table:table-cell>
          <table:table-cell office:value-type="float" office:value="21.14" table:style-name="ce1">
            <text:p>21.14</text:p>
          </table:table-cell>
          <table:table-cell office:value-type="float" office:value="3.8" table:style-name="ce1">
            <text:p>3.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8.35" table:style-name="ce1">
            <text:p>8.35</text:p>
          </table:table-cell>
          <table:table-cell office:value-type="float" office:value="25.63" table:style-name="ce1">
            <text:p>25.63</text:p>
          </table:table-cell>
          <table:table-cell office:value-type="float" office:value="7.13" table:style-name="ce1">
            <text:p>7.13</text:p>
          </table:table-cell>
          <table:table-cell office:value-type="float" office:value="21.4" table:style-name="ce1">
            <text:p>21.4</text:p>
          </table:table-cell>
          <table:table-cell office:value-type="float" office:value="3.33" table:style-name="ce1">
            <text:p>3.3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8.43" table:style-name="ce1">
            <text:p>8.43</text:p>
          </table:table-cell>
          <table:table-cell office:value-type="float" office:value="25.56" table:style-name="ce1">
            <text:p>25.56</text:p>
          </table:table-cell>
          <table:table-cell office:value-type="float" office:value="6.52" table:style-name="ce1">
            <text:p>6.52</text:p>
          </table:table-cell>
          <table:table-cell office:value-type="float" office:value="20.77" table:style-name="ce1">
            <text:p>20.77</text:p>
          </table:table-cell>
          <table:table-cell office:value-type="float" office:value="3.67" table:style-name="ce1">
            <text:p>3.6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7.86" table:style-name="ce1">
            <text:p>7.86</text:p>
          </table:table-cell>
          <table:table-cell office:value-type="float" office:value="25.47" table:style-name="ce1">
            <text:p>25.47</text:p>
          </table:table-cell>
          <table:table-cell office:value-type="float" office:value="6.45" table:style-name="ce1">
            <text:p>6.45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8.08" table:style-name="ce1">
            <text:p>8.08</text:p>
          </table:table-cell>
          <table:table-cell office:value-type="float" office:value="25.61" table:style-name="ce1">
            <text:p>25.61</text:p>
          </table:table-cell>
          <table:table-cell office:value-type="float" office:value="6.65" table:style-name="ce1">
            <text:p>6.65</text:p>
          </table:table-cell>
          <table:table-cell office:value-type="float" office:value="21.05" table:style-name="ce1">
            <text:p>21.05</text:p>
          </table:table-cell>
          <table:table-cell office:value-type="float" office:value="3.95" table:style-name="ce1">
            <text:p>3.9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8" table:style-name="ce1">
            <text:p>25.88</text:p>
          </table:table-cell>
          <table:table-cell office:value-type="float" office:value="6.79" table:style-name="ce1">
            <text:p>6.79</text:p>
          </table:table-cell>
          <table:table-cell office:value-type="float" office:value="21.39" table:style-name="ce1">
            <text:p>21.39</text:p>
          </table:table-cell>
          <table:table-cell office:value-type="float" office:value="5.37" table:style-name="ce1">
            <text:p>5.3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8.83" table:style-name="ce1">
            <text:p>8.83</text:p>
          </table:table-cell>
          <table:table-cell office:value-type="float" office:value="26.37" table:style-name="ce1">
            <text:p>26.37</text:p>
          </table:table-cell>
          <table:table-cell office:value-type="float" office:value="6.42" table:style-name="ce1">
            <text:p>6.42</text:p>
          </table:table-cell>
          <table:table-cell office:value-type="float" office:value="21.54" table:style-name="ce1">
            <text:p>21.54</text:p>
          </table:table-cell>
          <table:table-cell office:value-type="float" office:value="5.67" table:style-name="ce1">
            <text:p>5.6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8.17" table:style-name="ce1">
            <text:p>8.17</text:p>
          </table:table-cell>
          <table:table-cell office:value-type="float" office:value="25.57" table:style-name="ce1">
            <text:p>25.57</text:p>
          </table:table-cell>
          <table:table-cell office:value-type="float" office:value="5.91" table:style-name="ce1">
            <text:p>5.91</text:p>
          </table:table-cell>
          <table:table-cell office:value-type="float" office:value="21.49" table:style-name="ce1">
            <text:p>21.49</text:p>
          </table:table-cell>
          <table:table-cell office:value-type="float" office:value="3.71" table:style-name="ce1">
            <text:p>3.71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5.41" table:style-name="ce1">
            <text:p>25.41</text:p>
          </table:table-cell>
          <table:table-cell office:value-type="float" office:value="6.97" table:style-name="ce1">
            <text:p>6.97</text:p>
          </table:table-cell>
          <table:table-cell office:value-type="float" office:value="21.2" table:style-name="ce1">
            <text:p>21.2</text:p>
          </table:table-cell>
          <table:table-cell office:value-type="float" office:value="4.7" table:style-name="ce1">
            <text:p>4.7</text:p>
          </table:table-cell>
          <table:table-cell office:value-type="float" office:value="8.2866666666666653" table:formula="of:=AVERAGE([.B3:.B17])" table:style-name="ce3">
            <text:p>8.29</text:p>
          </table:table-cell>
          <table:table-cell office:value-type="float" office:value="25.665333333333333" table:formula="of:=AVERAGE([.C3:.C17])" table:style-name="ce3">
            <text:p>25.67</text:p>
          </table:table-cell>
          <table:table-cell office:value-type="float" office:value="6.6546666666666683" table:formula="of:=AVERAGE([.D3:.D17])" table:style-name="ce3">
            <text:p>6.65</text:p>
          </table:table-cell>
          <table:table-cell office:value-type="float" office:value="4.0013333333333341" table:formula="of:=AVERAGE([.F3:.F17])" table:style-name="ce3">
            <text:p>4.00</text:p>
          </table:table-cell>
          <table:table-cell office:value-type="float" office:value="21.152666666666669" table:formula="of:=AVERAGE([.E3:.E17])" table:style-name="ce3">
            <text:p>21.15</text:p>
          </table:table-cell>
          <table:table-cell table:number-columns-repeated="16373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8.27" table:style-name="ce1">
            <text:p>8.27</text:p>
          </table:table-cell>
          <table:table-cell office:value-type="float" office:value="25.81" table:style-name="ce1">
            <text:p>25.81</text:p>
          </table:table-cell>
          <table:table-cell office:value-type="float" office:value="6.47" table:style-name="ce1">
            <text:p>6.47</text:p>
          </table:table-cell>
          <table:table-cell office:value-type="float" office:value="21.56" table:style-name="ce1">
            <text:p>21.56</text:p>
          </table:table-cell>
          <table:table-cell office:value-type="float" office:value="4.95" table:style-name="ce1">
            <text:p>4.95</text:p>
          </table:table-cell>
          <table:table-cell office:value-type="float" office:value="8.2853333333333321" table:formula="of:=AVERAGE([.B4:.B18])" table:style-name="ce3">
            <text:p>8.29</text:p>
          </table:table-cell>
          <table:table-cell office:value-type="float" office:value="25.676000000000002" table:formula="of:=AVERAGE([.C4:.C18])" table:style-name="ce3">
            <text:p>25.68</text:p>
          </table:table-cell>
          <table:table-cell office:value-type="float" office:value="6.6160000000000014" table:formula="of:=AVERAGE([.D4:.D18])" table:style-name="ce3">
            <text:p>6.62</text:p>
          </table:table-cell>
          <table:table-cell office:value-type="float" office:value="4.0746666666666673" table:formula="of:=AVERAGE([.F4:.F18])" table:style-name="ce3">
            <text:p>4.07</text:p>
          </table:table-cell>
          <table:table-cell office:value-type="float" office:value="21.166666666666668" table:formula="of:=AVERAGE([.E4:.E18])" table:style-name="ce3">
            <text:p>21.17</text:p>
          </table:table-cell>
          <table:table-cell table:number-columns-repeated="16373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67" table:style-name="ce1">
            <text:p>25.67</text:p>
          </table:table-cell>
          <table:table-cell office:value-type="float" office:value="6.78" table:style-name="ce1">
            <text:p>6.78</text:p>
          </table:table-cell>
          <table:table-cell office:value-type="float" office:value="20.38" table:style-name="ce1">
            <text:p>20.38</text:p>
          </table:table-cell>
          <table:table-cell office:value-type="float" office:value="4.13" table:style-name="ce1">
            <text:p>4.13</text:p>
          </table:table-cell>
          <table:table-cell office:value-type="float" office:value="8.2646666666666651" table:formula="of:=AVERAGE([.B5:.B19])" table:style-name="ce3">
            <text:p>8.26</text:p>
          </table:table-cell>
          <table:table-cell office:value-type="float" office:value="25.677333333333333" table:formula="of:=AVERAGE([.C5:.C19])" table:style-name="ce3">
            <text:p>25.68</text:p>
          </table:table-cell>
          <table:table-cell office:value-type="float" office:value="6.6146666666666665" table:formula="of:=AVERAGE([.D5:.D19])" table:style-name="ce3">
            <text:p>6.61</text:p>
          </table:table-cell>
          <table:table-cell office:value-type="float" office:value="4.112000000000001" table:formula="of:=AVERAGE([.F5:.F19])" table:style-name="ce3">
            <text:p>4.11</text:p>
          </table:table-cell>
          <table:table-cell office:value-type="float" office:value="21.095333333333336" table:formula="of:=AVERAGE([.E5:.E19])" table:style-name="ce3">
            <text:p>21.10</text:p>
          </table:table-cell>
          <table:table-cell table:number-columns-repeated="16373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7.98" table:style-name="ce1">
            <text:p>7.98</text:p>
          </table:table-cell>
          <table:table-cell office:value-type="float" office:value="25.84" table:style-name="ce1">
            <text:p>25.84</text:p>
          </table:table-cell>
          <table:table-cell office:value-type="float" office:value="6.05" table:style-name="ce1">
            <text:p>6.05</text:p>
          </table:table-cell>
          <table:table-cell office:value-type="float" office:value="20.65" table:style-name="ce1">
            <text:p>20.65</text:p>
          </table:table-cell>
          <table:table-cell office:value-type="float" office:value="3.05" table:style-name="ce1">
            <text:p>3.05</text:p>
          </table:table-cell>
          <table:table-cell office:value-type="float" office:value="8.2466666666666661" table:formula="of:=AVERAGE([.B6:.B20])" table:style-name="ce3">
            <text:p>8.25</text:p>
          </table:table-cell>
          <table:table-cell office:value-type="float" office:value="25.675333333333334" table:formula="of:=AVERAGE([.C6:.C20])" table:style-name="ce3">
            <text:p>25.68</text:p>
          </table:table-cell>
          <table:table-cell office:value-type="float" office:value="6.5373333333333337" table:formula="of:=AVERAGE([.D6:.D20])" table:style-name="ce3">
            <text:p>6.54</text:p>
          </table:table-cell>
          <table:table-cell office:value-type="float" office:value="4.0933333333333337" table:formula="of:=AVERAGE([.F6:.F20])" table:style-name="ce3">
            <text:p>4.09</text:p>
          </table:table-cell>
          <table:table-cell office:value-type="float" office:value="21.075999999999997" table:formula="of:=AVERAGE([.E6:.E20])" table:style-name="ce3">
            <text:p>21.08</text:p>
          </table:table-cell>
          <table:table-cell table:number-columns-repeated="16373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.77" table:style-name="ce1">
            <text:p>7.77</text:p>
          </table:table-cell>
          <table:table-cell office:value-type="float" office:value="25.35" table:style-name="ce1">
            <text:p>25.35</text:p>
          </table:table-cell>
          <table:table-cell office:value-type="float" office:value="6.59" table:style-name="ce1">
            <text:p>6.59</text:p>
          </table:table-cell>
          <table:table-cell office:value-type="float" office:value="20.23" table:style-name="ce1">
            <text:p>20.23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8.2026666666666657" table:formula="of:=AVERAGE([.B7:.B21])" table:style-name="ce3">
            <text:p>8.20</text:p>
          </table:table-cell>
          <table:table-cell office:value-type="float" office:value="25.644000000000002" table:formula="of:=AVERAGE([.C7:.C21])" table:style-name="ce3">
            <text:p>25.64</text:p>
          </table:table-cell>
          <table:table-cell office:value-type="float" office:value="6.5360000000000005" table:formula="of:=AVERAGE([.D7:.D21])" table:style-name="ce3">
            <text:p>6.54</text:p>
          </table:table-cell>
          <table:table-cell office:value-type="float" office:value="4.1193333333333335" table:formula="of:=AVERAGE([.F7:.F21])" table:style-name="ce3">
            <text:p>4.12</text:p>
          </table:table-cell>
          <table:table-cell office:value-type="float" office:value="20.997333333333337" table:formula="of:=AVERAGE([.E7:.E21])" table:style-name="ce3">
            <text:p>21.00</text:p>
            <draw:frame draw:z-index="2" draw:id="id5" draw:style-name="a5" draw:name="Chart 5" svg:x="0.41667in" svg:y="0.01226in" svg:width="6.12745in" svg:height="3.8235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7.92" table:style-name="ce1">
            <text:p>7.92</text:p>
          </table:table-cell>
          <table:table-cell office:value-type="float" office:value="25.68" table:style-name="ce1">
            <text:p>25.68</text:p>
          </table:table-cell>
          <table:table-cell office:value-type="float" office:value="6.56" table:style-name="ce1">
            <text:p>6.56</text:p>
          </table:table-cell>
          <table:table-cell office:value-type="float" office:value="20.91" table:style-name="ce1">
            <text:p>20.91</text:p>
          </table:table-cell>
          <table:table-cell office:value-type="float" office:value="3.1" table:style-name="ce1">
            <text:p>3.1</text:p>
          </table:table-cell>
          <table:table-cell office:value-type="float" office:value="8.1839999999999993" table:formula="of:=AVERAGE([.B8:.B22])" table:style-name="ce3">
            <text:p>8.18</text:p>
          </table:table-cell>
          <table:table-cell office:value-type="float" office:value="25.655333333333335" table:formula="of:=AVERAGE([.C8:.C22])" table:style-name="ce3">
            <text:p>25.66</text:p>
          </table:table-cell>
          <table:table-cell office:value-type="float" office:value="6.5606666666666662" table:formula="of:=AVERAGE([.D8:.D22])" table:style-name="ce3">
            <text:p>6.56</text:p>
          </table:table-cell>
          <table:table-cell office:value-type="float" office:value="3.9746666666666668" table:formula="of:=AVERAGE([.F8:.F22])" table:style-name="ce3">
            <text:p>3.97</text:p>
          </table:table-cell>
          <table:table-cell office:value-type="float" office:value="20.971333333333337" table:formula="of:=AVERAGE([.E8:.E22])" table:style-name="ce3">
            <text:p>20.97</text:p>
          </table:table-cell>
          <table:table-cell table:number-columns-repeated="16373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7.95" table:style-name="ce1">
            <text:p>7.95</text:p>
          </table:table-cell>
          <table:table-cell office:value-type="float" office:value="25.73" table:style-name="ce1">
            <text:p>25.73</text:p>
          </table:table-cell>
          <table:table-cell office:value-type="float" office:value="6.55" table:style-name="ce1">
            <text:p>6.55</text:p>
          </table:table-cell>
          <table:table-cell office:value-type="float" office:value="20.55" table:style-name="ce1">
            <text:p>20.55</text:p>
          </table:table-cell>
          <table:table-cell office:value-type="float" office:value="3.95" table:style-name="ce1">
            <text:p>3.95</text:p>
          </table:table-cell>
          <table:table-cell office:value-type="float" office:value="8.1726666666666663" table:formula="of:=AVERAGE([.B9:.B23])" table:style-name="ce3">
            <text:p>8.17</text:p>
          </table:table-cell>
          <table:table-cell office:value-type="float" office:value="25.673999999999999" table:formula="of:=AVERAGE([.C9:.C23])" table:style-name="ce3">
            <text:p>25.67</text:p>
          </table:table-cell>
          <table:table-cell office:value-type="float" office:value="6.5986666666666673" table:formula="of:=AVERAGE([.D9:.D23])" table:style-name="ce3">
            <text:p>6.60</text:p>
          </table:table-cell>
          <table:table-cell office:value-type="float" office:value="3.9833333333333343" table:formula="of:=AVERAGE([.F9:.F23])" table:style-name="ce3">
            <text:p>3.98</text:p>
          </table:table-cell>
          <table:table-cell office:value-type="float" office:value="20.950000000000003" table:formula="of:=AVERAGE([.E9:.E23])" table:style-name="ce3">
            <text:p>20.95</text:p>
          </table:table-cell>
          <table:table-cell table:number-columns-repeated="16373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7.91" table:style-name="ce1">
            <text:p>7.91</text:p>
          </table:table-cell>
          <table:table-cell office:value-type="float" office:value="25.36" table:style-name="ce1">
            <text:p>25.36</text:p>
          </table:table-cell>
          <table:table-cell office:value-type="float" office:value="5.64" table:style-name="ce1">
            <text:p>5.64</text:p>
          </table:table-cell>
          <table:table-cell office:value-type="float" office:value="21.21" table:style-name="ce1">
            <text:p>21.21</text:p>
          </table:table-cell>
          <table:table-cell office:value-type="float" office:value="3.6" table:style-name="ce1">
            <text:p>3.6</text:p>
          </table:table-cell>
          <table:table-cell office:value-type="float" office:value="8.1539999999999999" table:formula="of:=AVERAGE([.B10:.B24])" table:style-name="ce3">
            <text:p>8.15</text:p>
          </table:table-cell>
          <table:table-cell office:value-type="float" office:value="25.66266666666667" table:formula="of:=AVERAGE([.C10:.C24])" table:style-name="ce3">
            <text:p>25.66</text:p>
          </table:table-cell>
          <table:table-cell office:value-type="float" office:value="6.4986666666666668" table:formula="of:=AVERAGE([.D10:.D24])" table:style-name="ce3">
            <text:p>6.50</text:p>
          </table:table-cell>
          <table:table-cell office:value-type="float" office:value="3.9700000000000006" table:formula="of:=AVERAGE([.F10:.F24])" table:style-name="ce3">
            <text:p>3.97</text:p>
          </table:table-cell>
          <table:table-cell office:value-type="float" office:value="20.954666666666665" table:formula="of:=AVERAGE([.E10:.E24])" table:style-name="ce3">
            <text:p>20.95</text:p>
          </table:table-cell>
          <table:table-cell table:number-columns-repeated="16373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8.09" table:style-name="ce1">
            <text:p>8.09</text:p>
          </table:table-cell>
          <table:table-cell office:value-type="float" office:value="25.77" table:style-name="ce1">
            <text:p>25.77</text:p>
          </table:table-cell>
          <table:table-cell office:value-type="float" office:value="5.79" table:style-name="ce1">
            <text:p>5.79</text:p>
          </table:table-cell>
          <table:table-cell office:value-type="float" office:value="21.04" table:style-name="ce1">
            <text:p>21.04</text:p>
          </table:table-cell>
          <table:table-cell office:value-type="float" office:value="3.12" table:style-name="ce1">
            <text:p>3.12</text:p>
          </table:table-cell>
          <table:table-cell office:value-type="float" office:value="8.1366666666666667" table:formula="of:=AVERAGE([.B11:.B25])" table:style-name="ce3">
            <text:p>8.14</text:p>
          </table:table-cell>
          <table:table-cell office:value-type="float" office:value="25.672000000000001" table:formula="of:=AVERAGE([.C11:.C25])" table:style-name="ce3">
            <text:p>25.67</text:p>
          </table:table-cell>
          <table:table-cell office:value-type="float" office:value="6.4093333333333335" table:formula="of:=AVERAGE([.D11:.D25])" table:style-name="ce3">
            <text:p>6.41</text:p>
          </table:table-cell>
          <table:table-cell office:value-type="float" office:value="3.9560000000000004" table:formula="of:=AVERAGE([.F11:.F25])" table:style-name="ce3">
            <text:p>3.96</text:p>
          </table:table-cell>
          <table:table-cell office:value-type="float" office:value="20.930666666666664" table:formula="of:=AVERAGE([.E11:.E25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8.32" table:style-name="ce1">
            <text:p>8.32</text:p>
          </table:table-cell>
          <table:table-cell office:value-type="float" office:value="26.11" table:style-name="ce1">
            <text:p>26.11</text:p>
          </table:table-cell>
          <table:table-cell office:value-type="float" office:value="5.81" table:style-name="ce1">
            <text:p>5.81</text:p>
          </table:table-cell>
          <table:table-cell office:value-type="float" office:value="21.05" table:style-name="ce1">
            <text:p>21.05</text:p>
          </table:table-cell>
          <table:table-cell office:value-type="float" office:value="5.13" table:style-name="ce1">
            <text:p>5.13</text:p>
          </table:table-cell>
          <table:table-cell office:value-type="float" office:value="8.1293333333333333" table:formula="of:=AVERAGE([.B12:.B26])" table:style-name="ce3">
            <text:p>8.13</text:p>
          </table:table-cell>
          <table:table-cell office:value-type="float" office:value="25.708666666666669" table:formula="of:=AVERAGE([.C12:.C26])" table:style-name="ce3">
            <text:p>25.71</text:p>
          </table:table-cell>
          <table:table-cell office:value-type="float" office:value="6.3620000000000001" table:formula="of:=AVERAGE([.D12:.D26])" table:style-name="ce3">
            <text:p>6.36</text:p>
          </table:table-cell>
          <table:table-cell office:value-type="float" office:value="4.0533333333333337" table:formula="of:=AVERAGE([.F12:.F26])" table:style-name="ce3">
            <text:p>4.05</text:p>
          </table:table-cell>
          <table:table-cell office:value-type="float" office:value="20.949333333333335" table:formula="of:=AVERAGE([.E12:.E26])" table:style-name="ce3">
            <text:p>20.95</text:p>
          </table:table-cell>
          <table:table-cell table:number-columns-repeated="16373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7.97" table:style-name="ce1">
            <text:p>7.97</text:p>
          </table:table-cell>
          <table:table-cell office:value-type="float" office:value="25.51" table:style-name="ce1">
            <text:p>25.51</text:p>
          </table:table-cell>
          <table:table-cell office:value-type="float" office:value="5.92" table:style-name="ce1">
            <text:p>5.92</text:p>
          </table:table-cell>
          <table:table-cell office:value-type="float" office:value="21.09" table:style-name="ce1">
            <text:p>21.09</text:p>
          </table:table-cell>
          <table:table-cell office:value-type="float" office:value="3.67" table:style-name="ce1">
            <text:p>3.67</text:p>
          </table:table-cell>
          <table:table-cell office:value-type="float" office:value="8.1366666666666649" table:formula="of:=AVERAGE([.B13:.B27])" table:style-name="ce3">
            <text:p>8.14</text:p>
          </table:table-cell>
          <table:table-cell office:value-type="float" office:value="25.711333333333336" table:formula="of:=AVERAGE([.C13:.C27])" table:style-name="ce3">
            <text:p>25.71</text:p>
          </table:table-cell>
          <table:table-cell office:value-type="float" office:value="6.3266666666666671" table:formula="of:=AVERAGE([.D13:.D27])" table:style-name="ce3">
            <text:p>6.33</text:p>
          </table:table-cell>
          <table:table-cell office:value-type="float" office:value="4.1500000000000004" table:formula="of:=AVERAGE([.F13:.F27])" table:style-name="ce3">
            <text:p>4.15</text:p>
          </table:table-cell>
          <table:table-cell office:value-type="float" office:value="21.022666666666666" table:formula="of:=AVERAGE([.E13:.E27])" table:style-name="ce3">
            <text:p>21.02</text:p>
          </table:table-cell>
          <table:table-cell table:number-columns-repeated="16373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8.02" table:style-name="ce1">
            <text:p>8.02</text:p>
          </table:table-cell>
          <table:table-cell office:value-type="float" office:value="25.64" table:style-name="ce1">
            <text:p>25.64</text:p>
          </table:table-cell>
          <table:table-cell office:value-type="float" office:value="5.92" table:style-name="ce1">
            <text:p>5.92</text:p>
          </table:table-cell>
          <table:table-cell office:value-type="float" office:value="21.13" table:style-name="ce1">
            <text:p>21.13</text:p>
          </table:table-cell>
          <table:table-cell office:value-type="float" office:value="5.12" table:style-name="ce1">
            <text:p>5.12</text:p>
          </table:table-cell>
          <table:table-cell office:value-type="float" office:value="8.1326666666666672" table:formula="of:=AVERAGE([.B14:.B28])" table:style-name="ce3">
            <text:p>8.13</text:p>
          </table:table-cell>
          <table:table-cell office:value-type="float" office:value="25.713333333333331" table:formula="of:=AVERAGE([.C14:.C28])" table:style-name="ce3">
            <text:p>25.71</text:p>
          </table:table-cell>
          <table:table-cell office:value-type="float" office:value="6.2780000000000014" table:formula="of:=AVERAGE([.D14:.D28])" table:style-name="ce3">
            <text:p>6.28</text:p>
          </table:table-cell>
          <table:table-cell office:value-type="float" office:value="4.2279999999999998" table:formula="of:=AVERAGE([.F14:.F28])" table:style-name="ce3">
            <text:p>4.23</text:p>
          </table:table-cell>
          <table:table-cell office:value-type="float" office:value="21.027999999999999" table:formula="of:=AVERAGE([.E14:.E28])" table:style-name="ce3">
            <text:p>21.03</text:p>
          </table:table-cell>
          <table:table-cell table:number-columns-repeated="16373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8.07" table:style-name="ce1">
            <text:p>8.07</text:p>
          </table:table-cell>
          <table:table-cell office:value-type="float" office:value="25.48" table:style-name="ce1">
            <text:p>25.48</text:p>
          </table:table-cell>
          <table:table-cell office:value-type="float" office:value="6.5" table:style-name="ce1">
            <text:p>6.5</text:p>
          </table:table-cell>
          <table:table-cell office:value-type="float" office:value="21.39" table:style-name="ce1">
            <text:p>21.39</text:p>
          </table:table-cell>
          <table:table-cell office:value-type="float" office:value="4.25" table:style-name="ce1">
            <text:p>4.25</text:p>
          </table:table-cell>
          <table:table-cell office:value-type="float" office:value="8.1013333333333346" table:formula="of:=AVERAGE([.B15:.B29])" table:style-name="ce3">
            <text:p>8.10</text:p>
          </table:table-cell>
          <table:table-cell office:value-type="float" office:value="25.686666666666664" table:formula="of:=AVERAGE([.C15:.C29])" table:style-name="ce3">
            <text:p>25.69</text:p>
          </table:table-cell>
          <table:table-cell office:value-type="float" office:value="6.2586666666666675" table:formula="of:=AVERAGE([.D15:.D29])" table:style-name="ce3">
            <text:p>6.26</text:p>
          </table:table-cell>
          <table:table-cell office:value-type="float" office:value="4.1533333333333333" table:formula="of:=AVERAGE([.F15:.F29])" table:style-name="ce3">
            <text:p>4.15</text:p>
          </table:table-cell>
          <table:table-cell office:value-type="float" office:value="21.027999999999999" table:formula="of:=AVERAGE([.E15:.E29])" table:style-name="ce3">
            <text:p>21.03</text:p>
          </table:table-cell>
          <table:table-cell table:number-columns-repeated="16373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8.06" table:style-name="ce1">
            <text:p>8.06</text:p>
          </table:table-cell>
          <table:table-cell office:value-type="float" office:value="25.3" table:style-name="ce1">
            <text:p>25.3</text:p>
          </table:table-cell>
          <table:table-cell office:value-type="float" office:value="6.82" table:style-name="ce1">
            <text:p>6.82</text:p>
          </table:table-cell>
          <table:table-cell office:value-type="float" office:value="20.57" table:style-name="ce1">
            <text:p>20.57</text:p>
          </table:table-cell>
          <table:table-cell office:value-type="float" office:value="3.52" table:style-name="ce1">
            <text:p>3.52</text:p>
          </table:table-cell>
          <table:table-cell office:value-type="float" office:value="8.0500000000000007" table:formula="of:=AVERAGE([.B16:.B30])" table:style-name="ce3">
            <text:p>8.05</text:p>
          </table:table-cell>
          <table:table-cell office:value-type="float" office:value="25.615333333333336" table:formula="of:=AVERAGE([.C16:.C30])" table:style-name="ce3">
            <text:p>25.62</text:p>
          </table:table-cell>
          <table:table-cell office:value-type="float" office:value="6.285333333333333" table:formula="of:=AVERAGE([.D16:.D30])" table:style-name="ce3">
            <text:p>6.29</text:p>
          </table:table-cell>
          <table:table-cell office:value-type="float" office:value="4.01" table:formula="of:=AVERAGE([.F16:.F30])" table:style-name="ce3">
            <text:p>4.01</text:p>
          </table:table-cell>
          <table:table-cell office:value-type="float" office:value="20.963333333333335" table:formula="of:=AVERAGE([.E16:.E30])" table:style-name="ce3">
            <text:p>20.96</text:p>
          </table:table-cell>
          <table:table-cell table:number-columns-repeated="16373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8.16" table:style-name="ce1">
            <text:p>8.16</text:p>
          </table:table-cell>
          <table:table-cell office:value-type="float" office:value="25.46" table:style-name="ce1">
            <text:p>25.46</text:p>
          </table:table-cell>
          <table:table-cell office:value-type="float" office:value="6.69" table:style-name="ce1">
            <text:p>6.69</text:p>
          </table:table-cell>
          <table:table-cell office:value-type="float" office:value="20.95" table:style-name="ce1">
            <text:p>20.95</text:p>
          </table:table-cell>
          <table:table-cell office:value-type="float" office:value="4.95" table:style-name="ce1">
            <text:p>4.95</text:p>
          </table:table-cell>
          <table:table-cell office:value-type="float" office:value="8.0493333333333332" table:formula="of:=AVERAGE([.B17:.B31])" table:style-name="ce3">
            <text:p>8.05</text:p>
          </table:table-cell>
          <table:table-cell office:value-type="float" office:value="25.608000000000001" table:formula="of:=AVERAGE([.C17:.C31])" table:style-name="ce3">
            <text:p>25.61</text:p>
          </table:table-cell>
          <table:table-cell office:value-type="float" office:value="6.3373333333333335" table:formula="of:=AVERAGE([.D17:.D31])" table:style-name="ce3">
            <text:p>6.34</text:p>
          </table:table-cell>
          <table:table-cell office:value-type="float" office:value="4.092666666666668" table:formula="of:=AVERAGE([.F17:.F31])" table:style-name="ce3">
            <text:p>4.09</text:p>
          </table:table-cell>
          <table:table-cell office:value-type="float" office:value="20.92733333333333" table:formula="of:=AVERAGE([.E17:.E31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8.15" table:style-name="ce1">
            <text:p>8.15</text:p>
          </table:table-cell>
          <table:table-cell office:value-type="float" office:value="25.69" table:style-name="ce1">
            <text:p>25.69</text:p>
          </table:table-cell>
          <table:table-cell office:value-type="float" office:value="6.19" table:style-name="ce1">
            <text:p>6.19</text:p>
          </table:table-cell>
          <table:table-cell office:value-type="float" office:value="20.97" table:style-name="ce1">
            <text:p>20.97</text:p>
          </table:table-cell>
          <table:table-cell office:value-type="float" office:value="4.58" table:style-name="ce1">
            <text:p>4.58</text:p>
          </table:table-cell>
          <table:table-cell office:value-type="float" office:value="8.0513333333333339" table:formula="of:=AVERAGE([.B18:.B32])" table:style-name="ce3">
            <text:p>8.05</text:p>
          </table:table-cell>
          <table:table-cell office:value-type="float" office:value="25.626666666666665" table:formula="of:=AVERAGE([.C18:.C32])" table:style-name="ce3">
            <text:p>25.63</text:p>
          </table:table-cell>
          <table:table-cell office:value-type="float" office:value="6.285333333333333" table:formula="of:=AVERAGE([.D18:.D32])" table:style-name="ce3">
            <text:p>6.29</text:p>
          </table:table-cell>
          <table:table-cell office:value-type="float" office:value="4.0846666666666671" table:formula="of:=AVERAGE([.F18:.F32])" table:style-name="ce3">
            <text:p>4.08</text:p>
          </table:table-cell>
          <table:table-cell office:value-type="float" office:value="20.911999999999995" table:formula="of:=AVERAGE([.E18:.E32])" table:style-name="ce3">
            <text:p>20.91</text:p>
          </table:table-cell>
          <table:table-cell table:number-columns-repeated="16373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25.69" table:style-name="ce1">
            <text:p>25.69</text:p>
          </table:table-cell>
          <table:table-cell office:value-type="float" office:value="5.97" table:style-name="ce1">
            <text:p>5.97</text:p>
          </table:table-cell>
          <table:table-cell office:value-type="float" office:value="21.17" table:style-name="ce1">
            <text:p>21.17</text:p>
          </table:table-cell>
          <table:table-cell office:value-type="float" office:value="4.16" table:style-name="ce1">
            <text:p>4.16</text:p>
          </table:table-cell>
          <table:table-cell office:value-type="float" office:value="8.0473333333333343" table:formula="of:=AVERAGE([.B19:.B33])" table:style-name="ce3">
            <text:p>8.05</text:p>
          </table:table-cell>
          <table:table-cell office:value-type="float" office:value="25.618666666666666" table:formula="of:=AVERAGE([.C19:.C33])" table:style-name="ce3">
            <text:p>25.62</text:p>
          </table:table-cell>
          <table:table-cell office:value-type="float" office:value="6.2519999999999998" table:formula="of:=AVERAGE([.D19:.D33])" table:style-name="ce3">
            <text:p>6.25</text:p>
          </table:table-cell>
          <table:table-cell office:value-type="float" office:value="4.032" table:formula="of:=AVERAGE([.F19:.F33])" table:style-name="ce3">
            <text:p>4.03</text:p>
          </table:table-cell>
          <table:table-cell office:value-type="float" office:value="20.886000000000003" table:formula="of:=AVERAGE([.E19:.E33])" table:style-name="ce3">
            <text:p>20.89</text:p>
          </table:table-cell>
          <table:table-cell table:number-columns-repeated="16373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26.21" table:style-name="ce1">
            <text:p>26.21</text:p>
          </table:table-cell>
          <table:table-cell office:value-type="float" office:value="7.04" table:style-name="ce1">
            <text:p>7.04</text:p>
          </table:table-cell>
          <table:table-cell office:value-type="float" office:value="20.82" table:style-name="ce1">
            <text:p>20.82</text:p>
          </table:table-cell>
          <table:table-cell office:value-type="float" office:value="4.51" table:style-name="ce1">
            <text:p>4.51</text:p>
          </table:table-cell>
          <table:table-cell office:value-type="float" office:value="8.0579999999999998" table:formula="of:=AVERAGE([.B20:.B34])" table:style-name="ce3">
            <text:p>8.06</text:p>
          </table:table-cell>
          <table:table-cell office:value-type="float" office:value="25.654666666666667" table:formula="of:=AVERAGE([.C20:.C34])" table:style-name="ce3">
            <text:p>25.65</text:p>
          </table:table-cell>
          <table:table-cell office:value-type="float" office:value="6.2693333333333339" table:formula="of:=AVERAGE([.D20:.D34])" table:style-name="ce3">
            <text:p>6.27</text:p>
          </table:table-cell>
          <table:table-cell office:value-type="float" office:value="4.0573333333333341" table:formula="of:=AVERAGE([.F20:.F34])" table:style-name="ce3">
            <text:p>4.06</text:p>
          </table:table-cell>
          <table:table-cell office:value-type="float" office:value="20.915333333333333" table:formula="of:=AVERAGE([.E20:.E34])" table:style-name="ce3">
            <text:p>20.92</text:p>
          </table:table-cell>
          <table:table-cell table:number-columns-repeated="16373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.18" table:style-name="ce1">
            <text:p>8.18</text:p>
          </table:table-cell>
          <table:table-cell office:value-type="float" office:value="25.8" table:style-name="ce1">
            <text:p>25.8</text:p>
          </table:table-cell>
          <table:table-cell office:value-type="float" office:value="7.36" table:style-name="ce1">
            <text:p>7.36</text:p>
          </table:table-cell>
          <table:table-cell office:value-type="float" office:value="20.92" table:style-name="ce1">
            <text:p>20.92</text:p>
          </table:table-cell>
          <table:table-cell office:value-type="float" office:value="5.42" table:style-name="ce1">
            <text:p>5.42</text:p>
          </table:table-cell>
          <table:table-cell office:value-type="float" office:value="8.0713333333333352" table:formula="of:=AVERAGE([.B21:.B35])" table:style-name="ce3">
            <text:p>8.07</text:p>
          </table:table-cell>
          <table:table-cell office:value-type="float" office:value="25.651999999999997" table:formula="of:=AVERAGE([.C21:.C35])" table:style-name="ce3">
            <text:p>25.65</text:p>
          </table:table-cell>
          <table:table-cell office:value-type="float" office:value="6.3566666666666674" table:formula="of:=AVERAGE([.D21:.D35])" table:style-name="ce3">
            <text:p>6.36</text:p>
          </table:table-cell>
          <table:table-cell office:value-type="float" office:value="4.2153333333333345" table:formula="of:=AVERAGE([.F21:.F35])" table:style-name="ce3">
            <text:p>4.22</text:p>
          </table:table-cell>
          <table:table-cell office:value-type="float" office:value="20.93333333333333" table:formula="of:=AVERAGE([.E21:.E35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8.4" table:style-name="ce1">
            <text:p>8.4</text:p>
          </table:table-cell>
          <table:table-cell office:value-type="float" office:value="25.59" table:style-name="ce1">
            <text:p>25.59</text:p>
          </table:table-cell>
          <table:table-cell office:value-type="float" office:value="7.24" table:style-name="ce1">
            <text:p>7.24</text:p>
          </table:table-cell>
          <table:table-cell office:value-type="float" office:value="21.04" table:style-name="ce1">
            <text:p>21.04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8.1133333333333351" table:formula="of:=AVERAGE([.B22:.B36])" table:style-name="ce3">
            <text:p>8.11</text:p>
          </table:table-cell>
          <table:table-cell office:value-type="float" office:value="25.667999999999996" table:formula="of:=AVERAGE([.C22:.C36])" table:style-name="ce3">
            <text:p>25.67</text:p>
          </table:table-cell>
          <table:table-cell office:value-type="float" office:value="6.4" table:formula="of:=AVERAGE([.D22:.D36])" table:style-name="ce3">
            <text:p>6.40</text:p>
          </table:table-cell>
          <table:table-cell office:value-type="float" office:value="4.2593333333333341" table:formula="of:=AVERAGE([.F22:.F36])" table:style-name="ce3">
            <text:p>4.26</text:p>
          </table:table-cell>
          <table:table-cell office:value-type="float" office:value="20.987333333333332" table:formula="of:=AVERAGE([.E22:.E36])" table:style-name="ce3">
            <text:p>20.99</text:p>
          </table:table-cell>
          <table:table-cell table:number-columns-repeated="16373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8.5" table:style-name="ce1">
            <text:p>8.5</text:p>
          </table:table-cell>
          <table:table-cell office:value-type="float" office:value="26.05" table:style-name="ce1">
            <text:p>26.05</text:p>
          </table:table-cell>
          <table:table-cell office:value-type="float" office:value="7.13" table:style-name="ce1">
            <text:p>7.13</text:p>
          </table:table-cell>
          <table:table-cell office:value-type="float" office:value="21.57" table:style-name="ce1">
            <text:p>21.57</text:p>
          </table:table-cell>
          <table:table-cell office:value-type="float" office:value="4.66" table:style-name="ce1">
            <text:p>4.66</text:p>
          </table:table-cell>
          <table:table-cell office:value-type="float" office:value="8.1519999999999992" table:formula="of:=AVERAGE([.B23:.B37])" table:style-name="ce3">
            <text:p>8.15</text:p>
          </table:table-cell>
          <table:table-cell office:value-type="float" office:value="25.692666666666664" table:formula="of:=AVERAGE([.C23:.C37])" table:style-name="ce3">
            <text:p>25.69</text:p>
          </table:table-cell>
          <table:table-cell office:value-type="float" office:value="6.4379999999999997" table:formula="of:=AVERAGE([.D23:.D37])" table:style-name="ce3">
            <text:p>6.44</text:p>
          </table:table-cell>
          <table:table-cell office:value-type="float" office:value="4.3633333333333333" table:formula="of:=AVERAGE([.F23:.F37])" table:style-name="ce3">
            <text:p>4.36</text:p>
          </table:table-cell>
          <table:table-cell office:value-type="float" office:value="21.031333333333336" table:formula="of:=AVERAGE([.E23:.E37])" table:style-name="ce3">
            <text:p>21.03</text:p>
          </table:table-cell>
          <table:table-cell table:number-columns-repeated="16373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25.82" table:style-name="ce1">
            <text:p>25.82</text:p>
          </table:table-cell>
          <table:table-cell office:value-type="float" office:value="6.04" table:style-name="ce1">
            <text:p>6.04</text:p>
          </table:table-cell>
          <table:table-cell office:value-type="float" office:value="21.89" table:style-name="ce1">
            <text:p>21.89</text:p>
          </table:table-cell>
          <table:table-cell office:value-type="float" office:value="4.67" table:style-name="ce1">
            <text:p>4.67</text:p>
          </table:table-cell>
          <table:table-cell office:value-type="float" office:value="8.1913333333333345" table:formula="of:=AVERAGE([.B24:.B38])" table:style-name="ce3">
            <text:p>8.19</text:p>
          </table:table-cell>
          <table:table-cell office:value-type="float" office:value="25.698666666666664" table:formula="of:=AVERAGE([.C24:.C38])" table:style-name="ce3">
            <text:p>25.70</text:p>
          </table:table-cell>
          <table:table-cell office:value-type="float" office:value="6.403999999999999" table:formula="of:=AVERAGE([.D24:.D38])" table:style-name="ce3">
            <text:p>6.40</text:p>
          </table:table-cell>
          <table:table-cell office:value-type="float" office:value="4.4113333333333333" table:formula="of:=AVERAGE([.F24:.F38])" table:style-name="ce3">
            <text:p>4.41</text:p>
          </table:table-cell>
          <table:table-cell office:value-type="float" office:value="21.120666666666668" table:formula="of:=AVERAGE([.E24:.E38])" table:style-name="ce3">
            <text:p>21.12</text:p>
          </table:table-cell>
          <table:table-cell table:number-columns-repeated="16373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9" table:style-name="ce1">
            <text:p>25.69</text:p>
          </table:table-cell>
          <table:table-cell office:value-type="float" office:value="6.52" table:style-name="ce1">
            <text:p>6.52</text:p>
          </table:table-cell>
          <table:table-cell office:value-type="float" office:value="21.36" table:style-name="ce1">
            <text:p>21.36</text:p>
          </table:table-cell>
          <table:table-cell office:value-type="float" office:value="4.62" table:style-name="ce1">
            <text:p>4.62</text:p>
          </table:table-cell>
          <table:table-cell office:value-type="float" office:value="8.2173333333333343" table:formula="of:=AVERAGE([.B25:.B39])" table:style-name="ce3">
            <text:p>8.22</text:p>
          </table:table-cell>
          <table:table-cell office:value-type="float" office:value="25.720666666666666" table:formula="of:=AVERAGE([.C25:.C39])" table:style-name="ce3">
            <text:p>25.72</text:p>
          </table:table-cell>
          <table:table-cell office:value-type="float" office:value="6.4626666666666654" table:formula="of:=AVERAGE([.D25:.D39])" table:style-name="ce3">
            <text:p>6.46</text:p>
          </table:table-cell>
          <table:table-cell office:value-type="float" office:value="4.4793333333333338" table:formula="of:=AVERAGE([.F25:.F39])" table:style-name="ce3">
            <text:p>4.48</text:p>
          </table:table-cell>
          <table:table-cell office:value-type="float" office:value="21.13066666666667" table:formula="of:=AVERAGE([.E25:.E39])" table:style-name="ce3">
            <text:p>21.13</text:p>
          </table:table-cell>
          <table:table-cell table:number-columns-repeated="16373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6" table:style-name="ce1">
            <text:p>25.86</text:p>
          </table:table-cell>
          <table:table-cell office:value-type="float" office:value="6.55" table:style-name="ce1">
            <text:p>6.55</text:p>
          </table:table-cell>
          <table:table-cell office:value-type="float" office:value="20.39" table:style-name="ce1">
            <text:p>20.39</text:p>
          </table:table-cell>
          <table:table-cell office:value-type="float" office:value="4.59" table:style-name="ce1">
            <text:p>4.59</text:p>
          </table:table-cell>
          <table:table-cell office:value-type="float" office:value="8.2260000000000009" table:formula="of:=AVERAGE([.B26:.B40])" table:style-name="ce3">
            <text:p>8.23</text:p>
          </table:table-cell>
          <table:table-cell office:value-type="float" office:value="25.72666666666667" table:formula="of:=AVERAGE([.C26:.C40])" table:style-name="ce3">
            <text:p>25.73</text:p>
          </table:table-cell>
          <table:table-cell office:value-type="float" office:value="6.5133333333333328" table:formula="of:=AVERAGE([.D26:.D40])" table:style-name="ce3">
            <text:p>6.51</text:p>
          </table:table-cell>
          <table:table-cell office:value-type="float" office:value="4.5773333333333337" table:formula="of:=AVERAGE([.F26:.F40])" table:style-name="ce3">
            <text:p>4.58</text:p>
          </table:table-cell>
          <table:table-cell office:value-type="float" office:value="21.087333333333333" table:formula="of:=AVERAGE([.E26:.E40])" table:style-name="ce3">
            <text:p>21.09</text:p>
          </table:table-cell>
          <table:table-cell table:number-columns-repeated="16373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8.09" table:style-name="ce1">
            <text:p>8.09</text:p>
          </table:table-cell>
          <table:table-cell office:value-type="float" office:value="25.52" table:style-name="ce1">
            <text:p>25.52</text:p>
          </table:table-cell>
          <table:table-cell office:value-type="float" office:value="7.27" table:style-name="ce1">
            <text:p>7.27</text:p>
          </table:table-cell>
          <table:table-cell office:value-type="float" office:value="20.61" table:style-name="ce1">
            <text:p>20.61</text:p>
          </table:table-cell>
          <table:table-cell office:value-type="float" office:value="2.9" table:style-name="ce1">
            <text:p>2.9</text:p>
          </table:table-cell>
          <table:table-cell office:value-type="float" office:value="8.2106666666666666" table:formula="of:=AVERAGE([.B27:.B41])" table:style-name="ce3">
            <text:p>8.21</text:p>
          </table:table-cell>
          <table:table-cell office:value-type="float" office:value="25.687333333333335" table:formula="of:=AVERAGE([.C27:.C41])" table:style-name="ce3">
            <text:p>25.69</text:p>
          </table:table-cell>
          <table:table-cell office:value-type="float" office:value="6.6106666666666651" table:formula="of:=AVERAGE([.D27:.D41])" table:style-name="ce3">
            <text:p>6.61</text:p>
          </table:table-cell>
          <table:table-cell office:value-type="float" office:value="4.4286666666666674" table:formula="of:=AVERAGE([.F27:.F41])" table:style-name="ce3">
            <text:p>4.43</text:p>
          </table:table-cell>
          <table:table-cell office:value-type="float" office:value="21.058" table:formula="of:=AVERAGE([.E27:.E41])" table:style-name="ce3">
            <text:p>21.06</text:p>
          </table:table-cell>
          <table:table-cell table:number-columns-repeated="16373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.23" table:style-name="ce1">
            <text:p>8.23</text:p>
          </table:table-cell>
          <table:table-cell office:value-type="float" office:value="26.13" table:style-name="ce1">
            <text:p>26.13</text:p>
          </table:table-cell>
          <table:table-cell office:value-type="float" office:value="6.27" table:style-name="ce1">
            <text:p>6.27</text:p>
          </table:table-cell>
          <table:table-cell office:value-type="float" office:value="21.03" table:style-name="ce1">
            <text:p>21.03</text:p>
          </table:table-cell>
          <table:table-cell office:value-type="float" office:value="3.83" table:style-name="ce1">
            <text:p>3.83</text:p>
          </table:table-cell>
          <table:table-cell office:value-type="float" office:value="8.2280000000000015" table:formula="of:=AVERAGE([.B28:.B42])" table:style-name="ce3">
            <text:p>8.23</text:p>
          </table:table-cell>
          <table:table-cell office:value-type="float" office:value="25.728666666666665" table:formula="of:=AVERAGE([.C28:.C42])" table:style-name="ce3">
            <text:p>25.73</text:p>
          </table:table-cell>
          <table:table-cell office:value-type="float" office:value="6.6339999999999995" table:formula="of:=AVERAGE([.D28:.D42])" table:style-name="ce3">
            <text:p>6.63</text:p>
          </table:table-cell>
          <table:table-cell office:value-type="float" office:value="4.4393333333333338" table:formula="of:=AVERAGE([.F28:.F42])" table:style-name="ce3">
            <text:p>4.44</text:p>
          </table:table-cell>
          <table:table-cell office:value-type="float" office:value="21.054000000000006" table:formula="of:=AVERAGE([.E28:.E42])" table:style-name="ce3">
            <text:p>21.05</text:p>
          </table:table-cell>
          <table:table-cell table:number-columns-repeated="16373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21" table:style-name="ce1">
            <text:p>26.21</text:p>
          </table:table-cell>
          <table:table-cell office:value-type="float" office:value="6.72" table:style-name="ce1">
            <text:p>6.72</text:p>
          </table:table-cell>
          <table:table-cell office:value-type="float" office:value="21.24" table:style-name="ce1">
            <text:p>21.24</text:p>
          </table:table-cell>
          <table:table-cell office:value-type="float" office:value="4.54" table:style-name="ce1">
            <text:p>4.54</text:p>
          </table:table-cell>
          <table:table-cell office:value-type="float" office:value="8.2520000000000007" table:formula="of:=AVERAGE([.B29:.B43])" table:style-name="ce3">
            <text:p>8.25</text:p>
          </table:table-cell>
          <table:table-cell office:value-type="float" office:value="25.766666666666666" table:formula="of:=AVERAGE([.C29:.C43])" table:style-name="ce3">
            <text:p>25.77</text:p>
          </table:table-cell>
          <table:table-cell office:value-type="float" office:value="6.6873333333333322" table:formula="of:=AVERAGE([.D29:.D43])" table:style-name="ce3">
            <text:p>6.69</text:p>
          </table:table-cell>
          <table:table-cell office:value-type="float" office:value="4.4006666666666661" table:formula="of:=AVERAGE([.F29:.F43])" table:style-name="ce3">
            <text:p>4.40</text:p>
          </table:table-cell>
          <table:table-cell office:value-type="float" office:value="21.061333333333337" table:formula="of:=AVERAGE([.E29:.E43])" table:style-name="ce3">
            <text:p>21.06</text:p>
          </table:table-cell>
          <table:table-cell table:number-columns-repeated="16373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7.95" table:style-name="ce1">
            <text:p>7.95</text:p>
          </table:table-cell>
          <table:table-cell office:value-type="float" office:value="25.83" table:style-name="ce1">
            <text:p>25.83</text:p>
          </table:table-cell>
          <table:table-cell office:value-type="float" office:value="6.68" table:style-name="ce1">
            <text:p>6.68</text:p>
          </table:table-cell>
          <table:table-cell office:value-type="float" office:value="20.45" table:style-name="ce1">
            <text:p>20.45</text:p>
          </table:table-cell>
          <table:table-cell office:value-type="float" office:value="3.62" table:style-name="ce1">
            <text:p>3.62</text:p>
          </table:table-cell>
          <table:table-cell office:value-type="float" office:value="8.243999999999998" table:formula="of:=AVERAGE([.B30:.B44])" table:style-name="ce3">
            <text:p>8.24</text:p>
          </table:table-cell>
          <table:table-cell office:value-type="float" office:value="25.79" table:formula="of:=AVERAGE([.C30:.C44])" table:style-name="ce3">
            <text:p>25.79</text:p>
          </table:table-cell>
          <table:table-cell office:value-type="float" office:value="6.6993333333333318" table:formula="of:=AVERAGE([.D30:.D44])" table:style-name="ce3">
            <text:p>6.70</text:p>
          </table:table-cell>
          <table:table-cell office:value-type="float" office:value="4.3586666666666662" table:formula="of:=AVERAGE([.F30:.F44])" table:style-name="ce3">
            <text:p>4.36</text:p>
          </table:table-cell>
          <table:table-cell office:value-type="float" office:value="20.998666666666665" table:formula="of:=AVERAGE([.E30:.E44])" table:style-name="ce3">
            <text:p>21.00</text:p>
          </table:table-cell>
          <table:table-cell table:style-name="ce1">
            <draw:frame draw:z-index="3" draw:id="id6" draw:style-name="a6" draw:name="Chart 6" svg:x="0in" svg:y="0in" svg:width="5.85784in" svg:height="3.8235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8.19" table:style-name="ce1">
            <text:p>8.19</text:p>
          </table:table-cell>
          <table:table-cell office:value-type="float" office:value="25.82" table:style-name="ce1">
            <text:p>25.82</text:p>
          </table:table-cell>
          <table:table-cell office:value-type="float" office:value="6.52" table:style-name="ce1">
            <text:p>6.52</text:p>
          </table:table-cell>
          <table:table-cell office:value-type="float" office:value="20.37" table:style-name="ce1">
            <text:p>20.37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8.2526666666666664" table:formula="of:=AVERAGE([.B31:.B45])" table:style-name="ce3">
            <text:p>8.25</text:p>
          </table:table-cell>
          <table:table-cell office:value-type="float" office:value="25.824666666666662" table:formula="of:=AVERAGE([.C31:.C45])" table:style-name="ce3">
            <text:p>25.82</text:p>
          </table:table-cell>
          <table:table-cell office:value-type="float" office:value="6.6793333333333322" table:formula="of:=AVERAGE([.D31:.D45])" table:style-name="ce3">
            <text:p>6.68</text:p>
          </table:table-cell>
          <table:table-cell office:value-type="float" office:value="4.4339999999999993" table:formula="of:=AVERAGE([.F31:.F45])" table:style-name="ce3">
            <text:p>4.43</text:p>
          </table:table-cell>
          <table:table-cell office:value-type="float" office:value="20.985333333333333" table:formula="of:=AVERAGE([.E31:.E45])" table:style-name="ce3">
            <text:p>20.99</text:p>
          </table:table-cell>
          <table:table-cell table:number-columns-repeated="16373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8.18" table:style-name="ce1">
            <text:p>8.18</text:p>
          </table:table-cell>
          <table:table-cell office:value-type="float" office:value="25.72" table:style-name="ce1">
            <text:p>25.72</text:p>
          </table:table-cell>
          <table:table-cell office:value-type="float" office:value="6.12" table:style-name="ce1">
            <text:p>6.12</text:p>
          </table:table-cell>
          <table:table-cell office:value-type="float" office:value="21.4" table:style-name="ce1">
            <text:p>21.4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8.2539999999999996" table:formula="of:=AVERAGE([.B32:.B46])" table:style-name="ce3">
            <text:p>8.25</text:p>
          </table:table-cell>
          <table:table-cell office:value-type="float" office:value="25.841999999999992" table:formula="of:=AVERAGE([.C32:.C46])" table:style-name="ce3">
            <text:p>25.84</text:p>
          </table:table-cell>
          <table:table-cell office:value-type="float" office:value="6.6413333333333329" table:formula="of:=AVERAGE([.D32:.D46])" table:style-name="ce3">
            <text:p>6.64</text:p>
          </table:table-cell>
          <table:table-cell office:value-type="float" office:value="4.4026666666666658" table:formula="of:=AVERAGE([.F32:.F46])" table:style-name="ce3">
            <text:p>4.40</text:p>
          </table:table-cell>
          <table:table-cell office:value-type="float" office:value="21.015333333333334" table:formula="of:=AVERAGE([.E32:.E46])" table:style-name="ce3">
            <text:p>21.02</text:p>
          </table:table-cell>
          <table:table-cell table:number-columns-repeated="16373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.87" table:style-name="ce1">
            <text:p>25.87</text:p>
          </table:table-cell>
          <table:table-cell office:value-type="float" office:value="6.42" table:style-name="ce1">
            <text:p>6.42</text:p>
          </table:table-cell>
          <table:table-cell office:value-type="float" office:value="20.65" table:style-name="ce1">
            <text:p>20.65</text:p>
          </table:table-cell>
          <table:table-cell office:value-type="float" office:value="4.88" table:style-name="ce1">
            <text:p>4.88</text:p>
          </table:table-cell>
          <table:table-cell office:value-type="float" office:value="8.2586666666666666" table:formula="of:=AVERAGE([.B33:.B47])" table:style-name="ce3">
            <text:p>8.26</text:p>
          </table:table-cell>
          <table:table-cell office:value-type="float" office:value="25.853999999999996" table:formula="of:=AVERAGE([.C33:.C47])" table:style-name="ce3">
            <text:p>25.85</text:p>
          </table:table-cell>
          <table:table-cell office:value-type="float" office:value="6.6566666666666663" table:formula="of:=AVERAGE([.D33:.D47])" table:style-name="ce3">
            <text:p>6.66</text:p>
          </table:table-cell>
          <table:table-cell office:value-type="float" office:value="4.4226666666666663" table:formula="of:=AVERAGE([.F33:.F47])" table:style-name="ce3">
            <text:p>4.42</text:p>
          </table:table-cell>
          <table:table-cell office:value-type="float" office:value="20.993999999999996" table:formula="of:=AVERAGE([.E33:.E47])" table:style-name="ce3">
            <text:p>20.99</text:p>
          </table:table-cell>
          <table:table-cell table:number-columns-repeated="16373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8.18" table:style-name="ce1">
            <text:p>8.18</text:p>
          </table:table-cell>
          <table:table-cell office:value-type="float" office:value="25.87" table:style-name="ce1">
            <text:p>25.87</text:p>
          </table:table-cell>
          <table:table-cell office:value-type="float" office:value="7.28" table:style-name="ce1">
            <text:p>7.28</text:p>
          </table:table-cell>
          <table:table-cell office:value-type="float" office:value="20.78" table:style-name="ce1">
            <text:p>20.78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8.2566666666666659" table:formula="of:=AVERAGE([.B34:.B48])" table:style-name="ce3">
            <text:p>8.26</text:p>
          </table:table-cell>
          <table:table-cell office:value-type="float" office:value="25.866" table:formula="of:=AVERAGE([.C34:.C48])" table:style-name="ce3">
            <text:p>25.87</text:p>
          </table:table-cell>
          <table:table-cell office:value-type="float" office:value="6.7439999999999998" table:formula="of:=AVERAGE([.D34:.D48])" table:style-name="ce3">
            <text:p>6.74</text:p>
          </table:table-cell>
          <table:table-cell office:value-type="float" office:value="4.4659999999999993" table:formula="of:=AVERAGE([.F34:.F48])" table:style-name="ce3">
            <text:p>4.47</text:p>
          </table:table-cell>
          <table:table-cell office:value-type="float" office:value="20.968" table:formula="of:=AVERAGE([.E34:.E48])" table:style-name="ce3">
            <text:p>20.97</text:p>
          </table:table-cell>
          <table:table-cell table:number-columns-repeated="16373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8.17" table:style-name="ce1">
            <text:p>8.17</text:p>
          </table:table-cell>
          <table:table-cell office:value-type="float" office:value="25.95" table:style-name="ce1">
            <text:p>25.95</text:p>
          </table:table-cell>
          <table:table-cell office:value-type="float" office:value="6.22" table:style-name="ce1">
            <text:p>6.22</text:p>
          </table:table-cell>
          <table:table-cell office:value-type="float" office:value="20.79" table:style-name="ce1">
            <text:p>20.79</text:p>
          </table:table-cell>
          <table:table-cell office:value-type="float" office:value="3.7" table:style-name="ce1">
            <text:p>3.7</text:p>
          </table:table-cell>
          <table:table-cell office:value-type="float" office:value="8.2486666666666668" table:formula="of:=AVERAGE([.B35:.B49])" table:style-name="ce3">
            <text:p>8.25</text:p>
          </table:table-cell>
          <table:table-cell office:value-type="float" office:value="25.848666666666663" table:formula="of:=AVERAGE([.C35:.C49])" table:style-name="ce3">
            <text:p>25.85</text:p>
          </table:table-cell>
          <table:table-cell office:value-type="float" office:value="6.6893333333333338" table:formula="of:=AVERAGE([.D35:.D49])" table:style-name="ce3">
            <text:p>6.69</text:p>
          </table:table-cell>
          <table:table-cell office:value-type="float" office:value="4.4119999999999999" table:formula="of:=AVERAGE([.F35:.F49])" table:style-name="ce3">
            <text:p>4.41</text:p>
          </table:table-cell>
          <table:table-cell office:value-type="float" office:value="20.966000000000005" table:formula="of:=AVERAGE([.E35:.E49])" table:style-name="ce3">
            <text:p>20.97</text:p>
          </table:table-cell>
          <table:table-cell table:number-columns-repeated="16373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67" table:style-name="ce1">
            <text:p>25.67</text:p>
          </table:table-cell>
          <table:table-cell office:value-type="float" office:value="6.67" table:style-name="ce1">
            <text:p>6.67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5.44" table:style-name="ce1">
            <text:p>5.44</text:p>
          </table:table-cell>
          <table:table-cell office:value-type="float" office:value="8.2566666666666659" table:formula="of:=AVERAGE([.B36:.B50])" table:style-name="ce3">
            <text:p>8.26</text:p>
          </table:table-cell>
          <table:table-cell office:value-type="float" office:value="25.84" table:formula="of:=AVERAGE([.C36:.C50])" table:style-name="ce3">
            <text:p>25.84</text:p>
          </table:table-cell>
          <table:table-cell office:value-type="float" office:value="6.6433333333333335" table:formula="of:=AVERAGE([.D36:.D50])" table:style-name="ce3">
            <text:p>6.64</text:p>
          </table:table-cell>
          <table:table-cell office:value-type="float" office:value="4.4133333333333331" table:formula="of:=AVERAGE([.F36:.F50])" table:style-name="ce3">
            <text:p>4.41</text:p>
          </table:table-cell>
          <table:table-cell office:value-type="float" office:value="20.931333333333331" table:formula="of:=AVERAGE([.E36:.E50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8.59" table:style-name="ce1">
            <text:p>8.59</text:p>
          </table:table-cell>
          <table:table-cell office:value-type="float" office:value="25.87" table:style-name="ce1">
            <text:p>25.87</text:p>
          </table:table-cell>
          <table:table-cell office:value-type="float" office:value="6.55" table:style-name="ce1">
            <text:p>6.55</text:p>
          </table:table-cell>
          <table:table-cell office:value-type="float" office:value="20.96" table:style-name="ce1">
            <text:p>20.96</text:p>
          </table:table-cell>
          <table:table-cell office:value-type="float" office:value="3.6" table:style-name="ce1">
            <text:p>3.6</text:p>
          </table:table-cell>
          <table:table-cell office:value-type="float" office:value="8.2693333333333339" table:formula="of:=AVERAGE([.B37:.B51])" table:style-name="ce3">
            <text:p>8.27</text:p>
          </table:table-cell>
          <table:table-cell office:value-type="float" office:value="25.858666666666668" table:formula="of:=AVERAGE([.C37:.C51])" table:style-name="ce3">
            <text:p>25.86</text:p>
          </table:table-cell>
          <table:table-cell office:value-type="float" office:value="6.5973333333333342" table:formula="of:=AVERAGE([.D37:.D51])" table:style-name="ce3">
            <text:p>6.60</text:p>
          </table:table-cell>
          <table:table-cell office:value-type="float" office:value="4.3326666666666664" table:formula="of:=AVERAGE([.F37:.F51])" table:style-name="ce3">
            <text:p>4.33</text:p>
          </table:table-cell>
          <table:table-cell office:value-type="float" office:value="20.925999999999998" table:formula="of:=AVERAGE([.E37:.E51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8.59" table:style-name="ce1">
            <text:p>8.59</text:p>
          </table:table-cell>
          <table:table-cell office:value-type="float" office:value="26.13" table:style-name="ce1">
            <text:p>26.13</text:p>
          </table:table-cell>
          <table:table-cell office:value-type="float" office:value="6.3" table:style-name="ce1">
            <text:p>6.3</text:p>
          </table:table-cell>
          <table:table-cell office:value-type="float" office:value="21.57" table:style-name="ce1">
            <text:p>21.57</text:p>
          </table:table-cell>
          <table:table-cell office:value-type="float" office:value="5.61" table:style-name="ce1">
            <text:p>5.61</text:p>
          </table:table-cell>
          <table:table-cell office:value-type="float" office:value="8.2753333333333341" table:formula="of:=AVERAGE([.B38:.B52])" table:style-name="ce3">
            <text:p>8.28</text:p>
          </table:table-cell>
          <table:table-cell office:value-type="float" office:value="25.863999999999997" table:formula="of:=AVERAGE([.C38:.C52])" table:style-name="ce3">
            <text:p>25.86</text:p>
          </table:table-cell>
          <table:table-cell office:value-type="float" office:value="6.5419999999999989" table:formula="of:=AVERAGE([.D38:.D52])" table:style-name="ce3">
            <text:p>6.54</text:p>
          </table:table-cell>
          <table:table-cell office:value-type="float" office:value="4.3960000000000008" table:formula="of:=AVERAGE([.F38:.F52])" table:style-name="ce3">
            <text:p>4.40</text:p>
          </table:table-cell>
          <table:table-cell office:value-type="float" office:value="20.925999999999998" table:formula="of:=AVERAGE([.E38:.E52])" table:style-name="ce3">
            <text:p>20.93</text:p>
          </table:table-cell>
          <table:table-cell table:number-columns-repeated="16373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8.23" table:style-name="ce1">
            <text:p>8.23</text:p>
          </table:table-cell>
          <table:table-cell office:value-type="float" office:value="25.82" table:style-name="ce1">
            <text:p>25.82</text:p>
          </table:table-cell>
          <table:table-cell office:value-type="float" office:value="6.64" table:style-name="ce1">
            <text:p>6.64</text:p>
          </table:table-cell>
          <table:table-cell office:value-type="float" office:value="21.73" table:style-name="ce1">
            <text:p>21.73</text:p>
          </table:table-cell>
          <table:table-cell office:value-type="float" office:value="4.57" table:style-name="ce1">
            <text:p>4.57</text:p>
          </table:table-cell>
          <table:table-cell office:value-type="float" office:value="8.254666666666667" table:formula="of:=AVERAGE([.B39:.B53])" table:style-name="ce3">
            <text:p>8.25</text:p>
          </table:table-cell>
          <table:table-cell office:value-type="float" office:value="25.863999999999997" table:formula="of:=AVERAGE([.C39:.C53])" table:style-name="ce3">
            <text:p>25.86</text:p>
          </table:table-cell>
          <table:table-cell office:value-type="float" office:value="6.581999999999999" table:formula="of:=AVERAGE([.D39:.D53])" table:style-name="ce3">
            <text:p>6.58</text:p>
          </table:table-cell>
          <table:table-cell office:value-type="float" office:value="4.389333333333334" table:formula="of:=AVERAGE([.F39:.F53])" table:style-name="ce3">
            <text:p>4.39</text:p>
          </table:table-cell>
          <table:table-cell office:value-type="float" office:value="20.915333333333333" table:formula="of:=AVERAGE([.E39:.E53])" table:style-name="ce3">
            <text:p>20.92</text:p>
          </table:table-cell>
          <table:table-cell table:number-columns-repeated="16373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8.02" table:style-name="ce1">
            <text:p>8.02</text:p>
          </table:table-cell>
          <table:table-cell office:value-type="float" office:value="25.75" table:style-name="ce1">
            <text:p>25.75</text:p>
          </table:table-cell>
          <table:table-cell office:value-type="float" office:value="5.97" table:style-name="ce1">
            <text:p>5.97</text:p>
          </table:table-cell>
          <table:table-cell office:value-type="float" office:value="21.12" table:style-name="ce1">
            <text:p>21.12</text:p>
          </table:table-cell>
          <table:table-cell office:value-type="float" office:value="2.87" table:style-name="ce1">
            <text:p>2.87</text:p>
          </table:table-cell>
          <table:table-cell office:value-type="float" office:value="8.2360000000000007" table:formula="of:=AVERAGE([.B40:.B54])" table:style-name="ce3">
            <text:p>8.24</text:p>
          </table:table-cell>
          <table:table-cell office:value-type="float" office:value="25.868000000000002" table:formula="of:=AVERAGE([.C40:.C54])" table:style-name="ce3">
            <text:p>25.87</text:p>
          </table:table-cell>
          <table:table-cell office:value-type="float" office:value="6.5453333333333328" table:formula="of:=AVERAGE([.D40:.D54])" table:style-name="ce3">
            <text:p>6.55</text:p>
          </table:table-cell>
          <table:table-cell office:value-type="float" office:value="4.2726666666666668" table:formula="of:=AVERAGE([.F40:.F54])" table:style-name="ce3">
            <text:p>4.27</text:p>
          </table:table-cell>
          <table:table-cell office:value-type="float" office:value="20.899333333333338" table:formula="of:=AVERAGE([.E40:.E54])" table:style-name="ce3">
            <text:p>20.90</text:p>
          </table:table-cell>
          <table:table-cell table:number-columns-repeated="16373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5.58" table:style-name="ce1">
            <text:p>25.58</text:p>
          </table:table-cell>
          <table:table-cell office:value-type="float" office:value="6.58" table:style-name="ce1">
            <text:p>6.58</text:p>
          </table:table-cell>
          <table:table-cell office:value-type="float" office:value="21.43" table:style-name="ce1">
            <text:p>21.43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8.23" table:formula="of:=AVERAGE([.B41:.B55])" table:style-name="ce3">
            <text:p>8.23</text:p>
          </table:table-cell>
          <table:table-cell office:value-type="float" office:value="25.84933333333333" table:formula="of:=AVERAGE([.C41:.C55])" table:style-name="ce3">
            <text:p>25.85</text:p>
          </table:table-cell>
          <table:table-cell office:value-type="float" office:value="6.5473333333333317" table:formula="of:=AVERAGE([.D41:.D55])" table:style-name="ce3">
            <text:p>6.55</text:p>
          </table:table-cell>
          <table:table-cell office:value-type="float" office:value="4.2426666666666666" table:formula="of:=AVERAGE([.F41:.F55])" table:style-name="ce3">
            <text:p>4.24</text:p>
          </table:table-cell>
          <table:table-cell office:value-type="float" office:value="20.968666666666667" table:formula="of:=AVERAGE([.E41:.E55])" table:style-name="ce3">
            <text:p>20.97</text:p>
          </table:table-cell>
          <table:table-cell table:number-columns-repeated="16373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6.01" table:style-name="ce1">
            <text:p>26.01</text:p>
          </table:table-cell>
          <table:table-cell office:value-type="float" office:value="6.2" table:style-name="ce1">
            <text:p>6.2</text:p>
          </table:table-cell>
          <table:table-cell office:value-type="float" office:value="21.43" table:style-name="ce1">
            <text:p>21.43</text:p>
          </table:table-cell>
          <table:table-cell office:value-type="float" office:value="4.75" table:style-name="ce1">
            <text:p>4.75</text:p>
          </table:table-cell>
          <table:table-cell office:value-type="float" office:value="8.2493333333333325" table:formula="of:=AVERAGE([.B42:.B56])" table:style-name="ce3">
            <text:p>8.25</text:p>
          </table:table-cell>
          <table:table-cell office:value-type="float" office:value="25.881999999999998" table:formula="of:=AVERAGE([.C42:.C56])" table:style-name="ce3">
            <text:p>25.88</text:p>
          </table:table-cell>
          <table:table-cell office:value-type="float" office:value="6.476" table:formula="of:=AVERAGE([.D42:.D56])" table:style-name="ce3">
            <text:p>6.48</text:p>
          </table:table-cell>
          <table:table-cell office:value-type="float" office:value="4.3659999999999997" table:formula="of:=AVERAGE([.F42:.F56])" table:style-name="ce3">
            <text:p>4.37</text:p>
          </table:table-cell>
          <table:table-cell office:value-type="float" office:value="21.023333333333333" table:formula="of:=AVERAGE([.E42:.E56])" table:style-name="ce3">
            <text:p>21.02</text:p>
          </table:table-cell>
          <table:table-cell table:number-columns-repeated="16373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8.36" table:style-name="ce1">
            <text:p>8.36</text:p>
          </table:table-cell>
          <table:table-cell office:value-type="float" office:value="25.88" table:style-name="ce1">
            <text:p>25.88</text:p>
          </table:table-cell>
          <table:table-cell office:value-type="float" office:value="7.46" table:style-name="ce1">
            <text:p>7.46</text:p>
          </table:table-cell>
          <table:table-cell office:value-type="float" office:value="20.72" table:style-name="ce1">
            <text:p>20.72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8.2580000000000009" table:formula="of:=AVERAGE([.B43:.B57])" table:style-name="ce3">
            <text:p>8.26</text:p>
          </table:table-cell>
          <table:table-cell office:value-type="float" office:value="25.865333333333332" table:formula="of:=AVERAGE([.C43:.C57])" table:style-name="ce3">
            <text:p>25.87</text:p>
          </table:table-cell>
          <table:table-cell office:value-type="float" office:value="6.5553333333333335" table:formula="of:=AVERAGE([.D43:.D57])" table:style-name="ce3">
            <text:p>6.56</text:p>
          </table:table-cell>
          <table:table-cell office:value-type="float" office:value="4.4206666666666665" table:formula="of:=AVERAGE([.F43:.F57])" table:style-name="ce3">
            <text:p>4.42</text:p>
          </table:table-cell>
          <table:table-cell office:value-type="float" office:value="21.002666666666663" table:formula="of:=AVERAGE([.E43:.E57])" table:style-name="ce3">
            <text:p>21.00</text:p>
          </table:table-cell>
          <table:table-cell table:number-columns-repeated="16373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8.57" table:style-name="ce1">
            <text:p>8.57</text:p>
          </table:table-cell>
          <table:table-cell office:value-type="float" office:value="25.93" table:style-name="ce1">
            <text:p>25.93</text:p>
          </table:table-cell>
          <table:table-cell office:value-type="float" office:value="7.61" table:style-name="ce1">
            <text:p>7.61</text:p>
          </table:table-cell>
          <table:table-cell office:value-type="float" office:value="20.73" table:style-name="ce1">
            <text:p>20.73</text:p>
          </table:table-cell>
          <table:table-cell office:value-type="float" office:value="5.88" table:style-name="ce1">
            <text:p>5.88</text:p>
          </table:table-cell>
          <table:table-cell office:value-type="float" office:value="8.2706666666666671" table:formula="of:=AVERAGE([.B44:.B58])" table:style-name="ce3">
            <text:p>8.27</text:p>
          </table:table-cell>
          <table:table-cell office:value-type="float" office:value="25.846666666666668" table:formula="of:=AVERAGE([.C44:.C58])" table:style-name="ce3">
            <text:p>25.85</text:p>
          </table:table-cell>
          <table:table-cell office:value-type="float" office:value="6.6146666666666656" table:formula="of:=AVERAGE([.D44:.D58])" table:style-name="ce3">
            <text:p>6.61</text:p>
          </table:table-cell>
          <table:table-cell office:value-type="float" office:value="4.51" table:formula="of:=AVERAGE([.F44:.F58])" table:style-name="ce3">
            <text:p>4.51</text:p>
          </table:table-cell>
          <table:table-cell office:value-type="float" office:value="20.968666666666664" table:formula="of:=AVERAGE([.E44:.E58])" table:style-name="ce3">
            <text:p>20.97</text:p>
          </table:table-cell>
          <table:table-cell table:number-columns-repeated="16373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8.41" table:style-name="ce1">
            <text:p>8.41</text:p>
          </table:table-cell>
          <table:table-cell office:value-type="float" office:value="25.78" table:style-name="ce1">
            <text:p>25.78</text:p>
          </table:table-cell>
          <table:table-cell office:value-type="float" office:value="6.38" table:style-name="ce1">
            <text:p>6.38</text:p>
          </table:table-cell>
          <table:table-cell office:value-type="float" office:value="21.39" table:style-name="ce1">
            <text:p>21.39</text:p>
          </table:table-cell>
          <table:table-cell office:value-type="float" office:value="4.92" table:style-name="ce1">
            <text:p>4.92</text:p>
          </table:table-cell>
          <table:table-cell office:value-type="float" office:value="8.3013333333333321" table:formula="of:=AVERAGE([.B45:.B59])" table:style-name="ce3">
            <text:p>8.30</text:p>
          </table:table-cell>
          <table:table-cell office:value-type="float" office:value="25.84333333333333" table:formula="of:=AVERAGE([.C45:.C59])" table:style-name="ce3">
            <text:p>25.84</text:p>
          </table:table-cell>
          <table:table-cell office:value-type="float" office:value="6.594666666666666" table:formula="of:=AVERAGE([.D45:.D59])" table:style-name="ce3">
            <text:p>6.59</text:p>
          </table:table-cell>
          <table:table-cell office:value-type="float" office:value="4.5966666666666667" table:formula="of:=AVERAGE([.F45:.F59])" table:style-name="ce3">
            <text:p>4.60</text:p>
          </table:table-cell>
          <table:table-cell office:value-type="float" office:value="21.031333333333336" table:formula="of:=AVERAGE([.E45:.E59])" table:style-name="ce3">
            <text:p>21.03</text:p>
          </table:table-cell>
          <table:table-cell table:number-columns-repeated="16373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.42" table:style-name="ce1">
            <text:p>8.42</text:p>
          </table:table-cell>
          <table:table-cell office:value-type="float" office:value="25.75" table:style-name="ce1">
            <text:p>25.75</text:p>
          </table:table-cell>
          <table:table-cell office:value-type="float" office:value="7.1" table:style-name="ce1">
            <text:p>7.1</text:p>
          </table:table-cell>
          <table:table-cell office:value-type="float" office:value="21.39" table:style-name="ce1">
            <text:p>21.39</text:p>
          </table:table-cell>
          <table:table-cell office:value-type="float" office:value="3.88" table:style-name="ce1">
            <text:p>3.88</text:p>
          </table:table-cell>
          <table:table-cell office:value-type="float" office:value="8.3166666666666664" table:formula="of:=AVERAGE([.B46:.B60])" table:style-name="ce3">
            <text:p>8.32</text:p>
          </table:table-cell>
          <table:table-cell office:value-type="float" office:value="25.838666666666668" table:formula="of:=AVERAGE([.C46:.C60])" table:style-name="ce3">
            <text:p>25.84</text:p>
          </table:table-cell>
          <table:table-cell office:value-type="float" office:value="6.633333333333332" table:formula="of:=AVERAGE([.D46:.D60])" table:style-name="ce3">
            <text:p>6.63</text:p>
          </table:table-cell>
          <table:table-cell office:value-type="float" office:value="4.5453333333333328" table:formula="of:=AVERAGE([.F46:.F60])" table:style-name="ce3">
            <text:p>4.55</text:p>
          </table:table-cell>
          <table:table-cell office:value-type="float" office:value="21.099333333333334" table:formula="of:=AVERAGE([.E46:.E60])" table:style-name="ce3">
            <text:p>21.10</text:p>
          </table:table-cell>
          <table:table-cell table:number-columns-repeated="16373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8.51" table:style-name="ce1">
            <text:p>8.51</text:p>
          </table:table-cell>
          <table:table-cell office:value-type="float" office:value="25.96" table:style-name="ce1">
            <text:p>25.96</text:p>
          </table:table-cell>
          <table:table-cell office:value-type="float" office:value="6.69" table:style-name="ce1">
            <text:p>6.69</text:p>
          </table:table-cell>
          <table:table-cell office:value-type="float" office:value="21.61" table:style-name="ce1">
            <text:p>21.61</text:p>
          </table:table-cell>
          <table:table-cell office:value-type="float" office:value="4.12" table:style-name="ce1">
            <text:p>4.12</text:p>
          </table:table-cell>
          <table:table-cell office:value-type="float" office:value="8.3386666666666667" table:formula="of:=AVERAGE([.B47:.B61])" table:style-name="ce3">
            <text:p>8.34</text:p>
          </table:table-cell>
          <table:table-cell office:value-type="float" office:value="25.854666666666667" table:formula="of:=AVERAGE([.C47:.C61])" table:style-name="ce3">
            <text:p>25.85</text:p>
          </table:table-cell>
          <table:table-cell office:value-type="float" office:value="6.6713333333333313" table:formula="of:=AVERAGE([.D47:.D61])" table:style-name="ce3">
            <text:p>6.67</text:p>
          </table:table-cell>
          <table:table-cell office:value-type="float" office:value="4.5213333333333336" table:formula="of:=AVERAGE([.F47:.F61])" table:style-name="ce3">
            <text:p>4.52</text:p>
          </table:table-cell>
          <table:table-cell office:value-type="float" office:value="21.113333333333333" table:formula="of:=AVERAGE([.E47:.E61])" table:style-name="ce3">
            <text:p>21.11</text:p>
          </table:table-cell>
          <table:table-cell table:number-columns-repeated="16373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5.74" table:style-name="ce1">
            <text:p>25.74</text:p>
          </table:table-cell>
          <table:table-cell office:value-type="float" office:value="6.51" table:style-name="ce1">
            <text:p>6.51</text:p>
          </table:table-cell>
          <table:table-cell office:value-type="float" office:value="21.37" table:style-name="ce1">
            <text:p>21.3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8.359333333333332" table:formula="of:=AVERAGE([.B48:.B62])" table:style-name="ce3">
            <text:p>8.36</text:p>
          </table:table-cell>
          <table:table-cell office:value-type="float" office:value="25.846" table:formula="of:=AVERAGE([.C48:.C62])" table:style-name="ce3">
            <text:p>25.85</text:p>
          </table:table-cell>
          <table:table-cell office:value-type="float" office:value="6.6773333333333333" table:formula="of:=AVERAGE([.D48:.D62])" table:style-name="ce3">
            <text:p>6.68</text:p>
          </table:table-cell>
          <table:table-cell office:value-type="float" office:value="4.4886666666666661" table:formula="of:=AVERAGE([.F48:.F62])" table:style-name="ce3">
            <text:p>4.49</text:p>
          </table:table-cell>
          <table:table-cell office:value-type="float" office:value="21.161333333333335" table:formula="of:=AVERAGE([.E48:.E62])" table:style-name="ce3">
            <text:p>21.16</text:p>
          </table:table-cell>
          <table:table-cell table:number-columns-repeated="16373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8.73" table:style-name="ce1">
            <text:p>8.73</text:p>
          </table:table-cell>
          <table:table-cell office:value-type="float" office:value="26.18" table:style-name="ce1">
            <text:p>26.18</text:p>
          </table:table-cell>
          <table:table-cell office:value-type="float" office:value="7.18" table:style-name="ce1">
            <text:p>7.18</text:p>
          </table:table-cell>
          <table:table-cell office:value-type="float" office:value="21.22" table:style-name="ce1">
            <text:p>21.22</text:p>
          </table:table-cell>
          <table:table-cell office:value-type="float" office:value="3.26" table:style-name="ce1">
            <text:p>3.26</text:p>
          </table:table-cell>
          <table:table-cell office:value-type="float" office:value="8.3960000000000008" table:formula="of:=AVERAGE([.B49:.B63])" table:style-name="ce3">
            <text:p>8.40</text:p>
          </table:table-cell>
          <table:table-cell office:value-type="float" office:value="25.866666666666667" table:formula="of:=AVERAGE([.C49:.C63])" table:style-name="ce3">
            <text:p>25.87</text:p>
          </table:table-cell>
          <table:table-cell office:value-type="float" office:value="6.6706666666666665" table:formula="of:=AVERAGE([.D49:.D63])" table:style-name="ce3">
            <text:p>6.67</text:p>
          </table:table-cell>
          <table:table-cell office:value-type="float" office:value="4.3853333333333344" table:formula="of:=AVERAGE([.F49:.F63])" table:style-name="ce3">
            <text:p>4.39</text:p>
          </table:table-cell>
          <table:table-cell office:value-type="float" office:value="21.190666666666669" table:formula="of:=AVERAGE([.E49:.E63])" table:style-name="ce3">
            <text:p>21.19</text:p>
          </table:table-cell>
          <table:table-cell table:number-columns-repeated="16373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8.52" table:style-name="ce1">
            <text:p>8.52</text:p>
          </table:table-cell>
          <table:table-cell office:value-type="float" office:value="26.06" table:style-name="ce1">
            <text:p>26.06</text:p>
          </table:table-cell>
          <table:table-cell office:value-type="float" office:value="7.18" table:style-name="ce1">
            <text:p>7.18</text:p>
          </table:table-cell>
          <table:table-cell office:value-type="float" office:value="21.76" table:style-name="ce1">
            <text:p>21.76</text:p>
          </table:table-cell>
          <table:table-cell office:value-type="float" office:value="5.18" table:style-name="ce1">
            <text:p>5.18</text:p>
          </table:table-cell>
          <table:table-cell office:value-type="float" office:value="8.4193333333333342" table:formula="of:=AVERAGE([.B50:.B64])" table:style-name="ce3">
            <text:p>8.42</text:p>
          </table:table-cell>
          <table:table-cell office:value-type="float" office:value="25.873999999999999" table:formula="of:=AVERAGE([.C50:.C64])" table:style-name="ce3">
            <text:p>25.87</text:p>
          </table:table-cell>
          <table:table-cell office:value-type="float" office:value="6.7346666666666675" table:formula="of:=AVERAGE([.D50:.D64])" table:style-name="ce3">
            <text:p>6.73</text:p>
          </table:table-cell>
          <table:table-cell office:value-type="float" office:value="4.484" table:formula="of:=AVERAGE([.F50:.F64])" table:style-name="ce3">
            <text:p>4.48</text:p>
          </table:table-cell>
          <table:table-cell office:value-type="float" office:value="21.255333333333336" table:formula="of:=AVERAGE([.E50:.E64])" table:style-name="ce3">
            <text:p>21.26</text:p>
          </table:table-cell>
          <table:table-cell table:number-columns-repeated="16373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7.32" table:style-name="ce1">
            <text:p>7.32</text:p>
          </table:table-cell>
          <table:table-cell office:value-type="float" office:value="21.72" table:style-name="ce1">
            <text:p>21.72</text:p>
          </table:table-cell>
          <table:table-cell office:value-type="float" office:value="4.66" table:style-name="ce1">
            <text:p>4.66</text:p>
          </table:table-cell>
          <table:table-cell office:value-type="float" office:value="8.4413333333333345" table:formula="of:=AVERAGE([.B51:.B65])" table:style-name="ce3">
            <text:p>8.44</text:p>
          </table:table-cell>
          <table:table-cell office:value-type="float" office:value="25.90666666666667" table:formula="of:=AVERAGE([.C51:.C65])" table:style-name="ce3">
            <text:p>25.91</text:p>
          </table:table-cell>
          <table:table-cell office:value-type="float" office:value="6.7780000000000014" table:formula="of:=AVERAGE([.D51:.D65])" table:style-name="ce3">
            <text:p>6.78</text:p>
          </table:table-cell>
          <table:table-cell office:value-type="float" office:value="4.4320000000000004" table:formula="of:=AVERAGE([.F51:.F65])" table:style-name="ce3">
            <text:p>4.43</text:p>
          </table:table-cell>
          <table:table-cell office:value-type="float" office:value="21.34333333333333" table:formula="of:=AVERAGE([.E51:.E65])" table:style-name="ce3">
            <text:p>21.34</text:p>
          </table:table-cell>
          <table:table-cell table:style-name="ce1">
            <draw:frame draw:z-index="4" draw:id="id7" draw:style-name="a7" draw:name="Chart 7" svg:x="0in" svg:y="0in" svg:width="5.85784in" svg:height="3.8235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8.24" table:style-name="ce1">
            <text:p>8.24</text:p>
          </table:table-cell>
          <table:table-cell office:value-type="float" office:value="25.91" table:style-name="ce1">
            <text:p>25.91</text:p>
          </table:table-cell>
          <table:table-cell office:value-type="float" office:value="6.61" table:style-name="ce1">
            <text:p>6.61</text:p>
          </table:table-cell>
          <table:table-cell office:value-type="float" office:value="21.07" table:style-name="ce1">
            <text:p>21.0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8.4179999999999993" table:formula="of:=AVERAGE([.B52:.B66])" table:style-name="ce3">
            <text:p>8.42</text:p>
          </table:table-cell>
          <table:table-cell office:value-type="float" office:value="25.909333333333336" table:formula="of:=AVERAGE([.C52:.C66])" table:style-name="ce3">
            <text:p>25.91</text:p>
          </table:table-cell>
          <table:table-cell office:value-type="float" office:value="6.782" table:formula="of:=AVERAGE([.D52:.D66])" table:style-name="ce3">
            <text:p>6.78</text:p>
          </table:table-cell>
          <table:table-cell office:value-type="float" office:value="4.4846666666666675" table:formula="of:=AVERAGE([.F52:.F66])" table:style-name="ce3">
            <text:p>4.48</text:p>
          </table:table-cell>
          <table:table-cell office:value-type="float" office:value="21.350666666666669" table:formula="of:=AVERAGE([.E52:.E66])" table:style-name="ce3">
            <text:p>21.35</text:p>
          </table:table-cell>
          <table:table-cell table:number-columns-repeated="16373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6" table:style-name="ce1">
            <text:p>26.16</text:p>
          </table:table-cell>
          <table:table-cell office:value-type="float" office:value="7.17" table:style-name="ce1">
            <text:p>7.17</text:p>
          </table:table-cell>
          <table:table-cell office:value-type="float" office:value="21.73" table:style-name="ce1">
            <text:p>21.73</text:p>
          </table:table-cell>
          <table:table-cell office:value-type="float" office:value="5.26" table:style-name="ce1">
            <text:p>5.26</text:p>
          </table:table-cell>
          <table:table-cell office:value-type="float" office:value="8.4206666666666674" table:formula="of:=AVERAGE([.B53:.B67])" table:style-name="ce3">
            <text:p>8.42</text:p>
          </table:table-cell>
          <table:table-cell office:value-type="float" office:value="25.911333333333342" table:formula="of:=AVERAGE([.C53:.C67])" table:style-name="ce3">
            <text:p>25.91</text:p>
          </table:table-cell>
          <table:table-cell office:value-type="float" office:value="6.84" table:formula="of:=AVERAGE([.D53:.D67])" table:style-name="ce3">
            <text:p>6.84</text:p>
          </table:table-cell>
          <table:table-cell office:value-type="float" office:value="4.4613333333333332" table:formula="of:=AVERAGE([.F53:.F67])" table:style-name="ce3">
            <text:p>4.46</text:p>
          </table:table-cell>
          <table:table-cell office:value-type="float" office:value="21.361333333333334" table:formula="of:=AVERAGE([.E53:.E67])" table:style-name="ce3">
            <text:p>21.36</text:p>
          </table:table-cell>
          <table:table-cell table:number-columns-repeated="16373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26.54" table:style-name="ce1">
            <text:p>26.54</text:p>
          </table:table-cell>
          <table:table-cell office:value-type="float" office:value="6.39" table:style-name="ce1">
            <text:p>6.39</text:p>
          </table:table-cell>
          <table:table-cell office:value-type="float" office:value="21.6" table:style-name="ce1">
            <text:p>21.6</text:p>
          </table:table-cell>
          <table:table-cell office:value-type="float" office:value="6.11" table:style-name="ce1">
            <text:p>6.11</text:p>
          </table:table-cell>
          <table:table-cell office:value-type="float" office:value="8.4533333333333331" table:formula="of:=AVERAGE([.B54:.B68])" table:style-name="ce3">
            <text:p>8.45</text:p>
          </table:table-cell>
          <table:table-cell office:value-type="float" office:value="25.95933333333334" table:formula="of:=AVERAGE([.C54:.C68])" table:style-name="ce3">
            <text:p>25.96</text:p>
          </table:table-cell>
          <table:table-cell office:value-type="float" office:value="6.8233333333333341" table:formula="of:=AVERAGE([.D54:.D68])" table:style-name="ce3">
            <text:p>6.82</text:p>
          </table:table-cell>
          <table:table-cell office:value-type="float" office:value="4.5640000000000009" table:formula="of:=AVERAGE([.F54:.F68])" table:style-name="ce3">
            <text:p>4.56</text:p>
          </table:table-cell>
          <table:table-cell office:value-type="float" office:value="21.352666666666668" table:formula="of:=AVERAGE([.E54:.E68])" table:style-name="ce3">
            <text:p>21.35</text:p>
          </table:table-cell>
          <table:table-cell table:number-columns-repeated="16373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26.16" table:style-name="ce1">
            <text:p>26.16</text:p>
          </table:table-cell>
          <table:table-cell office:value-type="float" office:value="6.58" table:style-name="ce1">
            <text:p>6.58</text:p>
          </table:table-cell>
          <table:table-cell office:value-type="float" office:value="21.43" table:style-name="ce1">
            <text:p>21.43</text:p>
          </table:table-cell>
          <table:table-cell office:value-type="float" office:value="5.27" table:style-name="ce1">
            <text:p>5.27</text:p>
          </table:table-cell>
          <table:table-cell office:value-type="float" office:value="8.4993333333333325" table:formula="of:=AVERAGE([.B55:.B69])" table:style-name="ce3">
            <text:p>8.50</text:p>
          </table:table-cell>
          <table:table-cell office:value-type="float" office:value="25.986666666666675" table:formula="of:=AVERAGE([.C55:.C69])" table:style-name="ce3">
            <text:p>25.99</text:p>
          </table:table-cell>
          <table:table-cell office:value-type="float" office:value="6.8640000000000008" table:formula="of:=AVERAGE([.D55:.D69])" table:style-name="ce3">
            <text:p>6.86</text:p>
          </table:table-cell>
          <table:table-cell office:value-type="float" office:value="4.7240000000000002" table:formula="of:=AVERAGE([.F55:.F69])" table:style-name="ce3">
            <text:p>4.72</text:p>
          </table:table-cell>
          <table:table-cell office:value-type="float" office:value="21.373333333333335" table:formula="of:=AVERAGE([.E55:.E69])" table:style-name="ce3">
            <text:p>21.37</text:p>
          </table:table-cell>
          <table:table-cell table:number-columns-repeated="16373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8.34" table:style-name="ce1">
            <text:p>8.34</text:p>
          </table:table-cell>
          <table:table-cell office:value-type="float" office:value="26.14" table:style-name="ce1">
            <text:p>26.14</text:p>
          </table:table-cell>
          <table:table-cell office:value-type="float" office:value="6.4" table:style-name="ce1">
            <text:p>6.4</text:p>
          </table:table-cell>
          <table:table-cell office:value-type="float" office:value="21.24" table:style-name="ce1">
            <text:p>21.24</text:p>
          </table:table-cell>
          <table:table-cell office:value-type="float" office:value="4.71" table:style-name="ce1">
            <text:p>4.71</text:p>
          </table:table-cell>
          <table:table-cell office:value-type="float" office:value="8.5133333333333319" table:formula="of:=AVERAGE([.B56:.B70])" table:style-name="ce3">
            <text:p>8.51</text:p>
          </table:table-cell>
          <table:table-cell office:value-type="float" office:value="26.024000000000008" table:formula="of:=AVERAGE([.C56:.C70])" table:style-name="ce3">
            <text:p>26.02</text:p>
          </table:table-cell>
          <table:table-cell office:value-type="float" office:value="6.8520000000000003" table:formula="of:=AVERAGE([.D56:.D70])" table:style-name="ce3">
            <text:p>6.85</text:p>
          </table:table-cell>
          <table:table-cell office:value-type="float" office:value="4.7619999999999996" table:formula="of:=AVERAGE([.F56:.F70])" table:style-name="ce3">
            <text:p>4.76</text:p>
          </table:table-cell>
          <table:table-cell office:value-type="float" office:value="21.360666666666667" table:formula="of:=AVERAGE([.E56:.E70])" table:style-name="ce3">
            <text:p>21.36</text:p>
          </table:table-cell>
          <table:table-cell table:number-columns-repeated="16373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5.9" table:style-name="ce1">
            <text:p>25.9</text:p>
          </table:table-cell>
          <table:table-cell office:value-type="float" office:value="7.47" table:style-name="ce1">
            <text:p>7.47</text:p>
          </table:table-cell>
          <table:table-cell office:value-type="float" office:value="21.52" table:style-name="ce1">
            <text:p>21.52</text:p>
          </table:table-cell>
          <table:table-cell office:value-type="float" office:value="3.97" table:style-name="ce1">
            <text:p>3.97</text:p>
          </table:table-cell>
          <table:table-cell office:value-type="float" office:value="8.5299999999999994" table:formula="of:=AVERAGE([.B57:.B71])" table:style-name="ce3">
            <text:p>8.53</text:p>
          </table:table-cell>
          <table:table-cell office:value-type="float" office:value="26.016666666666669" table:formula="of:=AVERAGE([.C57:.C71])" table:style-name="ce3">
            <text:p>26.02</text:p>
          </table:table-cell>
          <table:table-cell office:value-type="float" office:value="6.9366666666666665" table:formula="of:=AVERAGE([.D57:.D71])" table:style-name="ce3">
            <text:p>6.94</text:p>
          </table:table-cell>
          <table:table-cell office:value-type="float" office:value="4.7099999999999991" table:formula="of:=AVERAGE([.F57:.F71])" table:style-name="ce3">
            <text:p>4.71</text:p>
          </table:table-cell>
          <table:table-cell office:value-type="float" office:value="21.366666666666667" table:formula="of:=AVERAGE([.E57:.E71])" table:style-name="ce3">
            <text:p>21.37</text:p>
          </table:table-cell>
          <table:table-cell table:number-columns-repeated="16373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8.52" table:style-name="ce1">
            <text:p>8.52</text:p>
          </table:table-cell>
          <table:table-cell office:value-type="float" office:value="26.02" table:style-name="ce1">
            <text:p>26.02</text:p>
          </table:table-cell>
          <table:table-cell office:value-type="float" office:value="6.71" table:style-name="ce1">
            <text:p>6.71</text:p>
          </table:table-cell>
          <table:table-cell office:value-type="float" office:value="21.61" table:style-name="ce1">
            <text:p>21.61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8.5406666666666649" table:formula="of:=AVERAGE([.B58:.B72])" table:style-name="ce3">
            <text:p>8.54</text:p>
          </table:table-cell>
          <table:table-cell office:value-type="float" office:value="26.026000000000003" table:formula="of:=AVERAGE([.C58:.C72])" table:style-name="ce3">
            <text:p>26.03</text:p>
          </table:table-cell>
          <table:table-cell office:value-type="float" office:value="6.8866666666666667" table:formula="of:=AVERAGE([.D58:.D72])" table:style-name="ce3">
            <text:p>6.89</text:p>
          </table:table-cell>
          <table:table-cell office:value-type="float" office:value="4.676000000000001" table:formula="of:=AVERAGE([.F58:.F72])" table:style-name="ce3">
            <text:p>4.68</text:p>
          </table:table-cell>
          <table:table-cell office:value-type="float" office:value="21.425999999999998" table:formula="of:=AVERAGE([.E58:.E72])" table:style-name="ce3">
            <text:p>21.43</text:p>
          </table:table-cell>
          <table:table-cell table:number-columns-repeated="16373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26.19" table:style-name="ce1">
            <text:p>26.19</text:p>
          </table:table-cell>
          <table:table-cell office:value-type="float" office:value="6.92" table:style-name="ce1">
            <text:p>6.92</text:p>
          </table:table-cell>
          <table:table-cell office:value-type="float" office:value="22" table:style-name="ce1">
            <text:p>22</text:p>
          </table:table-cell>
          <table:table-cell office:value-type="float" office:value="4.2" table:style-name="ce1">
            <text:p>4.2</text:p>
          </table:table-cell>
          <table:table-cell office:value-type="float" office:value="8.5393333333333317" table:formula="of:=AVERAGE([.B59:.B73])" table:style-name="ce3">
            <text:p>8.54</text:p>
          </table:table-cell>
          <table:table-cell office:value-type="float" office:value="26.043333333333333" table:formula="of:=AVERAGE([.C59:.C73])" table:style-name="ce3">
            <text:p>26.04</text:p>
          </table:table-cell>
          <table:table-cell office:value-type="float" office:value="6.8406666666666665" table:formula="of:=AVERAGE([.D59:.D73])" table:style-name="ce3">
            <text:p>6.84</text:p>
          </table:table-cell>
          <table:table-cell office:value-type="float" office:value="4.5639999999999992" table:formula="of:=AVERAGE([.F59:.F73])" table:style-name="ce3">
            <text:p>4.56</text:p>
          </table:table-cell>
          <table:table-cell office:value-type="float" office:value="21.510666666666665" table:formula="of:=AVERAGE([.E59:.E73])" table:style-name="ce3">
            <text:p>21.51</text:p>
          </table:table-cell>
          <table:table-cell table:number-columns-repeated="16373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12" table:style-name="ce1">
            <text:p>26.12</text:p>
          </table:table-cell>
          <table:table-cell office:value-type="float" office:value="7.07" table:style-name="ce1">
            <text:p>7.07</text:p>
          </table:table-cell>
          <table:table-cell office:value-type="float" office:value="21.82" table:style-name="ce1">
            <text:p>21.82</text:p>
          </table:table-cell>
          <table:table-cell office:value-type="float" office:value="5.83" table:style-name="ce1">
            <text:p>5.83</text:p>
          </table:table-cell>
          <table:table-cell office:value-type="float" office:value="8.5586666666666638" table:formula="of:=AVERAGE([.B60:.B74])" table:style-name="ce3">
            <text:p>8.56</text:p>
          </table:table-cell>
          <table:table-cell office:value-type="float" office:value="26.065999999999995" table:formula="of:=AVERAGE([.C60:.C74])" table:style-name="ce3">
            <text:p>26.07</text:p>
          </table:table-cell>
          <table:table-cell office:value-type="float" office:value="6.8866666666666676" table:formula="of:=AVERAGE([.D60:.D74])" table:style-name="ce3">
            <text:p>6.89</text:p>
          </table:table-cell>
          <table:table-cell office:value-type="float" office:value="4.6246666666666671" table:formula="of:=AVERAGE([.F60:.F74])" table:style-name="ce3">
            <text:p>4.62</text:p>
          </table:table-cell>
          <table:table-cell office:value-type="float" office:value="21.539333333333332" table:formula="of:=AVERAGE([.E60:.E74])" table:style-name="ce3">
            <text:p>21.54</text:p>
          </table:table-cell>
          <table:table-cell table:number-columns-repeated="16373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8.86" table:style-name="ce1">
            <text:p>8.86</text:p>
          </table:table-cell>
          <table:table-cell office:value-type="float" office:value="26.24" table:style-name="ce1">
            <text:p>26.24</text:p>
          </table:table-cell>
          <table:table-cell office:value-type="float" office:value="6.94" table:style-name="ce1">
            <text:p>6.94</text:p>
          </table:table-cell>
          <table:table-cell office:value-type="float" office:value="20.92" table:style-name="ce1">
            <text:p>20.92</text:p>
          </table:table-cell>
          <table:table-cell office:value-type="float" office:value="5.39" table:style-name="ce1">
            <text:p>5.39</text:p>
          </table:table-cell>
          <table:table-cell office:value-type="float" office:value="8.5879999999999992" table:formula="of:=AVERAGE([.B61:.B75])" table:style-name="ce3">
            <text:p>8.59</text:p>
          </table:table-cell>
          <table:table-cell office:value-type="float" office:value="26.098666666666663" table:formula="of:=AVERAGE([.C61:.C75])" table:style-name="ce3">
            <text:p>26.10</text:p>
          </table:table-cell>
          <table:table-cell office:value-type="float" office:value="6.8759999999999994" table:formula="of:=AVERAGE([.D61:.D75])" table:style-name="ce3">
            <text:p>6.88</text:p>
          </table:table-cell>
          <table:table-cell office:value-type="float" office:value="4.7253333333333343" table:formula="of:=AVERAGE([.F61:.F75])" table:style-name="ce3">
            <text:p>4.73</text:p>
          </table:table-cell>
          <table:table-cell office:value-type="float" office:value="21.507999999999999" table:formula="of:=AVERAGE([.E61:.E75])" table:style-name="ce3">
            <text:p>21.51</text:p>
          </table:table-cell>
          <table:table-cell table:number-columns-repeated="16373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6.5" table:style-name="ce1">
            <text:p>6.5</text:p>
          </table:table-cell>
          <table:table-cell office:value-type="float" office:value="21.85" table:style-name="ce1">
            <text:p>21.85</text:p>
          </table:table-cell>
          <table:table-cell office:value-type="float" office:value="4.32" table:style-name="ce1">
            <text:p>4.32</text:p>
          </table:table-cell>
          <table:table-cell office:value-type="float" office:value="8.6046666666666667" table:formula="of:=AVERAGE([.B62:.B76])" table:style-name="ce3">
            <text:p>8.60</text:p>
          </table:table-cell>
          <table:table-cell office:value-type="float" office:value="26.108666666666668" table:formula="of:=AVERAGE([.C62:.C76])" table:style-name="ce3">
            <text:p>26.11</text:p>
          </table:table-cell>
          <table:table-cell office:value-type="float" office:value="6.8633333333333324" table:formula="of:=AVERAGE([.D62:.D76])" table:style-name="ce3">
            <text:p>6.86</text:p>
          </table:table-cell>
          <table:table-cell office:value-type="float" office:value="4.7386666666666653" table:formula="of:=AVERAGE([.F62:.F76])" table:style-name="ce3">
            <text:p>4.74</text:p>
          </table:table-cell>
          <table:table-cell office:value-type="float" office:value="21.524000000000004" table:formula="of:=AVERAGE([.E62:.E76])" table:style-name="ce3">
            <text:p>21.52</text:p>
          </table:table-cell>
          <table:table-cell table:number-columns-repeated="16373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8.76" table:style-name="ce1">
            <text:p>8.76</text:p>
          </table:table-cell>
          <table:table-cell office:value-type="float" office:value="26.11" table:style-name="ce1">
            <text:p>26.11</text:p>
          </table:table-cell>
          <table:table-cell office:value-type="float" office:value="5.95" table:style-name="ce1">
            <text:p>5.95</text:p>
          </table:table-cell>
          <table:table-cell office:value-type="float" office:value="21.59" table:style-name="ce1">
            <text:p>21.59</text:p>
          </table:table-cell>
          <table:table-cell office:value-type="float" office:value="4.01" table:style-name="ce1">
            <text:p>4.01</text:p>
          </table:table-cell>
          <table:table-cell office:value-type="float" office:value="8.620000000000001" table:formula="of:=AVERAGE([.B63:.B77])" table:style-name="ce3">
            <text:p>8.62</text:p>
          </table:table-cell>
          <table:table-cell office:value-type="float" office:value="26.133333333333336" table:formula="of:=AVERAGE([.C63:.C77])" table:style-name="ce3">
            <text:p>26.13</text:p>
          </table:table-cell>
          <table:table-cell office:value-type="float" office:value="6.8259999999999996" table:formula="of:=AVERAGE([.D63:.D77])" table:style-name="ce3">
            <text:p>6.83</text:p>
          </table:table-cell>
          <table:table-cell office:value-type="float" office:value="4.7133333333333338" table:formula="of:=AVERAGE([.F63:.F77])" table:style-name="ce3">
            <text:p>4.71</text:p>
          </table:table-cell>
          <table:table-cell office:value-type="float" office:value="21.538666666666668" table:formula="of:=AVERAGE([.E63:.E77])" table:style-name="ce3">
            <text:p>21.54</text:p>
          </table:table-cell>
          <table:table-cell table:number-columns-repeated="16373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.77" table:style-name="ce1">
            <text:p>8.77</text:p>
          </table:table-cell>
          <table:table-cell office:value-type="float" office:value="26.49" table:style-name="ce1">
            <text:p>26.49</text:p>
          </table:table-cell>
          <table:table-cell office:value-type="float" office:value="6.01" table:style-name="ce1">
            <text:p>6.01</text:p>
          </table:table-cell>
          <table:table-cell office:value-type="float" office:value="21.76" table:style-name="ce1">
            <text:p>21.76</text:p>
          </table:table-cell>
          <table:table-cell office:value-type="float" office:value="5.15" table:style-name="ce1">
            <text:p>5.15</text:p>
          </table:table-cell>
          <table:table-cell office:value-type="float" office:value="8.6226666666666674" table:formula="of:=AVERAGE([.B64:.B78])" table:style-name="ce3">
            <text:p>8.62</text:p>
          </table:table-cell>
          <table:table-cell office:value-type="float" office:value="26.154000000000003" table:formula="of:=AVERAGE([.C64:.C78])" table:style-name="ce3">
            <text:p>26.15</text:p>
          </table:table-cell>
          <table:table-cell office:value-type="float" office:value="6.7480000000000002" table:formula="of:=AVERAGE([.D64:.D78])" table:style-name="ce3">
            <text:p>6.75</text:p>
          </table:table-cell>
          <table:table-cell office:value-type="float" office:value="4.8393333333333333" table:formula="of:=AVERAGE([.F64:.F78])" table:style-name="ce3">
            <text:p>4.84</text:p>
          </table:table-cell>
          <table:table-cell office:value-type="float" office:value="21.574666666666669" table:formula="of:=AVERAGE([.E64:.E78])" table:style-name="ce3">
            <text:p>21.57</text:p>
          </table:table-cell>
          <table:table-cell table:number-columns-repeated="16373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8.73" table:style-name="ce1">
            <text:p>8.73</text:p>
          </table:table-cell>
          <table:table-cell office:value-type="float" office:value="26.45" table:style-name="ce1">
            <text:p>26.45</text:p>
          </table:table-cell>
          <table:table-cell office:value-type="float" office:value="6.84" table:style-name="ce1">
            <text:p>6.84</text:p>
          </table:table-cell>
          <table:table-cell office:value-type="float" office:value="21.59" table:style-name="ce1">
            <text:p>21.59</text:p>
          </table:table-cell>
          <table:table-cell office:value-type="float" office:value="5.3" table:style-name="ce1">
            <text:p>5.3</text:p>
          </table:table-cell>
          <table:table-cell office:value-type="float" office:value="8.6366666666666667" table:formula="of:=AVERAGE([.B65:.B79])" table:style-name="ce3">
            <text:p>8.64</text:p>
          </table:table-cell>
          <table:table-cell office:value-type="float" office:value="26.180000000000003" table:formula="of:=AVERAGE([.C65:.C79])" table:style-name="ce3">
            <text:p>26.18</text:p>
          </table:table-cell>
          <table:table-cell office:value-type="float" office:value="6.7253333333333343" table:formula="of:=AVERAGE([.D65:.D79])" table:style-name="ce3">
            <text:p>6.73</text:p>
          </table:table-cell>
          <table:table-cell office:value-type="float" office:value="4.8473333333333342" table:formula="of:=AVERAGE([.F65:.F79])" table:style-name="ce3">
            <text:p>4.85</text:p>
          </table:table-cell>
          <table:table-cell office:value-type="float" office:value="21.563333333333333" table:formula="of:=AVERAGE([.E65:.E79])" table:style-name="ce3">
            <text:p>21.56</text:p>
          </table:table-cell>
          <table:table-cell table:number-columns-repeated="16373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8.76" table:style-name="ce1">
            <text:p>8.76</text:p>
          </table:table-cell>
          <table:table-cell office:value-type="float" office:value="26.02" table:style-name="ce1">
            <text:p>26.02</text:p>
          </table:table-cell>
          <table:table-cell office:value-type="float" office:value="7.77" table:style-name="ce1">
            <text:p>7.77</text:p>
          </table:table-cell>
          <table:table-cell office:value-type="float" office:value="21.35" table:style-name="ce1">
            <text:p>21.35</text:p>
          </table:table-cell>
          <table:table-cell office:value-type="float" office:value="3.89" table:style-name="ce1">
            <text:p>3.89</text:p>
          </table:table-cell>
          <table:table-cell office:value-type="float" office:value="8.6453333333333333" table:formula="of:=AVERAGE([.B66:.B80])" table:style-name="ce3">
            <text:p>8.65</text:p>
          </table:table-cell>
          <table:table-cell office:value-type="float" office:value="26.170666666666666" table:formula="of:=AVERAGE([.C66:.C80])" table:style-name="ce3">
            <text:p>26.17</text:p>
          </table:table-cell>
          <table:table-cell office:value-type="float" office:value="6.7553333333333345" table:formula="of:=AVERAGE([.D66:.D80])" table:style-name="ce3">
            <text:p>6.76</text:p>
          </table:table-cell>
          <table:table-cell office:value-type="float" office:value="4.7960000000000003" table:formula="of:=AVERAGE([.F66:.F80])" table:style-name="ce3">
            <text:p>4.80</text:p>
          </table:table-cell>
          <table:table-cell office:value-type="float" office:value="21.538666666666664" table:formula="of:=AVERAGE([.E66:.E80])" table:style-name="ce3">
            <text:p>21.54</text:p>
          </table:table-cell>
          <table:table-cell table:number-columns-repeated="16373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8.85" table:style-name="ce1">
            <text:p>8.85</text:p>
          </table:table-cell>
          <table:table-cell office:value-type="float" office:value="26.13" table:style-name="ce1">
            <text:p>26.13</text:p>
          </table:table-cell>
          <table:table-cell office:value-type="float" office:value="6.54" table:style-name="ce1">
            <text:p>6.54</text:p>
          </table:table-cell>
          <table:table-cell office:value-type="float" office:value="21.4" table:style-name="ce1">
            <text:p>21.4</text:p>
          </table:table-cell>
          <table:table-cell office:value-type="float" office:value="4.97" table:style-name="ce1">
            <text:p>4.97</text:p>
          </table:table-cell>
          <table:table-cell office:value-type="float" office:value="8.6860000000000017" table:formula="of:=AVERAGE([.B67:.B81])" table:style-name="ce3">
            <text:p>8.69</text:p>
          </table:table-cell>
          <table:table-cell office:value-type="float" office:value="26.185333333333336" table:formula="of:=AVERAGE([.C67:.C81])" table:style-name="ce3">
            <text:p>26.19</text:p>
          </table:table-cell>
          <table:table-cell office:value-type="float" office:value="6.7506666666666684" table:formula="of:=AVERAGE([.D67:.D81])" table:style-name="ce3">
            <text:p>6.75</text:p>
          </table:table-cell>
          <table:table-cell office:value-type="float" office:value="4.8346666666666662" table:formula="of:=AVERAGE([.F67:.F81])" table:style-name="ce3">
            <text:p>4.83</text:p>
          </table:table-cell>
          <table:table-cell office:value-type="float" office:value="21.560666666666666" table:formula="of:=AVERAGE([.E67:.E81])" table:style-name="ce3">
            <text:p>21.56</text:p>
          </table:table-cell>
          <table:table-cell table:number-columns-repeated="16373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.58" table:style-name="ce1">
            <text:p>8.58</text:p>
          </table:table-cell>
          <table:table-cell office:value-type="float" office:value="26.22" table:style-name="ce1">
            <text:p>26.22</text:p>
          </table:table-cell>
          <table:table-cell office:value-type="float" office:value="7.55" table:style-name="ce1">
            <text:p>7.55</text:p>
          </table:table-cell>
          <table:table-cell office:value-type="float" office:value="20.83" table:style-name="ce1">
            <text:p>20.83</text:p>
          </table:table-cell>
          <table:table-cell office:value-type="float" office:value="5.23" table:style-name="ce1">
            <text:p>5.23</text:p>
          </table:table-cell>
          <table:table-cell office:value-type="float" office:value="8.6826666666666679" table:formula="of:=AVERAGE([.B68:.B82])" table:style-name="ce3">
            <text:p>8.68</text:p>
          </table:table-cell>
          <table:table-cell office:value-type="float" office:value="26.189333333333334" table:formula="of:=AVERAGE([.C68:.C82])" table:style-name="ce3">
            <text:p>26.19</text:p>
          </table:table-cell>
          <table:table-cell office:value-type="float" office:value="6.7759999999999998" table:formula="of:=AVERAGE([.D68:.D82])" table:style-name="ce3">
            <text:p>6.78</text:p>
          </table:table-cell>
          <table:table-cell office:value-type="float" office:value="4.8326666666666664" table:formula="of:=AVERAGE([.F68:.F82])" table:style-name="ce3">
            <text:p>4.83</text:p>
          </table:table-cell>
          <table:table-cell office:value-type="float" office:value="21.500666666666664" table:formula="of:=AVERAGE([.E68:.E82])" table:style-name="ce3">
            <text:p>21.50</text:p>
          </table:table-cell>
          <table:table-cell table:number-columns-repeated="16373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.68" table:style-name="ce1">
            <text:p>8.68</text:p>
          </table:table-cell>
          <table:table-cell office:value-type="float" office:value="26.63" table:style-name="ce1">
            <text:p>26.63</text:p>
          </table:table-cell>
          <table:table-cell office:value-type="float" office:value="7.18" table:style-name="ce1">
            <text:p>7.18</text:p>
          </table:table-cell>
          <table:table-cell office:value-type="float" office:value="21.76" table:style-name="ce1">
            <text:p>21.76</text:p>
          </table:table-cell>
          <table:table-cell office:value-type="float" office:value="5.37" table:style-name="ce1">
            <text:p>5.37</text:p>
          </table:table-cell>
          <table:table-cell office:value-type="float" office:value="8.6800000000000015" table:formula="of:=AVERAGE([.B69:.B83])" table:style-name="ce3">
            <text:p>8.68</text:p>
          </table:table-cell>
          <table:table-cell office:value-type="float" office:value="26.19533333333333" table:formula="of:=AVERAGE([.C69:.C83])" table:style-name="ce3">
            <text:p>26.20</text:p>
          </table:table-cell>
          <table:table-cell office:value-type="float" office:value="6.8286666666666669" table:formula="of:=AVERAGE([.D69:.D83])" table:style-name="ce3">
            <text:p>6.83</text:p>
          </table:table-cell>
          <table:table-cell office:value-type="float" office:value="4.7833333333333332" table:formula="of:=AVERAGE([.F69:.F83])" table:style-name="ce3">
            <text:p>4.78</text:p>
          </table:table-cell>
          <table:table-cell office:value-type="float" office:value="21.511333333333329" table:formula="of:=AVERAGE([.E69:.E83])" table:style-name="ce3">
            <text:p>21.51</text:p>
          </table:table-cell>
          <table:table-cell table:number-columns-repeated="16373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5" table:style-name="ce1">
            <text:p>26.5</text:p>
          </table:table-cell>
          <table:table-cell office:value-type="float" office:value="7.68" table:style-name="ce1">
            <text:p>7.68</text:p>
          </table:table-cell>
          <table:table-cell office:value-type="float" office:value="21.94" table:style-name="ce1">
            <text:p>21.94</text:p>
          </table:table-cell>
          <table:table-cell office:value-type="float" office:value="5.03" table:style-name="ce1">
            <text:p>5.03</text:p>
          </table:table-cell>
          <table:table-cell office:value-type="float" office:value="8.6859999999999999" table:formula="of:=AVERAGE([.B70:.B84])" table:style-name="ce3">
            <text:p>8.69</text:p>
          </table:table-cell>
          <table:table-cell office:value-type="float" office:value="26.218" table:formula="of:=AVERAGE([.C70:.C84])" table:style-name="ce3">
            <text:p>26.22</text:p>
          </table:table-cell>
          <table:table-cell office:value-type="float" office:value="6.9020000000000001" table:formula="of:=AVERAGE([.D70:.D84])" table:style-name="ce3">
            <text:p>6.90</text:p>
          </table:table-cell>
          <table:table-cell office:value-type="float" office:value="4.7673333333333341" table:formula="of:=AVERAGE([.F70:.F84])" table:style-name="ce3">
            <text:p>4.77</text:p>
          </table:table-cell>
          <table:table-cell office:value-type="float" office:value="21.545333333333328" table:formula="of:=AVERAGE([.E70:.E84])" table:style-name="ce3">
            <text:p>21.55</text:p>
          </table:table-cell>
          <table:table-cell table:number-columns-repeated="16373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8.75" table:style-name="ce1">
            <text:p>8.75</text:p>
          </table:table-cell>
          <table:table-cell office:value-type="float" office:value="26.36" table:style-name="ce1">
            <text:p>26.36</text:p>
          </table:table-cell>
          <table:table-cell office:value-type="float" office:value="7.55" table:style-name="ce1">
            <text:p>7.55</text:p>
          </table:table-cell>
          <table:table-cell office:value-type="float" office:value="20.88" table:style-name="ce1">
            <text:p>20.88</text:p>
          </table:table-cell>
          <table:table-cell office:value-type="float" office:value="5.19" table:style-name="ce1">
            <text:p>5.19</text:p>
          </table:table-cell>
          <table:table-cell office:value-type="float" office:value="8.7133333333333329" table:formula="of:=AVERAGE([.B71:.B85])" table:style-name="ce3">
            <text:p>8.71</text:p>
          </table:table-cell>
          <table:table-cell office:value-type="float" office:value="26.232666666666667" table:formula="of:=AVERAGE([.C71:.C85])" table:style-name="ce3">
            <text:p>26.23</text:p>
          </table:table-cell>
          <table:table-cell office:value-type="float" office:value="6.9786666666666664" table:formula="of:=AVERAGE([.D71:.D85])" table:style-name="ce3">
            <text:p>6.98</text:p>
          </table:table-cell>
          <table:table-cell office:value-type="float" office:value="4.7993333333333323" table:formula="of:=AVERAGE([.F71:.F85])" table:style-name="ce3">
            <text:p>4.80</text:p>
          </table:table-cell>
          <table:table-cell office:value-type="float" office:value="21.521333333333335" table:formula="of:=AVERAGE([.E71:.E85])" table:style-name="ce3">
            <text:p>21.52</text:p>
          </table:table-cell>
          <table:table-cell table:style-name="ce1">
            <draw:frame draw:z-index="5" draw:id="id8" draw:style-name="a8" draw:name="Chart 11" svg:x="0.22322in" svg:y="0.01042in" svg:width="6.54149in" svg:height="4.033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8.59" table:style-name="ce1">
            <text:p>8.59</text:p>
          </table:table-cell>
          <table:table-cell office:value-type="float" office:value="26.26" table:style-name="ce1">
            <text:p>26.26</text:p>
          </table:table-cell>
          <table:table-cell office:value-type="float" office:value="7.83" table:style-name="ce1">
            <text:p>7.83</text:p>
          </table:table-cell>
          <table:table-cell office:value-type="float" office:value="20.68" table:style-name="ce1">
            <text:p>20.68</text:p>
          </table:table-cell>
          <table:table-cell office:value-type="float" office:value="6.14" table:style-name="ce1">
            <text:p>6.14</text:p>
          </table:table-cell>
          <table:table-cell office:value-type="float" office:value="8.7106666666666648" table:formula="of:=AVERAGE([.B72:.B86])" table:style-name="ce3">
            <text:p>8.71</text:p>
          </table:table-cell>
          <table:table-cell office:value-type="float" office:value="26.256666666666668" table:formula="of:=AVERAGE([.C72:.C86])" table:style-name="ce3">
            <text:p>26.26</text:p>
          </table:table-cell>
          <table:table-cell office:value-type="float" office:value="7.0026666666666664" table:formula="of:=AVERAGE([.D72:.D86])" table:style-name="ce3">
            <text:p>7.00</text:p>
          </table:table-cell>
          <table:table-cell office:value-type="float" office:value="4.944" table:formula="of:=AVERAGE([.F72:.F86])" table:style-name="ce3">
            <text:p>4.94</text:p>
          </table:table-cell>
          <table:table-cell office:value-type="float" office:value="21.465333333333334" table:formula="of:=AVERAGE([.E72:.E86])" table:style-name="ce3">
            <text:p>21.47</text:p>
          </table:table-cell>
          <table:table-cell table:number-columns-repeated="16373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6.15" table:style-name="ce1">
            <text:p>26.15</text:p>
          </table:table-cell>
          <table:table-cell office:value-type="float" office:value="7.63" table:style-name="ce1">
            <text:p>7.63</text:p>
          </table:table-cell>
          <table:table-cell office:value-type="float" office:value="21.53" table:style-name="ce1">
            <text:p>21.53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8.7006666666666668" table:formula="of:=AVERAGE([.B73:.B87])" table:style-name="ce3">
            <text:p>8.70</text:p>
          </table:table-cell>
          <table:table-cell office:value-type="float" office:value="26.265333333333331" table:formula="of:=AVERAGE([.C73:.C87])" table:style-name="ce3">
            <text:p>26.27</text:p>
          </table:table-cell>
          <table:table-cell office:value-type="float" office:value="7.0640000000000009" table:formula="of:=AVERAGE([.D73:.D87])" table:style-name="ce3">
            <text:p>7.06</text:p>
          </table:table-cell>
          <table:table-cell office:value-type="float" office:value="4.9999999999999991" table:formula="of:=AVERAGE([.F73:.F87])" table:style-name="ce3">
            <text:p>5.00</text:p>
          </table:table-cell>
          <table:table-cell office:value-type="float" office:value="21.459999999999997" table:formula="of:=AVERAGE([.E73:.E87])" table:style-name="ce3">
            <text:p>21.46</text:p>
          </table:table-cell>
          <table:table-cell table:number-columns-repeated="16373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41" table:style-name="ce1">
            <text:p>26.41</text:p>
          </table:table-cell>
          <table:table-cell office:value-type="float" office:value="7.1" table:style-name="ce1">
            <text:p>7.1</text:p>
          </table:table-cell>
          <table:table-cell office:value-type="float" office:value="21.82" table:style-name="ce1">
            <text:p>21.82</text:p>
          </table:table-cell>
          <table:table-cell office:value-type="float" office:value="5.28" table:style-name="ce1">
            <text:p>5.28</text:p>
          </table:table-cell>
          <table:table-cell office:value-type="float" office:value="8.7059999999999995" table:formula="of:=AVERAGE([.B74:.B88])" table:style-name="ce3">
            <text:p>8.71</text:p>
          </table:table-cell>
          <table:table-cell office:value-type="float" office:value="26.279999999999998" table:formula="of:=AVERAGE([.C74:.C88])" table:style-name="ce3">
            <text:p>26.28</text:p>
          </table:table-cell>
          <table:table-cell office:value-type="float" office:value="7.0759999999999987" table:formula="of:=AVERAGE([.D74:.D88])" table:style-name="ce3">
            <text:p>7.08</text:p>
          </table:table-cell>
          <table:table-cell office:value-type="float" office:value="5.0719999999999992" table:formula="of:=AVERAGE([.F74:.F88])" table:style-name="ce3">
            <text:p>5.07</text:p>
          </table:table-cell>
          <table:table-cell office:value-type="float" office:value="21.447999999999997" table:formula="of:=AVERAGE([.E74:.E88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.64" table:style-name="ce1">
            <text:p>8.64</text:p>
          </table:table-cell>
          <table:table-cell office:value-type="float" office:value="26.33" table:style-name="ce1">
            <text:p>26.33</text:p>
          </table:table-cell>
          <table:table-cell office:value-type="float" office:value="6.94" table:style-name="ce1">
            <text:p>6.94</text:p>
          </table:table-cell>
          <table:table-cell office:value-type="float" office:value="21.92" table:style-name="ce1">
            <text:p>21.92</text:p>
          </table:table-cell>
          <table:table-cell office:value-type="float" office:value="5.77" table:style-name="ce1">
            <text:p>5.77</text:p>
          </table:table-cell>
          <table:table-cell office:value-type="float" office:value="8.702" table:formula="of:=AVERAGE([.B75:.B89])" table:style-name="ce3">
            <text:p>8.70</text:p>
          </table:table-cell>
          <table:table-cell office:value-type="float" office:value="26.293999999999997" table:formula="of:=AVERAGE([.C75:.C89])" table:style-name="ce3">
            <text:p>26.29</text:p>
          </table:table-cell>
          <table:table-cell office:value-type="float" office:value="7.0673333333333312" table:formula="of:=AVERAGE([.D75:.D89])" table:style-name="ce3">
            <text:p>7.07</text:p>
          </table:table-cell>
          <table:table-cell office:value-type="float" office:value="5.0679999999999996" table:formula="of:=AVERAGE([.F75:.F89])" table:style-name="ce3">
            <text:p>5.07</text:p>
          </table:table-cell>
          <table:table-cell office:value-type="float" office:value="21.454666666666672" table:formula="of:=AVERAGE([.E75:.E89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56" table:style-name="ce1">
            <text:p>26.56</text:p>
          </table:table-cell>
          <table:table-cell office:value-type="float" office:value="7.41" table:style-name="ce1">
            <text:p>7.41</text:p>
          </table:table-cell>
          <table:table-cell office:value-type="float" office:value="21.17" table:style-name="ce1">
            <text:p>21.17</text:p>
          </table:table-cell>
          <table:table-cell office:value-type="float" office:value="6.63" table:style-name="ce1">
            <text:p>6.63</text:p>
          </table:table-cell>
          <table:table-cell office:value-type="float" office:value="8.7026666666666657" table:formula="of:=AVERAGE([.B76:.B90])" table:style-name="ce3">
            <text:p>8.70</text:p>
          </table:table-cell>
          <table:table-cell office:value-type="float" office:value="26.315333333333331" table:formula="of:=AVERAGE([.C76:.C90])" table:style-name="ce3">
            <text:p>26.32</text:p>
          </table:table-cell>
          <table:table-cell office:value-type="float" office:value="7.0986666666666647" table:formula="of:=AVERAGE([.D76:.D90])" table:style-name="ce3">
            <text:p>7.10</text:p>
          </table:table-cell>
          <table:table-cell office:value-type="float" office:value="5.1506666666666661" table:formula="of:=AVERAGE([.F76:.F90])" table:style-name="ce3">
            <text:p>5.15</text:p>
          </table:table-cell>
          <table:table-cell office:value-type="float" office:value="21.471333333333334" table:formula="of:=AVERAGE([.E76:.E90])" table:style-name="ce3">
            <text:p>21.47</text:p>
          </table:table-cell>
          <table:table-cell table:number-columns-repeated="16373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8.56" table:style-name="ce1">
            <text:p>8.56</text:p>
          </table:table-cell>
          <table:table-cell office:value-type="float" office:value="26.43" table:style-name="ce1">
            <text:p>26.43</text:p>
          </table:table-cell>
          <table:table-cell office:value-type="float" office:value="6.52" table:style-name="ce1">
            <text:p>6.52</text:p>
          </table:table-cell>
          <table:table-cell office:value-type="float" office:value="21.45" table:style-name="ce1">
            <text:p>21.45</text:p>
          </table:table-cell>
          <table:table-cell office:value-type="float" office:value="4.84" table:style-name="ce1">
            <text:p>4.84</text:p>
          </table:table-cell>
          <table:table-cell office:value-type="float" office:value="8.6893333333333338" table:formula="of:=AVERAGE([.B77:.B91])" table:style-name="ce3">
            <text:p>8.69</text:p>
          </table:table-cell>
          <table:table-cell office:value-type="float" office:value="26.336666666666662" table:formula="of:=AVERAGE([.C77:.C91])" table:style-name="ce3">
            <text:p>26.34</text:p>
          </table:table-cell>
          <table:table-cell office:value-type="float" office:value="7.0999999999999979" table:formula="of:=AVERAGE([.D77:.D91])" table:style-name="ce3">
            <text:p>7.10</text:p>
          </table:table-cell>
          <table:table-cell office:value-type="float" office:value="5.1853333333333333" table:formula="of:=AVERAGE([.F77:.F91])" table:style-name="ce3">
            <text:p>5.19</text:p>
          </table:table-cell>
          <table:table-cell office:value-type="float" office:value="21.444666666666667" table:formula="of:=AVERAGE([.E77:.E91])" table:style-name="ce3">
            <text:p>21.44</text:p>
          </table:table-cell>
          <table:table-cell table:number-columns-repeated="16373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26.17" table:style-name="ce1">
            <text:p>26.17</text:p>
          </table:table-cell>
          <table:table-cell office:value-type="float" office:value="6.99" table:style-name="ce1">
            <text:p>6.99</text:p>
          </table:table-cell>
          <table:table-cell office:value-type="float" office:value="22.1" table:style-name="ce1">
            <text:p>22.1</text:p>
          </table:table-cell>
          <table:table-cell office:value-type="float" office:value="5.22" table:style-name="ce1">
            <text:p>5.22</text:p>
          </table:table-cell>
          <table:table-cell office:value-type="float" office:value="8.6806666666666672" table:formula="of:=AVERAGE([.B78:.B92])" table:style-name="ce3">
            <text:p>8.68</text:p>
          </table:table-cell>
          <table:table-cell office:value-type="float" office:value="26.340666666666667" table:formula="of:=AVERAGE([.C78:.C92])" table:style-name="ce3">
            <text:p>26.34</text:p>
          </table:table-cell>
          <table:table-cell office:value-type="float" office:value="7.1693333333333307" table:formula="of:=AVERAGE([.D78:.D92])" table:style-name="ce3">
            <text:p>7.17</text:p>
          </table:table-cell>
          <table:table-cell office:value-type="float" office:value="5.266" table:formula="of:=AVERAGE([.F78:.F92])" table:style-name="ce3">
            <text:p>5.27</text:p>
          </table:table-cell>
          <table:table-cell office:value-type="float" office:value="21.478666666666665" table:formula="of:=AVERAGE([.E78:.E92])" table:style-name="ce3">
            <text:p>21.48</text:p>
          </table:table-cell>
          <table:table-cell table:number-columns-repeated="16373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6.41" table:style-name="ce1">
            <text:p>26.41</text:p>
          </table:table-cell>
          <table:table-cell office:value-type="float" office:value="5.88" table:style-name="ce1">
            <text:p>5.88</text:p>
          </table:table-cell>
          <table:table-cell office:value-type="float" office:value="21.48" table:style-name="ce1">
            <text:p>21.48</text:p>
          </table:table-cell>
          <table:table-cell office:value-type="float" office:value="4.46" table:style-name="ce1">
            <text:p>4.46</text:p>
          </table:table-cell>
          <table:table-cell office:value-type="float" office:value="8.6479999999999997" table:formula="of:=AVERAGE([.B79:.B93])" table:style-name="ce3">
            <text:p>8.65</text:p>
          </table:table-cell>
          <table:table-cell office:value-type="float" office:value="26.335333333333335" table:formula="of:=AVERAGE([.C79:.C93])" table:style-name="ce3">
            <text:p>26.34</text:p>
          </table:table-cell>
          <table:table-cell office:value-type="float" office:value="7.160666666666665" table:formula="of:=AVERAGE([.D79:.D93])" table:style-name="ce3">
            <text:p>7.16</text:p>
          </table:table-cell>
          <table:table-cell office:value-type="float" office:value="5.22" table:formula="of:=AVERAGE([.F79:.F93])" table:style-name="ce3">
            <text:p>5.22</text:p>
          </table:table-cell>
          <table:table-cell office:value-type="float" office:value="21.46" table:formula="of:=AVERAGE([.E79:.E93])" table:style-name="ce3">
            <text:p>21.46</text:p>
          </table:table-cell>
          <table:table-cell table:number-columns-repeated="16373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.73" table:style-name="ce1">
            <text:p>8.73</text:p>
          </table:table-cell>
          <table:table-cell office:value-type="float" office:value="26.6" table:style-name="ce1">
            <text:p>26.6</text:p>
          </table:table-cell>
          <table:table-cell office:value-type="float" office:value="7.14" table:style-name="ce1">
            <text:p>7.14</text:p>
          </table:table-cell>
          <table:table-cell office:value-type="float" office:value="21.49" table:style-name="ce1">
            <text:p>21.49</text:p>
          </table:table-cell>
          <table:table-cell office:value-type="float" office:value="5.44" table:style-name="ce1">
            <text:p>5.44</text:p>
          </table:table-cell>
          <table:table-cell office:value-type="float" office:value="8.6479999999999997" table:formula="of:=AVERAGE([.B80:.B94])" table:style-name="ce3">
            <text:p>8.65</text:p>
          </table:table-cell>
          <table:table-cell office:value-type="float" office:value="26.345333333333336" table:formula="of:=AVERAGE([.C80:.C94])" table:style-name="ce3">
            <text:p>26.35</text:p>
          </table:table-cell>
          <table:table-cell office:value-type="float" office:value="7.1806666666666654" table:formula="of:=AVERAGE([.D80:.D94])" table:style-name="ce3">
            <text:p>7.18</text:p>
          </table:table-cell>
          <table:table-cell office:value-type="float" office:value="5.2293333333333321" table:formula="of:=AVERAGE([.F80:.F94])" table:style-name="ce3">
            <text:p>5.23</text:p>
          </table:table-cell>
          <table:table-cell office:value-type="float" office:value="21.453333333333337" table:formula="of:=AVERAGE([.E80:.E94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8.77" table:style-name="ce1">
            <text:p>8.77</text:p>
          </table:table-cell>
          <table:table-cell office:value-type="float" office:value="26.65" table:style-name="ce1">
            <text:p>26.65</text:p>
          </table:table-cell>
          <table:table-cell office:value-type="float" office:value="7.21" table:style-name="ce1">
            <text:p>7.21</text:p>
          </table:table-cell>
          <table:table-cell office:value-type="float" office:value="21.85" table:style-name="ce1">
            <text:p>21.85</text:p>
          </table:table-cell>
          <table:table-cell office:value-type="float" office:value="4.43" table:style-name="ce1">
            <text:p>4.43</text:p>
          </table:table-cell>
          <table:table-cell office:value-type="float" office:value="8.6486666666666672" table:formula="of:=AVERAGE([.B81:.B95])" table:style-name="ce3">
            <text:p>8.65</text:p>
          </table:table-cell>
          <table:table-cell office:value-type="float" office:value="26.387333333333334" table:formula="of:=AVERAGE([.C81:.C95])" table:style-name="ce3">
            <text:p>26.39</text:p>
          </table:table-cell>
          <table:table-cell office:value-type="float" office:value="7.1433333333333318" table:formula="of:=AVERAGE([.D81:.D95])" table:style-name="ce3">
            <text:p>7.14</text:p>
          </table:table-cell>
          <table:table-cell office:value-type="float" office:value="5.2653333333333325" table:formula="of:=AVERAGE([.F81:.F95])" table:style-name="ce3">
            <text:p>5.27</text:p>
          </table:table-cell>
          <table:table-cell office:value-type="float" office:value="21.486666666666672" table:formula="of:=AVERAGE([.E81:.E95])" table:style-name="ce3">
            <text:p>21.49</text:p>
          </table:table-cell>
          <table:table-cell table:number-columns-repeated="16373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8.73" table:style-name="ce1">
            <text:p>8.73</text:p>
          </table:table-cell>
          <table:table-cell office:value-type="float" office:value="26.94" table:style-name="ce1">
            <text:p>26.94</text:p>
          </table:table-cell>
          <table:table-cell office:value-type="float" office:value="7.61" table:style-name="ce1">
            <text:p>7.61</text:p>
          </table:table-cell>
          <table:table-cell office:value-type="float" office:value="20.98" table:style-name="ce1">
            <text:p>20.98</text:p>
          </table:table-cell>
          <table:table-cell office:value-type="float" office:value="5.18" table:style-name="ce1">
            <text:p>5.18</text:p>
          </table:table-cell>
          <table:table-cell office:value-type="float" office:value="8.640666666666668" table:formula="of:=AVERAGE([.B82:.B96])" table:style-name="ce3">
            <text:p>8.64</text:p>
          </table:table-cell>
          <table:table-cell office:value-type="float" office:value="26.441333333333336" table:formula="of:=AVERAGE([.C82:.C96])" table:style-name="ce3">
            <text:p>26.44</text:p>
          </table:table-cell>
          <table:table-cell office:value-type="float" office:value="7.2146666666666652" table:formula="of:=AVERAGE([.D82:.D96])" table:style-name="ce3">
            <text:p>7.21</text:p>
          </table:table-cell>
          <table:table-cell office:value-type="float" office:value="5.2793333333333328" table:formula="of:=AVERAGE([.F82:.F96])" table:style-name="ce3">
            <text:p>5.28</text:p>
          </table:table-cell>
          <table:table-cell office:value-type="float" office:value="21.458666666666669" table:formula="of:=AVERAGE([.E82:.E96])" table:style-name="ce3">
            <text:p>21.46</text:p>
          </table:table-cell>
          <table:table-cell table:number-columns-repeated="16373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8.58" table:style-name="ce1">
            <text:p>8.58</text:p>
          </table:table-cell>
          <table:table-cell office:value-type="float" office:value="26.45" table:style-name="ce1">
            <text:p>26.45</text:p>
          </table:table-cell>
          <table:table-cell office:value-type="float" office:value="6.87" table:style-name="ce1">
            <text:p>6.87</text:p>
          </table:table-cell>
          <table:table-cell office:value-type="float" office:value="22.3" table:style-name="ce1">
            <text:p>22.3</text:p>
          </table:table-cell>
          <table:table-cell office:value-type="float" office:value="5.44" table:style-name="ce1">
            <text:p>5.44</text:p>
          </table:table-cell>
          <table:table-cell office:value-type="float" office:value="8.640666666666668" table:formula="of:=AVERAGE([.B83:.B97])" table:style-name="ce3">
            <text:p>8.64</text:p>
          </table:table-cell>
          <table:table-cell office:value-type="float" office:value="26.456666666666667" table:formula="of:=AVERAGE([.C83:.C97])" table:style-name="ce3">
            <text:p>26.46</text:p>
          </table:table-cell>
          <table:table-cell office:value-type="float" office:value="7.1693333333333324" table:formula="of:=AVERAGE([.D83:.D97])" table:style-name="ce3">
            <text:p>7.17</text:p>
          </table:table-cell>
          <table:table-cell office:value-type="float" office:value="5.2933333333333339" table:formula="of:=AVERAGE([.F83:.F97])" table:style-name="ce3">
            <text:p>5.29</text:p>
          </table:table-cell>
          <table:table-cell office:value-type="float" office:value="21.556666666666668" table:formula="of:=AVERAGE([.E83:.E97])" table:style-name="ce3">
            <text:p>21.56</text:p>
          </table:table-cell>
          <table:table-cell table:number-columns-repeated="16373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.23" table:style-name="ce1">
            <text:p>26.23</text:p>
          </table:table-cell>
          <table:table-cell office:value-type="float" office:value="7.9" table:style-name="ce1">
            <text:p>7.9</text:p>
          </table:table-cell>
          <table:table-cell office:value-type="float" office:value="21.14" table:style-name="ce1">
            <text:p>21.14</text:p>
          </table:table-cell>
          <table:table-cell office:value-type="float" office:value="5.25" table:style-name="ce1">
            <text:p>5.25</text:p>
          </table:table-cell>
          <table:table-cell office:value-type="float" office:value="8.6486666666666654" table:formula="of:=AVERAGE([.B84:.B98])" table:style-name="ce3">
            <text:p>8.65</text:p>
          </table:table-cell>
          <table:table-cell office:value-type="float" office:value="26.430000000000003" table:formula="of:=AVERAGE([.C84:.C98])" table:style-name="ce3">
            <text:p>26.43</text:p>
          </table:table-cell>
          <table:table-cell office:value-type="float" office:value="7.2173333333333325" table:formula="of:=AVERAGE([.D84:.D98])" table:style-name="ce3">
            <text:p>7.22</text:p>
          </table:table-cell>
          <table:table-cell office:value-type="float" office:value="5.285333333333333" table:formula="of:=AVERAGE([.F84:.F98])" table:style-name="ce3">
            <text:p>5.29</text:p>
          </table:table-cell>
          <table:table-cell office:value-type="float" office:value="21.515333333333334" table:formula="of:=AVERAGE([.E84:.E98])" table:style-name="ce3">
            <text:p>21.52</text:p>
          </table:table-cell>
          <table:table-cell table:number-columns-repeated="16373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8.75" table:style-name="ce1">
            <text:p>8.75</text:p>
          </table:table-cell>
          <table:table-cell office:value-type="float" office:value="26.24" table:style-name="ce1">
            <text:p>26.24</text:p>
          </table:table-cell>
          <table:table-cell office:value-type="float" office:value="6.57" table:style-name="ce1">
            <text:p>6.57</text:p>
          </table:table-cell>
          <table:table-cell office:value-type="float" office:value="22.11" table:style-name="ce1">
            <text:p>22.11</text:p>
          </table:table-cell>
          <table:table-cell office:value-type="float" office:value="4.38" table:style-name="ce1">
            <text:p>4.38</text:p>
          </table:table-cell>
          <table:table-cell office:value-type="float" office:value="8.6453333333333333" table:formula="of:=AVERAGE([.B85:.B99])" table:style-name="ce3">
            <text:p>8.65</text:p>
          </table:table-cell>
          <table:table-cell office:value-type="float" office:value="26.412666666666667" table:formula="of:=AVERAGE([.C85:.C99])" table:style-name="ce3">
            <text:p>26.41</text:p>
          </table:table-cell>
          <table:table-cell office:value-type="float" office:value="7.1433333333333335" table:formula="of:=AVERAGE([.D85:.D99])" table:style-name="ce3">
            <text:p>7.14</text:p>
          </table:table-cell>
          <table:table-cell office:value-type="float" office:value="5.242" table:formula="of:=AVERAGE([.F85:.F99])" table:style-name="ce3">
            <text:p>5.24</text:p>
          </table:table-cell>
          <table:table-cell office:value-type="float" office:value="21.526666666666664" table:formula="of:=AVERAGE([.E85:.E99])" table:style-name="ce3">
            <text:p>21.53</text:p>
          </table:table-cell>
          <table:table-cell table:number-columns-repeated="16373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8.86" table:style-name="ce1">
            <text:p>8.86</text:p>
          </table:table-cell>
          <table:table-cell office:value-type="float" office:value="26.23" table:style-name="ce1">
            <text:p>26.23</text:p>
          </table:table-cell>
          <table:table-cell office:value-type="float" office:value="6.27" table:style-name="ce1">
            <text:p>6.27</text:p>
          </table:table-cell>
          <table:table-cell office:value-type="float" office:value="22.09" table:style-name="ce1">
            <text:p>22.09</text:p>
          </table:table-cell>
          <table:table-cell office:value-type="float" office:value="4.43" table:style-name="ce1">
            <text:p>4.43</text:p>
          </table:table-cell>
          <table:table-cell office:value-type="float" office:value="8.6526666666666685" table:formula="of:=AVERAGE([.B86:.B100])" table:style-name="ce3">
            <text:p>8.65</text:p>
          </table:table-cell>
          <table:table-cell office:value-type="float" office:value="26.404" table:formula="of:=AVERAGE([.C86:.C100])" table:style-name="ce3">
            <text:p>26.40</text:p>
          </table:table-cell>
          <table:table-cell office:value-type="float" office:value="7.0580000000000016" table:formula="of:=AVERAGE([.D86:.D100])" table:style-name="ce3">
            <text:p>7.06</text:p>
          </table:table-cell>
          <table:table-cell office:value-type="float" office:value="5.1913333333333336" table:formula="of:=AVERAGE([.F86:.F100])" table:style-name="ce3">
            <text:p>5.19</text:p>
          </table:table-cell>
          <table:table-cell office:value-type="float" office:value="21.60733333333333" table:formula="of:=AVERAGE([.E86:.E100])" table:style-name="ce3">
            <text:p>21.61</text:p>
          </table:table-cell>
          <table:table-cell table:number-columns-repeated="16373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.41" table:style-name="ce1">
            <text:p>8.41</text:p>
          </table:table-cell>
          <table:table-cell office:value-type="float" office:value="26.32" table:style-name="ce1">
            <text:p>26.32</text:p>
          </table:table-cell>
          <table:table-cell office:value-type="float" office:value="7.31" table:style-name="ce1">
            <text:p>7.31</text:p>
          </table:table-cell>
          <table:table-cell office:value-type="float" office:value="21.07" table:style-name="ce1">
            <text:p>21.07</text:p>
          </table:table-cell>
          <table:table-cell office:value-type="float" office:value="5.31" table:style-name="ce1">
            <text:p>5.31</text:p>
          </table:table-cell>
          <table:table-cell office:value-type="float" office:value="8.640666666666668" table:formula="of:=AVERAGE([.B87:.B101])" table:style-name="ce3">
            <text:p>8.64</text:p>
          </table:table-cell>
          <table:table-cell office:value-type="float" office:value="26.408000000000005" table:formula="of:=AVERAGE([.C87:.C101])" table:style-name="ce3">
            <text:p>26.41</text:p>
          </table:table-cell>
          <table:table-cell office:value-type="float" office:value="7.0233333333333343" table:formula="of:=AVERAGE([.D87:.D101])" table:style-name="ce3">
            <text:p>7.02</text:p>
          </table:table-cell>
          <table:table-cell office:value-type="float" office:value="5.1359999999999992" table:formula="of:=AVERAGE([.F87:.F101])" table:style-name="ce3">
            <text:p>5.14</text:p>
          </table:table-cell>
          <table:table-cell office:value-type="float" office:value="21.633333333333333" table:formula="of:=AVERAGE([.E87:.E101])" table:style-name="ce3">
            <text:p>21.63</text:p>
          </table:table-cell>
          <table:table-cell table:number-columns-repeated="16373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6.23" table:style-name="ce1">
            <text:p>26.23</text:p>
          </table:table-cell>
          <table:table-cell office:value-type="float" office:value="6.32" table:style-name="ce1">
            <text:p>6.32</text:p>
          </table:table-cell>
          <table:table-cell office:value-type="float" office:value="21.52" table:style-name="ce1">
            <text:p>21.52</text:p>
          </table:table-cell>
          <table:table-cell office:value-type="float" office:value="4.54" table:style-name="ce1">
            <text:p>4.54</text:p>
          </table:table-cell>
          <table:table-cell office:value-type="float" office:value="8.6513333333333318" table:formula="of:=AVERAGE([.B88:.B102])" table:style-name="ce3">
            <text:p>8.65</text:p>
          </table:table-cell>
          <table:table-cell office:value-type="float" office:value="26.413333333333338" table:formula="of:=AVERAGE([.C88:.C102])" table:style-name="ce3">
            <text:p>26.41</text:p>
          </table:table-cell>
          <table:table-cell office:value-type="float" office:value="6.9360000000000017" table:formula="of:=AVERAGE([.D88:.D102])" table:style-name="ce3">
            <text:p>6.94</text:p>
          </table:table-cell>
          <table:table-cell office:value-type="float" office:value="5.1066666666666674" table:formula="of:=AVERAGE([.F88:.F102])" table:style-name="ce3">
            <text:p>5.11</text:p>
          </table:table-cell>
          <table:table-cell office:value-type="float" office:value="21.632666666666662" table:formula="of:=AVERAGE([.E88:.E102])" table:style-name="ce3">
            <text:p>21.63</text:p>
          </table:table-cell>
          <table:table-cell table:number-columns-repeated="16373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8.6" table:style-name="ce1">
            <text:p>8.6</text:p>
          </table:table-cell>
          <table:table-cell office:value-type="float" office:value="26.37" table:style-name="ce1">
            <text:p>26.37</text:p>
          </table:table-cell>
          <table:table-cell office:value-type="float" office:value="7.18" table:style-name="ce1">
            <text:p>7.18</text:p>
          </table:table-cell>
          <table:table-cell office:value-type="float" office:value="22.1" table:style-name="ce1">
            <text:p>22.1</text:p>
          </table:table-cell>
          <table:table-cell office:value-type="float" office:value="5.25" table:style-name="ce1">
            <text:p>5.25</text:p>
          </table:table-cell>
          <table:table-cell office:value-type="float" office:value="8.6493333333333347" table:formula="of:=AVERAGE([.B89:.B103])" table:style-name="ce3">
            <text:p>8.65</text:p>
          </table:table-cell>
          <table:table-cell office:value-type="float" office:value="26.410666666666668" table:formula="of:=AVERAGE([.C89:.C103])" table:style-name="ce3">
            <text:p>26.41</text:p>
          </table:table-cell>
          <table:table-cell office:value-type="float" office:value="6.9413333333333336" table:formula="of:=AVERAGE([.D89:.D103])" table:style-name="ce3">
            <text:p>6.94</text:p>
          </table:table-cell>
          <table:table-cell office:value-type="float" office:value="5.1046666666666676" table:formula="of:=AVERAGE([.F89:.F103])" table:style-name="ce3">
            <text:p>5.10</text:p>
          </table:table-cell>
          <table:table-cell office:value-type="float" office:value="21.651333333333334" table:formula="of:=AVERAGE([.E89:.E103])" table:style-name="ce3">
            <text:p>21.65</text:p>
          </table:table-cell>
          <table:table-cell table:number-columns-repeated="16373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6" table:style-name="ce1">
            <text:p>26.36</text:p>
          </table:table-cell>
          <table:table-cell office:value-type="float" office:value="7.26" table:style-name="ce1">
            <text:p>7.26</text:p>
          </table:table-cell>
          <table:table-cell office:value-type="float" office:value="20.92" table:style-name="ce1">
            <text:p>20.92</text:p>
          </table:table-cell>
          <table:table-cell office:value-type="float" office:value="4.55" table:style-name="ce1">
            <text:p>4.55</text:p>
          </table:table-cell>
          <table:table-cell office:value-type="float" office:value="8.6533333333333324" table:formula="of:=AVERAGE([.B90:.B104])" table:style-name="ce3">
            <text:p>8.65</text:p>
          </table:table-cell>
          <table:table-cell office:value-type="float" office:value="26.412666666666667" table:formula="of:=AVERAGE([.C90:.C104])" table:style-name="ce3">
            <text:p>26.41</text:p>
          </table:table-cell>
          <table:table-cell office:value-type="float" office:value="6.9626666666666672" table:formula="of:=AVERAGE([.D90:.D104])" table:style-name="ce3">
            <text:p>6.96</text:p>
          </table:table-cell>
          <table:table-cell office:value-type="float" office:value="5.0233333333333343" table:formula="of:=AVERAGE([.F90:.F104])" table:style-name="ce3">
            <text:p>5.02</text:p>
          </table:table-cell>
          <table:table-cell office:value-type="float" office:value="21.584666666666671" table:formula="of:=AVERAGE([.E90:.E104])" table:style-name="ce3">
            <text:p>21.58</text:p>
          </table:table-cell>
          <table:table-cell table:number-columns-repeated="16373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8.52" table:style-name="ce1">
            <text:p>8.52</text:p>
          </table:table-cell>
          <table:table-cell office:value-type="float" office:value="26.32" table:style-name="ce1">
            <text:p>26.32</text:p>
          </table:table-cell>
          <table:table-cell office:value-type="float" office:value="6.89" table:style-name="ce1">
            <text:p>6.89</text:p>
          </table:table-cell>
          <table:table-cell office:value-type="float" office:value="21.48" table:style-name="ce1">
            <text:p>21.48</text:p>
          </table:table-cell>
          <table:table-cell office:value-type="float" office:value="4.62" table:style-name="ce1">
            <text:p>4.62</text:p>
          </table:table-cell>
          <table:table-cell office:value-type="float" office:value="8.629999999999999" table:formula="of:=AVERAGE([.B91:.B105])" table:style-name="ce3">
            <text:p>8.63</text:p>
          </table:table-cell>
          <table:table-cell office:value-type="float" office:value="26.396666666666668" table:formula="of:=AVERAGE([.C91:.C105])" table:style-name="ce3">
            <text:p>26.40</text:p>
          </table:table-cell>
          <table:table-cell office:value-type="float" office:value="6.9280000000000008" table:formula="of:=AVERAGE([.D91:.D105])" table:style-name="ce3">
            <text:p>6.93</text:p>
          </table:table-cell>
          <table:table-cell office:value-type="float" office:value="4.889333333333334" table:formula="of:=AVERAGE([.F91:.F105])" table:style-name="ce3">
            <text:p>4.89</text:p>
          </table:table-cell>
          <table:table-cell office:value-type="float" office:value="21.605333333333341" table:formula="of:=AVERAGE([.E91:.E105])" table:style-name="ce3">
            <text:p>21.61</text:p>
          </table:table-cell>
          <table:table-cell table:number-columns-repeated="16373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8.6" table:style-name="ce1">
            <text:p>8.6</text:p>
          </table:table-cell>
          <table:table-cell office:value-type="float" office:value="26.58" table:style-name="ce1">
            <text:p>26.58</text:p>
          </table:table-cell>
          <table:table-cell office:value-type="float" office:value="6.55" table:style-name="ce1">
            <text:p>6.55</text:p>
          </table:table-cell>
          <table:table-cell office:value-type="float" office:value="21.88" table:style-name="ce1">
            <text:p>21.88</text:p>
          </table:table-cell>
          <table:table-cell office:value-type="float" office:value="5.22" table:style-name="ce1">
            <text:p>5.22</text:p>
          </table:table-cell>
          <table:table-cell office:value-type="float" office:value="8.6326666666666654" table:formula="of:=AVERAGE([.B92:.B106])" table:style-name="ce3">
            <text:p>8.63</text:p>
          </table:table-cell>
          <table:table-cell office:value-type="float" office:value="26.40666666666667" table:formula="of:=AVERAGE([.C92:.C106])" table:style-name="ce3">
            <text:p>26.41</text:p>
          </table:table-cell>
          <table:table-cell office:value-type="float" office:value="6.9300000000000006" table:formula="of:=AVERAGE([.D92:.D106])" table:style-name="ce3">
            <text:p>6.93</text:p>
          </table:table-cell>
          <table:table-cell office:value-type="float" office:value="4.9146666666666663" table:formula="of:=AVERAGE([.F92:.F106])" table:style-name="ce3">
            <text:p>4.91</text:p>
          </table:table-cell>
          <table:table-cell office:value-type="float" office:value="21.634000000000004" table:formula="of:=AVERAGE([.E92:.E106])" table:style-name="ce3">
            <text:p>21.63</text:p>
          </table:table-cell>
          <table:table-cell table:number-columns-repeated="16373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6.32" table:style-name="ce1">
            <text:p>26.32</text:p>
          </table:table-cell>
          <table:table-cell office:value-type="float" office:value="6.63" table:style-name="ce1">
            <text:p>6.63</text:p>
          </table:table-cell>
          <table:table-cell office:value-type="float" office:value="21.53" table:style-name="ce1">
            <text:p>21.53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8.6373333333333324" table:formula="of:=AVERAGE([.B93:.B107])" table:style-name="ce3">
            <text:p>8.64</text:p>
          </table:table-cell>
          <table:table-cell office:value-type="float" office:value="26.416666666666664" table:formula="of:=AVERAGE([.C93:.C107])" table:style-name="ce3">
            <text:p>26.42</text:p>
          </table:table-cell>
          <table:table-cell office:value-type="float" office:value="6.9060000000000015" table:formula="of:=AVERAGE([.D93:.D107])" table:style-name="ce3">
            <text:p>6.91</text:p>
          </table:table-cell>
          <table:table-cell office:value-type="float" office:value="4.8766666666666669" table:formula="of:=AVERAGE([.F93:.F107])" table:style-name="ce3">
            <text:p>4.88</text:p>
          </table:table-cell>
          <table:table-cell office:value-type="float" office:value="21.596000000000004" table:formula="of:=AVERAGE([.E93:.E107])" table:style-name="ce3">
            <text:p>21.60</text:p>
          </table:table-cell>
          <table:table-cell table:number-columns-repeated="16373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8.6" table:style-name="ce1">
            <text:p>8.6</text:p>
          </table:table-cell>
          <table:table-cell office:value-type="float" office:value="26.14" table:style-name="ce1">
            <text:p>26.14</text:p>
          </table:table-cell>
          <table:table-cell office:value-type="float" office:value="7.15" table:style-name="ce1">
            <text:p>7.15</text:p>
          </table:table-cell>
          <table:table-cell office:value-type="float" office:value="21.41" table:style-name="ce1">
            <text:p>21.41</text:p>
          </table:table-cell>
          <table:table-cell office:value-type="float" office:value="4.67" table:style-name="ce1">
            <text:p>4.67</text:p>
          </table:table-cell>
          <table:table-cell office:value-type="float" office:value="8.658666666666667" table:formula="of:=AVERAGE([.B94:.B108])" table:style-name="ce3">
            <text:p>8.66</text:p>
          </table:table-cell>
          <table:table-cell office:value-type="float" office:value="26.398666666666664" table:formula="of:=AVERAGE([.C94:.C108])" table:style-name="ce3">
            <text:p>26.40</text:p>
          </table:table-cell>
          <table:table-cell office:value-type="float" office:value="6.9906666666666677" table:formula="of:=AVERAGE([.D94:.D108])" table:style-name="ce3">
            <text:p>6.99</text:p>
          </table:table-cell>
          <table:table-cell office:value-type="float" office:value="4.8906666666666663" table:formula="of:=AVERAGE([.F94:.F108])" table:style-name="ce3">
            <text:p>4.89</text:p>
          </table:table-cell>
          <table:table-cell office:value-type="float" office:value="21.591333333333338" table:formula="of:=AVERAGE([.E94:.E108])" table:style-name="ce3">
            <text:p>21.59</text:p>
          </table:table-cell>
          <table:table-cell table:number-columns-repeated="16373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8.5" table:style-name="ce1">
            <text:p>8.5</text:p>
          </table:table-cell>
          <table:table-cell office:value-type="float" office:value="26.63" table:style-name="ce1">
            <text:p>26.63</text:p>
          </table:table-cell>
          <table:table-cell office:value-type="float" office:value="6.73" table:style-name="ce1">
            <text:p>6.73</text:p>
          </table:table-cell>
          <table:table-cell office:value-type="float" office:value="21.57" table:style-name="ce1">
            <text:p>21.57</text:p>
          </table:table-cell>
          <table:table-cell office:value-type="float" office:value="3.99" table:style-name="ce1">
            <text:p>3.99</text:p>
          </table:table-cell>
          <table:table-cell office:value-type="float" office:value="8.6433333333333326" table:formula="of:=AVERAGE([.B95:.B109])" table:style-name="ce3">
            <text:p>8.64</text:p>
          </table:table-cell>
          <table:table-cell office:value-type="float" office:value="26.400666666666663" table:formula="of:=AVERAGE([.C95:.C109])" table:style-name="ce3">
            <text:p>26.40</text:p>
          </table:table-cell>
          <table:table-cell office:value-type="float" office:value="6.9633333333333347" table:formula="of:=AVERAGE([.D95:.D109])" table:style-name="ce3">
            <text:p>6.96</text:p>
          </table:table-cell>
          <table:table-cell office:value-type="float" office:value="4.7939999999999987" table:formula="of:=AVERAGE([.F95:.F109])" table:style-name="ce3">
            <text:p>4.79</text:p>
          </table:table-cell>
          <table:table-cell office:value-type="float" office:value="21.596666666666671" table:formula="of:=AVERAGE([.E95:.E109])" table:style-name="ce3">
            <text:p>21.60</text:p>
          </table:table-cell>
          <table:table-cell/>
          <table:table-cell table:style-name="ce1">
            <draw:frame draw:z-index="6" draw:id="id9" draw:style-name="a9" draw:name="Chart 13" svg:x="0.14706in" svg:y="0.01348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26.71" table:style-name="ce1">
            <text:p>26.71</text:p>
          </table:table-cell>
          <table:table-cell office:value-type="float" office:value="6.91" table:style-name="ce1">
            <text:p>6.91</text:p>
          </table:table-cell>
          <table:table-cell office:value-type="float" office:value="21.42" table:style-name="ce1">
            <text:p>21.42</text:p>
          </table:table-cell>
          <table:table-cell office:value-type="float" office:value="6.03" table:style-name="ce1">
            <text:p>6.03</text:p>
          </table:table-cell>
          <table:table-cell office:value-type="float" office:value="8.6553333333333331" table:formula="of:=AVERAGE([.B96:.B110])" table:style-name="ce3">
            <text:p>8.66</text:p>
          </table:table-cell>
          <table:table-cell office:value-type="float" office:value="26.404666666666664" table:formula="of:=AVERAGE([.C96:.C110])" table:style-name="ce3">
            <text:p>26.40</text:p>
          </table:table-cell>
          <table:table-cell office:value-type="float" office:value="6.9433333333333325" table:formula="of:=AVERAGE([.D96:.D110])" table:style-name="ce3">
            <text:p>6.94</text:p>
          </table:table-cell>
          <table:table-cell office:value-type="float" office:value="4.9006666666666661" table:formula="of:=AVERAGE([.F96:.F110])" table:style-name="ce3">
            <text:p>4.90</text:p>
          </table:table-cell>
          <table:table-cell office:value-type="float" office:value="21.568000000000001" table:formula="of:=AVERAGE([.E96:.E110])" table:style-name="ce3">
            <text:p>21.57</text:p>
          </table:table-cell>
          <table:table-cell table:number-columns-repeated="16373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26.07" table:style-name="ce1">
            <text:p>26.07</text:p>
          </table:table-cell>
          <table:table-cell office:value-type="float" office:value="7.14" table:style-name="ce1">
            <text:p>7.14</text:p>
          </table:table-cell>
          <table:table-cell office:value-type="float" office:value="21.55" table:style-name="ce1">
            <text:p>21.55</text:p>
          </table:table-cell>
          <table:table-cell office:value-type="float" office:value="4.55" table:style-name="ce1">
            <text:p>4.55</text:p>
          </table:table-cell>
          <table:table-cell office:value-type="float" office:value="8.6379999999999999" table:formula="of:=AVERAGE([.B97:.B111])" table:style-name="ce3">
            <text:p>8.64</text:p>
          </table:table-cell>
          <table:table-cell office:value-type="float" office:value="26.34666666666666" table:formula="of:=AVERAGE([.C97:.C111])" table:style-name="ce3">
            <text:p>26.35</text:p>
          </table:table-cell>
          <table:table-cell office:value-type="float" office:value="6.9120000000000008" table:formula="of:=AVERAGE([.D97:.D111])" table:style-name="ce3">
            <text:p>6.91</text:p>
          </table:table-cell>
          <table:table-cell office:value-type="float" office:value="4.8586666666666654" table:formula="of:=AVERAGE([.F97:.F111])" table:style-name="ce3">
            <text:p>4.86</text:p>
          </table:table-cell>
          <table:table-cell office:value-type="float" office:value="21.606000000000002" table:formula="of:=AVERAGE([.E97:.E111])" table:style-name="ce3">
            <text:p>21.61</text:p>
          </table:table-cell>
          <table:table-cell table:number-columns-repeated="16373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8.74" table:style-name="ce1">
            <text:p>8.74</text:p>
          </table:table-cell>
          <table:table-cell office:value-type="float" office:value="26.22" table:style-name="ce1">
            <text:p>26.22</text:p>
          </table:table-cell>
          <table:table-cell office:value-type="float" office:value="7.26" table:style-name="ce1">
            <text:p>7.26</text:p>
          </table:table-cell>
          <table:table-cell office:value-type="float" office:value="21.35" table:style-name="ce1">
            <text:p>21.35</text:p>
          </table:table-cell>
          <table:table-cell office:value-type="float" office:value="5.54" table:style-name="ce1">
            <text:p>5.54</text:p>
          </table:table-cell>
          <table:table-cell office:value-type="float" office:value="8.6486666666666654" table:formula="of:=AVERAGE([.B98:.B112])" table:style-name="ce3">
            <text:p>8.65</text:p>
          </table:table-cell>
          <table:table-cell office:value-type="float" office:value="26.331333333333326" table:formula="of:=AVERAGE([.C98:.C112])" table:style-name="ce3">
            <text:p>26.33</text:p>
          </table:table-cell>
          <table:table-cell office:value-type="float" office:value="6.9380000000000006" table:formula="of:=AVERAGE([.D98:.D112])" table:style-name="ce3">
            <text:p>6.94</text:p>
          </table:table-cell>
          <table:table-cell office:value-type="float" office:value="4.865333333333334" table:formula="of:=AVERAGE([.F98:.F112])" table:style-name="ce3">
            <text:p>4.87</text:p>
          </table:table-cell>
          <table:table-cell office:value-type="float" office:value="21.542666666666669" table:formula="of:=AVERAGE([.E98:.E112])" table:style-name="ce3">
            <text:p>21.54</text:p>
          </table:table-cell>
          <table:table-cell table:number-columns-repeated="16373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8.35" table:style-name="ce1">
            <text:p>8.35</text:p>
          </table:table-cell>
          <table:table-cell office:value-type="float" office:value="26.36" table:style-name="ce1">
            <text:p>26.36</text:p>
          </table:table-cell>
          <table:table-cell office:value-type="float" office:value="7.08" table:style-name="ce1">
            <text:p>7.08</text:p>
          </table:table-cell>
          <table:table-cell office:value-type="float" office:value="21.28" table:style-name="ce1">
            <text:p>21.28</text:p>
          </table:table-cell>
          <table:table-cell office:value-type="float" office:value="4.12" table:style-name="ce1">
            <text:p>4.12</text:p>
          </table:table-cell>
          <table:table-cell office:value-type="float" office:value="8.6186666666666643" table:formula="of:=AVERAGE([.B99:.B113])" table:style-name="ce3">
            <text:p>8.62</text:p>
          </table:table-cell>
          <table:table-cell office:value-type="float" office:value="26.339999999999993" table:formula="of:=AVERAGE([.C99:.C113])" table:style-name="ce3">
            <text:p>26.34</text:p>
          </table:table-cell>
          <table:table-cell office:value-type="float" office:value="6.8833333333333337" table:formula="of:=AVERAGE([.D99:.D113])" table:style-name="ce3">
            <text:p>6.88</text:p>
          </table:table-cell>
          <table:table-cell office:value-type="float" office:value="4.7900000000000009" table:formula="of:=AVERAGE([.F99:.F113])" table:style-name="ce3">
            <text:p>4.79</text:p>
          </table:table-cell>
          <table:table-cell office:value-type="float" office:value="21.552" table:formula="of:=AVERAGE([.E99:.E113])" table:style-name="ce3">
            <text:p>21.55</text:p>
          </table:table-cell>
          <table:table-cell table:number-columns-repeated="16373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8.85" table:style-name="ce1">
            <text:p>8.85</text:p>
          </table:table-cell>
          <table:table-cell office:value-type="float" office:value="26.4" table:style-name="ce1">
            <text:p>26.4</text:p>
          </table:table-cell>
          <table:table-cell office:value-type="float" office:value="6.85" table:style-name="ce1">
            <text:p>6.85</text:p>
          </table:table-cell>
          <table:table-cell office:value-type="float" office:value="21.57" table:style-name="ce1">
            <text:p>21.57</text:p>
          </table:table-cell>
          <table:table-cell office:value-type="float" office:value="5.19" table:style-name="ce1">
            <text:p>5.19</text:p>
          </table:table-cell>
          <table:table-cell office:value-type="float" office:value="8.625333333333332" table:formula="of:=AVERAGE([.B100:.B114])" table:style-name="ce3">
            <text:p>8.63</text:p>
          </table:table-cell>
          <table:table-cell office:value-type="float" office:value="26.350666666666658" table:formula="of:=AVERAGE([.C100:.C114])" table:style-name="ce3">
            <text:p>26.35</text:p>
          </table:table-cell>
          <table:table-cell office:value-type="float" office:value="6.9019999999999992" table:formula="of:=AVERAGE([.D100:.D114])" table:style-name="ce3">
            <text:p>6.90</text:p>
          </table:table-cell>
          <table:table-cell office:value-type="float" office:value="4.8439999999999994" table:formula="of:=AVERAGE([.F100:.F114])" table:style-name="ce3">
            <text:p>4.84</text:p>
          </table:table-cell>
          <table:table-cell office:value-type="float" office:value="21.516000000000005" table:formula="of:=AVERAGE([.E100:.E114])" table:style-name="ce3">
            <text:p>21.52</text:p>
          </table:table-cell>
          <table:table-cell table:number-columns-repeated="16373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8.69" table:style-name="ce1">
            <text:p>8.69</text:p>
          </table:table-cell>
          <table:table-cell office:value-type="float" office:value="26.42" table:style-name="ce1">
            <text:p>26.42</text:p>
          </table:table-cell>
          <table:table-cell office:value-type="float" office:value="6.43" table:style-name="ce1">
            <text:p>6.43</text:p>
          </table:table-cell>
          <table:table-cell office:value-type="float" office:value="21.67" table:style-name="ce1">
            <text:p>21.67</text:p>
          </table:table-cell>
          <table:table-cell office:value-type="float" office:value="4.17" table:style-name="ce1">
            <text:p>4.17</text:p>
          </table:table-cell>
          <table:table-cell office:value-type="float" office:value="8.613999999999999" table:formula="of:=AVERAGE([.B101:.B115])" table:style-name="ce3">
            <text:p>8.61</text:p>
          </table:table-cell>
          <table:table-cell office:value-type="float" office:value="26.363333333333333" table:formula="of:=AVERAGE([.C101:.C115])" table:style-name="ce3">
            <text:p>26.36</text:p>
          </table:table-cell>
          <table:table-cell office:value-type="float" office:value="6.9126666666666665" table:formula="of:=AVERAGE([.D101:.D115])" table:style-name="ce3">
            <text:p>6.91</text:p>
          </table:table-cell>
          <table:table-cell office:value-type="float" office:value="4.8266666666666671" table:formula="of:=AVERAGE([.F101:.F115])" table:style-name="ce3">
            <text:p>4.83</text:p>
          </table:table-cell>
          <table:table-cell office:value-type="float" office:value="21.488000000000003" table:formula="of:=AVERAGE([.E101:.E115])" table:style-name="ce3">
            <text:p>21.49</text:p>
          </table:table-cell>
          <table:table-cell table:number-columns-repeated="16373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8.73" table:style-name="ce1">
            <text:p>8.73</text:p>
          </table:table-cell>
          <table:table-cell office:value-type="float" office:value="26.57" table:style-name="ce1">
            <text:p>26.57</text:p>
          </table:table-cell>
          <table:table-cell office:value-type="float" office:value="6.87" table:style-name="ce1">
            <text:p>6.87</text:p>
          </table:table-cell>
          <table:table-cell office:value-type="float" office:value="22.06" table:style-name="ce1">
            <text:p>22.06</text:p>
          </table:table-cell>
          <table:table-cell office:value-type="float" office:value="5.62" table:style-name="ce1">
            <text:p>5.62</text:p>
          </table:table-cell>
          <table:table-cell office:value-type="float" office:value="8.6353333333333318" table:formula="of:=AVERAGE([.B102:.B116])" table:style-name="ce3">
            <text:p>8.64</text:p>
          </table:table-cell>
          <table:table-cell office:value-type="float" office:value="26.380000000000003" table:formula="of:=AVERAGE([.C102:.C116])" table:style-name="ce3">
            <text:p>26.38</text:p>
          </table:table-cell>
          <table:table-cell office:value-type="float" office:value="6.8833333333333337" table:formula="of:=AVERAGE([.D102:.D116])" table:style-name="ce3">
            <text:p>6.88</text:p>
          </table:table-cell>
          <table:table-cell office:value-type="float" office:value="4.8473333333333333" table:formula="of:=AVERAGE([.F102:.F116])" table:style-name="ce3">
            <text:p>4.85</text:p>
          </table:table-cell>
          <table:table-cell office:value-type="float" office:value="21.553999999999998" table:formula="of:=AVERAGE([.E102:.E116])" table:style-name="ce3">
            <text:p>21.55</text:p>
          </table:table-cell>
          <table:table-cell table:number-columns-repeated="16373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8.98" table:style-name="ce1">
            <text:p>8.98</text:p>
          </table:table-cell>
          <table:table-cell office:value-type="float" office:value="26.59" table:style-name="ce1">
            <text:p>26.59</text:p>
          </table:table-cell>
          <table:table-cell office:value-type="float" office:value="6.43" table:style-name="ce1">
            <text:p>6.43</text:p>
          </table:table-cell>
          <table:table-cell office:value-type="float" office:value="21.52" table:style-name="ce1">
            <text:p>21.52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8.6653333333333311" table:formula="of:=AVERAGE([.B103:.B117])" table:style-name="ce3">
            <text:p>8.67</text:p>
          </table:table-cell>
          <table:table-cell office:value-type="float" office:value="26.404" table:formula="of:=AVERAGE([.C103:.C117])" table:style-name="ce3">
            <text:p>26.40</text:p>
          </table:table-cell>
          <table:table-cell office:value-type="float" office:value="6.8906666666666672" table:formula="of:=AVERAGE([.D103:.D117])" table:style-name="ce3">
            <text:p>6.89</text:p>
          </table:table-cell>
          <table:table-cell office:value-type="float" office:value="4.8353333333333337" table:formula="of:=AVERAGE([.F103:.F117])" table:style-name="ce3">
            <text:p>4.84</text:p>
          </table:table-cell>
          <table:table-cell office:value-type="float" office:value="21.553999999999998" table:formula="of:=AVERAGE([.E103:.E117])" table:style-name="ce3">
            <text:p>21.55</text:p>
          </table:table-cell>
          <table:table-cell table:number-columns-repeated="16373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9.17" table:style-name="ce1">
            <text:p>9.17</text:p>
          </table:table-cell>
          <table:table-cell office:value-type="float" office:value="26.6" table:style-name="ce1">
            <text:p>26.6</text:p>
          </table:table-cell>
          <table:table-cell office:value-type="float" office:value="6.95" table:style-name="ce1">
            <text:p>6.95</text:p>
          </table:table-cell>
          <table:table-cell office:value-type="float" office:value="21.42" table:style-name="ce1">
            <text:p>21.42</text:p>
          </table:table-cell>
          <table:table-cell office:value-type="float" office:value="5.68" table:style-name="ce1">
            <text:p>5.68</text:p>
          </table:table-cell>
          <table:table-cell office:value-type="float" office:value="8.7033333333333314" table:formula="of:=AVERAGE([.B104:.B118])" table:style-name="ce3">
            <text:p>8.70</text:p>
          </table:table-cell>
          <table:table-cell office:value-type="float" office:value="26.419333333333331" table:formula="of:=AVERAGE([.C104:.C118])" table:style-name="ce3">
            <text:p>26.42</text:p>
          </table:table-cell>
          <table:table-cell office:value-type="float" office:value="6.8753333333333337" table:formula="of:=AVERAGE([.D104:.D118])" table:style-name="ce3">
            <text:p>6.88</text:p>
          </table:table-cell>
          <table:table-cell office:value-type="float" office:value="4.8640000000000008" table:formula="of:=AVERAGE([.F104:.F118])" table:style-name="ce3">
            <text:p>4.86</text:p>
          </table:table-cell>
          <table:table-cell office:value-type="float" office:value="21.508666666666667" table:formula="of:=AVERAGE([.E104:.E118])" table:style-name="ce3">
            <text:p>21.51</text:p>
          </table:table-cell>
          <table:table-cell table:number-columns-repeated="16373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8.64" table:style-name="ce1">
            <text:p>8.64</text:p>
          </table:table-cell>
          <table:table-cell office:value-type="float" office:value="26.46" table:style-name="ce1">
            <text:p>26.46</text:p>
          </table:table-cell>
          <table:table-cell office:value-type="float" office:value="7.49" table:style-name="ce1">
            <text:p>7.49</text:p>
          </table:table-cell>
          <table:table-cell office:value-type="float" office:value="21.04" table:style-name="ce1">
            <text:p>21.04</text:p>
          </table:table-cell>
          <table:table-cell office:value-type="float" office:value="4.76" table:style-name="ce1">
            <text:p>4.76</text:p>
          </table:table-cell>
          <table:table-cell office:value-type="float" office:value="8.6993333333333318" table:formula="of:=AVERAGE([.B105:.B119])" table:style-name="ce3">
            <text:p>8.70</text:p>
          </table:table-cell>
          <table:table-cell office:value-type="float" office:value="26.425999999999998" table:formula="of:=AVERAGE([.C105:.C119])" table:style-name="ce3">
            <text:p>26.43</text:p>
          </table:table-cell>
          <table:table-cell office:value-type="float" office:value="6.8906666666666672" table:formula="of:=AVERAGE([.D105:.D119])" table:style-name="ce3">
            <text:p>6.89</text:p>
          </table:table-cell>
          <table:table-cell office:value-type="float" office:value="4.8780000000000001" table:formula="of:=AVERAGE([.F105:.F119])" table:style-name="ce3">
            <text:p>4.88</text:p>
          </table:table-cell>
          <table:table-cell office:value-type="float" office:value="21.516666666666669" table:formula="of:=AVERAGE([.E105:.E119])" table:style-name="ce3">
            <text:p>21.52</text:p>
          </table:table-cell>
          <table:table-cell table:number-columns-repeated="16373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6.54" table:style-name="ce1">
            <text:p>26.54</text:p>
          </table:table-cell>
          <table:table-cell office:value-type="float" office:value="7.49" table:style-name="ce1">
            <text:p>7.49</text:p>
          </table:table-cell>
          <table:table-cell office:value-type="float" office:value="20.75" table:style-name="ce1">
            <text:p>20.75</text:p>
          </table:table-cell>
          <table:table-cell office:value-type="float" office:value="5.77" table:style-name="ce1">
            <text:p>5.77</text:p>
          </table:table-cell>
          <table:table-cell office:value-type="float" office:value="8.7333333333333325" table:formula="of:=AVERAGE([.B106:.B120])" table:style-name="ce3">
            <text:p>8.73</text:p>
          </table:table-cell>
          <table:table-cell office:value-type="float" office:value="26.440666666666665" table:formula="of:=AVERAGE([.C106:.C120])" table:style-name="ce3">
            <text:p>26.44</text:p>
          </table:table-cell>
          <table:table-cell office:value-type="float" office:value="6.9306666666666663" table:formula="of:=AVERAGE([.D106:.D120])" table:style-name="ce3">
            <text:p>6.93</text:p>
          </table:table-cell>
          <table:table-cell office:value-type="float" office:value="4.9546666666666663" table:formula="of:=AVERAGE([.F106:.F120])" table:style-name="ce3">
            <text:p>4.95</text:p>
          </table:table-cell>
          <table:table-cell office:value-type="float" office:value="21.468" table:formula="of:=AVERAGE([.E106:.E120])" table:style-name="ce3">
            <text:p>21.47</text:p>
          </table:table-cell>
          <table:table-cell table:number-columns-repeated="16373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.69" table:style-name="ce1">
            <text:p>8.69</text:p>
          </table:table-cell>
          <table:table-cell office:value-type="float" office:value="26.15" table:style-name="ce1">
            <text:p>26.15</text:p>
          </table:table-cell>
          <table:table-cell office:value-type="float" office:value="6.49" table:style-name="ce1">
            <text:p>6.49</text:p>
          </table:table-cell>
          <table:table-cell office:value-type="float" office:value="21.32" table:style-name="ce1">
            <text:p>21.32</text:p>
          </table:table-cell>
          <table:table-cell office:value-type="float" office:value="5.36" table:style-name="ce1">
            <text:p>5.36</text:p>
          </table:table-cell>
          <table:table-cell office:value-type="float" office:value="8.7393333333333327" table:formula="of:=AVERAGE([.B107:.B121])" table:style-name="ce3">
            <text:p>8.74</text:p>
          </table:table-cell>
          <table:table-cell office:value-type="float" office:value="26.411999999999995" table:formula="of:=AVERAGE([.C107:.C121])" table:style-name="ce3">
            <text:p>26.41</text:p>
          </table:table-cell>
          <table:table-cell office:value-type="float" office:value="6.926666666666665" table:formula="of:=AVERAGE([.D107:.D121])" table:style-name="ce3">
            <text:p>6.93</text:p>
          </table:table-cell>
          <table:table-cell office:value-type="float" office:value="4.9639999999999995" table:formula="of:=AVERAGE([.F107:.F121])" table:style-name="ce3">
            <text:p>4.96</text:p>
          </table:table-cell>
          <table:table-cell office:value-type="float" office:value="21.430666666666664" table:formula="of:=AVERAGE([.E107:.E121])" table:style-name="ce3">
            <text:p>21.43</text:p>
          </table:table-cell>
          <table:table-cell table:number-columns-repeated="16373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8.66" table:style-name="ce1">
            <text:p>8.66</text:p>
          </table:table-cell>
          <table:table-cell office:value-type="float" office:value="26.58" table:style-name="ce1">
            <text:p>26.58</text:p>
          </table:table-cell>
          <table:table-cell office:value-type="float" office:value="6.87" table:style-name="ce1">
            <text:p>6.87</text:p>
          </table:table-cell>
          <table:table-cell office:value-type="float" office:value="21.72" table:style-name="ce1">
            <text:p>21.72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8.7366666666666681" table:formula="of:=AVERAGE([.B108:.B122])" table:style-name="ce3">
            <text:p>8.74</text:p>
          </table:table-cell>
          <table:table-cell office:value-type="float" office:value="26.429333333333329" table:formula="of:=AVERAGE([.C108:.C122])" table:style-name="ce3">
            <text:p>26.43</text:p>
          </table:table-cell>
          <table:table-cell office:value-type="float" office:value="6.9426666666666659" table:formula="of:=AVERAGE([.D108:.D122])" table:style-name="ce3">
            <text:p>6.94</text:p>
          </table:table-cell>
          <table:table-cell office:value-type="float" office:value="4.9613333333333332" table:formula="of:=AVERAGE([.F108:.F122])" table:style-name="ce3">
            <text:p>4.96</text:p>
          </table:table-cell>
          <table:table-cell office:value-type="float" office:value="21.443333333333332" table:formula="of:=AVERAGE([.E108:.E122])" table:style-name="ce3">
            <text:p>21.44</text:p>
          </table:table-cell>
          <table:table-cell table:number-columns-repeated="16373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8.83" table:style-name="ce1">
            <text:p>8.83</text:p>
          </table:table-cell>
          <table:table-cell office:value-type="float" office:value="26.52" table:style-name="ce1">
            <text:p>26.52</text:p>
          </table:table-cell>
          <table:table-cell office:value-type="float" office:value="7.12" table:style-name="ce1">
            <text:p>7.12</text:p>
          </table:table-cell>
          <table:table-cell office:value-type="float" office:value="21.52" table:style-name="ce1">
            <text:p>21.52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8.7520000000000007" table:formula="of:=AVERAGE([.B109:.B123])" table:style-name="ce3">
            <text:p>8.75</text:p>
          </table:table-cell>
          <table:table-cell office:value-type="float" office:value="26.454666666666661" table:formula="of:=AVERAGE([.C109:.C123])" table:style-name="ce3">
            <text:p>26.45</text:p>
          </table:table-cell>
          <table:table-cell office:value-type="float" office:value="6.9406666666666661" table:formula="of:=AVERAGE([.D109:.D123])" table:style-name="ce3">
            <text:p>6.94</text:p>
          </table:table-cell>
          <table:table-cell office:value-type="float" office:value="4.9706666666666672" table:formula="of:=AVERAGE([.F109:.F123])" table:style-name="ce3">
            <text:p>4.97</text:p>
          </table:table-cell>
          <table:table-cell office:value-type="float" office:value="21.450666666666667" table:formula="of:=AVERAGE([.E109:.E123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8.99" table:style-name="ce1">
            <text:p>8.99</text:p>
          </table:table-cell>
          <table:table-cell office:value-type="float" office:value="26.92" table:style-name="ce1">
            <text:p>26.92</text:p>
          </table:table-cell>
          <table:table-cell office:value-type="float" office:value="7.19" table:style-name="ce1">
            <text:p>7.19</text:p>
          </table:table-cell>
          <table:table-cell office:value-type="float" office:value="21.24" table:style-name="ce1">
            <text:p>21.24</text:p>
          </table:table-cell>
          <table:table-cell office:value-type="float" office:value="5.47" table:style-name="ce1">
            <text:p>5.47</text:p>
          </table:table-cell>
          <table:table-cell office:value-type="float" office:value="8.7846666666666682" table:formula="of:=AVERAGE([.B110:.B124])" table:style-name="ce3">
            <text:p>8.78</text:p>
          </table:table-cell>
          <table:table-cell office:value-type="float" office:value="26.473999999999997" table:formula="of:=AVERAGE([.C110:.C124])" table:style-name="ce3">
            <text:p>26.47</text:p>
          </table:table-cell>
          <table:table-cell office:value-type="float" office:value="6.9713333333333329" table:formula="of:=AVERAGE([.D110:.D124])" table:style-name="ce3">
            <text:p>6.97</text:p>
          </table:table-cell>
          <table:table-cell office:value-type="float" office:value="5.0693333333333328" table:formula="of:=AVERAGE([.F110:.F124])" table:style-name="ce3">
            <text:p>5.07</text:p>
          </table:table-cell>
          <table:table-cell office:value-type="float" office:value="21.428666666666665" table:formula="of:=AVERAGE([.E110:.E124])" table:style-name="ce3">
            <text:p>21.43</text:p>
          </table:table-cell>
          <table:table-cell table:number-columns-repeated="16373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9" table:style-name="ce1">
            <text:p>26.79</text:p>
          </table:table-cell>
          <table:table-cell office:value-type="float" office:value="7.65" table:style-name="ce1">
            <text:p>7.65</text:p>
          </table:table-cell>
          <table:table-cell office:value-type="float" office:value="21.65" table:style-name="ce1">
            <text:p>21.65</text:p>
          </table:table-cell>
          <table:table-cell office:value-type="float" office:value="5.29" table:style-name="ce1">
            <text:p>5.29</text:p>
          </table:table-cell>
          <table:table-cell office:value-type="float" office:value="8.8013333333333321" table:formula="of:=AVERAGE([.B111:.B125])" table:style-name="ce3">
            <text:p>8.80</text:p>
          </table:table-cell>
          <table:table-cell office:value-type="float" office:value="26.479333333333333" table:formula="of:=AVERAGE([.C111:.C125])" table:style-name="ce3">
            <text:p>26.48</text:p>
          </table:table-cell>
          <table:table-cell office:value-type="float" office:value="7.0206666666666671" table:formula="of:=AVERAGE([.D111:.D125])" table:style-name="ce3">
            <text:p>7.02</text:p>
          </table:table-cell>
          <table:table-cell office:value-type="float" office:value="5.0200000000000005" table:formula="of:=AVERAGE([.F111:.F125])" table:style-name="ce3">
            <text:p>5.02</text:p>
          </table:table-cell>
          <table:table-cell office:value-type="float" office:value="21.443999999999999" table:formula="of:=AVERAGE([.E111:.E125])" table:style-name="ce3">
            <text:p>21.44</text:p>
          </table:table-cell>
          <table:table-cell table:number-columns-repeated="16373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8.92" table:style-name="ce1">
            <text:p>8.92</text:p>
          </table:table-cell>
          <table:table-cell office:value-type="float" office:value="26.65" table:style-name="ce1">
            <text:p>26.65</text:p>
          </table:table-cell>
          <table:table-cell office:value-type="float" office:value="7.86" table:style-name="ce1">
            <text:p>7.86</text:p>
          </table:table-cell>
          <table:table-cell office:value-type="float" office:value="21.43" table:style-name="ce1">
            <text:p>21.43</text:p>
          </table:table-cell>
          <table:table-cell office:value-type="float" office:value="4.25" table:style-name="ce1">
            <text:p>4.25</text:p>
          </table:table-cell>
          <table:table-cell office:value-type="float" office:value="8.8313333333333333" table:formula="of:=AVERAGE([.B112:.B126])" table:style-name="ce3">
            <text:p>8.83</text:p>
          </table:table-cell>
          <table:table-cell office:value-type="float" office:value="26.517999999999997" table:formula="of:=AVERAGE([.C112:.C126])" table:style-name="ce3">
            <text:p>26.52</text:p>
          </table:table-cell>
          <table:table-cell office:value-type="float" office:value="7.068666666666668" table:formula="of:=AVERAGE([.D112:.D126])" table:style-name="ce3">
            <text:p>7.07</text:p>
          </table:table-cell>
          <table:table-cell office:value-type="float" office:value="5.0000000000000009" table:formula="of:=AVERAGE([.F112:.F126])" table:style-name="ce3">
            <text:p>5.00</text:p>
          </table:table-cell>
          <table:table-cell office:value-type="float" office:value="21.435999999999996" table:formula="of:=AVERAGE([.E112:.E126])" table:style-name="ce3">
            <text:p>21.44</text:p>
          </table:table-cell>
          <table:table-cell table:number-columns-repeated="16373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9.23" table:style-name="ce1">
            <text:p>9.23</text:p>
          </table:table-cell>
          <table:table-cell office:value-type="float" office:value="26.79" table:style-name="ce1">
            <text:p>26.79</text:p>
          </table:table-cell>
          <table:table-cell office:value-type="float" office:value="7.97" table:style-name="ce1">
            <text:p>7.97</text:p>
          </table:table-cell>
          <table:table-cell office:value-type="float" office:value="21.6" table:style-name="ce1">
            <text:p>21.6</text:p>
          </table:table-cell>
          <table:table-cell office:value-type="float" office:value="6.07" table:style-name="ce1">
            <text:p>6.07</text:p>
          </table:table-cell>
          <table:table-cell office:value-type="float" office:value="8.8640000000000008" table:formula="of:=AVERAGE([.B113:.B127])" table:style-name="ce3">
            <text:p>8.86</text:p>
          </table:table-cell>
          <table:table-cell office:value-type="float" office:value="26.556000000000001" table:formula="of:=AVERAGE([.C113:.C127])" table:style-name="ce3">
            <text:p>26.56</text:p>
          </table:table-cell>
          <table:table-cell office:value-type="float" office:value="7.1160000000000005" table:formula="of:=AVERAGE([.D113:.D127])" table:style-name="ce3">
            <text:p>7.12</text:p>
          </table:table-cell>
          <table:table-cell office:value-type="float" office:value="5.035333333333333" table:formula="of:=AVERAGE([.F113:.F127])" table:style-name="ce3">
            <text:p>5.04</text:p>
          </table:table-cell>
          <table:table-cell office:value-type="float" office:value="21.452666666666669" table:formula="of:=AVERAGE([.E113:.E127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9.18" table:style-name="ce1">
            <text:p>9.18</text:p>
          </table:table-cell>
          <table:table-cell office:value-type="float" office:value="26.61" table:style-name="ce1">
            <text:p>26.61</text:p>
          </table:table-cell>
          <table:table-cell office:value-type="float" office:value="7.28" table:style-name="ce1">
            <text:p>7.28</text:p>
          </table:table-cell>
          <table:table-cell office:value-type="float" office:value="21.65" table:style-name="ce1">
            <text:p>21.65</text:p>
          </table:table-cell>
          <table:table-cell office:value-type="float" office:value="5.82" table:style-name="ce1">
            <text:p>5.82</text:p>
          </table:table-cell>
          <table:table-cell office:value-type="float" office:value="8.9193333333333324" table:formula="of:=AVERAGE([.B114:.B128])" table:style-name="ce3">
            <text:p>8.92</text:p>
          </table:table-cell>
          <table:table-cell office:value-type="float" office:value="26.57266666666667" table:formula="of:=AVERAGE([.C114:.C128])" table:style-name="ce3">
            <text:p>26.57</text:p>
          </table:table-cell>
          <table:table-cell office:value-type="float" office:value="7.1293333333333342" table:formula="of:=AVERAGE([.D114:.D128])" table:style-name="ce3">
            <text:p>7.13</text:p>
          </table:table-cell>
          <table:table-cell office:value-type="float" office:value="5.1486666666666663" table:formula="of:=AVERAGE([.F114:.F128])" table:style-name="ce3">
            <text:p>5.15</text:p>
          </table:table-cell>
          <table:table-cell office:value-type="float" office:value="21.477333333333334" table:formula="of:=AVERAGE([.E114:.E128])" table:style-name="ce3">
            <text:p>21.48</text:p>
          </table:table-cell>
          <table:table-cell table:number-columns-repeated="16373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8.84" table:style-name="ce1">
            <text:p>8.84</text:p>
          </table:table-cell>
          <table:table-cell office:value-type="float" office:value="26.72" table:style-name="ce1">
            <text:p>26.72</text:p>
          </table:table-cell>
          <table:table-cell office:value-type="float" office:value="7.76" table:style-name="ce1">
            <text:p>7.76</text:p>
          </table:table-cell>
          <table:table-cell office:value-type="float" office:value="21.11" table:style-name="ce1">
            <text:p>21.11</text:p>
          </table:table-cell>
          <table:table-cell office:value-type="float" office:value="4.41" table:style-name="ce1">
            <text:p>4.41</text:p>
          </table:table-cell>
          <table:table-cell office:value-type="float" office:value="8.9186666666666667" table:formula="of:=AVERAGE([.B115:.B129])" table:style-name="ce3">
            <text:p>8.92</text:p>
          </table:table-cell>
          <table:table-cell office:value-type="float" office:value="26.594000000000005" table:formula="of:=AVERAGE([.C115:.C129])" table:style-name="ce3">
            <text:p>26.59</text:p>
          </table:table-cell>
          <table:table-cell office:value-type="float" office:value="7.19" table:formula="of:=AVERAGE([.D115:.D129])" table:style-name="ce3">
            <text:p>7.19</text:p>
          </table:table-cell>
          <table:table-cell office:value-type="float" office:value="5.0966666666666658" table:formula="of:=AVERAGE([.F115:.F129])" table:style-name="ce3">
            <text:p>5.10</text:p>
          </table:table-cell>
          <table:table-cell office:value-type="float" office:value="21.446666666666669" table:formula="of:=AVERAGE([.E115:.E129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6.88" table:style-name="ce1">
            <text:p>26.88</text:p>
          </table:table-cell>
          <table:table-cell office:value-type="float" office:value="7.43" table:style-name="ce1">
            <text:p>7.43</text:p>
          </table:table-cell>
          <table:table-cell office:value-type="float" office:value="21.79" table:style-name="ce1">
            <text:p>21.79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8.9306666666666672" table:formula="of:=AVERAGE([.B116:.B130])" table:style-name="ce3">
            <text:p>8.93</text:p>
          </table:table-cell>
          <table:table-cell office:value-type="float" office:value="26.624666666666666" table:formula="of:=AVERAGE([.C116:.C130])" table:style-name="ce3">
            <text:p>26.62</text:p>
          </table:table-cell>
          <table:table-cell office:value-type="float" office:value="7.2566666666666659" table:formula="of:=AVERAGE([.D116:.D130])" table:style-name="ce3">
            <text:p>7.26</text:p>
          </table:table-cell>
          <table:table-cell office:value-type="float" office:value="5.12" table:formula="of:=AVERAGE([.F116:.F130])" table:style-name="ce3">
            <text:p>5.12</text:p>
          </table:table-cell>
          <table:table-cell office:value-type="float" office:value="21.454666666666672" table:formula="of:=AVERAGE([.E116:.E130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56" table:style-name="ce1">
            <text:p>26.56</text:p>
          </table:table-cell>
          <table:table-cell office:value-type="float" office:value="8.39" table:style-name="ce1">
            <text:p>8.39</text:p>
          </table:table-cell>
          <table:table-cell office:value-type="float" office:value="22.02" table:style-name="ce1">
            <text:p>22.02</text:p>
          </table:table-cell>
          <table:table-cell office:value-type="float" office:value="4.72" table:style-name="ce1">
            <text:p>4.72</text:p>
          </table:table-cell>
          <table:table-cell office:value-type="float" office:value="8.9513333333333343" table:formula="of:=AVERAGE([.B117:.B131])" table:style-name="ce3">
            <text:p>8.95</text:p>
          </table:table-cell>
          <table:table-cell office:value-type="float" office:value="26.624000000000006" table:formula="of:=AVERAGE([.C117:.C131])" table:style-name="ce3">
            <text:p>26.62</text:p>
          </table:table-cell>
          <table:table-cell office:value-type="float" office:value="7.3579999999999997" table:formula="of:=AVERAGE([.D117:.D131])" table:style-name="ce3">
            <text:p>7.36</text:p>
          </table:table-cell>
          <table:table-cell office:value-type="float" office:value="5.0599999999999996" table:formula="of:=AVERAGE([.F117:.F131])" table:style-name="ce3">
            <text:p>5.06</text:p>
          </table:table-cell>
          <table:table-cell office:value-type="float" office:value="21.452000000000002" table:formula="of:=AVERAGE([.E117:.E131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.35" table:style-name="ce1">
            <text:p>9.35</text:p>
          </table:table-cell>
          <table:table-cell office:value-type="float" office:value="26.74" table:style-name="ce1">
            <text:p>26.74</text:p>
          </table:table-cell>
          <table:table-cell office:value-type="float" office:value="7.43" table:style-name="ce1">
            <text:p>7.43</text:p>
          </table:table-cell>
          <table:table-cell office:value-type="float" office:value="21.56" table:style-name="ce1">
            <text:p>21.56</text:p>
          </table:table-cell>
          <table:table-cell office:value-type="float" office:value="5.47" table:style-name="ce1">
            <text:p>5.47</text:p>
          </table:table-cell>
          <table:table-cell office:value-type="float" office:value="8.9759999999999991" table:formula="of:=AVERAGE([.B118:.B132])" table:style-name="ce3">
            <text:p>8.98</text:p>
          </table:table-cell>
          <table:table-cell office:value-type="float" office:value="26.634000000000004" table:formula="of:=AVERAGE([.C118:.C132])" table:style-name="ce3">
            <text:p>26.63</text:p>
          </table:table-cell>
          <table:table-cell office:value-type="float" office:value="7.424666666666667" table:formula="of:=AVERAGE([.D118:.D132])" table:style-name="ce3">
            <text:p>7.42</text:p>
          </table:table-cell>
          <table:table-cell office:value-type="float" office:value="5.1339999999999995" table:formula="of:=AVERAGE([.F118:.F132])" table:style-name="ce3">
            <text:p>5.13</text:p>
          </table:table-cell>
          <table:table-cell office:value-type="float" office:value="21.454666666666665" table:formula="of:=AVERAGE([.E118:.E132])" table:style-name="ce3">
            <text:p>21.45</text:p>
          </table:table-cell>
          <table:table-cell table:number-columns-repeated="16373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26.83" table:style-name="ce1">
            <text:p>26.83</text:p>
          </table:table-cell>
          <table:table-cell office:value-type="float" office:value="7.06" table:style-name="ce1">
            <text:p>7.06</text:p>
          </table:table-cell>
          <table:table-cell office:value-type="float" office:value="21.88" table:style-name="ce1">
            <text:p>21.88</text:p>
          </table:table-cell>
          <table:table-cell office:value-type="float" office:value="5.25" table:style-name="ce1">
            <text:p>5.25</text:p>
          </table:table-cell>
          <table:table-cell office:value-type="float" office:value="8.9673333333333325" table:formula="of:=AVERAGE([.B119:.B133])" table:style-name="ce3">
            <text:p>8.97</text:p>
          </table:table-cell>
          <table:table-cell office:value-type="float" office:value="26.649333333333335" table:formula="of:=AVERAGE([.C119:.C133])" table:style-name="ce3">
            <text:p>26.65</text:p>
          </table:table-cell>
          <table:table-cell office:value-type="float" office:value="7.4319999999999995" table:formula="of:=AVERAGE([.D119:.D133])" table:style-name="ce3">
            <text:p>7.43</text:p>
          </table:table-cell>
          <table:table-cell office:value-type="float" office:value="5.1053333333333333" table:formula="of:=AVERAGE([.F119:.F133])" table:style-name="ce3">
            <text:p>5.11</text:p>
          </table:table-cell>
          <table:table-cell office:value-type="float" office:value="21.485333333333333" table:formula="of:=AVERAGE([.E119:.E133])" table:style-name="ce3">
            <text:p>21.49</text:p>
          </table:table-cell>
          <table:table-cell table:number-columns-repeated="16373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83" table:style-name="ce1">
            <text:p>26.83</text:p>
          </table:table-cell>
          <table:table-cell office:value-type="float" office:value="8.18" table:style-name="ce1">
            <text:p>8.18</text:p>
          </table:table-cell>
          <table:table-cell office:value-type="float" office:value="21.45" table:style-name="ce1">
            <text:p>21.45</text:p>
          </table:table-cell>
          <table:table-cell office:value-type="float" office:value="4.54" table:style-name="ce1">
            <text:p>4.54</text:p>
          </table:table-cell>
          <table:table-cell office:value-type="float" office:value="9.004666666666667" table:formula="of:=AVERAGE([.B120:.B134])" table:style-name="ce3">
            <text:p>9.00</text:p>
          </table:table-cell>
          <table:table-cell office:value-type="float" office:value="26.673999999999996" table:formula="of:=AVERAGE([.C120:.C134])" table:style-name="ce3">
            <text:p>26.67</text:p>
          </table:table-cell>
          <table:table-cell office:value-type="float" office:value="7.4780000000000006" table:formula="of:=AVERAGE([.D120:.D134])" table:style-name="ce3">
            <text:p>7.48</text:p>
          </table:table-cell>
          <table:table-cell office:value-type="float" office:value="5.0906666666666665" table:formula="of:=AVERAGE([.F120:.F134])" table:style-name="ce3">
            <text:p>5.09</text:p>
          </table:table-cell>
          <table:table-cell office:value-type="float" office:value="21.512666666666668" table:formula="of:=AVERAGE([.E120:.E134])" table:style-name="ce3">
            <text:p>21.51</text:p>
          </table:table-cell>
          <table:table-cell table:number-columns-repeated="16373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9.52" table:style-name="ce1">
            <text:p>9.52</text:p>
          </table:table-cell>
          <table:table-cell office:value-type="float" office:value="27.28" table:style-name="ce1">
            <text:p>27.28</text:p>
          </table:table-cell>
          <table:table-cell office:value-type="float" office:value="7.77" table:style-name="ce1">
            <text:p>7.77</text:p>
          </table:table-cell>
          <table:table-cell office:value-type="float" office:value="22.36" table:style-name="ce1">
            <text:p>22.36</text:p>
          </table:table-cell>
          <table:table-cell office:value-type="float" office:value="7" table:style-name="ce1">
            <text:p>7</text:p>
          </table:table-cell>
          <table:table-cell office:value-type="float" office:value="9.0373333333333328" table:formula="of:=AVERAGE([.B121:.B135])" table:style-name="ce3">
            <text:p>9.04</text:p>
          </table:table-cell>
          <table:table-cell office:value-type="float" office:value="26.723333333333336" table:formula="of:=AVERAGE([.C121:.C135])" table:style-name="ce3">
            <text:p>26.72</text:p>
          </table:table-cell>
          <table:table-cell office:value-type="float" office:value="7.496666666666667" table:formula="of:=AVERAGE([.D121:.D135])" table:style-name="ce3">
            <text:p>7.50</text:p>
          </table:table-cell>
          <table:table-cell office:value-type="float" office:value="5.1726666666666672" table:formula="of:=AVERAGE([.F121:.F135])" table:style-name="ce3">
            <text:p>5.17</text:p>
          </table:table-cell>
          <table:table-cell office:value-type="float" office:value="21.62" table:formula="of:=AVERAGE([.E121:.E135])" table:style-name="ce3">
            <text:p>21.62</text:p>
          </table:table-cell>
          <table:table-cell table:number-columns-repeated="16373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26.62" table:style-name="ce1">
            <text:p>26.62</text:p>
          </table:table-cell>
          <table:table-cell office:value-type="float" office:value="7.64" table:style-name="ce1">
            <text:p>7.64</text:p>
          </table:table-cell>
          <table:table-cell office:value-type="float" office:value="22.28" table:style-name="ce1">
            <text:p>22.28</text:p>
          </table:table-cell>
          <table:table-cell office:value-type="float" office:value="6.71" table:style-name="ce1">
            <text:p>6.71</text:p>
          </table:table-cell>
          <table:table-cell office:value-type="float" office:value="9.0773333333333337" table:formula="of:=AVERAGE([.B122:.B136])" table:style-name="ce3">
            <text:p>9.08</text:p>
          </table:table-cell>
          <table:table-cell office:value-type="float" office:value="26.754666666666662" table:formula="of:=AVERAGE([.C122:.C136])" table:style-name="ce3">
            <text:p>26.75</text:p>
          </table:table-cell>
          <table:table-cell office:value-type="float" office:value="7.5733333333333333" table:formula="of:=AVERAGE([.D122:.D136])" table:style-name="ce3">
            <text:p>7.57</text:p>
          </table:table-cell>
          <table:table-cell office:value-type="float" office:value="5.2626666666666662" table:formula="of:=AVERAGE([.F122:.F136])" table:style-name="ce3">
            <text:p>5.26</text:p>
          </table:table-cell>
          <table:table-cell office:value-type="float" office:value="21.684000000000001" table:formula="of:=AVERAGE([.E122:.E136])" table:style-name="ce3">
            <text:p>21.68</text:p>
          </table:table-cell>
          <table:table-cell table:number-columns-repeated="16373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6.77" table:style-name="ce1">
            <text:p>26.77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21.49" table:style-name="ce1">
            <text:p>21.49</text:p>
          </table:table-cell>
          <table:table-cell office:value-type="float" office:value="5.14" table:style-name="ce1">
            <text:p>5.14</text:p>
          </table:table-cell>
          <table:table-cell office:value-type="float" office:value="9.1133333333333315" table:formula="of:=AVERAGE([.B123:.B137])" table:style-name="ce3">
            <text:p>9.11</text:p>
          </table:table-cell>
          <table:table-cell office:value-type="float" office:value="26.767333333333326" table:formula="of:=AVERAGE([.C123:.C137])" table:style-name="ce3">
            <text:p>26.77</text:p>
          </table:table-cell>
          <table:table-cell office:value-type="float" office:value="7.6573333333333347" table:formula="of:=AVERAGE([.D123:.D137])" table:style-name="ce3">
            <text:p>7.66</text:p>
          </table:table-cell>
          <table:table-cell office:value-type="float" office:value="5.298" table:formula="of:=AVERAGE([.F123:.F137])" table:style-name="ce3">
            <text:p>5.30</text:p>
          </table:table-cell>
          <table:table-cell office:value-type="float" office:value="21.668666666666663" table:formula="of:=AVERAGE([.E123:.E137])" table:style-name="ce3">
            <text:p>21.67</text:p>
          </table:table-cell>
          <table:table-cell table:number-columns-repeated="16373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.41" table:style-name="ce1">
            <text:p>9.41</text:p>
          </table:table-cell>
          <table:table-cell office:value-type="float" office:value="26.81" table:style-name="ce1">
            <text:p>26.81</text:p>
          </table:table-cell>
          <table:table-cell office:value-type="float" office:value="7.83" table:style-name="ce1">
            <text:p>7.83</text:p>
          </table:table-cell>
          <table:table-cell office:value-type="float" office:value="22.33" table:style-name="ce1">
            <text:p>22.33</text:p>
          </table:table-cell>
          <table:table-cell office:value-type="float" office:value="6.46" table:style-name="ce1">
            <text:p>6.46</text:p>
          </table:table-cell>
          <table:table-cell office:value-type="float" office:value="9.1519999999999992" table:formula="of:=AVERAGE([.B124:.B138])" table:style-name="ce3">
            <text:p>9.15</text:p>
          </table:table-cell>
          <table:table-cell office:value-type="float" office:value="26.786666666666669" table:formula="of:=AVERAGE([.C124:.C138])" table:style-name="ce3">
            <text:p>26.79</text:p>
          </table:table-cell>
          <table:table-cell office:value-type="float" office:value="7.7046666666666654" table:formula="of:=AVERAGE([.D124:.D138])" table:style-name="ce3">
            <text:p>7.70</text:p>
          </table:table-cell>
          <table:table-cell office:value-type="float" office:value="5.4079999999999995" table:formula="of:=AVERAGE([.F124:.F138])" table:style-name="ce3">
            <text:p>5.41</text:p>
          </table:table-cell>
          <table:table-cell office:value-type="float" office:value="21.722666666666665" table:formula="of:=AVERAGE([.E124:.E138])" table:style-name="ce3">
            <text:p>21.72</text:p>
          </table:table-cell>
          <table:table-cell table:number-columns-repeated="16373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.57" table:style-name="ce1">
            <text:p>9.57</text:p>
          </table:table-cell>
          <table:table-cell office:value-type="float" office:value="27.01" table:style-name="ce1">
            <text:p>27.01</text:p>
          </table:table-cell>
          <table:table-cell office:value-type="float" office:value="8.15" table:style-name="ce1">
            <text:p>8.15</text:p>
          </table:table-cell>
          <table:table-cell office:value-type="float" office:value="22.41" table:style-name="ce1">
            <text:p>22.41</text:p>
          </table:table-cell>
          <table:table-cell office:value-type="float" office:value="6.01" table:style-name="ce1">
            <text:p>6.01</text:p>
          </table:table-cell>
          <table:table-cell office:value-type="float" office:value="9.1906666666666652" table:formula="of:=AVERAGE([.B125:.B139])" table:style-name="ce3">
            <text:p>9.19</text:p>
          </table:table-cell>
          <table:table-cell office:value-type="float" office:value="26.792666666666662" table:formula="of:=AVERAGE([.C125:.C139])" table:style-name="ce3">
            <text:p>26.79</text:p>
          </table:table-cell>
          <table:table-cell office:value-type="float" office:value="7.7686666666666655" table:formula="of:=AVERAGE([.D125:.D139])" table:style-name="ce3">
            <text:p>7.77</text:p>
          </table:table-cell>
          <table:table-cell office:value-type="float" office:value="5.444" table:formula="of:=AVERAGE([.F125:.F139])" table:style-name="ce3">
            <text:p>5.44</text:p>
          </table:table-cell>
          <table:table-cell office:value-type="float" office:value="21.800666666666665" table:formula="of:=AVERAGE([.E125:.E139])" table:style-name="ce3">
            <text:p>21.80</text:p>
          </table:table-cell>
          <table:table-cell table:number-columns-repeated="16373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7" table:style-name="ce1">
            <text:p>27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22.17" table:style-name="ce1">
            <text:p>22.17</text:p>
          </table:table-cell>
          <table:table-cell office:value-type="float" office:value="4.92" table:style-name="ce1">
            <text:p>4.92</text:p>
          </table:table-cell>
          <table:table-cell office:value-type="float" office:value="9.2126666666666672" table:formula="of:=AVERAGE([.B126:.B140])" table:style-name="ce3">
            <text:p>9.21</text:p>
          </table:table-cell>
          <table:table-cell office:value-type="float" office:value="26.806666666666665" table:formula="of:=AVERAGE([.C126:.C140])" table:style-name="ce3">
            <text:p>26.81</text:p>
          </table:table-cell>
          <table:table-cell office:value-type="float" office:value="7.828666666666666" table:formula="of:=AVERAGE([.D126:.D140])" table:style-name="ce3">
            <text:p>7.83</text:p>
          </table:table-cell>
          <table:table-cell office:value-type="float" office:value="5.4193333333333333" table:formula="of:=AVERAGE([.F126:.F140])" table:style-name="ce3">
            <text:p>5.42</text:p>
          </table:table-cell>
          <table:table-cell office:value-type="float" office:value="21.835333333333335" table:formula="of:=AVERAGE([.E126:.E140])" table:style-name="ce3">
            <text:p>21.84</text:p>
          </table:table-cell>
          <table:table-cell table:number-columns-repeated="16373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.32" table:style-name="ce1">
            <text:p>9.32</text:p>
          </table:table-cell>
          <table:table-cell office:value-type="float" office:value="26.97" table:style-name="ce1">
            <text:p>26.97</text:p>
          </table:table-cell>
          <table:table-cell office:value-type="float" office:value="7.74" table:style-name="ce1">
            <text:p>7.74</text:p>
          </table:table-cell>
          <table:table-cell office:value-type="float" office:value="22.08" table:style-name="ce1">
            <text:p>22.08</text:p>
          </table:table-cell>
          <table:table-cell office:value-type="float" office:value="4.91" table:style-name="ce1">
            <text:p>4.91</text:p>
          </table:table-cell>
          <table:table-cell office:value-type="float" office:value="9.2393333333333327" table:formula="of:=AVERAGE([.B127:.B141])" table:style-name="ce3">
            <text:p>9.24</text:p>
          </table:table-cell>
          <table:table-cell office:value-type="float" office:value="26.827999999999996" table:formula="of:=AVERAGE([.C127:.C141])" table:style-name="ce3">
            <text:p>26.83</text:p>
          </table:table-cell>
          <table:table-cell office:value-type="float" office:value="7.820666666666666" table:formula="of:=AVERAGE([.D127:.D141])" table:style-name="ce3">
            <text:p>7.82</text:p>
          </table:table-cell>
          <table:table-cell office:value-type="float" office:value="5.4633333333333338" table:formula="of:=AVERAGE([.F127:.F141])" table:style-name="ce3">
            <text:p>5.46</text:p>
          </table:table-cell>
          <table:table-cell office:value-type="float" office:value="21.878666666666668" table:formula="of:=AVERAGE([.E127:.E141])" table:style-name="ce3">
            <text:p>21.88</text:p>
          </table:table-cell>
          <table:table-cell table:number-columns-repeated="16373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7.11" table:style-name="ce1">
            <text:p>27.11</text:p>
          </table:table-cell>
          <table:table-cell office:value-type="float" office:value="7.33" table:style-name="ce1">
            <text:p>7.33</text:p>
          </table:table-cell>
          <table:table-cell office:value-type="float" office:value="22.01" table:style-name="ce1">
            <text:p>22.01</text:p>
          </table:table-cell>
          <table:table-cell office:value-type="float" office:value="5.95" table:style-name="ce1">
            <text:p>5.95</text:p>
          </table:table-cell>
          <table:table-cell office:value-type="float" office:value="9.2706666666666653" table:formula="of:=AVERAGE([.B128:.B142])" table:style-name="ce3">
            <text:p>9.27</text:p>
          </table:table-cell>
          <table:table-cell office:value-type="float" office:value="26.849333333333334" table:formula="of:=AVERAGE([.C128:.C142])" table:style-name="ce3">
            <text:p>26.85</text:p>
          </table:table-cell>
          <table:table-cell office:value-type="float" office:value="7.7779999999999996" table:formula="of:=AVERAGE([.D128:.D142])" table:style-name="ce3">
            <text:p>7.78</text:p>
          </table:table-cell>
          <table:table-cell office:value-type="float" office:value="5.4553333333333329" table:formula="of:=AVERAGE([.F128:.F142])" table:style-name="ce3">
            <text:p>5.46</text:p>
          </table:table-cell>
          <table:table-cell office:value-type="float" office:value="21.906000000000002" table:formula="of:=AVERAGE([.E128:.E142])" table:style-name="ce3">
            <text:p>21.91</text:p>
          </table:table-cell>
          <table:table-cell table:number-columns-repeated="16373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26.98" table:style-name="ce1">
            <text:p>26.98</text:p>
          </table:table-cell>
          <table:table-cell office:value-type="float" office:value="8.15" table:style-name="ce1">
            <text:p>8.15</text:p>
          </table:table-cell>
          <table:table-cell office:value-type="float" office:value="22.05" table:style-name="ce1">
            <text:p>22.05</text:p>
          </table:table-cell>
          <table:table-cell office:value-type="float" office:value="6.95" table:style-name="ce1">
            <text:p>6.95</text:p>
          </table:table-cell>
          <table:table-cell office:value-type="float" office:value="9.2940000000000005" table:formula="of:=AVERAGE([.B129:.B143])" table:style-name="ce3">
            <text:p>9.29</text:p>
          </table:table-cell>
          <table:table-cell office:value-type="float" office:value="26.874000000000002" table:formula="of:=AVERAGE([.C129:.C143])" table:style-name="ce3">
            <text:p>26.87</text:p>
          </table:table-cell>
          <table:table-cell office:value-type="float" office:value="7.8359999999999994" table:formula="of:=AVERAGE([.D129:.D143])" table:style-name="ce3">
            <text:p>7.84</text:p>
          </table:table-cell>
          <table:table-cell office:value-type="float" office:value="5.530666666666666" table:formula="of:=AVERAGE([.F129:.F143])" table:style-name="ce3">
            <text:p>5.53</text:p>
          </table:table-cell>
          <table:table-cell office:value-type="float" office:value="21.932666666666666" table:formula="of:=AVERAGE([.E129:.E143])" table:style-name="ce3">
            <text:p>21.93</text:p>
          </table:table-cell>
          <table:table-cell table:number-columns-repeated="16373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9.73" table:style-name="ce1">
            <text:p>9.73</text:p>
          </table:table-cell>
          <table:table-cell office:value-type="float" office:value="26.88" table:style-name="ce1">
            <text:p>26.88</text:p>
          </table:table-cell>
          <table:table-cell office:value-type="float" office:value="8.4" table:style-name="ce1">
            <text:p>8.4</text:p>
          </table:table-cell>
          <table:table-cell office:value-type="float" office:value="22.36" table:style-name="ce1">
            <text:p>22.36</text:p>
          </table:table-cell>
          <table:table-cell office:value-type="float" office:value="5.25" table:style-name="ce1">
            <text:p>5.25</text:p>
          </table:table-cell>
          <table:table-cell office:value-type="float" office:value="9.3533333333333317" table:formula="of:=AVERAGE([.B130:.B144])" table:style-name="ce3">
            <text:p>9.35</text:p>
          </table:table-cell>
          <table:table-cell office:value-type="float" office:value="26.884666666666664" table:formula="of:=AVERAGE([.C130:.C144])" table:style-name="ce3">
            <text:p>26.88</text:p>
          </table:table-cell>
          <table:table-cell office:value-type="float" office:value="7.8786666666666667" table:formula="of:=AVERAGE([.D130:.D144])" table:style-name="ce3">
            <text:p>7.88</text:p>
          </table:table-cell>
          <table:table-cell office:value-type="float" office:value="5.5866666666666669" table:formula="of:=AVERAGE([.F130:.F144])" table:style-name="ce3">
            <text:p>5.59</text:p>
          </table:table-cell>
          <table:table-cell office:value-type="float" office:value="22.016000000000002" table:formula="of:=AVERAGE([.E130:.E144])" table:style-name="ce3">
            <text:p>22.02</text:p>
          </table:table-cell>
          <table:table-cell table:number-columns-repeated="16373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9.43" table:style-name="ce1">
            <text:p>9.43</text:p>
          </table:table-cell>
          <table:table-cell office:value-type="float" office:value="26.65" table:style-name="ce1">
            <text:p>26.65</text:p>
          </table:table-cell>
          <table:table-cell office:value-type="float" office:value="7.91" table:style-name="ce1">
            <text:p>7.91</text:p>
          </table:table-cell>
          <table:table-cell office:value-type="float" office:value="22.64" table:style-name="ce1">
            <text:p>22.64</text:p>
          </table:table-cell>
          <table:table-cell office:value-type="float" office:value="5.62" table:style-name="ce1">
            <text:p>5.62</text:p>
          </table:table-cell>
          <table:table-cell office:value-type="float" office:value="9.3906666666666663" table:formula="of:=AVERAGE([.B131:.B145])" table:style-name="ce3">
            <text:p>9.39</text:p>
          </table:table-cell>
          <table:table-cell office:value-type="float" office:value="26.869333333333337" table:formula="of:=AVERAGE([.C131:.C145])" table:style-name="ce3">
            <text:p>26.87</text:p>
          </table:table-cell>
          <table:table-cell office:value-type="float" office:value="7.9106666666666667" table:formula="of:=AVERAGE([.D131:.D145])" table:style-name="ce3">
            <text:p>7.91</text:p>
          </table:table-cell>
          <table:table-cell office:value-type="float" office:value="5.66" table:formula="of:=AVERAGE([.F131:.F145])" table:style-name="ce3">
            <text:p>5.66</text:p>
          </table:table-cell>
          <table:table-cell office:value-type="float" office:value="22.072666666666667" table:formula="of:=AVERAGE([.E131:.E145])" table:style-name="ce3">
            <text:p>22.07</text:p>
          </table:table-cell>
          <table:table-cell table:number-columns-repeated="16373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.51" table:style-name="ce1">
            <text:p>9.51</text:p>
          </table:table-cell>
          <table:table-cell office:value-type="float" office:value="26.98" table:style-name="ce1">
            <text:p>26.98</text:p>
          </table:table-cell>
          <table:table-cell office:value-type="float" office:value="8.11" table:style-name="ce1">
            <text:p>8.11</text:p>
          </table:table-cell>
          <table:table-cell office:value-type="float" office:value="22.63" table:style-name="ce1">
            <text:p>22.63</text:p>
          </table:table-cell>
          <table:table-cell office:value-type="float" office:value="5.27" table:style-name="ce1">
            <text:p>5.27</text:p>
          </table:table-cell>
          <table:table-cell office:value-type="float" office:value="9.4219999999999988" table:formula="of:=AVERAGE([.B132:.B146])" table:style-name="ce3">
            <text:p>9.42</text:p>
          </table:table-cell>
          <table:table-cell office:value-type="float" office:value="26.897333333333336" table:formula="of:=AVERAGE([.C132:.C146])" table:style-name="ce3">
            <text:p>26.90</text:p>
          </table:table-cell>
          <table:table-cell office:value-type="float" office:value="7.8919999999999995" table:formula="of:=AVERAGE([.D132:.D146])" table:style-name="ce3">
            <text:p>7.89</text:p>
          </table:table-cell>
          <table:table-cell office:value-type="float" office:value="5.6966666666666672" table:formula="of:=AVERAGE([.F132:.F146])" table:style-name="ce3">
            <text:p>5.70</text:p>
          </table:table-cell>
          <table:table-cell office:value-type="float" office:value="22.113333333333333" table:formula="of:=AVERAGE([.E132:.E146])" table:style-name="ce3">
            <text:p>22.11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6.94" table:style-name="ce1">
            <text:p>26.94</text:p>
          </table:table-cell>
          <table:table-cell office:value-type="float" office:value="7.05" table:style-name="ce1">
            <text:p>7.05</text:p>
          </table:table-cell>
          <table:table-cell office:value-type="float" office:value="23.72" table:style-name="ce1">
            <text:p>23.72</text:p>
          </table:table-cell>
          <table:table-cell office:value-type="float" office:value="7.11" table:style-name="ce1">
            <text:p>7.11</text:p>
          </table:table-cell>
          <table:table-cell office:value-type="float" office:value="9.4453333333333322" table:formula="of:=AVERAGE([.B133:.B147])" table:style-name="ce3">
            <text:p>9.45</text:p>
          </table:table-cell>
          <table:table-cell office:value-type="float" office:value="26.910666666666668" table:formula="of:=AVERAGE([.C133:.C147])" table:style-name="ce3">
            <text:p>26.91</text:p>
          </table:table-cell>
          <table:table-cell office:value-type="float" office:value="7.8666666666666663" table:formula="of:=AVERAGE([.D133:.D147])" table:style-name="ce3">
            <text:p>7.87</text:p>
          </table:table-cell>
          <table:table-cell office:value-type="float" office:value="5.806" table:formula="of:=AVERAGE([.F133:.F147])" table:style-name="ce3">
            <text:p>5.81</text:p>
          </table:table-cell>
          <table:table-cell office:value-type="float" office:value="22.257333333333335" table:formula="of:=AVERAGE([.E133:.E147])" table:style-name="ce3">
            <text:p>22.26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.52" table:style-name="ce1">
            <text:p>9.52</text:p>
          </table:table-cell>
          <table:table-cell office:value-type="float" office:value="26.63" table:style-name="ce1">
            <text:p>26.63</text:p>
          </table:table-cell>
          <table:table-cell office:value-type="float" office:value="8.68" table:style-name="ce1">
            <text:p>8.68</text:p>
          </table:table-cell>
          <table:table-cell office:value-type="float" office:value="21.99" table:style-name="ce1">
            <text:p>21.99</text:p>
          </table:table-cell>
          <table:table-cell office:value-type="float" office:value="6.52" table:style-name="ce1">
            <text:p>6.52</text:p>
          </table:table-cell>
          <table:table-cell office:value-type="float" office:value="9.4773333333333358" table:formula="of:=AVERAGE([.B134:.B148])" table:style-name="ce3">
            <text:p>9.48</text:p>
          </table:table-cell>
          <table:table-cell office:value-type="float" office:value="26.897333333333332" table:formula="of:=AVERAGE([.C134:.C148])" table:style-name="ce3">
            <text:p>26.90</text:p>
          </table:table-cell>
          <table:table-cell office:value-type="float" office:value="7.9746666666666668" table:formula="of:=AVERAGE([.D134:.D148])" table:style-name="ce3">
            <text:p>7.97</text:p>
          </table:table-cell>
          <table:table-cell office:value-type="float" office:value="5.8906666666666663" table:formula="of:=AVERAGE([.F134:.F148])" table:style-name="ce3">
            <text:p>5.89</text:p>
          </table:table-cell>
          <table:table-cell office:value-type="float" office:value="22.264666666666667" table:formula="of:=AVERAGE([.E134:.E148])" table:style-name="ce3">
            <text:p>22.26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.51" table:style-name="ce1">
            <text:p>9.51</text:p>
          </table:table-cell>
          <table:table-cell office:value-type="float" office:value="26.87" table:style-name="ce1">
            <text:p>26.87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22.48" table:style-name="ce1">
            <text:p>22.48</text:p>
          </table:table-cell>
          <table:table-cell office:value-type="float" office:value="7.09" table:style-name="ce1">
            <text:p>7.09</text:p>
          </table:table-cell>
          <table:table-cell office:value-type="float" office:value="9.4980000000000011" table:formula="of:=AVERAGE([.B135:.B149])" table:style-name="ce3">
            <text:p>9.50</text:p>
          </table:table-cell>
          <table:table-cell office:value-type="float" office:value="26.9" table:formula="of:=AVERAGE([.C135:.C149])" table:style-name="ce3">
            <text:p>26.90</text:p>
          </table:table-cell>
          <table:table-cell office:value-type="float" office:value="7.9659999999999993" table:formula="of:=AVERAGE([.D135:.D149])" table:style-name="ce3">
            <text:p>7.97</text:p>
          </table:table-cell>
          <table:table-cell office:value-type="float" office:value="6.0606666666666671" table:formula="of:=AVERAGE([.F135:.F149])" table:style-name="ce3">
            <text:p>6.06</text:p>
          </table:table-cell>
          <table:table-cell office:value-type="float" office:value="22.333333333333332" table:formula="of:=AVERAGE([.E135:.E149])" table:style-name="ce3">
            <text:p>22.33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.61" table:style-name="ce1">
            <text:p>9.61</text:p>
          </table:table-cell>
          <table:table-cell office:value-type="float" office:value="26.72" table:style-name="ce1">
            <text:p>26.72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22.91" table:style-name="ce1">
            <text:p>22.91</text:p>
          </table:table-cell>
          <table:table-cell office:value-type="float" office:value="7.86" table:style-name="ce1">
            <text:p>7.86</text:p>
          </table:table-cell>
          <table:table-cell office:value-type="float" office:value="9.5039999999999996" table:formula="of:=AVERAGE([.B136:.B150])" table:style-name="ce3">
            <text:p>9.50</text:p>
          </table:table-cell>
          <table:table-cell office:value-type="float" office:value="26.862666666666669" table:formula="of:=AVERAGE([.C136:.C150])" table:style-name="ce3">
            <text:p>26.86</text:p>
          </table:table-cell>
          <table:table-cell office:value-type="float" office:value="7.9839999999999991" table:formula="of:=AVERAGE([.D136:.D150])" table:style-name="ce3">
            <text:p>7.98</text:p>
          </table:table-cell>
          <table:table-cell office:value-type="float" office:value="6.1180000000000003" table:formula="of:=AVERAGE([.F136:.F150])" table:style-name="ce3">
            <text:p>6.12</text:p>
          </table:table-cell>
          <table:table-cell office:value-type="float" office:value="22.37" table:formula="of:=AVERAGE([.E136:.E150])" table:style-name="ce3">
            <text:p>22.37</text:p>
          </table:table-cell>
          <table:table-cell table:number-columns-repeated="16373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dipurnamk</meta:initial-creator>
    <dc:creator>adipurnamk</dc:creator>
    <meta:creation-date>2020-03-24T07:13:12Z</meta:creation-date>
    <dc:date>2020-04-04T09:33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7.4213385826771pt" svg:width="335.064173228346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mv_avg_interval_comparison.$A$2:.$A$149"/>
          </chart:axis>
          <chart:axis chart:dimension="y" chart:name="primary-y" chart:style-name="Axs1">
            <chart:grid chart:class="major" chart:style-name="GMa1"/>
          </chart:axis>
          <chart:series chart:values-cell-range-address="mv_avg_interval_comparison.$D$2:.$D$149" chart:class="chart:line" chart:attached-axis="primary-y" chart:style-name="G0S0">
            <chart:data-point chart:repeated="148"/>
          </chart:series>
          <chart:series chart:values-cell-range-address="mv_avg_interval_comparison.$E$2:.$E$149" chart:class="chart:line" chart:attached-axis="primary-y" chart:style-name="G0S1">
            <chart:data-point chart:repeated="148"/>
          </chart:series>
          <chart:series chart:values-cell-range-address="mv_avg_interval_comparison.$F$2:.$F$149" chart:class="chart:line" chart:attached-axis="primary-y" chart:style-name="G0S2">
            <chart:data-point chart:repeated="1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non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lobal vs Milan Temperatur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lobal Temperature (ºC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Milan Temperature (ºC)</text:p>
            </chart:title>
            <chart:grid chart:class="major" chart:style-name="GMa1"/>
          </chart:axis>
          <chart:series chart:values-cell-range-address="city_comparison.$I$17:.$I$150" chart:class="chart:scatter" chart:attached-axis="primary-y" chart:style-name="G0S0">
            <chart:domain table:cell-range-address="city_comparison.$G$17:.$G$15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3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interval-major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72c4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4.0188976377953pt" svg:width="360.9056692913386pt" chart:style-name="Crt0">
        <chart:title chart:style-name="CT00">
          <text:p text:style-name="a0" text:class-names="" text:cond-style-name="">Moving Average Interval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mv_avg_interval_comparison.$A$2:.$A$149"/>
          </chart:axis>
          <chart:axis chart:dimension="y" chart:name="primary-y" chart:style-name="Axs1">
            <chart:title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series chart:values-cell-range-address="mv_avg_interval_comparison.$G$2:.$G$149" chart:class="chart:line" chart:attached-axis="primary-y" chart:style-name="G0S0">
            <chart:data-point chart:repeated="148"/>
          </chart:series>
          <chart:series chart:values-cell-range-address="mv_avg_interval_comparison.$H$2:.$H$149" chart:class="chart:line" chart:attached-axis="primary-y" chart:style-name="G0S1">
            <chart:data-point chart:repeated="148"/>
          </chart:series>
          <chart:series chart:values-cell-range-address="mv_avg_interval_comparison.$I$2:.$I$149" chart:class="chart:line" chart:attached-axis="primary-y" chart:style-name="G0S2">
            <chart:data-point chart:repeated="14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65.1250393700788pt" svg:width="431.0735433070866pt" chart:style-name="Crt0">
        <chart:title chart:style-name="CT00">
          <text:p text:style-name="a0" text:class-names="" text:cond-style-name="">Global and Semarang 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interval_15.$A$16:.$A$149"/>
          </chart:axis>
          <chart:axis chart:dimension="y" chart:name="primary-y" chart:style-name="Axs1">
            <chart:title svg:x="8.934173228346456pt" svg:y="74.19834645669292pt"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emperature<text:s text:c="1"/>(ºC)</text:p>
            </chart:title>
          </chart:axis>
          <chart:axis chart:dimension="x" chart:name="secondary-X" chart:style-name="Axs3">
            <chart:categories table:cell-range-address="interval_15.$A$16:.$A$149"/>
          </chart:axis>
          <chart:series chart:values-cell-range-address="interval_15.$D$16:.$D$149" chart:class="chart:line" chart:attached-axis="primary-y" chart:style-name="G0S0">
            <chart:data-point chart:repeated="134"/>
          </chart:series>
          <chart:series chart:values-cell-range-address="interval_15.$E$16:.$E$149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minimum="7" chart:interval-major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5.8558267716535pt" svg:width="403.2150393700787pt" chart:style-name="Crt0">
        <chart:title chart:style-name="CT00">
          <text:p text:style-name="a0" text:class-names="" text:cond-style-name="">Global vs Semarang Temperatur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lobal Temp (oC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Semarang Temp (oC)</text:p>
            </chart:title>
            <chart:grid chart:class="major" chart:style-name="GMa1"/>
          </chart:axis>
          <chart:series chart:values-cell-range-address="interval_15.$E$16:.$E$149" chart:class="chart:scatter" chart:attached-axis="primary-y" chart:style-name="G0S0">
            <chart:domain table:cell-range-address="interval_15.$D$16:.$D$149"/>
            <chart:data-point chart:repeated="13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75.294094488189pt" svg:width="441.1765354330709pt" chart:style-name="Crt0">
        <chart:title chart:style-name="CT00">
          <text:p text:style-name="a0" text:class-names="" text:cond-style-name="">Global and Semarang 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interval_15.$A$16:.$A$149"/>
          </chart:axis>
          <chart:axis chart:dimension="y" chart:name="primary-y" chart:style-name="Axs1">
            <chart:title svg:x="9.143543307086614pt" svg:y="77.04425196850394pt"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emperature<text:s text:c="1"/>(ºC)</text:p>
            </chart:title>
          </chart:axis>
          <chart:axis chart:dimension="x" chart:name="secondary-X" chart:style-name="Axs3">
            <chart:categories table:cell-range-address="interval_15.$A$16:.$A$149"/>
          </chart:axis>
          <chart:series chart:values-cell-range-address="interval_15.$D$16:.$D$149" chart:class="chart:line" chart:attached-axis="primary-y" chart:style-name="G0S0">
            <chart:data-point chart:repeated="134"/>
          </chart:series>
          <chart:series chart:values-cell-range-address="interval_15.$E$16:.$E$149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75.294094488189pt" svg:width="441.1765354330709pt" chart:style-name="Crt0">
        <chart:title chart:style-name="CT00">
          <text:p text:style-name="a0" text:class-names="" text:cond-style-name="">Global and Cairo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interval_15.$A$16:.$A$149"/>
          </chart:axis>
          <chart:axis chart:dimension="y" chart:name="primary-y" chart:style-name="Axs1">
            <chart:title svg:x="9.143543307086614pt" svg:y="77.04425196850394pt"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emperature<text:s text:c="1"/>(ºC)</text:p>
            </chart:title>
          </chart:axis>
          <chart:axis chart:dimension="x" chart:name="secondary-X" chart:style-name="Axs3">
            <chart:categories table:cell-range-address="interval_15.$A$16:.$A$149"/>
          </chart:axis>
          <chart:series chart:values-cell-range-address="interval_15.$D$16:.$D$149" chart:class="chart:line" chart:attached-axis="primary-y" chart:style-name="G0S0">
            <chart:data-point chart:repeated="134"/>
          </chart:series>
          <chart:series chart:values-cell-range-address="city_comparison.$K$17:.$K$150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75.294094488189pt" svg:width="421.7647244094488pt" chart:style-name="Crt0">
        <chart:title chart:style-name="CT00">
          <text:p text:style-name="a0" text:class-names="" text:cond-style-name="">Global and Milan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interval_15.$A$16:.$A$149"/>
          </chart:axis>
          <chart:axis chart:dimension="y" chart:name="primary-y" chart:style-name="Axs1">
            <chart:title svg:x="8.741259842519685pt" svg:y="77.04425196850394pt"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emperature<text:s text:c="1"/>(ºC)</text:p>
            </chart:title>
          </chart:axis>
          <chart:axis chart:dimension="x" chart:name="secondary-X" chart:style-name="Axs3">
            <chart:categories table:cell-range-address="interval_15.$A$16:.$A$149"/>
          </chart:axis>
          <chart:series chart:values-cell-range-address="interval_15.$D$16:.$D$149" chart:class="chart:line" chart:attached-axis="primary-y" chart:style-name="G0S0">
            <chart:data-point chart:repeated="134"/>
          </chart:series>
          <chart:series chart:values-cell-range-address="city_comparison.$I$17:.$I$150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75.294094488189pt" svg:width="421.7647244094488pt" chart:style-name="Crt0">
        <chart:title chart:style-name="CT00">
          <text:p text:style-name="a0" text:class-names="" text:cond-style-name="">Global and Milan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interval_15.$A$16:.$A$149"/>
          </chart:axis>
          <chart:axis chart:dimension="y" chart:name="primary-y" chart:style-name="Axs1">
            <chart:title svg:x="8.741259842519685pt" svg:y="77.04425196850394pt" chart:style-name="AT01">
              <text:p text:style-name="a2" text:class-names="" text:cond-style-name="">Temperature<text:s text:c="1"/>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emperature<text:s text:c="1"/>(ºC)</text:p>
            </chart:title>
          </chart:axis>
          <chart:axis chart:dimension="x" chart:name="secondary-X" chart:style-name="Axs3">
            <chart:categories table:cell-range-address="interval_15.$A$16:.$A$149"/>
          </chart:axis>
          <chart:series chart:values-cell-range-address="interval_15.$D$16:.$D$149" chart:class="chart:line" chart:attached-axis="primary-y" chart:style-name="G0S0">
            <chart:data-point chart:repeated="134"/>
          </chart:series>
          <chart:series chart:values-cell-range-address="city_comparison.$J$17:.$J$150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90.4263779527559pt" svg:width="470.9874015748031pt" chart:style-name="Crt0">
        <chart:title chart:style-name="CT00">
          <text:p text:style-name="a0" text:class-names="" text:cond-style-name="">Multiple Location Temperatur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city_comparison.$A$17:.$A$150"/>
          </chart:axis>
          <chart:axis chart:dimension="y" chart:name="primary-y" chart:style-name="Axs1">
            <chart:title chart:style-name="AT01">
              <text:p text:style-name="a2" text:class-names="" text:cond-style-name="">Global &amp; Milan<text:line-break/>Temperature (º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marang <text:line-break/>Temperature (ºC)</text:p>
            </chart:title>
          </chart:axis>
          <chart:axis chart:dimension="x" chart:name="secondary-X" chart:style-name="Axs3"/>
          <chart:series chart:values-cell-range-address="city_comparison.$G$17:.$G$150" chart:class="chart:line" chart:attached-axis="primary-y" chart:style-name="G0S0">
            <chart:data-point chart:repeated="134"/>
          </chart:series>
          <chart:series chart:values-cell-range-address="city_comparison.$I$17:.$I$150" chart:class="chart:line" chart:attached-axis="primary-y" chart:style-name="G0S1">
            <chart:data-point chart:repeated="134"/>
          </chart:series>
          <chart:series chart:values-cell-range-address="city_comparison.$H$17:.$H$150" chart:class="chart:line" chart:attached-axis="secondary-y" chart:style-name="G1S0">
            <chart:data-point chart:repeated="13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